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number-columns-repeated="9"/>
          <table:table-cell office:value-type="string" calcext:value-type="string">
            <text:p>INSERT INTO ‘district’ (district_number, district_name) VALUES (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AITKIN PUBLIC SCHOOL DISTRICT</text:p>
          </table:table-cell>
          <table:table-cell table:number-columns-repeated="7"/>
          <table:table-cell table:formula="of:=CONCATENATE([.$J$1];[.A2];&quot;, '&quot;;[.B2];&quot;');&quot;)" office:value-type="string" office:string-value="INSERT INTO ‘district’ (district_number, district_name) VALUES (0001, 'AITKIN PUBLIC SCHOOL DISTRICT');" calcext:value-type="string">
            <text:p>INSERT INTO ‘district’ (district_number, district_name) VALUES (0001, 'AITKIN PUBLIC SCHOOL DISTRICT');</text:p>
          </table:table-cell>
        </table:table-row>
        <table:table-row table:style-name="ro1">
          <table:table-cell table:style-name="ce2" office:value-type="string" calcext:value-type="string">
            <text:p>0003</text:p>
          </table:table-cell>
          <table:table-cell office:value-type="string" calcext:value-type="string">
            <text:p>MINNEAPOLIS PUBLIC SCHOOL DISTRICT</text:p>
          </table:table-cell>
          <table:table-cell table:number-columns-repeated="3"/>
          <table:table-cell office:value-type="string" calcext:value-type="string">
            <text:p>change dist# from 0001 to 0003</text:p>
          </table:table-cell>
          <table:table-cell table:number-columns-repeated="3"/>
          <table:table-cell table:formula="of:=CONCATENATE([.$J$1];[.A3];&quot;, '&quot;;[.B3];&quot;');&quot;)" office:value-type="string" office:string-value="INSERT INTO ‘district’ (district_number, district_name) VALUES (0003, 'MINNEAPOLIS PUBLIC SCHOOL DISTRICT');" calcext:value-type="string">
            <text:p>INSERT INTO ‘district’ (district_number, district_name) VALUES (0003, 'MINNEAPOLIS PUBLIC SCHOOL DISTRICT');</text:p>
          </table:table-cell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HILL CITY PUBLIC SCHOOL DISTRICT</text:p>
          </table:table-cell>
          <table:table-cell table:number-columns-repeated="7"/>
          <table:table-cell table:formula="of:=CONCATENATE([.$J$1];[.A4];&quot;, '&quot;;[.B4];&quot;');&quot;)" office:value-type="string" office:string-value="INSERT INTO ‘district’ (district_number, district_name) VALUES (0002, 'HILL CITY PUBLIC SCHOOL DISTRICT');" calcext:value-type="string">
            <text:p>INSERT INTO ‘district’ (district_number, district_name) VALUES (0002, 'HILL CITY PUBLIC SCHOOL DISTRICT');</text:p>
          </table:table-cell>
        </table:table-row>
        <table:table-row table:style-name="ro1">
          <table:table-cell office:value-type="string" calcext:value-type="string">
            <text:p>0004</text:p>
          </table:table-cell>
          <table:table-cell office:value-type="string" calcext:value-type="string">
            <text:p>MCGREGOR PUBLIC SCHOOL DISTRICT</text:p>
          </table:table-cell>
          <table:table-cell table:number-columns-repeated="7"/>
          <table:table-cell table:formula="of:=CONCATENATE([.$J$1];[.A5];&quot;, '&quot;;[.B5];&quot;');&quot;)" office:value-type="string" office:string-value="INSERT INTO ‘district’ (district_number, district_name) VALUES (0004, 'MCGREGOR PUBLIC SCHOOL DISTRICT');" calcext:value-type="string">
            <text:p>INSERT INTO ‘district’ (district_number, district_name) VALUES (0004, 'MCGREGOR PUBLIC SCHOOL DISTRICT');</text:p>
          </table:table-cell>
        </table:table-row>
        <table:table-row table:style-name="ro1">
          <table:table-cell office:value-type="string" calcext:value-type="string">
            <text:p>0006</text:p>
          </table:table-cell>
          <table:table-cell office:value-type="string" calcext:value-type="string">
            <text:p>SOUTH ST. PAUL PUBLIC SCHOOL DIST</text:p>
          </table:table-cell>
          <table:table-cell table:number-columns-repeated="7"/>
          <table:table-cell table:formula="of:=CONCATENATE([.$J$1];[.A6];&quot;, '&quot;;[.B6];&quot;');&quot;)" office:value-type="string" office:string-value="INSERT INTO ‘district’ (district_number, district_name) VALUES (0006, 'SOUTH ST. PAUL PUBLIC SCHOOL DIST');" calcext:value-type="string">
            <text:p>INSERT INTO ‘district’ (district_number, district_name) VALUES (0006, 'SOUTH ST. PAUL PUBLIC SCHOOL DIST');</text:p>
          </table:table-cell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ANOKA-HENNEPIN SCHOOL DISTRICT</text:p>
          </table:table-cell>
          <table:table-cell table:number-columns-repeated="7"/>
          <table:table-cell table:formula="of:=CONCATENATE([.$J$1];[.A7];&quot;, '&quot;;[.B7];&quot;');&quot;)" office:value-type="string" office:string-value="INSERT INTO ‘district’ (district_number, district_name) VALUES (0011, 'ANOKA-HENNEPIN SCHOOL DISTRICT');" calcext:value-type="string">
            <text:p>INSERT INTO ‘district’ (district_number, district_name) VALUES (0011, 'ANOKA-HENNEPIN SCHOOL DISTRICT');</text:p>
          </table:table-cell>
        </table:table-row>
        <table:table-row table:style-name="ro1">
          <table:table-cell office:value-type="string" calcext:value-type="string">
            <text:p>0012</text:p>
          </table:table-cell>
          <table:table-cell office:value-type="string" calcext:value-type="string">
            <text:p>CENTENNIAL PUBLIC SCHOOL DISTRICT</text:p>
          </table:table-cell>
          <table:table-cell table:number-columns-repeated="7"/>
          <table:table-cell table:formula="of:=CONCATENATE([.$J$1];[.A8];&quot;, '&quot;;[.B8];&quot;');&quot;)" office:value-type="string" office:string-value="INSERT INTO ‘district’ (district_number, district_name) VALUES (0012, 'CENTENNIAL PUBLIC SCHOOL DISTRICT');" calcext:value-type="string">
            <text:p>INSERT INTO ‘district’ (district_number, district_name) VALUES (0012, 'CENTENNIAL PUBLIC SCHOOL DISTRICT');</text:p>
          </table:table-cell>
        </table:table-row>
        <table:table-row table:style-name="ro1">
          <table:table-cell office:value-type="string" calcext:value-type="string">
            <text:p>0013</text:p>
          </table:table-cell>
          <table:table-cell office:value-type="string" calcext:value-type="string">
            <text:p>COLUMBIA HEIGHTS PUBLIC SCHOOL DIST</text:p>
          </table:table-cell>
          <table:table-cell table:number-columns-repeated="7"/>
          <table:table-cell table:formula="of:=CONCATENATE([.$J$1];[.A9];&quot;, '&quot;;[.B9];&quot;');&quot;)" office:value-type="string" office:string-value="INSERT INTO ‘district’ (district_number, district_name) VALUES (0013, 'COLUMBIA HEIGHTS PUBLIC SCHOOL DIST');" calcext:value-type="string">
            <text:p>INSERT INTO ‘district’ (district_number, district_name) VALUES (0013, 'COLUMBIA HEIGHTS PUBLIC SCHOOL DIST');</text:p>
          </table:table-cell>
        </table:table-row>
        <table:table-row table:style-name="ro1">
          <table:table-cell office:value-type="string" calcext:value-type="string">
            <text:p>0014</text:p>
          </table:table-cell>
          <table:table-cell office:value-type="string" calcext:value-type="string">
            <text:p>FRIDLEY PUBLIC SCHOOL DISTRICT</text:p>
          </table:table-cell>
          <table:table-cell table:number-columns-repeated="7"/>
          <table:table-cell table:formula="of:=CONCATENATE([.$J$1];[.A10];&quot;, '&quot;;[.B10];&quot;');&quot;)" office:value-type="string" office:string-value="INSERT INTO ‘district’ (district_number, district_name) VALUES (0014, 'FRIDLEY PUBLIC SCHOOL DISTRICT');" calcext:value-type="string">
            <text:p>INSERT INTO ‘district’ (district_number, district_name) VALUES (0014, 'FRIDLEY PUBLIC SCHOOL DISTRICT');</text:p>
          </table:table-cell>
        </table:table-row>
        <table:table-row table:style-name="ro1">
          <table:table-cell office:value-type="string" calcext:value-type="string">
            <text:p>0015</text:p>
          </table:table-cell>
          <table:table-cell office:value-type="string" calcext:value-type="string">
            <text:p>ST. FRANCIS PUBLIC SCHOOL DISTRICT</text:p>
          </table:table-cell>
          <table:table-cell table:number-columns-repeated="7"/>
          <table:table-cell table:formula="of:=CONCATENATE([.$J$1];[.A11];&quot;, '&quot;;[.B11];&quot;');&quot;)" office:value-type="string" office:string-value="INSERT INTO ‘district’ (district_number, district_name) VALUES (0015, 'ST. FRANCIS PUBLIC SCHOOL DISTRICT');" calcext:value-type="string">
            <text:p>INSERT INTO ‘district’ (district_number, district_name) VALUES (0015, 'ST. FRANCIS PUBLIC SCHOOL DISTRICT');</text:p>
          </table:table-cell>
        </table:table-row>
        <table:table-row table:style-name="ro1">
          <table:table-cell office:value-type="string" calcext:value-type="string">
            <text:p>0016</text:p>
          </table:table-cell>
          <table:table-cell office:value-type="string" calcext:value-type="string">
            <text:p>SPRING LAKE PARK PUBLIC SCHOOLS</text:p>
          </table:table-cell>
          <table:table-cell table:number-columns-repeated="7"/>
          <table:table-cell table:formula="of:=CONCATENATE([.$J$1];[.A12];&quot;, '&quot;;[.B12];&quot;');&quot;)" office:value-type="string" office:string-value="INSERT INTO ‘district’ (district_number, district_name) VALUES (0016, 'SPRING LAKE PARK PUBLIC SCHOOLS');" calcext:value-type="string">
            <text:p>INSERT INTO ‘district’ (district_number, district_name) VALUES (0016, 'SPRING LAKE PARK PUBLIC SCHOOLS');</text:p>
          </table:table-cell>
        </table:table-row>
        <table:table-row table:style-name="ro1">
          <table:table-cell office:value-type="string" calcext:value-type="string">
            <text:p>0022</text:p>
          </table:table-cell>
          <table:table-cell office:value-type="string" calcext:value-type="string">
            <text:p>DETROIT LAKES PUBLIC SCHOOL DIST.</text:p>
          </table:table-cell>
          <table:table-cell table:number-columns-repeated="7"/>
          <table:table-cell table:formula="of:=CONCATENATE([.$J$1];[.A13];&quot;, '&quot;;[.B13];&quot;');&quot;)" office:value-type="string" office:string-value="INSERT INTO ‘district’ (district_number, district_name) VALUES (0022, 'DETROIT LAKES PUBLIC SCHOOL DIST.');" calcext:value-type="string">
            <text:p>INSERT INTO ‘district’ (district_number, district_name) VALUES (0022, 'DETROIT LAKES PUBLIC SCHOOL DIST.');</text:p>
          </table:table-cell>
        </table:table-row>
        <table:table-row table:style-name="ro1">
          <table:table-cell office:value-type="string" calcext:value-type="string">
            <text:p>0023</text:p>
          </table:table-cell>
          <table:table-cell office:value-type="string" calcext:value-type="string">
            <text:p>FRAZEE-VERGAS PUBLIC SCHOOL DIST.</text:p>
          </table:table-cell>
          <table:table-cell table:number-columns-repeated="7"/>
          <table:table-cell table:formula="of:=CONCATENATE([.$J$1];[.A14];&quot;, '&quot;;[.B14];&quot;');&quot;)" office:value-type="string" office:string-value="INSERT INTO ‘district’ (district_number, district_name) VALUES (0023, 'FRAZEE-VERGAS PUBLIC SCHOOL DIST.');" calcext:value-type="string">
            <text:p>INSERT INTO ‘district’ (district_number, district_name) VALUES (0023, 'FRAZEE-VERGAS PUBLIC SCHOOL DIST.');</text:p>
          </table:table-cell>
        </table:table-row>
        <table:table-row table:style-name="ro1">
          <table:table-cell office:value-type="string" calcext:value-type="string">
            <text:p>0025</text:p>
          </table:table-cell>
          <table:table-cell office:value-type="string" calcext:value-type="string">
            <text:p>PINE POINT PUBLIC SCHOOL DISTRICT</text:p>
          </table:table-cell>
          <table:table-cell table:number-columns-repeated="7"/>
          <table:table-cell table:formula="of:=CONCATENATE([.$J$1];[.A15];&quot;, '&quot;;[.B15];&quot;');&quot;)" office:value-type="string" office:string-value="INSERT INTO ‘district’ (district_number, district_name) VALUES (0025, 'PINE POINT PUBLIC SCHOOL DISTRICT');" calcext:value-type="string">
            <text:p>INSERT INTO ‘district’ (district_number, district_name) VALUES (0025, 'PINE POINT PUBLIC SCHOOL DISTRICT');</text:p>
          </table:table-cell>
        </table:table-row>
        <table:table-row table:style-name="ro1">
          <table:table-cell office:value-type="string" calcext:value-type="string">
            <text:p>0031</text:p>
          </table:table-cell>
          <table:table-cell office:value-type="string" calcext:value-type="string">
            <text:p>BEMIDJI PUBLIC SCHOOL DISTRICT</text:p>
          </table:table-cell>
          <table:table-cell table:number-columns-repeated="7"/>
          <table:table-cell table:formula="of:=CONCATENATE([.$J$1];[.A16];&quot;, '&quot;;[.B16];&quot;');&quot;)" office:value-type="string" office:string-value="INSERT INTO ‘district’ (district_number, district_name) VALUES (0031, 'BEMIDJI PUBLIC SCHOOL DISTRICT');" calcext:value-type="string">
            <text:p>INSERT INTO ‘district’ (district_number, district_name) VALUES (0031, 'BEMIDJI PUBLIC SCHOOL DISTRICT');</text:p>
          </table:table-cell>
        </table:table-row>
        <table:table-row table:style-name="ro1">
          <table:table-cell office:value-type="string" calcext:value-type="string">
            <text:p>0032</text:p>
          </table:table-cell>
          <table:table-cell office:value-type="string" calcext:value-type="string">
            <text:p>BLACKDUCK PUBLIC SCHOOL DISTRICT</text:p>
          </table:table-cell>
          <table:table-cell table:number-columns-repeated="7"/>
          <table:table-cell table:formula="of:=CONCATENATE([.$J$1];[.A17];&quot;, '&quot;;[.B17];&quot;');&quot;)" office:value-type="string" office:string-value="INSERT INTO ‘district’ (district_number, district_name) VALUES (0032, 'BLACKDUCK PUBLIC SCHOOL DISTRICT');" calcext:value-type="string">
            <text:p>INSERT INTO ‘district’ (district_number, district_name) VALUES (0032, 'BLACKDUCK PUBLIC SCHOOL DISTRICT');</text:p>
          </table:table-cell>
        </table:table-row>
        <table:table-row table:style-name="ro1">
          <table:table-cell office:value-type="string" calcext:value-type="string">
            <text:p>0036</text:p>
          </table:table-cell>
          <table:table-cell office:value-type="string" calcext:value-type="string">
            <text:p>KELLIHER PUBLIC SCHOOL DISTRICT</text:p>
          </table:table-cell>
          <table:table-cell table:number-columns-repeated="7"/>
          <table:table-cell table:formula="of:=CONCATENATE([.$J$1];[.A18];&quot;, '&quot;;[.B18];&quot;');&quot;)" office:value-type="string" office:string-value="INSERT INTO ‘district’ (district_number, district_name) VALUES (0036, 'KELLIHER PUBLIC SCHOOL DISTRICT');" calcext:value-type="string">
            <text:p>INSERT INTO ‘district’ (district_number, district_name) VALUES (0036, 'KELLIHER PUBLIC SCHOOL DISTRICT');</text:p>
          </table:table-cell>
        </table:table-row>
        <table:table-row table:style-name="ro1">
          <table:table-cell office:value-type="string" calcext:value-type="string">
            <text:p>0038</text:p>
          </table:table-cell>
          <table:table-cell office:value-type="string" calcext:value-type="string">
            <text:p>RED LAKE PUBLIC SCHOOL DISTRICT</text:p>
          </table:table-cell>
          <table:table-cell table:number-columns-repeated="7"/>
          <table:table-cell table:formula="of:=CONCATENATE([.$J$1];[.A19];&quot;, '&quot;;[.B19];&quot;');&quot;)" office:value-type="string" office:string-value="INSERT INTO ‘district’ (district_number, district_name) VALUES (0038, 'RED LAKE PUBLIC SCHOOL DISTRICT');" calcext:value-type="string">
            <text:p>INSERT INTO ‘district’ (district_number, district_name) VALUES (0038, 'RED LAKE PUBLIC SCHOOL DISTRICT');</text:p>
          </table:table-cell>
        </table:table-row>
        <table:table-row table:style-name="ro1">
          <table:table-cell office:value-type="string" calcext:value-type="string">
            <text:p>0047</text:p>
          </table:table-cell>
          <table:table-cell office:value-type="string" calcext:value-type="string">
            <text:p>SAUK RAPIDS-RICE PUBLIC SCHOOLS</text:p>
          </table:table-cell>
          <table:table-cell table:number-columns-repeated="7"/>
          <table:table-cell table:formula="of:=CONCATENATE([.$J$1];[.A20];&quot;, '&quot;;[.B20];&quot;');&quot;)" office:value-type="string" office:string-value="INSERT INTO ‘district’ (district_number, district_name) VALUES (0047, 'SAUK RAPIDS-RICE PUBLIC SCHOOLS');" calcext:value-type="string">
            <text:p>INSERT INTO ‘district’ (district_number, district_name) VALUES (0047, 'SAUK RAPIDS-RICE PUBLIC SCHOOLS');</text:p>
          </table:table-cell>
        </table:table-row>
        <table:table-row table:style-name="ro1">
          <table:table-cell office:value-type="string" calcext:value-type="string">
            <text:p>0051</text:p>
          </table:table-cell>
          <table:table-cell office:value-type="string" calcext:value-type="string">
            <text:p>FOLEY PUBLIC SCHOOL DISTRICT</text:p>
          </table:table-cell>
          <table:table-cell table:number-columns-repeated="7"/>
          <table:table-cell table:formula="of:=CONCATENATE([.$J$1];[.A21];&quot;, '&quot;;[.B21];&quot;');&quot;)" office:value-type="string" office:string-value="INSERT INTO ‘district’ (district_number, district_name) VALUES (0051, 'FOLEY PUBLIC SCHOOL DISTRICT');" calcext:value-type="string">
            <text:p>INSERT INTO ‘district’ (district_number, district_name) VALUES (0051, 'FOLEY PUBLIC SCHOOL DISTRICT');</text:p>
          </table:table-cell>
        </table:table-row>
        <table:table-row table:style-name="ro1">
          <table:table-cell office:value-type="string" calcext:value-type="string">
            <text:p>0075</text:p>
          </table:table-cell>
          <table:table-cell office:value-type="string" calcext:value-type="string">
            <text:p>ST. CLAIR PUBLIC SCHOOL DISTRICT</text:p>
          </table:table-cell>
          <table:table-cell table:number-columns-repeated="7"/>
          <table:table-cell table:formula="of:=CONCATENATE([.$J$1];[.A22];&quot;, '&quot;;[.B22];&quot;');&quot;)" office:value-type="string" office:string-value="INSERT INTO ‘district’ (district_number, district_name) VALUES (0075, 'ST. CLAIR PUBLIC SCHOOL DISTRICT');" calcext:value-type="string">
            <text:p>INSERT INTO ‘district’ (district_number, district_name) VALUES (0075, 'ST. CLAIR PUBLIC SCHOOL DISTRICT');</text:p>
          </table:table-cell>
        </table:table-row>
        <table:table-row table:style-name="ro1">
          <table:table-cell office:value-type="string" calcext:value-type="string">
            <text:p>0077</text:p>
          </table:table-cell>
          <table:table-cell office:value-type="string" calcext:value-type="string">
            <text:p>MANKATO PUBLIC SCHOOL DISTRICT</text:p>
          </table:table-cell>
          <table:table-cell table:number-columns-repeated="7"/>
          <table:table-cell table:formula="of:=CONCATENATE([.$J$1];[.A23];&quot;, '&quot;;[.B23];&quot;');&quot;)" office:value-type="string" office:string-value="INSERT INTO ‘district’ (district_number, district_name) VALUES (0077, 'MANKATO PUBLIC SCHOOL DISTRICT');" calcext:value-type="string">
            <text:p>INSERT INTO ‘district’ (district_number, district_name) VALUES (0077, 'MANKATO PUBLIC SCHOOL DISTRICT');</text:p>
          </table:table-cell>
        </table:table-row>
        <table:table-row table:style-name="ro1">
          <table:table-cell office:value-type="string" calcext:value-type="string">
            <text:p>0081</text:p>
          </table:table-cell>
          <table:table-cell office:value-type="string" calcext:value-type="string">
            <text:p>COMFREY PUBLIC SCHOOL DISTRICT</text:p>
          </table:table-cell>
          <table:table-cell table:number-columns-repeated="7"/>
          <table:table-cell table:formula="of:=CONCATENATE([.$J$1];[.A24];&quot;, '&quot;;[.B24];&quot;');&quot;)" office:value-type="string" office:string-value="INSERT INTO ‘district’ (district_number, district_name) VALUES (0081, 'COMFREY PUBLIC SCHOOL DISTRICT');" calcext:value-type="string">
            <text:p>INSERT INTO ‘district’ (district_number, district_name) VALUES (0081, 'COMFREY PUBLIC SCHOOL DISTRICT');</text:p>
          </table:table-cell>
        </table:table-row>
        <table:table-row table:style-name="ro1">
          <table:table-cell office:value-type="string" calcext:value-type="string">
            <text:p>0084</text:p>
          </table:table-cell>
          <table:table-cell office:value-type="string" calcext:value-type="string">
            <text:p>SLEEPY EYE PUBLIC SCHOOL DISTRICT</text:p>
          </table:table-cell>
          <table:table-cell table:number-columns-repeated="7"/>
          <table:table-cell table:formula="of:=CONCATENATE([.$J$1];[.A25];&quot;, '&quot;;[.B25];&quot;');&quot;)" office:value-type="string" office:string-value="INSERT INTO ‘district’ (district_number, district_name) VALUES (0084, 'SLEEPY EYE PUBLIC SCHOOL DISTRICT');" calcext:value-type="string">
            <text:p>INSERT INTO ‘district’ (district_number, district_name) VALUES (0084, 'SLEEPY EYE PUBLIC SCHOOL DISTRICT');</text:p>
          </table:table-cell>
        </table:table-row>
        <table:table-row table:style-name="ro1">
          <table:table-cell office:value-type="string" calcext:value-type="string">
            <text:p>0085</text:p>
          </table:table-cell>
          <table:table-cell office:value-type="string" calcext:value-type="string">
            <text:p>SPRINGFIELD PUBLIC SCHOOL DISTRICT</text:p>
          </table:table-cell>
          <table:table-cell table:number-columns-repeated="7"/>
          <table:table-cell table:formula="of:=CONCATENATE([.$J$1];[.A26];&quot;, '&quot;;[.B26];&quot;');&quot;)" office:value-type="string" office:string-value="INSERT INTO ‘district’ (district_number, district_name) VALUES (0085, 'SPRINGFIELD PUBLIC SCHOOL DISTRICT');" calcext:value-type="string">
            <text:p>INSERT INTO ‘district’ (district_number, district_name) VALUES (0085, 'SPRINGFIELD PUBLIC SCHOOL DISTRICT');</text:p>
          </table:table-cell>
        </table:table-row>
        <table:table-row table:style-name="ro1">
          <table:table-cell office:value-type="string" calcext:value-type="string">
            <text:p>0088</text:p>
          </table:table-cell>
          <table:table-cell office:value-type="string" calcext:value-type="string">
            <text:p>NEW ULM PUBLIC SCHOOL DISTRICT</text:p>
          </table:table-cell>
          <table:table-cell table:number-columns-repeated="7"/>
          <table:table-cell table:formula="of:=CONCATENATE([.$J$1];[.A27];&quot;, '&quot;;[.B27];&quot;');&quot;)" office:value-type="string" office:string-value="INSERT INTO ‘district’ (district_number, district_name) VALUES (0088, 'NEW ULM PUBLIC SCHOOL DISTRICT');" calcext:value-type="string">
            <text:p>INSERT INTO ‘district’ (district_number, district_name) VALUES (0088, 'NEW ULM PUBLIC SCHOOL DISTRICT');</text:p>
          </table:table-cell>
        </table:table-row>
        <table:table-row table:style-name="ro1">
          <table:table-cell office:value-type="string" calcext:value-type="string">
            <text:p>0091</text:p>
          </table:table-cell>
          <table:table-cell office:value-type="string" calcext:value-type="string">
            <text:p>BARNUM PUBLIC SCHOOL DISTRICT</text:p>
          </table:table-cell>
          <table:table-cell table:number-columns-repeated="7"/>
          <table:table-cell table:formula="of:=CONCATENATE([.$J$1];[.A28];&quot;, '&quot;;[.B28];&quot;');&quot;)" office:value-type="string" office:string-value="INSERT INTO ‘district’ (district_number, district_name) VALUES (0091, 'BARNUM PUBLIC SCHOOL DISTRICT');" calcext:value-type="string">
            <text:p>INSERT INTO ‘district’ (district_number, district_name) VALUES (0091, 'BARNUM PUBLIC SCHOOL DISTRICT');</text:p>
          </table:table-cell>
        </table:table-row>
        <table:table-row table:style-name="ro1">
          <table:table-cell office:value-type="string" calcext:value-type="string">
            <text:p>0093</text:p>
          </table:table-cell>
          <table:table-cell office:value-type="string" calcext:value-type="string">
            <text:p>CARLTON PUBLIC SCHOOL DISTRICT</text:p>
          </table:table-cell>
          <table:table-cell table:number-columns-repeated="7"/>
          <table:table-cell table:formula="of:=CONCATENATE([.$J$1];[.A29];&quot;, '&quot;;[.B29];&quot;');&quot;)" office:value-type="string" office:string-value="INSERT INTO ‘district’ (district_number, district_name) VALUES (0093, 'CARLTON PUBLIC SCHOOL DISTRICT');" calcext:value-type="string">
            <text:p>INSERT INTO ‘district’ (district_number, district_name) VALUES (0093, 'CARLTON PUBLIC SCHOOL DISTRICT');</text:p>
          </table:table-cell>
        </table:table-row>
        <table:table-row table:style-name="ro1">
          <table:table-cell office:value-type="string" calcext:value-type="string">
            <text:p>0094</text:p>
          </table:table-cell>
          <table:table-cell office:value-type="string" calcext:value-type="string">
            <text:p>CLOQUET PUBLIC SCHOOL DISTRICT</text:p>
          </table:table-cell>
          <table:table-cell table:number-columns-repeated="7"/>
          <table:table-cell table:formula="of:=CONCATENATE([.$J$1];[.A30];&quot;, '&quot;;[.B30];&quot;');&quot;)" office:value-type="string" office:string-value="INSERT INTO ‘district’ (district_number, district_name) VALUES (0094, 'CLOQUET PUBLIC SCHOOL DISTRICT');" calcext:value-type="string">
            <text:p>INSERT INTO ‘district’ (district_number, district_name) VALUES (0094, 'CLOQUET PUBLIC SCHOOL DISTRICT');</text:p>
          </table:table-cell>
        </table:table-row>
        <table:table-row table:style-name="ro1">
          <table:table-cell office:value-type="string" calcext:value-type="string">
            <text:p>0095</text:p>
          </table:table-cell>
          <table:table-cell office:value-type="string" calcext:value-type="string">
            <text:p>CROMWELL-WRIGHT PUBLIC SCHOOLS</text:p>
          </table:table-cell>
          <table:table-cell table:number-columns-repeated="7"/>
          <table:table-cell table:formula="of:=CONCATENATE([.$J$1];[.A31];&quot;, '&quot;;[.B31];&quot;');&quot;)" office:value-type="string" office:string-value="INSERT INTO ‘district’ (district_number, district_name) VALUES (0095, 'CROMWELL-WRIGHT PUBLIC SCHOOLS');" calcext:value-type="string">
            <text:p>INSERT INTO ‘district’ (district_number, district_name) VALUES (0095, 'CROMWELL-WRIGHT PUBLIC SCHOOLS');</text:p>
          </table:table-cell>
        </table:table-row>
        <table:table-row table:style-name="ro1">
          <table:table-cell office:value-type="string" calcext:value-type="string">
            <text:p>0097</text:p>
          </table:table-cell>
          <table:table-cell office:value-type="string" calcext:value-type="string">
            <text:p>MOOSE LAKE PUBLIC SCHOOL DISTRICT</text:p>
          </table:table-cell>
          <table:table-cell table:number-columns-repeated="7"/>
          <table:table-cell table:formula="of:=CONCATENATE([.$J$1];[.A32];&quot;, '&quot;;[.B32];&quot;');&quot;)" office:value-type="string" office:string-value="INSERT INTO ‘district’ (district_number, district_name) VALUES (0097, 'MOOSE LAKE PUBLIC SCHOOL DISTRICT');" calcext:value-type="string">
            <text:p>INSERT INTO ‘district’ (district_number, district_name) VALUES (0097, 'MOOSE LAKE PUBLIC SCHOOL DISTRICT');</text:p>
          </table:table-cell>
        </table:table-row>
        <table:table-row table:style-name="ro1">
          <table:table-cell office:value-type="string" calcext:value-type="string">
            <text:p>0099</text:p>
          </table:table-cell>
          <table:table-cell office:value-type="string" calcext:value-type="string">
            <text:p>ESKO PUBLIC SCHOOL DISTRICT</text:p>
          </table:table-cell>
          <table:table-cell table:number-columns-repeated="7"/>
          <table:table-cell table:formula="of:=CONCATENATE([.$J$1];[.A33];&quot;, '&quot;;[.B33];&quot;');&quot;)" office:value-type="string" office:string-value="INSERT INTO ‘district’ (district_number, district_name) VALUES (0099, 'ESKO PUBLIC SCHOOL DISTRICT');" calcext:value-type="string">
            <text:p>INSERT INTO ‘district’ (district_number, district_name) VALUES (0099, 'ESKO PUBLIC SCHOOL DISTRICT');</text:p>
          </table:table-cell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WRENSHALL PUBLIC SCHOOL DISTRICT</text:p>
          </table:table-cell>
          <table:table-cell table:number-columns-repeated="7"/>
          <table:table-cell table:formula="of:=CONCATENATE([.$J$1];[.A34];&quot;, '&quot;;[.B34];&quot;');&quot;)" office:value-type="string" office:string-value="INSERT INTO ‘district’ (district_number, district_name) VALUES (0100, 'WRENSHALL PUBLIC SCHOOL DISTRICT');" calcext:value-type="string">
            <text:p>INSERT INTO ‘district’ (district_number, district_name) VALUES (0100, 'WRENSHALL PUBLIC SCHOOL DISTRICT');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string" calcext:value-type="string">
            <text:p>CENTRAL PUBLIC SCHOOL DISTRICT</text:p>
          </table:table-cell>
          <table:table-cell table:number-columns-repeated="7"/>
          <table:table-cell table:formula="of:=CONCATENATE([.$J$1];[.A35];&quot;, '&quot;;[.B35];&quot;');&quot;)" office:value-type="string" office:string-value="INSERT INTO ‘district’ (district_number, district_name) VALUES (0108, 'CENTRAL PUBLIC SCHOOL DISTRICT');" calcext:value-type="string">
            <text:p>INSERT INTO ‘district’ (district_number, district_name) VALUES (0108, 'CENTRAL PUBLIC SCHOOL DISTRICT');</text:p>
          </table:table-cell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WACONIA PUBLIC SCHOOL DISTRICT</text:p>
          </table:table-cell>
          <table:table-cell table:number-columns-repeated="7"/>
          <table:table-cell table:formula="of:=CONCATENATE([.$J$1];[.A36];&quot;, '&quot;;[.B36];&quot;');&quot;)" office:value-type="string" office:string-value="INSERT INTO ‘district’ (district_number, district_name) VALUES (0110, 'WACONIA PUBLIC SCHOOL DISTRICT');" calcext:value-type="string">
            <text:p>INSERT INTO ‘district’ (district_number, district_name) VALUES (0110, 'WACONIA PUBLIC SCHOOL DISTRICT');</text:p>
          </table:table-cell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WATERTOWN-MAYER PUBLIC SCHOOL DIST</text:p>
          </table:table-cell>
          <table:table-cell table:number-columns-repeated="7"/>
          <table:table-cell table:formula="of:=CONCATENATE([.$J$1];[.A37];&quot;, '&quot;;[.B37];&quot;');&quot;)" office:value-type="string" office:string-value="INSERT INTO ‘district’ (district_number, district_name) VALUES (0111, 'WATERTOWN-MAYER PUBLIC SCHOOL DIST');" calcext:value-type="string">
            <text:p>INSERT INTO ‘district’ (district_number, district_name) VALUES (0111, 'WATERTOWN-MAYER PUBLIC SCHOOL DIST');</text:p>
          </table:table-cell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EASTERN CARVER COUNTY PUBLIC SCHOOL</text:p>
          </table:table-cell>
          <table:table-cell table:number-columns-repeated="7"/>
          <table:table-cell table:formula="of:=CONCATENATE([.$J$1];[.A38];&quot;, '&quot;;[.B38];&quot;');&quot;)" office:value-type="string" office:string-value="INSERT INTO ‘district’ (district_number, district_name) VALUES (0112, 'EASTERN CARVER COUNTY PUBLIC SCHOOL');" calcext:value-type="string">
            <text:p>INSERT INTO ‘district’ (district_number, district_name) VALUES (0112, 'EASTERN CARVER COUNTY PUBLIC SCHOOL');</text:p>
          </table:table-cell>
        </table:table-row>
        <table:table-row table:style-name="ro1">
          <table:table-cell office:value-type="string" calcext:value-type="string">
            <text:p>0113</text:p>
          </table:table-cell>
          <table:table-cell office:value-type="string" calcext:value-type="string">
            <text:p>WALKER-HACKENSACK-AKELEY SCHL. DIST</text:p>
          </table:table-cell>
          <table:table-cell table:number-columns-repeated="7"/>
          <table:table-cell table:formula="of:=CONCATENATE([.$J$1];[.A39];&quot;, '&quot;;[.B39];&quot;');&quot;)" office:value-type="string" office:string-value="INSERT INTO ‘district’ (district_number, district_name) VALUES (0113, 'WALKER-HACKENSACK-AKELEY SCHL. DIST');" calcext:value-type="string">
            <text:p>INSERT INTO ‘district’ (district_number, district_name) VALUES (0113, 'WALKER-HACKENSACK-AKELEY SCHL. DIST');</text:p>
          </table:table-cell>
        </table:table-row>
        <table:table-row table:style-name="ro1">
          <table:table-cell office:value-type="string" calcext:value-type="string">
            <text:p>0115</text:p>
          </table:table-cell>
          <table:table-cell office:value-type="string" calcext:value-type="string">
            <text:p>CASS LAKE-BENA PUBLIC SCHOOLS</text:p>
          </table:table-cell>
          <table:table-cell table:number-columns-repeated="7"/>
          <table:table-cell table:formula="of:=CONCATENATE([.$J$1];[.A40];&quot;, '&quot;;[.B40];&quot;');&quot;)" office:value-type="string" office:string-value="INSERT INTO ‘district’ (district_number, district_name) VALUES (0115, 'CASS LAKE-BENA PUBLIC SCHOOLS');" calcext:value-type="string">
            <text:p>INSERT INTO ‘district’ (district_number, district_name) VALUES (0115, 'CASS LAKE-BENA PUBLIC SCHOOLS');</text:p>
          </table:table-cell>
        </table:table-row>
        <table:table-row table:style-name="ro1">
          <table:table-cell office:value-type="string" calcext:value-type="string">
            <text:p>0116</text:p>
          </table:table-cell>
          <table:table-cell office:value-type="string" calcext:value-type="string">
            <text:p>PILLAGER PUBLIC SCHOOL DISTRICT</text:p>
          </table:table-cell>
          <table:table-cell table:number-columns-repeated="7"/>
          <table:table-cell table:formula="of:=CONCATENATE([.$J$1];[.A41];&quot;, '&quot;;[.B41];&quot;');&quot;)" office:value-type="string" office:string-value="INSERT INTO ‘district’ (district_number, district_name) VALUES (0116, 'PILLAGER PUBLIC SCHOOL DISTRICT');" calcext:value-type="string">
            <text:p>INSERT INTO ‘district’ (district_number, district_name) VALUES (0116, 'PILLAGER PUBLIC SCHOOL DISTRICT');</text:p>
          </table:table-cell>
        </table:table-row>
        <table:table-row table:style-name="ro1">
          <table:table-cell office:value-type="string" calcext:value-type="string">
            <text:p>0118</text:p>
          </table:table-cell>
          <table:table-cell office:value-type="string" calcext:value-type="string">
            <text:p>NORTHLAND COMMUNITY SCHOOLS</text:p>
          </table:table-cell>
          <table:table-cell table:number-columns-repeated="7"/>
          <table:table-cell table:formula="of:=CONCATENATE([.$J$1];[.A42];&quot;, '&quot;;[.B42];&quot;');&quot;)" office:value-type="string" office:string-value="INSERT INTO ‘district’ (district_number, district_name) VALUES (0118, 'NORTHLAND COMMUNITY SCHOOLS');" calcext:value-type="string">
            <text:p>INSERT INTO ‘district’ (district_number, district_name) VALUES (0118, 'NORTHLAND COMMUNITY SCHOOLS');</text:p>
          </table:table-cell>
        </table:table-row>
        <table:table-row table:style-name="ro1">
          <table:table-cell office:value-type="string" calcext:value-type="string">
            <text:p>0129</text:p>
          </table:table-cell>
          <table:table-cell office:value-type="string" calcext:value-type="string">
            <text:p>MONTEVIDEO PUBLIC SCHOOL DISTRICT</text:p>
          </table:table-cell>
          <table:table-cell table:number-columns-repeated="7"/>
          <table:table-cell table:formula="of:=CONCATENATE([.$J$1];[.A43];&quot;, '&quot;;[.B43];&quot;');&quot;)" office:value-type="string" office:string-value="INSERT INTO ‘district’ (district_number, district_name) VALUES (0129, 'MONTEVIDEO PUBLIC SCHOOL DISTRICT');" calcext:value-type="string">
            <text:p>INSERT INTO ‘district’ (district_number, district_name) VALUES (0129, 'MONTEVIDEO PUBLIC SCHOOL DISTRICT');</text:p>
          </table:table-cell>
        </table:table-row>
        <table:table-row table:style-name="ro1">
          <table:table-cell office:value-type="string" calcext:value-type="string">
            <text:p>0138</text:p>
          </table:table-cell>
          <table:table-cell office:value-type="string" calcext:value-type="string">
            <text:p>NORTH BRANCH AREA PUBLIC SCHOOLS</text:p>
          </table:table-cell>
          <table:table-cell table:number-columns-repeated="7"/>
          <table:table-cell table:formula="of:=CONCATENATE([.$J$1];[.A44];&quot;, '&quot;;[.B44];&quot;');&quot;)" office:value-type="string" office:string-value="INSERT INTO ‘district’ (district_number, district_name) VALUES (0138, 'NORTH BRANCH AREA PUBLIC SCHOOLS');" calcext:value-type="string">
            <text:p>INSERT INTO ‘district’ (district_number, district_name) VALUES (0138, 'NORTH BRANCH AREA PUBLIC SCHOOLS');</text:p>
          </table:table-cell>
        </table:table-row>
        <table:table-row table:style-name="ro1">
          <table:table-cell office:value-type="string" calcext:value-type="string">
            <text:p>0139</text:p>
          </table:table-cell>
          <table:table-cell office:value-type="string" calcext:value-type="string">
            <text:p>RUSH CITY PUBLIC SCHOOL DISTRICT</text:p>
          </table:table-cell>
          <table:table-cell table:number-columns-repeated="7"/>
          <table:table-cell table:formula="of:=CONCATENATE([.$J$1];[.A45];&quot;, '&quot;;[.B45];&quot;');&quot;)" office:value-type="string" office:string-value="INSERT INTO ‘district’ (district_number, district_name) VALUES (0139, 'RUSH CITY PUBLIC SCHOOL DISTRICT');" calcext:value-type="string">
            <text:p>INSERT INTO ‘district’ (district_number, district_name) VALUES (0139, 'RUSH CITY PUBLIC SCHOOL DISTRICT');</text:p>
          </table:table-cell>
        </table:table-row>
        <table:table-row table:style-name="ro1">
          <table:table-cell office:value-type="string" calcext:value-type="string">
            <text:p>0146</text:p>
          </table:table-cell>
          <table:table-cell office:value-type="string" calcext:value-type="string">
            <text:p>BARNESVILLE PUBLIC SCHOOL DIST.</text:p>
          </table:table-cell>
          <table:table-cell table:number-columns-repeated="7"/>
          <table:table-cell table:formula="of:=CONCATENATE([.$J$1];[.A46];&quot;, '&quot;;[.B46];&quot;');&quot;)" office:value-type="string" office:string-value="INSERT INTO ‘district’ (district_number, district_name) VALUES (0146, 'BARNESVILLE PUBLIC SCHOOL DIST.');" calcext:value-type="string">
            <text:p>INSERT INTO ‘district’ (district_number, district_name) VALUES (0146, 'BARNESVILLE PUBLIC SCHOOL DIST.');</text:p>
          </table:table-cell>
        </table:table-row>
        <table:table-row table:style-name="ro1">
          <table:table-cell office:value-type="string" calcext:value-type="string">
            <text:p>0150</text:p>
          </table:table-cell>
          <table:table-cell office:value-type="string" calcext:value-type="string">
            <text:p>HAWLEY PUBLIC SCHOOL DISTRICT</text:p>
          </table:table-cell>
          <table:table-cell table:number-columns-repeated="7"/>
          <table:table-cell table:formula="of:=CONCATENATE([.$J$1];[.A47];&quot;, '&quot;;[.B47];&quot;');&quot;)" office:value-type="string" office:string-value="INSERT INTO ‘district’ (district_number, district_name) VALUES (0150, 'HAWLEY PUBLIC SCHOOL DISTRICT');" calcext:value-type="string">
            <text:p>INSERT INTO ‘district’ (district_number, district_name) VALUES (0150, 'HAWLEY PUBLIC SCHOOL DISTRICT');</text:p>
          </table:table-cell>
        </table:table-row>
        <table:table-row table:style-name="ro1">
          <table:table-cell office:value-type="string" calcext:value-type="string">
            <text:p>0152</text:p>
          </table:table-cell>
          <table:table-cell office:value-type="string" calcext:value-type="string">
            <text:p>MOORHEAD AREA PUBLIC SCHOOLS</text:p>
          </table:table-cell>
          <table:table-cell table:number-columns-repeated="7"/>
          <table:table-cell table:formula="of:=CONCATENATE([.$J$1];[.A48];&quot;, '&quot;;[.B48];&quot;');&quot;)" office:value-type="string" office:string-value="INSERT INTO ‘district’ (district_number, district_name) VALUES (0152, 'MOORHEAD AREA PUBLIC SCHOOLS');" calcext:value-type="string">
            <text:p>INSERT INTO ‘district’ (district_number, district_name) VALUES (0152, 'MOORHEAD AREA PUBLIC SCHOOLS');</text:p>
          </table:table-cell>
        </table:table-row>
        <table:table-row table:style-name="ro1">
          <table:table-cell office:value-type="string" calcext:value-type="string">
            <text:p>0162</text:p>
          </table:table-cell>
          <table:table-cell office:value-type="string" calcext:value-type="string">
            <text:p>BAGLEY PUBLIC SCHOOL DISTRICT</text:p>
          </table:table-cell>
          <table:table-cell table:number-columns-repeated="7"/>
          <table:table-cell table:formula="of:=CONCATENATE([.$J$1];[.A49];&quot;, '&quot;;[.B49];&quot;');&quot;)" office:value-type="string" office:string-value="INSERT INTO ‘district’ (district_number, district_name) VALUES (0162, 'BAGLEY PUBLIC SCHOOL DISTRICT');" calcext:value-type="string">
            <text:p>INSERT INTO ‘district’ (district_number, district_name) VALUES (0162, 'BAGLEY PUBLIC SCHOOL DISTRICT');</text:p>
          </table:table-cell>
        </table:table-row>
        <table:table-row table:style-name="ro1">
          <table:table-cell office:value-type="string" calcext:value-type="string">
            <text:p>0166</text:p>
          </table:table-cell>
          <table:table-cell office:value-type="string" calcext:value-type="string">
            <text:p>COOK COUNTY PUBLIC SCHOOLS</text:p>
          </table:table-cell>
          <table:table-cell table:number-columns-repeated="7"/>
          <table:table-cell table:formula="of:=CONCATENATE([.$J$1];[.A50];&quot;, '&quot;;[.B50];&quot;');&quot;)" office:value-type="string" office:string-value="INSERT INTO ‘district’ (district_number, district_name) VALUES (0166, 'COOK COUNTY PUBLIC SCHOOLS');" calcext:value-type="string">
            <text:p>INSERT INTO ‘district’ (district_number, district_name) VALUES (0166, 'COOK COUNTY PUBLIC SCHOOLS');</text:p>
          </table:table-cell>
        </table:table-row>
        <table:table-row table:style-name="ro1">
          <table:table-cell office:value-type="string" calcext:value-type="string">
            <text:p>0173</text:p>
          </table:table-cell>
          <table:table-cell office:value-type="string" calcext:value-type="string">
            <text:p>MOUNTAIN LAKE PUBLIC SCHOOLS</text:p>
          </table:table-cell>
          <table:table-cell table:number-columns-repeated="7"/>
          <table:table-cell table:formula="of:=CONCATENATE([.$J$1];[.A51];&quot;, '&quot;;[.B51];&quot;');&quot;)" office:value-type="string" office:string-value="INSERT INTO ‘district’ (district_number, district_name) VALUES (0173, 'MOUNTAIN LAKE PUBLIC SCHOOLS');" calcext:value-type="string">
            <text:p>INSERT INTO ‘district’ (district_number, district_name) VALUES (0173, 'MOUNTAIN LAKE PUBLIC SCHOOLS');</text:p>
          </table:table-cell>
        </table:table-row>
        <table:table-row table:style-name="ro1">
          <table:table-cell office:value-type="string" calcext:value-type="string">
            <text:p>0177</text:p>
          </table:table-cell>
          <table:table-cell office:value-type="string" calcext:value-type="string">
            <text:p>WINDOM PUBLIC SCHOOL DISTRICT</text:p>
          </table:table-cell>
          <table:table-cell table:number-columns-repeated="7"/>
          <table:table-cell table:formula="of:=CONCATENATE([.$J$1];[.A52];&quot;, '&quot;;[.B52];&quot;');&quot;)" office:value-type="string" office:string-value="INSERT INTO ‘district’ (district_number, district_name) VALUES (0177, 'WINDOM PUBLIC SCHOOL DISTRICT');" calcext:value-type="string">
            <text:p>INSERT INTO ‘district’ (district_number, district_name) VALUES (0177, 'WINDOM PUBLIC SCHOOL DISTRICT');</text:p>
          </table:table-cell>
        </table:table-row>
        <table:table-row table:style-name="ro1">
          <table:table-cell office:value-type="string" calcext:value-type="string">
            <text:p>0181</text:p>
          </table:table-cell>
          <table:table-cell office:value-type="string" calcext:value-type="string">
            <text:p>BRAINERD PUBLIC SCHOOL DISTRICT</text:p>
          </table:table-cell>
          <table:table-cell table:number-columns-repeated="7"/>
          <table:table-cell table:formula="of:=CONCATENATE([.$J$1];[.A53];&quot;, '&quot;;[.B53];&quot;');&quot;)" office:value-type="string" office:string-value="INSERT INTO ‘district’ (district_number, district_name) VALUES (0181, 'BRAINERD PUBLIC SCHOOL DISTRICT');" calcext:value-type="string">
            <text:p>INSERT INTO ‘district’ (district_number, district_name) VALUES (0181, 'BRAINERD PUBLIC SCHOOL DISTRICT');</text:p>
          </table:table-cell>
        </table:table-row>
        <table:table-row table:style-name="ro1">
          <table:table-cell office:value-type="string" calcext:value-type="string">
            <text:p>0182</text:p>
          </table:table-cell>
          <table:table-cell office:value-type="string" calcext:value-type="string">
            <text:p>CROSBY-IRONTON PUBLIC SCHOOL DIST.</text:p>
          </table:table-cell>
          <table:table-cell table:number-columns-repeated="7"/>
          <table:table-cell table:formula="of:=CONCATENATE([.$J$1];[.A54];&quot;, '&quot;;[.B54];&quot;');&quot;)" office:value-type="string" office:string-value="INSERT INTO ‘district’ (district_number, district_name) VALUES (0182, 'CROSBY-IRONTON PUBLIC SCHOOL DIST.');" calcext:value-type="string">
            <text:p>INSERT INTO ‘district’ (district_number, district_name) VALUES (0182, 'CROSBY-IRONTON PUBLIC SCHOOL DIST.');</text:p>
          </table:table-cell>
        </table:table-row>
        <table:table-row table:style-name="ro1">
          <table:table-cell office:value-type="string" calcext:value-type="string">
            <text:p>0186</text:p>
          </table:table-cell>
          <table:table-cell office:value-type="string" calcext:value-type="string">
            <text:p>PEQUOT LAKES PUBLIC SCHOOLS</text:p>
          </table:table-cell>
          <table:table-cell table:number-columns-repeated="7"/>
          <table:table-cell table:formula="of:=CONCATENATE([.$J$1];[.A55];&quot;, '&quot;;[.B55];&quot;');&quot;)" office:value-type="string" office:string-value="INSERT INTO ‘district’ (district_number, district_name) VALUES (0186, 'PEQUOT LAKES PUBLIC SCHOOLS');" calcext:value-type="string">
            <text:p>INSERT INTO ‘district’ (district_number, district_name) VALUES (0186, 'PEQUOT LAKES PUBLIC SCHOOLS');</text:p>
          </table:table-cell>
        </table:table-row>
        <table:table-row table:style-name="ro1">
          <table:table-cell office:value-type="string" calcext:value-type="string">
            <text:p>0191</text:p>
          </table:table-cell>
          <table:table-cell office:value-type="string" calcext:value-type="string">
            <text:p>BURNSVILLE PUBLIC SCHOOL DISTRICT</text:p>
          </table:table-cell>
          <table:table-cell table:number-columns-repeated="7"/>
          <table:table-cell table:formula="of:=CONCATENATE([.$J$1];[.A56];&quot;, '&quot;;[.B56];&quot;');&quot;)" office:value-type="string" office:string-value="INSERT INTO ‘district’ (district_number, district_name) VALUES (0191, 'BURNSVILLE PUBLIC SCHOOL DISTRICT');" calcext:value-type="string">
            <text:p>INSERT INTO ‘district’ (district_number, district_name) VALUES (0191, 'BURNSVILLE PUBLIC SCHOOL DISTRICT');</text:p>
          </table:table-cell>
        </table:table-row>
        <table:table-row table:style-name="ro1">
          <table:table-cell office:value-type="string" calcext:value-type="string">
            <text:p>0192</text:p>
          </table:table-cell>
          <table:table-cell office:value-type="string" calcext:value-type="string">
            <text:p>FARMINGTON PUBLIC SCHOOL DISTRICT</text:p>
          </table:table-cell>
          <table:table-cell table:number-columns-repeated="7"/>
          <table:table-cell table:formula="of:=CONCATENATE([.$J$1];[.A57];&quot;, '&quot;;[.B57];&quot;');&quot;)" office:value-type="string" office:string-value="INSERT INTO ‘district’ (district_number, district_name) VALUES (0192, 'FARMINGTON PUBLIC SCHOOL DISTRICT');" calcext:value-type="string">
            <text:p>INSERT INTO ‘district’ (district_number, district_name) VALUES (0192, 'FARMINGTON PUBLIC SCHOOL DISTRICT');</text:p>
          </table:table-cell>
        </table:table-row>
        <table:table-row table:style-name="ro1">
          <table:table-cell office:value-type="string" calcext:value-type="string">
            <text:p>0194</text:p>
          </table:table-cell>
          <table:table-cell office:value-type="string" calcext:value-type="string">
            <text:p>LAKEVILLE PUBLIC SCHOOL DISTRICT</text:p>
          </table:table-cell>
          <table:table-cell table:number-columns-repeated="7"/>
          <table:table-cell table:formula="of:=CONCATENATE([.$J$1];[.A58];&quot;, '&quot;;[.B58];&quot;');&quot;)" office:value-type="string" office:string-value="INSERT INTO ‘district’ (district_number, district_name) VALUES (0194, 'LAKEVILLE PUBLIC SCHOOL DISTRICT');" calcext:value-type="string">
            <text:p>INSERT INTO ‘district’ (district_number, district_name) VALUES (0194, 'LAKEVILLE PUBLIC SCHOOL DISTRICT');</text:p>
          </table:table-cell>
        </table:table-row>
        <table:table-row table:style-name="ro1">
          <table:table-cell office:value-type="string" calcext:value-type="string">
            <text:p>0195</text:p>
          </table:table-cell>
          <table:table-cell office:value-type="string" calcext:value-type="string">
            <text:p>RANDOLPH PUBLIC SCHOOL DISTRICT</text:p>
          </table:table-cell>
          <table:table-cell table:number-columns-repeated="7"/>
          <table:table-cell table:formula="of:=CONCATENATE([.$J$1];[.A59];&quot;, '&quot;;[.B59];&quot;');&quot;)" office:value-type="string" office:string-value="INSERT INTO ‘district’ (district_number, district_name) VALUES (0195, 'RANDOLPH PUBLIC SCHOOL DISTRICT');" calcext:value-type="string">
            <text:p>INSERT INTO ‘district’ (district_number, district_name) VALUES (0195, 'RANDOLPH PUBLIC SCHOOL DISTRICT');</text:p>
          </table:table-cell>
        </table:table-row>
        <table:table-row table:style-name="ro1">
          <table:table-cell office:value-type="string" calcext:value-type="string">
            <text:p>0196</text:p>
          </table:table-cell>
          <table:table-cell office:value-type="string" calcext:value-type="string">
            <text:p>ROSEMOUNT-APPLE VALLEY-EAGAN</text:p>
          </table:table-cell>
          <table:table-cell table:number-columns-repeated="7"/>
          <table:table-cell table:formula="of:=CONCATENATE([.$J$1];[.A60];&quot;, '&quot;;[.B60];&quot;');&quot;)" office:value-type="string" office:string-value="INSERT INTO ‘district’ (district_number, district_name) VALUES (0196, 'ROSEMOUNT-APPLE VALLEY-EAGAN');" calcext:value-type="string">
            <text:p>INSERT INTO ‘district’ (district_number, district_name) VALUES (0196, 'ROSEMOUNT-APPLE VALLEY-EAGAN');</text:p>
          </table:table-cell>
        </table:table-row>
        <table:table-row table:style-name="ro1">
          <table:table-cell office:value-type="string" calcext:value-type="string">
            <text:p>0197</text:p>
          </table:table-cell>
          <table:table-cell office:value-type="string" calcext:value-type="string">
            <text:p>WEST ST. PAUL-MENDOTA HEIGHTS-EAGAN</text:p>
          </table:table-cell>
          <table:table-cell table:number-columns-repeated="7"/>
          <table:table-cell table:formula="of:=CONCATENATE([.$J$1];[.A61];&quot;, '&quot;;[.B61];&quot;');&quot;)" office:value-type="string" office:string-value="INSERT INTO ‘district’ (district_number, district_name) VALUES (0197, 'WEST ST. PAUL-MENDOTA HEIGHTS-EAGAN');" calcext:value-type="string">
            <text:p>INSERT INTO ‘district’ (district_number, district_name) VALUES (0197, 'WEST ST. PAUL-MENDOTA HEIGHTS-EAGAN');</text:p>
          </table:table-cell>
        </table:table-row>
        <table:table-row table:style-name="ro1">
          <table:table-cell office:value-type="string" calcext:value-type="string">
            <text:p>0199</text:p>
          </table:table-cell>
          <table:table-cell office:value-type="string" calcext:value-type="string">
            <text:p>INVER GROVE HEIGHTS SCHOOLS</text:p>
          </table:table-cell>
          <table:table-cell table:number-columns-repeated="7"/>
          <table:table-cell table:formula="of:=CONCATENATE([.$J$1];[.A62];&quot;, '&quot;;[.B62];&quot;');&quot;)" office:value-type="string" office:string-value="INSERT INTO ‘district’ (district_number, district_name) VALUES (0199, 'INVER GROVE HEIGHTS SCHOOLS');" calcext:value-type="string">
            <text:p>INSERT INTO ‘district’ (district_number, district_name) VALUES (0199, 'INVER GROVE HEIGHTS SCHOOLS');</text:p>
          </table:table-cell>
        </table:table-row>
        <table:table-row table:style-name="ro1">
          <table:table-cell office:value-type="string" calcext:value-type="string">
            <text:p>0200</text:p>
          </table:table-cell>
          <table:table-cell office:value-type="string" calcext:value-type="string">
            <text:p>HASTINGS PUBLIC SCHOOL DISTRICT</text:p>
          </table:table-cell>
          <table:table-cell table:number-columns-repeated="7"/>
          <table:table-cell table:formula="of:=CONCATENATE([.$J$1];[.A63];&quot;, '&quot;;[.B63];&quot;');&quot;)" office:value-type="string" office:string-value="INSERT INTO ‘district’ (district_number, district_name) VALUES (0200, 'HASTINGS PUBLIC SCHOOL DISTRICT');" calcext:value-type="string">
            <text:p>INSERT INTO ‘district’ (district_number, district_name) VALUES (0200, 'HASTINGS PUBLIC SCHOOL DISTRICT');</text:p>
          </table:table-cell>
        </table:table-row>
        <table:table-row table:style-name="ro1">
          <table:table-cell office:value-type="string" calcext:value-type="string">
            <text:p>0203</text:p>
          </table:table-cell>
          <table:table-cell office:value-type="string" calcext:value-type="string">
            <text:p>HAYFIELD PUBLIC SCHOOL DISTRICT</text:p>
          </table:table-cell>
          <table:table-cell table:number-columns-repeated="7"/>
          <table:table-cell table:formula="of:=CONCATENATE([.$J$1];[.A64];&quot;, '&quot;;[.B64];&quot;');&quot;)" office:value-type="string" office:string-value="INSERT INTO ‘district’ (district_number, district_name) VALUES (0203, 'HAYFIELD PUBLIC SCHOOL DISTRICT');" calcext:value-type="string">
            <text:p>INSERT INTO ‘district’ (district_number, district_name) VALUES (0203, 'HAYFIELD PUBLIC SCHOOL DISTRICT');</text:p>
          </table:table-cell>
        </table:table-row>
        <table:table-row table:style-name="ro1">
          <table:table-cell office:value-type="string" calcext:value-type="string">
            <text:p>0204</text:p>
          </table:table-cell>
          <table:table-cell office:value-type="string" calcext:value-type="string">
            <text:p>KASSON-MANTORVILLE SCHOOL DISTRICT</text:p>
          </table:table-cell>
          <table:table-cell table:number-columns-repeated="7"/>
          <table:table-cell table:formula="of:=CONCATENATE([.$J$1];[.A65];&quot;, '&quot;;[.B65];&quot;');&quot;)" office:value-type="string" office:string-value="INSERT INTO ‘district’ (district_number, district_name) VALUES (0204, 'KASSON-MANTORVILLE SCHOOL DISTRICT');" calcext:value-type="string">
            <text:p>INSERT INTO ‘district’ (district_number, district_name) VALUES (0204, 'KASSON-MANTORVILLE SCHOOL DISTRICT');</text:p>
          </table:table-cell>
        </table:table-row>
        <table:table-row table:style-name="ro1">
          <table:table-cell office:value-type="string" calcext:value-type="string">
            <text:p>0206</text:p>
          </table:table-cell>
          <table:table-cell office:value-type="string" calcext:value-type="string">
            <text:p>ALEXANDRIA PUBLIC SCHOOL DISTRICT</text:p>
          </table:table-cell>
          <table:table-cell table:number-columns-repeated="7"/>
          <table:table-cell table:formula="of:=CONCATENATE([.$J$1];[.A66];&quot;, '&quot;;[.B66];&quot;');&quot;)" office:value-type="string" office:string-value="INSERT INTO ‘district’ (district_number, district_name) VALUES (0206, 'ALEXANDRIA PUBLIC SCHOOL DISTRICT');" calcext:value-type="string">
            <text:p>INSERT INTO ‘district’ (district_number, district_name) VALUES (0206, 'ALEXANDRIA PUBLIC SCHOOL DISTRICT');</text:p>
          </table:table-cell>
        </table:table-row>
        <table:table-row table:style-name="ro1">
          <table:table-cell office:value-type="string" calcext:value-type="string">
            <text:p>0207</text:p>
          </table:table-cell>
          <table:table-cell office:value-type="string" calcext:value-type="string">
            <text:p>BRANDON PUBLIC SCHOOL DISTRICT</text:p>
          </table:table-cell>
          <table:table-cell table:number-columns-repeated="7"/>
          <table:table-cell table:formula="of:=CONCATENATE([.$J$1];[.A67];&quot;, '&quot;;[.B67];&quot;');&quot;)" office:value-type="string" office:string-value="INSERT INTO ‘district’ (district_number, district_name) VALUES (0207, 'BRANDON PUBLIC SCHOOL DISTRICT');" calcext:value-type="string">
            <text:p>INSERT INTO ‘district’ (district_number, district_name) VALUES (0207, 'BRANDON PUBLIC SCHOOL DISTRICT');</text:p>
          </table:table-cell>
        </table:table-row>
        <table:table-row table:style-name="ro1">
          <table:table-cell office:value-type="string" calcext:value-type="string">
            <text:p>0208</text:p>
          </table:table-cell>
          <table:table-cell office:value-type="string" calcext:value-type="string">
            <text:p>EVANSVILLE PUBLIC SCHOOL DISTRICT</text:p>
          </table:table-cell>
          <table:table-cell table:number-columns-repeated="7"/>
          <table:table-cell table:formula="of:=CONCATENATE([.$J$1];[.A68];&quot;, '&quot;;[.B68];&quot;');&quot;)" office:value-type="string" office:string-value="INSERT INTO ‘district’ (district_number, district_name) VALUES (0208, 'EVANSVILLE PUBLIC SCHOOL DISTRICT');" calcext:value-type="string">
            <text:p>INSERT INTO ‘district’ (district_number, district_name) VALUES (0208, 'EVANSVILLE PUBLIC SCHOOL DISTRICT');</text:p>
          </table:table-cell>
        </table:table-row>
        <table:table-row table:style-name="ro1">
          <table:table-cell office:value-type="string" calcext:value-type="string">
            <text:p>0213</text:p>
          </table:table-cell>
          <table:table-cell office:value-type="string" calcext:value-type="string">
            <text:p>OSAKIS PUBLIC SCHOOL DISTRICT</text:p>
          </table:table-cell>
          <table:table-cell table:number-columns-repeated="7"/>
          <table:table-cell table:formula="of:=CONCATENATE([.$J$1];[.A69];&quot;, '&quot;;[.B69];&quot;');&quot;)" office:value-type="string" office:string-value="INSERT INTO ‘district’ (district_number, district_name) VALUES (0213, 'OSAKIS PUBLIC SCHOOL DISTRICT');" calcext:value-type="string">
            <text:p>INSERT INTO ‘district’ (district_number, district_name) VALUES (0213, 'OSAKIS PUBLIC SCHOOL DISTRICT');</text:p>
          </table:table-cell>
        </table:table-row>
        <table:table-row table:style-name="ro1">
          <table:table-cell office:value-type="string" calcext:value-type="string">
            <text:p>0227</text:p>
          </table:table-cell>
          <table:table-cell office:value-type="string" calcext:value-type="string">
            <text:p>CHATFIELD PUBLIC SCHOOLS</text:p>
          </table:table-cell>
          <table:table-cell table:number-columns-repeated="7"/>
          <table:table-cell table:formula="of:=CONCATENATE([.$J$1];[.A70];&quot;, '&quot;;[.B70];&quot;');&quot;)" office:value-type="string" office:string-value="INSERT INTO ‘district’ (district_number, district_name) VALUES (0227, 'CHATFIELD PUBLIC SCHOOLS');" calcext:value-type="string">
            <text:p>INSERT INTO ‘district’ (district_number, district_name) VALUES (0227, 'CHATFIELD PUBLIC SCHOOLS');</text:p>
          </table:table-cell>
        </table:table-row>
        <table:table-row table:style-name="ro1">
          <table:table-cell office:value-type="string" calcext:value-type="string">
            <text:p>0229</text:p>
          </table:table-cell>
          <table:table-cell office:value-type="string" calcext:value-type="string">
            <text:p>LANESBORO PUBLIC SCHOOL DISTRICT</text:p>
          </table:table-cell>
          <table:table-cell table:number-columns-repeated="7"/>
          <table:table-cell table:formula="of:=CONCATENATE([.$J$1];[.A71];&quot;, '&quot;;[.B71];&quot;');&quot;)" office:value-type="string" office:string-value="INSERT INTO ‘district’ (district_number, district_name) VALUES (0229, 'LANESBORO PUBLIC SCHOOL DISTRICT');" calcext:value-type="string">
            <text:p>INSERT INTO ‘district’ (district_number, district_name) VALUES (0229, 'LANESBORO PUBLIC SCHOOL DISTRICT');</text:p>
          </table:table-cell>
        </table:table-row>
        <table:table-row table:style-name="ro1">
          <table:table-cell office:value-type="string" calcext:value-type="string">
            <text:p>0238</text:p>
          </table:table-cell>
          <table:table-cell office:value-type="string" calcext:value-type="string">
            <text:p>MABEL-CANTON PUBLIC SCHOOL DISTRICT</text:p>
          </table:table-cell>
          <table:table-cell table:number-columns-repeated="7"/>
          <table:table-cell table:formula="of:=CONCATENATE([.$J$1];[.A72];&quot;, '&quot;;[.B72];&quot;');&quot;)" office:value-type="string" office:string-value="INSERT INTO ‘district’ (district_number, district_name) VALUES (0238, 'MABEL-CANTON PUBLIC SCHOOL DISTRICT');" calcext:value-type="string">
            <text:p>INSERT INTO ‘district’ (district_number, district_name) VALUES (0238, 'MABEL-CANTON PUBLIC SCHOOL DISTRICT');</text:p>
          </table:table-cell>
        </table:table-row>
        <table:table-row table:style-name="ro1">
          <table:table-cell office:value-type="string" calcext:value-type="string">
            <text:p>0239</text:p>
          </table:table-cell>
          <table:table-cell office:value-type="string" calcext:value-type="string">
            <text:p>RUSHFORD-PETERSON PUBLIC SCHOOLS</text:p>
          </table:table-cell>
          <table:table-cell table:number-columns-repeated="7"/>
          <table:table-cell table:formula="of:=CONCATENATE([.$J$1];[.A73];&quot;, '&quot;;[.B73];&quot;');&quot;)" office:value-type="string" office:string-value="INSERT INTO ‘district’ (district_number, district_name) VALUES (0239, 'RUSHFORD-PETERSON PUBLIC SCHOOLS');" calcext:value-type="string">
            <text:p>INSERT INTO ‘district’ (district_number, district_name) VALUES (0239, 'RUSHFORD-PETERSON PUBLIC SCHOOLS');</text:p>
          </table:table-cell>
        </table:table-row>
        <table:table-row table:style-name="ro1">
          <table:table-cell office:value-type="string" calcext:value-type="string">
            <text:p>0241</text:p>
          </table:table-cell>
          <table:table-cell office:value-type="string" calcext:value-type="string">
            <text:p>ALBERT LEA PUBLIC SCHOOL DISTRICT</text:p>
          </table:table-cell>
          <table:table-cell table:number-columns-repeated="7"/>
          <table:table-cell table:formula="of:=CONCATENATE([.$J$1];[.A74];&quot;, '&quot;;[.B74];&quot;');&quot;)" office:value-type="string" office:string-value="INSERT INTO ‘district’ (district_number, district_name) VALUES (0241, 'ALBERT LEA PUBLIC SCHOOL DISTRICT');" calcext:value-type="string">
            <text:p>INSERT INTO ‘district’ (district_number, district_name) VALUES (0241, 'ALBERT LEA PUBLIC SCHOOL DISTRICT');</text:p>
          </table:table-cell>
        </table:table-row>
        <table:table-row table:style-name="ro1">
          <table:table-cell office:value-type="string" calcext:value-type="string">
            <text:p>0242</text:p>
          </table:table-cell>
          <table:table-cell office:value-type="string" calcext:value-type="string">
            <text:p>ALDEN-CONGER PUBLIC SCHOOL DISTRICT</text:p>
          </table:table-cell>
          <table:table-cell table:number-columns-repeated="7"/>
          <table:table-cell table:formula="of:=CONCATENATE([.$J$1];[.A75];&quot;, '&quot;;[.B75];&quot;');&quot;)" office:value-type="string" office:string-value="INSERT INTO ‘district’ (district_number, district_name) VALUES (0242, 'ALDEN-CONGER PUBLIC SCHOOL DISTRICT');" calcext:value-type="string">
            <text:p>INSERT INTO ‘district’ (district_number, district_name) VALUES (0242, 'ALDEN-CONGER PUBLIC SCHOOL DISTRICT');</text:p>
          </table:table-cell>
        </table:table-row>
        <table:table-row table:style-name="ro1">
          <table:table-cell office:value-type="string" calcext:value-type="string">
            <text:p>0252</text:p>
          </table:table-cell>
          <table:table-cell office:value-type="string" calcext:value-type="string">
            <text:p>CANNON FALLS PUBLIC SCHOOL DISTRICT</text:p>
          </table:table-cell>
          <table:table-cell table:number-columns-repeated="7"/>
          <table:table-cell table:formula="of:=CONCATENATE([.$J$1];[.A76];&quot;, '&quot;;[.B76];&quot;');&quot;)" office:value-type="string" office:string-value="INSERT INTO ‘district’ (district_number, district_name) VALUES (0252, 'CANNON FALLS PUBLIC SCHOOL DISTRICT');" calcext:value-type="string">
            <text:p>INSERT INTO ‘district’ (district_number, district_name) VALUES (0252, 'CANNON FALLS PUBLIC SCHOOL DISTRICT');</text:p>
          </table:table-cell>
        </table:table-row>
        <table:table-row table:style-name="ro1">
          <table:table-cell office:value-type="string" calcext:value-type="string">
            <text:p>0253</text:p>
          </table:table-cell>
          <table:table-cell office:value-type="string" calcext:value-type="string">
            <text:p>GOODHUE PUBLIC SCHOOL DISTRICT</text:p>
          </table:table-cell>
          <table:table-cell table:number-columns-repeated="7"/>
          <table:table-cell table:formula="of:=CONCATENATE([.$J$1];[.A77];&quot;, '&quot;;[.B77];&quot;');&quot;)" office:value-type="string" office:string-value="INSERT INTO ‘district’ (district_number, district_name) VALUES (0253, 'GOODHUE PUBLIC SCHOOL DISTRICT');" calcext:value-type="string">
            <text:p>INSERT INTO ‘district’ (district_number, district_name) VALUES (0253, 'GOODHUE PUBLIC SCHOOL DISTRICT');</text:p>
          </table:table-cell>
        </table:table-row>
        <table:table-row table:style-name="ro1">
          <table:table-cell office:value-type="string" calcext:value-type="string">
            <text:p>0255</text:p>
          </table:table-cell>
          <table:table-cell office:value-type="string" calcext:value-type="string">
            <text:p>PINE ISLAND PUBLIC SCHOOL DISTRICT</text:p>
          </table:table-cell>
          <table:table-cell table:number-columns-repeated="7"/>
          <table:table-cell table:formula="of:=CONCATENATE([.$J$1];[.A78];&quot;, '&quot;;[.B78];&quot;');&quot;)" office:value-type="string" office:string-value="INSERT INTO ‘district’ (district_number, district_name) VALUES (0255, 'PINE ISLAND PUBLIC SCHOOL DISTRICT');" calcext:value-type="string">
            <text:p>INSERT INTO ‘district’ (district_number, district_name) VALUES (0255, 'PINE ISLAND PUBLIC SCHOOL DISTRICT');</text:p>
          </table:table-cell>
        </table:table-row>
        <table:table-row table:style-name="ro1">
          <table:table-cell office:value-type="string" calcext:value-type="string">
            <text:p>0256</text:p>
          </table:table-cell>
          <table:table-cell office:value-type="string" calcext:value-type="string">
            <text:p>RED WING PUBLIC SCHOOL DISTRICT</text:p>
          </table:table-cell>
          <table:table-cell table:number-columns-repeated="7"/>
          <table:table-cell table:formula="of:=CONCATENATE([.$J$1];[.A79];&quot;, '&quot;;[.B79];&quot;');&quot;)" office:value-type="string" office:string-value="INSERT INTO ‘district’ (district_number, district_name) VALUES (0256, 'RED WING PUBLIC SCHOOL DISTRICT');" calcext:value-type="string">
            <text:p>INSERT INTO ‘district’ (district_number, district_name) VALUES (0256, 'RED WING PUBLIC SCHOOL DISTRICT');</text:p>
          </table:table-cell>
        </table:table-row>
        <table:table-row table:style-name="ro1">
          <table:table-cell office:value-type="string" calcext:value-type="string">
            <text:p>0261</text:p>
          </table:table-cell>
          <table:table-cell office:value-type="string" calcext:value-type="string">
            <text:p>ASHBY PUBLIC SCHOOL DISTRICT</text:p>
          </table:table-cell>
          <table:table-cell table:number-columns-repeated="7"/>
          <table:table-cell table:formula="of:=CONCATENATE([.$J$1];[.A80];&quot;, '&quot;;[.B80];&quot;');&quot;)" office:value-type="string" office:string-value="INSERT INTO ‘district’ (district_number, district_name) VALUES (0261, 'ASHBY PUBLIC SCHOOL DISTRICT');" calcext:value-type="string">
            <text:p>INSERT INTO ‘district’ (district_number, district_name) VALUES (0261, 'ASHBY PUBLIC SCHOOL DISTRICT');</text:p>
          </table:table-cell>
        </table:table-row>
        <table:table-row table:style-name="ro1">
          <table:table-cell office:value-type="string" calcext:value-type="string">
            <text:p>0264</text:p>
          </table:table-cell>
          <table:table-cell office:value-type="string" calcext:value-type="string">
            <text:p>HERMAN-NORCROSS SCHOOL DISTRICT</text:p>
          </table:table-cell>
          <table:table-cell table:number-columns-repeated="7"/>
          <table:table-cell table:formula="of:=CONCATENATE([.$J$1];[.A81];&quot;, '&quot;;[.B81];&quot;');&quot;)" office:value-type="string" office:string-value="INSERT INTO ‘district’ (district_number, district_name) VALUES (0264, 'HERMAN-NORCROSS SCHOOL DISTRICT');" calcext:value-type="string">
            <text:p>INSERT INTO ‘district’ (district_number, district_name) VALUES (0264, 'HERMAN-NORCROSS SCHOOL DISTRICT');</text:p>
          </table:table-cell>
        </table:table-row>
        <table:table-row table:style-name="ro1">
          <table:table-cell office:value-type="string" calcext:value-type="string">
            <text:p>0270</text:p>
          </table:table-cell>
          <table:table-cell office:value-type="string" calcext:value-type="string">
            <text:p>HOPKINS PUBLIC SCHOOL DISTRICT</text:p>
          </table:table-cell>
          <table:table-cell table:number-columns-repeated="7"/>
          <table:table-cell table:formula="of:=CONCATENATE([.$J$1];[.A82];&quot;, '&quot;;[.B82];&quot;');&quot;)" office:value-type="string" office:string-value="INSERT INTO ‘district’ (district_number, district_name) VALUES (0270, 'HOPKINS PUBLIC SCHOOL DISTRICT');" calcext:value-type="string">
            <text:p>INSERT INTO ‘district’ (district_number, district_name) VALUES (0270, 'HOPKINS PUBLIC SCHOOL DISTRICT');</text:p>
          </table:table-cell>
        </table:table-row>
        <table:table-row table:style-name="ro1">
          <table:table-cell office:value-type="string" calcext:value-type="string">
            <text:p>0271</text:p>
          </table:table-cell>
          <table:table-cell office:value-type="string" calcext:value-type="string">
            <text:p>BLOOMINGTON PUBLIC SCHOOL DISTRICT</text:p>
          </table:table-cell>
          <table:table-cell table:number-columns-repeated="7"/>
          <table:table-cell table:formula="of:=CONCATENATE([.$J$1];[.A83];&quot;, '&quot;;[.B83];&quot;');&quot;)" office:value-type="string" office:string-value="INSERT INTO ‘district’ (district_number, district_name) VALUES (0271, 'BLOOMINGTON PUBLIC SCHOOL DISTRICT');" calcext:value-type="string">
            <text:p>INSERT INTO ‘district’ (district_number, district_name) VALUES (0271, 'BLOOMINGTON PUBLIC SCHOOL DISTRICT');</text:p>
          </table:table-cell>
        </table:table-row>
        <table:table-row table:style-name="ro1">
          <table:table-cell office:value-type="string" calcext:value-type="string">
            <text:p>0272</text:p>
          </table:table-cell>
          <table:table-cell office:value-type="string" calcext:value-type="string">
            <text:p>EDEN PRAIRIE PUBLIC SCHOOL DISTRICT</text:p>
          </table:table-cell>
          <table:table-cell table:number-columns-repeated="7"/>
          <table:table-cell table:formula="of:=CONCATENATE([.$J$1];[.A84];&quot;, '&quot;;[.B84];&quot;');&quot;)" office:value-type="string" office:string-value="INSERT INTO ‘district’ (district_number, district_name) VALUES (0272, 'EDEN PRAIRIE PUBLIC SCHOOL DISTRICT');" calcext:value-type="string">
            <text:p>INSERT INTO ‘district’ (district_number, district_name) VALUES (0272, 'EDEN PRAIRIE PUBLIC SCHOOL DISTRICT');</text:p>
          </table:table-cell>
        </table:table-row>
        <table:table-row table:style-name="ro1">
          <table:table-cell office:value-type="string" calcext:value-type="string">
            <text:p>0273</text:p>
          </table:table-cell>
          <table:table-cell office:value-type="string" calcext:value-type="string">
            <text:p>EDINA PUBLIC SCHOOL DISTRICT</text:p>
          </table:table-cell>
          <table:table-cell table:number-columns-repeated="7"/>
          <table:table-cell table:formula="of:=CONCATENATE([.$J$1];[.A85];&quot;, '&quot;;[.B85];&quot;');&quot;)" office:value-type="string" office:string-value="INSERT INTO ‘district’ (district_number, district_name) VALUES (0273, 'EDINA PUBLIC SCHOOL DISTRICT');" calcext:value-type="string">
            <text:p>INSERT INTO ‘district’ (district_number, district_name) VALUES (0273, 'EDINA PUBLIC SCHOOL DISTRICT');</text:p>
          </table:table-cell>
        </table:table-row>
        <table:table-row table:style-name="ro1">
          <table:table-cell office:value-type="string" calcext:value-type="string">
            <text:p>0276</text:p>
          </table:table-cell>
          <table:table-cell office:value-type="string" calcext:value-type="string">
            <text:p>MINNETONKA PUBLIC SCHOOL DISTRICT</text:p>
          </table:table-cell>
          <table:table-cell table:number-columns-repeated="7"/>
          <table:table-cell table:formula="of:=CONCATENATE([.$J$1];[.A86];&quot;, '&quot;;[.B86];&quot;');&quot;)" office:value-type="string" office:string-value="INSERT INTO ‘district’ (district_number, district_name) VALUES (0276, 'MINNETONKA PUBLIC SCHOOL DISTRICT');" calcext:value-type="string">
            <text:p>INSERT INTO ‘district’ (district_number, district_name) VALUES (0276, 'MINNETONKA PUBLIC SCHOOL DISTRICT');</text:p>
          </table:table-cell>
        </table:table-row>
        <table:table-row table:style-name="ro1">
          <table:table-cell office:value-type="string" calcext:value-type="string">
            <text:p>0277</text:p>
          </table:table-cell>
          <table:table-cell office:value-type="string" calcext:value-type="string">
            <text:p>WESTONKA PUBLIC SCHOOL DISTRICT</text:p>
          </table:table-cell>
          <table:table-cell table:number-columns-repeated="7"/>
          <table:table-cell table:formula="of:=CONCATENATE([.$J$1];[.A87];&quot;, '&quot;;[.B87];&quot;');&quot;)" office:value-type="string" office:string-value="INSERT INTO ‘district’ (district_number, district_name) VALUES (0277, 'WESTONKA PUBLIC SCHOOL DISTRICT');" calcext:value-type="string">
            <text:p>INSERT INTO ‘district’ (district_number, district_name) VALUES (0277, 'WESTONKA PUBLIC SCHOOL DISTRICT');</text:p>
          </table:table-cell>
        </table:table-row>
        <table:table-row table:style-name="ro1">
          <table:table-cell office:value-type="string" calcext:value-type="string">
            <text:p>0278</text:p>
          </table:table-cell>
          <table:table-cell office:value-type="string" calcext:value-type="string">
            <text:p>ORONO PUBLIC SCHOOL DISTRICT</text:p>
          </table:table-cell>
          <table:table-cell table:number-columns-repeated="7"/>
          <table:table-cell table:formula="of:=CONCATENATE([.$J$1];[.A88];&quot;, '&quot;;[.B88];&quot;');&quot;)" office:value-type="string" office:string-value="INSERT INTO ‘district’ (district_number, district_name) VALUES (0278, 'ORONO PUBLIC SCHOOL DISTRICT');" calcext:value-type="string">
            <text:p>INSERT INTO ‘district’ (district_number, district_name) VALUES (0278, 'ORONO PUBLIC SCHOOL DISTRICT');</text:p>
          </table:table-cell>
        </table:table-row>
        <table:table-row table:style-name="ro1">
          <table:table-cell office:value-type="string" calcext:value-type="string">
            <text:p>0279</text:p>
          </table:table-cell>
          <table:table-cell office:value-type="string" calcext:value-type="string">
            <text:p>OSSEO PUBLIC SCHOOL DISTRICT</text:p>
          </table:table-cell>
          <table:table-cell table:number-columns-repeated="7"/>
          <table:table-cell table:formula="of:=CONCATENATE([.$J$1];[.A89];&quot;, '&quot;;[.B89];&quot;');&quot;)" office:value-type="string" office:string-value="INSERT INTO ‘district’ (district_number, district_name) VALUES (0279, 'OSSEO PUBLIC SCHOOL DISTRICT');" calcext:value-type="string">
            <text:p>INSERT INTO ‘district’ (district_number, district_name) VALUES (0279, 'OSSEO PUBLIC SCHOOL DISTRICT');</text:p>
          </table:table-cell>
        </table:table-row>
        <table:table-row table:style-name="ro1">
          <table:table-cell office:value-type="string" calcext:value-type="string">
            <text:p>0280</text:p>
          </table:table-cell>
          <table:table-cell office:value-type="string" calcext:value-type="string">
            <text:p>RICHFIELD PUBLIC SCHOOL DISTRICT</text:p>
          </table:table-cell>
          <table:table-cell table:number-columns-repeated="7"/>
          <table:table-cell table:formula="of:=CONCATENATE([.$J$1];[.A90];&quot;, '&quot;;[.B90];&quot;');&quot;)" office:value-type="string" office:string-value="INSERT INTO ‘district’ (district_number, district_name) VALUES (0280, 'RICHFIELD PUBLIC SCHOOL DISTRICT');" calcext:value-type="string">
            <text:p>INSERT INTO ‘district’ (district_number, district_name) VALUES (0280, 'RICHFIELD PUBLIC SCHOOL DISTRICT');</text:p>
          </table:table-cell>
        </table:table-row>
        <table:table-row table:style-name="ro1">
          <table:table-cell office:value-type="string" calcext:value-type="string">
            <text:p>0281</text:p>
          </table:table-cell>
          <table:table-cell office:value-type="string" calcext:value-type="string">
            <text:p>ROBBINSDALE PUBLIC SCHOOL DISTRICT</text:p>
          </table:table-cell>
          <table:table-cell table:number-columns-repeated="7"/>
          <table:table-cell table:formula="of:=CONCATENATE([.$J$1];[.A91];&quot;, '&quot;;[.B91];&quot;');&quot;)" office:value-type="string" office:string-value="INSERT INTO ‘district’ (district_number, district_name) VALUES (0281, 'ROBBINSDALE PUBLIC SCHOOL DISTRICT');" calcext:value-type="string">
            <text:p>INSERT INTO ‘district’ (district_number, district_name) VALUES (0281, 'ROBBINSDALE PUBLIC SCHOOL DISTRICT');</text:p>
          </table:table-cell>
        </table:table-row>
        <table:table-row table:style-name="ro1">
          <table:table-cell office:value-type="string" calcext:value-type="string">
            <text:p>0282</text:p>
          </table:table-cell>
          <table:table-cell office:value-type="string" calcext:value-type="string">
            <text:p>ST. ANTHONY-NEW BRIGHTON SCHOOLS</text:p>
          </table:table-cell>
          <table:table-cell table:number-columns-repeated="7"/>
          <table:table-cell table:formula="of:=CONCATENATE([.$J$1];[.A92];&quot;, '&quot;;[.B92];&quot;');&quot;)" office:value-type="string" office:string-value="INSERT INTO ‘district’ (district_number, district_name) VALUES (0282, 'ST. ANTHONY-NEW BRIGHTON SCHOOLS');" calcext:value-type="string">
            <text:p>INSERT INTO ‘district’ (district_number, district_name) VALUES (0282, 'ST. ANTHONY-NEW BRIGHTON SCHOOLS');</text:p>
          </table:table-cell>
        </table:table-row>
        <table:table-row table:style-name="ro1">
          <table:table-cell office:value-type="string" calcext:value-type="string">
            <text:p>0283</text:p>
          </table:table-cell>
          <table:table-cell office:value-type="string" calcext:value-type="string">
            <text:p>ST. LOUIS PARK PUBLIC SCHOOL DIST.</text:p>
          </table:table-cell>
          <table:table-cell table:number-columns-repeated="7"/>
          <table:table-cell table:formula="of:=CONCATENATE([.$J$1];[.A93];&quot;, '&quot;;[.B93];&quot;');&quot;)" office:value-type="string" office:string-value="INSERT INTO ‘district’ (district_number, district_name) VALUES (0283, 'ST. LOUIS PARK PUBLIC SCHOOL DIST.');" calcext:value-type="string">
            <text:p>INSERT INTO ‘district’ (district_number, district_name) VALUES (0283, 'ST. LOUIS PARK PUBLIC SCHOOL DIST.');</text:p>
          </table:table-cell>
        </table:table-row>
        <table:table-row table:style-name="ro1">
          <table:table-cell office:value-type="string" calcext:value-type="string">
            <text:p>0284</text:p>
          </table:table-cell>
          <table:table-cell office:value-type="string" calcext:value-type="string">
            <text:p>WAYZATA PUBLIC SCHOOL DISTRICT</text:p>
          </table:table-cell>
          <table:table-cell table:number-columns-repeated="7"/>
          <table:table-cell table:formula="of:=CONCATENATE([.$J$1];[.A94];&quot;, '&quot;;[.B94];&quot;');&quot;)" office:value-type="string" office:string-value="INSERT INTO ‘district’ (district_number, district_name) VALUES (0284, 'WAYZATA PUBLIC SCHOOL DISTRICT');" calcext:value-type="string">
            <text:p>INSERT INTO ‘district’ (district_number, district_name) VALUES (0284, 'WAYZATA PUBLIC SCHOOL DISTRICT');</text:p>
          </table:table-cell>
        </table:table-row>
        <table:table-row table:style-name="ro1">
          <table:table-cell office:value-type="string" calcext:value-type="string">
            <text:p>0286</text:p>
          </table:table-cell>
          <table:table-cell office:value-type="string" calcext:value-type="string">
            <text:p>BROOKLYN CENTER SCHOOL DISTRICT</text:p>
          </table:table-cell>
          <table:table-cell table:number-columns-repeated="7"/>
          <table:table-cell table:formula="of:=CONCATENATE([.$J$1];[.A95];&quot;, '&quot;;[.B95];&quot;');&quot;)" office:value-type="string" office:string-value="INSERT INTO ‘district’ (district_number, district_name) VALUES (0286, 'BROOKLYN CENTER SCHOOL DISTRICT');" calcext:value-type="string">
            <text:p>INSERT INTO ‘district’ (district_number, district_name) VALUES (0286, 'BROOKLYN CENTER SCHOOL DISTRICT');</text:p>
          </table:table-cell>
        </table:table-row>
        <table:table-row table:style-name="ro1">
          <table:table-cell office:value-type="string" calcext:value-type="string">
            <text:p>0294</text:p>
          </table:table-cell>
          <table:table-cell office:value-type="string" calcext:value-type="string">
            <text:p>HOUSTON PUBLIC SCHOOL DISTRICT</text:p>
          </table:table-cell>
          <table:table-cell table:number-columns-repeated="7"/>
          <table:table-cell table:formula="of:=CONCATENATE([.$J$1];[.A96];&quot;, '&quot;;[.B96];&quot;');&quot;)" office:value-type="string" office:string-value="INSERT INTO ‘district’ (district_number, district_name) VALUES (0294, 'HOUSTON PUBLIC SCHOOL DISTRICT');" calcext:value-type="string">
            <text:p>INSERT INTO ‘district’ (district_number, district_name) VALUES (0294, 'HOUSTON PUBLIC SCHOOL DISTRICT');</text:p>
          </table:table-cell>
        </table:table-row>
        <table:table-row table:style-name="ro1">
          <table:table-cell office:value-type="string" calcext:value-type="string">
            <text:p>0297</text:p>
          </table:table-cell>
          <table:table-cell office:value-type="string" calcext:value-type="string">
            <text:p>SPRING GROVE SCHOOL DISTRICT</text:p>
          </table:table-cell>
          <table:table-cell table:number-columns-repeated="7"/>
          <table:table-cell table:formula="of:=CONCATENATE([.$J$1];[.A97];&quot;, '&quot;;[.B97];&quot;');&quot;)" office:value-type="string" office:string-value="INSERT INTO ‘district’ (district_number, district_name) VALUES (0297, 'SPRING GROVE SCHOOL DISTRICT');" calcext:value-type="string">
            <text:p>INSERT INTO ‘district’ (district_number, district_name) VALUES (0297, 'SPRING GROVE SCHOOL DISTRICT');</text:p>
          </table:table-cell>
        </table:table-row>
        <table:table-row table:style-name="ro1">
          <table:table-cell office:value-type="string" calcext:value-type="string">
            <text:p>0299</text:p>
          </table:table-cell>
          <table:table-cell office:value-type="string" calcext:value-type="string">
            <text:p>CALEDONIA PUBLIC SCHOOL DISTRICT</text:p>
          </table:table-cell>
          <table:table-cell table:number-columns-repeated="7"/>
          <table:table-cell table:formula="of:=CONCATENATE([.$J$1];[.A98];&quot;, '&quot;;[.B98];&quot;');&quot;)" office:value-type="string" office:string-value="INSERT INTO ‘district’ (district_number, district_name) VALUES (0299, 'CALEDONIA PUBLIC SCHOOL DISTRICT');" calcext:value-type="string">
            <text:p>INSERT INTO ‘district’ (district_number, district_name) VALUES (0299, 'CALEDONIA PUBLIC SCHOOL DISTRICT');</text:p>
          </table:table-cell>
        </table:table-row>
        <table:table-row table:style-name="ro1">
          <table:table-cell office:value-type="string" calcext:value-type="string">
            <text:p>0300</text:p>
          </table:table-cell>
          <table:table-cell office:value-type="string" calcext:value-type="string">
            <text:p>LA CRESCENT-HOKAH SCHOOL DISTRICT</text:p>
          </table:table-cell>
          <table:table-cell table:number-columns-repeated="7"/>
          <table:table-cell table:formula="of:=CONCATENATE([.$J$1];[.A99];&quot;, '&quot;;[.B99];&quot;');&quot;)" office:value-type="string" office:string-value="INSERT INTO ‘district’ (district_number, district_name) VALUES (0300, 'LA CRESCENT-HOKAH SCHOOL DISTRICT');" calcext:value-type="string">
            <text:p>INSERT INTO ‘district’ (district_number, district_name) VALUES (0300, 'LA CRESCENT-HOKAH SCHOOL DISTRICT');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string" calcext:value-type="string">
            <text:p>LAPORTE PUBLIC SCHOOL DISTRICT</text:p>
          </table:table-cell>
          <table:table-cell table:number-columns-repeated="7"/>
          <table:table-cell table:formula="of:=CONCATENATE([.$J$1];[.A100];&quot;, '&quot;;[.B100];&quot;');&quot;)" office:value-type="string" office:string-value="INSERT INTO ‘district’ (district_number, district_name) VALUES (0306, 'LAPORTE PUBLIC SCHOOL DISTRICT');" calcext:value-type="string">
            <text:p>INSERT INTO ‘district’ (district_number, district_name) VALUES (0306, 'LAPORTE PUBLIC SCHOOL DISTRICT');</text:p>
          </table:table-cell>
        </table:table-row>
        <table:table-row table:style-name="ro1">
          <table:table-cell office:value-type="string" calcext:value-type="string">
            <text:p>0308</text:p>
          </table:table-cell>
          <table:table-cell office:value-type="string" calcext:value-type="string">
            <text:p>NEVIS PUBLIC SCHOOL DISTRICT</text:p>
          </table:table-cell>
          <table:table-cell table:number-columns-repeated="7"/>
          <table:table-cell table:formula="of:=CONCATENATE([.$J$1];[.A101];&quot;, '&quot;;[.B101];&quot;');&quot;)" office:value-type="string" office:string-value="INSERT INTO ‘district’ (district_number, district_name) VALUES (0308, 'NEVIS PUBLIC SCHOOL DISTRICT');" calcext:value-type="string">
            <text:p>INSERT INTO ‘district’ (district_number, district_name) VALUES (0308, 'NEVIS PUBLIC SCHOOL DISTRICT');</text:p>
          </table:table-cell>
        </table:table-row>
        <table:table-row table:style-name="ro1">
          <table:table-cell office:value-type="string" calcext:value-type="string">
            <text:p>0309</text:p>
          </table:table-cell>
          <table:table-cell office:value-type="string" calcext:value-type="string">
            <text:p>PARK RAPIDS PUBLIC SCHOOL DISTRICT</text:p>
          </table:table-cell>
          <table:table-cell table:number-columns-repeated="7"/>
          <table:table-cell table:formula="of:=CONCATENATE([.$J$1];[.A102];&quot;, '&quot;;[.B102];&quot;');&quot;)" office:value-type="string" office:string-value="INSERT INTO ‘district’ (district_number, district_name) VALUES (0309, 'PARK RAPIDS PUBLIC SCHOOL DISTRICT');" calcext:value-type="string">
            <text:p>INSERT INTO ‘district’ (district_number, district_name) VALUES (0309, 'PARK RAPIDS PUBLIC SCHOOL DISTRICT');</text:p>
          </table:table-cell>
        </table:table-row>
        <table:table-row table:style-name="ro1">
          <table:table-cell office:value-type="string" calcext:value-type="string">
            <text:p>0314</text:p>
          </table:table-cell>
          <table:table-cell office:value-type="string" calcext:value-type="string">
            <text:p>BRAHAM PUBLIC SCHOOL DISTRICT</text:p>
          </table:table-cell>
          <table:table-cell table:number-columns-repeated="7"/>
          <table:table-cell table:formula="of:=CONCATENATE([.$J$1];[.A103];&quot;, '&quot;;[.B103];&quot;');&quot;)" office:value-type="string" office:string-value="INSERT INTO ‘district’ (district_number, district_name) VALUES (0314, 'BRAHAM PUBLIC SCHOOL DISTRICT');" calcext:value-type="string">
            <text:p>INSERT INTO ‘district’ (district_number, district_name) VALUES (0314, 'BRAHAM PUBLIC SCHOOL DISTRICT');</text:p>
          </table:table-cell>
        </table:table-row>
        <table:table-row table:style-name="ro1">
          <table:table-cell office:value-type="string" calcext:value-type="string">
            <text:p>0316</text:p>
          </table:table-cell>
          <table:table-cell office:value-type="string" calcext:value-type="string">
            <text:p>GREENWAY PUBLIC SCHOOL DISTRICT</text:p>
          </table:table-cell>
          <table:table-cell table:number-columns-repeated="7"/>
          <table:table-cell table:formula="of:=CONCATENATE([.$J$1];[.A104];&quot;, '&quot;;[.B104];&quot;');&quot;)" office:value-type="string" office:string-value="INSERT INTO ‘district’ (district_number, district_name) VALUES (0316, 'GREENWAY PUBLIC SCHOOL DISTRICT');" calcext:value-type="string">
            <text:p>INSERT INTO ‘district’ (district_number, district_name) VALUES (0316, 'GREENWAY PUBLIC SCHOOL DISTRICT');</text:p>
          </table:table-cell>
        </table:table-row>
        <table:table-row table:style-name="ro1">
          <table:table-cell office:value-type="string" calcext:value-type="string">
            <text:p>0317</text:p>
          </table:table-cell>
          <table:table-cell office:value-type="string" calcext:value-type="string">
            <text:p>DEER RIVER PUBLIC SCHOOL DISTRICT</text:p>
          </table:table-cell>
          <table:table-cell table:number-columns-repeated="7"/>
          <table:table-cell table:formula="of:=CONCATENATE([.$J$1];[.A105];&quot;, '&quot;;[.B105];&quot;');&quot;)" office:value-type="string" office:string-value="INSERT INTO ‘district’ (district_number, district_name) VALUES (0317, 'DEER RIVER PUBLIC SCHOOL DISTRICT');" calcext:value-type="string">
            <text:p>INSERT INTO ‘district’ (district_number, district_name) VALUES (0317, 'DEER RIVER PUBLIC SCHOOL DISTRICT');</text:p>
          </table:table-cell>
        </table:table-row>
        <table:table-row table:style-name="ro1">
          <table:table-cell office:value-type="string" calcext:value-type="string">
            <text:p>0318</text:p>
          </table:table-cell>
          <table:table-cell office:value-type="string" calcext:value-type="string">
            <text:p>GRAND RAPIDS PUBLIC SCHOOL DISTRICT</text:p>
          </table:table-cell>
          <table:table-cell table:number-columns-repeated="7"/>
          <table:table-cell table:formula="of:=CONCATENATE([.$J$1];[.A106];&quot;, '&quot;;[.B106];&quot;');&quot;)" office:value-type="string" office:string-value="INSERT INTO ‘district’ (district_number, district_name) VALUES (0318, 'GRAND RAPIDS PUBLIC SCHOOL DISTRICT');" calcext:value-type="string">
            <text:p>INSERT INTO ‘district’ (district_number, district_name) VALUES (0318, 'GRAND RAPIDS PUBLIC SCHOOL DISTRICT');</text:p>
          </table:table-cell>
        </table:table-row>
        <table:table-row table:style-name="ro1">
          <table:table-cell office:value-type="string" calcext:value-type="string">
            <text:p>0319</text:p>
          </table:table-cell>
          <table:table-cell office:value-type="string" calcext:value-type="string">
            <text:p>NASHWAUK-KEEWATIN SCHOOL DISTRICT</text:p>
          </table:table-cell>
          <table:table-cell table:number-columns-repeated="7"/>
          <table:table-cell table:formula="of:=CONCATENATE([.$J$1];[.A107];&quot;, '&quot;;[.B107];&quot;');&quot;)" office:value-type="string" office:string-value="INSERT INTO ‘district’ (district_number, district_name) VALUES (0319, 'NASHWAUK-KEEWATIN SCHOOL DISTRICT');" calcext:value-type="string">
            <text:p>INSERT INTO ‘district’ (district_number, district_name) VALUES (0319, 'NASHWAUK-KEEWATIN SCHOOL DISTRICT');</text:p>
          </table:table-cell>
        </table:table-row>
        <table:table-row table:style-name="ro1">
          <table:table-cell office:value-type="string" calcext:value-type="string">
            <text:p>0323</text:p>
          </table:table-cell>
          <table:table-cell office:value-type="string" calcext:value-type="string">
            <text:p>FRANCONIA PUBLIC SCHOOL DISTRICT</text:p>
          </table:table-cell>
          <table:table-cell table:number-columns-repeated="7"/>
          <table:table-cell table:formula="of:=CONCATENATE([.$J$1];[.A108];&quot;, '&quot;;[.B108];&quot;');&quot;)" office:value-type="string" office:string-value="INSERT INTO ‘district’ (district_number, district_name) VALUES (0323, 'FRANCONIA PUBLIC SCHOOL DISTRICT');" calcext:value-type="string">
            <text:p>INSERT INTO ‘district’ (district_number, district_name) VALUES (0323, 'FRANCONIA PUBLIC SCHOOL DISTRICT');</text:p>
          </table:table-cell>
        </table:table-row>
        <table:table-row table:style-name="ro1">
          <table:table-cell office:value-type="string" calcext:value-type="string">
            <text:p>0330</text:p>
          </table:table-cell>
          <table:table-cell office:value-type="string" calcext:value-type="string">
            <text:p>HERON LAKE-OKABENA SCHOOL DISTRICT</text:p>
          </table:table-cell>
          <table:table-cell table:number-columns-repeated="7"/>
          <table:table-cell table:formula="of:=CONCATENATE([.$J$1];[.A109];&quot;, '&quot;;[.B109];&quot;');&quot;)" office:value-type="string" office:string-value="INSERT INTO ‘district’ (district_number, district_name) VALUES (0330, 'HERON LAKE-OKABENA SCHOOL DISTRICT');" calcext:value-type="string">
            <text:p>INSERT INTO ‘district’ (district_number, district_name) VALUES (0330, 'HERON LAKE-OKABENA SCHOOL DISTRICT');</text:p>
          </table:table-cell>
        </table:table-row>
        <table:table-row table:style-name="ro1">
          <table:table-cell office:value-type="string" calcext:value-type="string">
            <text:p>0332</text:p>
          </table:table-cell>
          <table:table-cell office:value-type="string" calcext:value-type="string">
            <text:p>MORA PUBLIC SCHOOL DISTRICT</text:p>
          </table:table-cell>
          <table:table-cell table:number-columns-repeated="7"/>
          <table:table-cell table:formula="of:=CONCATENATE([.$J$1];[.A110];&quot;, '&quot;;[.B110];&quot;');&quot;)" office:value-type="string" office:string-value="INSERT INTO ‘district’ (district_number, district_name) VALUES (0332, 'MORA PUBLIC SCHOOL DISTRICT');" calcext:value-type="string">
            <text:p>INSERT INTO ‘district’ (district_number, district_name) VALUES (0332, 'MORA PUBLIC SCHOOL DISTRICT');</text:p>
          </table:table-cell>
        </table:table-row>
        <table:table-row table:style-name="ro1">
          <table:table-cell office:value-type="string" calcext:value-type="string">
            <text:p>0333</text:p>
          </table:table-cell>
          <table:table-cell office:value-type="string" calcext:value-type="string">
            <text:p>OGILVIE PUBLIC SCHOOL DISTRICT</text:p>
          </table:table-cell>
          <table:table-cell table:number-columns-repeated="7"/>
          <table:table-cell table:formula="of:=CONCATENATE([.$J$1];[.A111];&quot;, '&quot;;[.B111];&quot;');&quot;)" office:value-type="string" office:string-value="INSERT INTO ‘district’ (district_number, district_name) VALUES (0333, 'OGILVIE PUBLIC SCHOOL DISTRICT');" calcext:value-type="string">
            <text:p>INSERT INTO ‘district’ (district_number, district_name) VALUES (0333, 'OGILVIE PUBLIC SCHOOL DISTRICT');</text:p>
          </table:table-cell>
        </table:table-row>
        <table:table-row table:style-name="ro1">
          <table:table-cell office:value-type="string" calcext:value-type="string">
            <text:p>0345</text:p>
          </table:table-cell>
          <table:table-cell office:value-type="string" calcext:value-type="string">
            <text:p>NEW LONDON-SPICER SCHOOL DISTRICT</text:p>
          </table:table-cell>
          <table:table-cell table:number-columns-repeated="7"/>
          <table:table-cell table:formula="of:=CONCATENATE([.$J$1];[.A112];&quot;, '&quot;;[.B112];&quot;');&quot;)" office:value-type="string" office:string-value="INSERT INTO ‘district’ (district_number, district_name) VALUES (0345, 'NEW LONDON-SPICER SCHOOL DISTRICT');" calcext:value-type="string">
            <text:p>INSERT INTO ‘district’ (district_number, district_name) VALUES (0345, 'NEW LONDON-SPICER SCHOOL DISTRICT');</text:p>
          </table:table-cell>
        </table:table-row>
        <table:table-row table:style-name="ro1">
          <table:table-cell office:value-type="string" calcext:value-type="string">
            <text:p>0347</text:p>
          </table:table-cell>
          <table:table-cell office:value-type="string" calcext:value-type="string">
            <text:p>WILLMAR PUBLIC SCHOOL DISTRICT</text:p>
          </table:table-cell>
          <table:table-cell table:number-columns-repeated="7"/>
          <table:table-cell table:formula="of:=CONCATENATE([.$J$1];[.A113];&quot;, '&quot;;[.B113];&quot;');&quot;)" office:value-type="string" office:string-value="INSERT INTO ‘district’ (district_number, district_name) VALUES (0347, 'WILLMAR PUBLIC SCHOOL DISTRICT');" calcext:value-type="string">
            <text:p>INSERT INTO ‘district’ (district_number, district_name) VALUES (0347, 'WILLMAR PUBLIC SCHOOL DISTRICT');</text:p>
          </table:table-cell>
        </table:table-row>
        <table:table-row table:style-name="ro1">
          <table:table-cell office:value-type="string" calcext:value-type="string">
            <text:p>0356</text:p>
          </table:table-cell>
          <table:table-cell office:value-type="string" calcext:value-type="string">
            <text:p>LANCASTER PUBLIC SCHOOL DISTRICT</text:p>
          </table:table-cell>
          <table:table-cell table:number-columns-repeated="7"/>
          <table:table-cell table:formula="of:=CONCATENATE([.$J$1];[.A114];&quot;, '&quot;;[.B114];&quot;');&quot;)" office:value-type="string" office:string-value="INSERT INTO ‘district’ (district_number, district_name) VALUES (0356, 'LANCASTER PUBLIC SCHOOL DISTRICT');" calcext:value-type="string">
            <text:p>INSERT INTO ‘district’ (district_number, district_name) VALUES (0356, 'LANCASTER PUBLIC SCHOOL DISTRICT');</text:p>
          </table:table-cell>
        </table:table-row>
        <table:table-row table:style-name="ro1">
          <table:table-cell office:value-type="string" calcext:value-type="string">
            <text:p>0361</text:p>
          </table:table-cell>
          <table:table-cell office:value-type="string" calcext:value-type="string">
            <text:p>INTERNATIONAL FALLS SCHOOL DISTRICT</text:p>
          </table:table-cell>
          <table:table-cell table:number-columns-repeated="7"/>
          <table:table-cell table:formula="of:=CONCATENATE([.$J$1];[.A115];&quot;, '&quot;;[.B115];&quot;');&quot;)" office:value-type="string" office:string-value="INSERT INTO ‘district’ (district_number, district_name) VALUES (0361, 'INTERNATIONAL FALLS SCHOOL DISTRICT');" calcext:value-type="string">
            <text:p>INSERT INTO ‘district’ (district_number, district_name) VALUES (0361, 'INTERNATIONAL FALLS SCHOOL DISTRICT');</text:p>
          </table:table-cell>
        </table:table-row>
        <table:table-row table:style-name="ro1">
          <table:table-cell office:value-type="string" calcext:value-type="string">
            <text:p>0362</text:p>
          </table:table-cell>
          <table:table-cell office:value-type="string" calcext:value-type="string">
            <text:p>LITTLEFORK-BIG FALLS SCHOOL DIST.</text:p>
          </table:table-cell>
          <table:table-cell table:number-columns-repeated="7"/>
          <table:table-cell table:formula="of:=CONCATENATE([.$J$1];[.A116];&quot;, '&quot;;[.B116];&quot;');&quot;)" office:value-type="string" office:string-value="INSERT INTO ‘district’ (district_number, district_name) VALUES (0362, 'LITTLEFORK-BIG FALLS SCHOOL DIST.');" calcext:value-type="string">
            <text:p>INSERT INTO ‘district’ (district_number, district_name) VALUES (0362, 'LITTLEFORK-BIG FALLS SCHOOL DIST.');</text:p>
          </table:table-cell>
        </table:table-row>
        <table:table-row table:style-name="ro1">
          <table:table-cell office:value-type="string" calcext:value-type="string">
            <text:p>0363</text:p>
          </table:table-cell>
          <table:table-cell office:value-type="string" calcext:value-type="string">
            <text:p>SOUTH KOOCHICHING SCHOOL DISTRICT</text:p>
          </table:table-cell>
          <table:table-cell table:number-columns-repeated="7"/>
          <table:table-cell table:formula="of:=CONCATENATE([.$J$1];[.A117];&quot;, '&quot;;[.B117];&quot;');&quot;)" office:value-type="string" office:string-value="INSERT INTO ‘district’ (district_number, district_name) VALUES (0363, 'SOUTH KOOCHICHING SCHOOL DISTRICT');" calcext:value-type="string">
            <text:p>INSERT INTO ‘district’ (district_number, district_name) VALUES (0363, 'SOUTH KOOCHICHING SCHOOL DISTRICT');</text:p>
          </table:table-cell>
        </table:table-row>
        <table:table-row table:style-name="ro1">
          <table:table-cell office:value-type="string" calcext:value-type="string">
            <text:p>0378</text:p>
          </table:table-cell>
          <table:table-cell office:value-type="string" calcext:value-type="string">
            <text:p>DAWSON-BOYD PUBLIC SCHOOL DISTRICT</text:p>
          </table:table-cell>
          <table:table-cell table:number-columns-repeated="7"/>
          <table:table-cell table:formula="of:=CONCATENATE([.$J$1];[.A118];&quot;, '&quot;;[.B118];&quot;');&quot;)" office:value-type="string" office:string-value="INSERT INTO ‘district’ (district_number, district_name) VALUES (0378, 'DAWSON-BOYD PUBLIC SCHOOL DISTRICT');" calcext:value-type="string">
            <text:p>INSERT INTO ‘district’ (district_number, district_name) VALUES (0378, 'DAWSON-BOYD PUBLIC SCHOOL DISTRICT');</text:p>
          </table:table-cell>
        </table:table-row>
        <table:table-row table:style-name="ro1">
          <table:table-cell office:value-type="string" calcext:value-type="string">
            <text:p>0381</text:p>
          </table:table-cell>
          <table:table-cell office:value-type="string" calcext:value-type="string">
            <text:p>LAKE SUPERIOR PUBLIC SCHOOL DIST.</text:p>
          </table:table-cell>
          <table:table-cell table:number-columns-repeated="7"/>
          <table:table-cell table:formula="of:=CONCATENATE([.$J$1];[.A119];&quot;, '&quot;;[.B119];&quot;');&quot;)" office:value-type="string" office:string-value="INSERT INTO ‘district’ (district_number, district_name) VALUES (0381, 'LAKE SUPERIOR PUBLIC SCHOOL DIST.');" calcext:value-type="string">
            <text:p>INSERT INTO ‘district’ (district_number, district_name) VALUES (0381, 'LAKE SUPERIOR PUBLIC SCHOOL DIST.');</text:p>
          </table:table-cell>
        </table:table-row>
        <table:table-row table:style-name="ro1">
          <table:table-cell office:value-type="string" calcext:value-type="string">
            <text:p>0390</text:p>
          </table:table-cell>
          <table:table-cell office:value-type="string" calcext:value-type="string">
            <text:p>LAKE OF THE WOODS SCHOOL DISTRICT</text:p>
          </table:table-cell>
          <table:table-cell table:number-columns-repeated="7"/>
          <table:table-cell table:formula="of:=CONCATENATE([.$J$1];[.A120];&quot;, '&quot;;[.B120];&quot;');&quot;)" office:value-type="string" office:string-value="INSERT INTO ‘district’ (district_number, district_name) VALUES (0390, 'LAKE OF THE WOODS SCHOOL DISTRICT');" calcext:value-type="string">
            <text:p>INSERT INTO ‘district’ (district_number, district_name) VALUES (0390, 'LAKE OF THE WOODS SCHOOL DISTRICT');</text:p>
          </table:table-cell>
        </table:table-row>
        <table:table-row table:style-name="ro1">
          <table:table-cell office:value-type="string" calcext:value-type="string">
            <text:p>0391</text:p>
          </table:table-cell>
          <table:table-cell office:value-type="string" calcext:value-type="string">
            <text:p>CLEVELAND PUBLIC SCHOOL DISTRICT</text:p>
          </table:table-cell>
          <table:table-cell table:number-columns-repeated="7"/>
          <table:table-cell table:formula="of:=CONCATENATE([.$J$1];[.A121];&quot;, '&quot;;[.B121];&quot;');&quot;)" office:value-type="string" office:string-value="INSERT INTO ‘district’ (district_number, district_name) VALUES (0391, 'CLEVELAND PUBLIC SCHOOL DISTRICT');" calcext:value-type="string">
            <text:p>INSERT INTO ‘district’ (district_number, district_name) VALUES (0391, 'CLEVELAND PUBLIC SCHOOL DISTRICT');</text:p>
          </table:table-cell>
        </table:table-row>
        <table:table-row table:style-name="ro1">
          <table:table-cell office:value-type="string" calcext:value-type="string">
            <text:p>0392</text:p>
          </table:table-cell>
          <table:table-cell office:value-type="string" calcext:value-type="string">
            <text:p>LE CENTER PUBLIC SCHOOL DISTRICT</text:p>
          </table:table-cell>
          <table:table-cell table:number-columns-repeated="7"/>
          <table:table-cell table:formula="of:=CONCATENATE([.$J$1];[.A122];&quot;, '&quot;;[.B122];&quot;');&quot;)" office:value-type="string" office:string-value="INSERT INTO ‘district’ (district_number, district_name) VALUES (0392, 'LE CENTER PUBLIC SCHOOL DISTRICT');" calcext:value-type="string">
            <text:p>INSERT INTO ‘district’ (district_number, district_name) VALUES (0392, 'LE CENTER PUBLIC SCHOOL DISTRICT');</text:p>
          </table:table-cell>
        </table:table-row>
        <table:table-row table:style-name="ro1">
          <table:table-cell office:value-type="string" calcext:value-type="string">
            <text:p>0394</text:p>
          </table:table-cell>
          <table:table-cell office:value-type="string" calcext:value-type="string">
            <text:p>MONTGOMERY-LONSDALE SCHOOL DISTRICT</text:p>
          </table:table-cell>
          <table:table-cell table:number-columns-repeated="7"/>
          <table:table-cell table:formula="of:=CONCATENATE([.$J$1];[.A123];&quot;, '&quot;;[.B123];&quot;');&quot;)" office:value-type="string" office:string-value="INSERT INTO ‘district’ (district_number, district_name) VALUES (0394, 'MONTGOMERY-LONSDALE SCHOOL DISTRICT');" calcext:value-type="string">
            <text:p>INSERT INTO ‘district’ (district_number, district_name) VALUES (0394, 'MONTGOMERY-LONSDALE SCHOOL DISTRICT');</text:p>
          </table:table-cell>
        </table:table-row>
        <table:table-row table:style-name="ro1">
          <table:table-cell office:value-type="string" calcext:value-type="string">
            <text:p>0402</text:p>
          </table:table-cell>
          <table:table-cell office:value-type="string" calcext:value-type="string">
            <text:p>HENDRICKS PUBLIC SCHOOL DISTRICT</text:p>
          </table:table-cell>
          <table:table-cell table:number-columns-repeated="7"/>
          <table:table-cell table:formula="of:=CONCATENATE([.$J$1];[.A124];&quot;, '&quot;;[.B124];&quot;');&quot;)" office:value-type="string" office:string-value="INSERT INTO ‘district’ (district_number, district_name) VALUES (0402, 'HENDRICKS PUBLIC SCHOOL DISTRICT');" calcext:value-type="string">
            <text:p>INSERT INTO ‘district’ (district_number, district_name) VALUES (0402, 'HENDRICKS PUBLIC SCHOOL DISTRICT');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string" calcext:value-type="string">
            <text:p>IVANHOE PUBLIC SCHOOL DISTRICT</text:p>
          </table:table-cell>
          <table:table-cell table:number-columns-repeated="7"/>
          <table:table-cell table:formula="of:=CONCATENATE([.$J$1];[.A125];&quot;, '&quot;;[.B125];&quot;');&quot;)" office:value-type="string" office:string-value="INSERT INTO ‘district’ (district_number, district_name) VALUES (0403, 'IVANHOE PUBLIC SCHOOL DISTRICT');" calcext:value-type="string">
            <text:p>INSERT INTO ‘district’ (district_number, district_name) VALUES (0403, 'IVANHOE PUBLIC SCHOOL DISTRICT');</text:p>
          </table:table-cell>
        </table:table-row>
        <table:table-row table:style-name="ro1">
          <table:table-cell office:value-type="string" calcext:value-type="string">
            <text:p>0404</text:p>
          </table:table-cell>
          <table:table-cell office:value-type="string" calcext:value-type="string">
            <text:p>LAKE BENTON PUBLIC SCHOOL DISTRICT</text:p>
          </table:table-cell>
          <table:table-cell table:number-columns-repeated="7"/>
          <table:table-cell table:formula="of:=CONCATENATE([.$J$1];[.A126];&quot;, '&quot;;[.B126];&quot;');&quot;)" office:value-type="string" office:string-value="INSERT INTO ‘district’ (district_number, district_name) VALUES (0404, 'LAKE BENTON PUBLIC SCHOOL DISTRICT');" calcext:value-type="string">
            <text:p>INSERT INTO ‘district’ (district_number, district_name) VALUES (0404, 'LAKE BENTON PUBLIC SCHOOL DISTRICT');</text:p>
          </table:table-cell>
        </table:table-row>
        <table:table-row table:style-name="ro1">
          <table:table-cell office:value-type="string" calcext:value-type="string">
            <text:p>0413</text:p>
          </table:table-cell>
          <table:table-cell office:value-type="string" calcext:value-type="string">
            <text:p>MARSHALL PUBLIC SCHOOL DISTRICT</text:p>
          </table:table-cell>
          <table:table-cell table:number-columns-repeated="7"/>
          <table:table-cell table:formula="of:=CONCATENATE([.$J$1];[.A127];&quot;, '&quot;;[.B127];&quot;');&quot;)" office:value-type="string" office:string-value="INSERT INTO ‘district’ (district_number, district_name) VALUES (0413, 'MARSHALL PUBLIC SCHOOL DISTRICT');" calcext:value-type="string">
            <text:p>INSERT INTO ‘district’ (district_number, district_name) VALUES (0413, 'MARSHALL PUBLIC SCHOOL DISTRICT');</text:p>
          </table:table-cell>
        </table:table-row>
        <table:table-row table:style-name="ro1">
          <table:table-cell office:value-type="string" calcext:value-type="string">
            <text:p>0414</text:p>
          </table:table-cell>
          <table:table-cell office:value-type="string" calcext:value-type="string">
            <text:p>MINNEOTA PUBLIC SCHOOL DISTRICT</text:p>
          </table:table-cell>
          <table:table-cell table:number-columns-repeated="7"/>
          <table:table-cell table:formula="of:=CONCATENATE([.$J$1];[.A128];&quot;, '&quot;;[.B128];&quot;');&quot;)" office:value-type="string" office:string-value="INSERT INTO ‘district’ (district_number, district_name) VALUES (0414, 'MINNEOTA PUBLIC SCHOOL DISTRICT');" calcext:value-type="string">
            <text:p>INSERT INTO ‘district’ (district_number, district_name) VALUES (0414, 'MINNEOTA PUBLIC SCHOOL DISTRICT');</text:p>
          </table:table-cell>
        </table:table-row>
        <table:table-row table:style-name="ro1">
          <table:table-cell office:value-type="string" calcext:value-type="string">
            <text:p>0415</text:p>
          </table:table-cell>
          <table:table-cell office:value-type="string" calcext:value-type="string">
            <text:p>LYND PUBLIC SCHOOL DISTRICT</text:p>
          </table:table-cell>
          <table:table-cell table:number-columns-repeated="7"/>
          <table:table-cell table:formula="of:=CONCATENATE([.$J$1];[.A129];&quot;, '&quot;;[.B129];&quot;');&quot;)" office:value-type="string" office:string-value="INSERT INTO ‘district’ (district_number, district_name) VALUES (0415, 'LYND PUBLIC SCHOOL DISTRICT');" calcext:value-type="string">
            <text:p>INSERT INTO ‘district’ (district_number, district_name) VALUES (0415, 'LYND PUBLIC SCHOOL DISTRICT');</text:p>
          </table:table-cell>
        </table:table-row>
        <table:table-row table:style-name="ro1">
          <table:table-cell office:value-type="string" calcext:value-type="string">
            <text:p>0423</text:p>
          </table:table-cell>
          <table:table-cell office:value-type="string" calcext:value-type="string">
            <text:p>HUTCHINSON PUBLIC SCHOOL DISTRICT</text:p>
          </table:table-cell>
          <table:table-cell table:number-columns-repeated="7"/>
          <table:table-cell table:formula="of:=CONCATENATE([.$J$1];[.A130];&quot;, '&quot;;[.B130];&quot;');&quot;)" office:value-type="string" office:string-value="INSERT INTO ‘district’ (district_number, district_name) VALUES (0423, 'HUTCHINSON PUBLIC SCHOOL DISTRICT');" calcext:value-type="string">
            <text:p>INSERT INTO ‘district’ (district_number, district_name) VALUES (0423, 'HUTCHINSON PUBLIC SCHOOL DISTRICT');</text:p>
          </table:table-cell>
        </table:table-row>
        <table:table-row table:style-name="ro1">
          <table:table-cell office:value-type="string" calcext:value-type="string">
            <text:p>0424</text:p>
          </table:table-cell>
          <table:table-cell office:value-type="string" calcext:value-type="string">
            <text:p>LESTER PRAIRIE PUBLIC SCHOOL DIST.</text:p>
          </table:table-cell>
          <table:table-cell table:number-columns-repeated="7"/>
          <table:table-cell table:formula="of:=CONCATENATE([.$J$1];[.A131];&quot;, '&quot;;[.B131];&quot;');&quot;)" office:value-type="string" office:string-value="INSERT INTO ‘district’ (district_number, district_name) VALUES (0424, 'LESTER PRAIRIE PUBLIC SCHOOL DIST.');" calcext:value-type="string">
            <text:p>INSERT INTO ‘district’ (district_number, district_name) VALUES (0424, 'LESTER PRAIRIE PUBLIC SCHOOL DIST.');</text:p>
          </table:table-cell>
        </table:table-row>
        <table:table-row table:style-name="ro1">
          <table:table-cell office:value-type="string" calcext:value-type="string">
            <text:p>0432</text:p>
          </table:table-cell>
          <table:table-cell office:value-type="string" calcext:value-type="string">
            <text:p>MAHNOMEN PUBLIC SCHOOL DISTRICT</text:p>
          </table:table-cell>
          <table:table-cell table:number-columns-repeated="7"/>
          <table:table-cell table:formula="of:=CONCATENATE([.$J$1];[.A132];&quot;, '&quot;;[.B132];&quot;');&quot;)" office:value-type="string" office:string-value="INSERT INTO ‘district’ (district_number, district_name) VALUES (0432, 'MAHNOMEN PUBLIC SCHOOL DISTRICT');" calcext:value-type="string">
            <text:p>INSERT INTO ‘district’ (district_number, district_name) VALUES (0432, 'MAHNOMEN PUBLIC SCHOOL DISTRICT');</text:p>
          </table:table-cell>
        </table:table-row>
        <table:table-row table:style-name="ro1">
          <table:table-cell office:value-type="string" calcext:value-type="string">
            <text:p>0435</text:p>
          </table:table-cell>
          <table:table-cell office:value-type="string" calcext:value-type="string">
            <text:p>WAUBUN-OGEMA-WHITE EARTH SCHOOLS</text:p>
          </table:table-cell>
          <table:table-cell table:number-columns-repeated="7"/>
          <table:table-cell table:formula="of:=CONCATENATE([.$J$1];[.A133];&quot;, '&quot;;[.B133];&quot;');&quot;)" office:value-type="string" office:string-value="INSERT INTO ‘district’ (district_number, district_name) VALUES (0435, 'WAUBUN-OGEMA-WHITE EARTH SCHOOLS');" calcext:value-type="string">
            <text:p>INSERT INTO ‘district’ (district_number, district_name) VALUES (0435, 'WAUBUN-OGEMA-WHITE EARTH SCHOOLS');</text:p>
          </table:table-cell>
        </table:table-row>
        <table:table-row table:style-name="ro1">
          <table:table-cell office:value-type="string" calcext:value-type="string">
            <text:p>0441</text:p>
          </table:table-cell>
          <table:table-cell office:value-type="string" calcext:value-type="string">
            <text:p>MARSHALL COUNTY CENTRAL SCHOOLS</text:p>
          </table:table-cell>
          <table:table-cell table:number-columns-repeated="7"/>
          <table:table-cell table:formula="of:=CONCATENATE([.$J$1];[.A134];&quot;, '&quot;;[.B134];&quot;');&quot;)" office:value-type="string" office:string-value="INSERT INTO ‘district’ (district_number, district_name) VALUES (0441, 'MARSHALL COUNTY CENTRAL SCHOOLS');" calcext:value-type="string">
            <text:p>INSERT INTO ‘district’ (district_number, district_name) VALUES (0441, 'MARSHALL COUNTY CENTRAL SCHOOLS');</text:p>
          </table:table-cell>
        </table:table-row>
        <table:table-row table:style-name="ro1">
          <table:table-cell office:value-type="string" calcext:value-type="string">
            <text:p>0447</text:p>
          </table:table-cell>
          <table:table-cell office:value-type="string" calcext:value-type="string">
            <text:p>GRYGLA PUBLIC SCHOOL DISTRICT</text:p>
          </table:table-cell>
          <table:table-cell table:number-columns-repeated="7"/>
          <table:table-cell table:formula="of:=CONCATENATE([.$J$1];[.A135];&quot;, '&quot;;[.B135];&quot;');&quot;)" office:value-type="string" office:string-value="INSERT INTO ‘district’ (district_number, district_name) VALUES (0447, 'GRYGLA PUBLIC SCHOOL DISTRICT');" calcext:value-type="string">
            <text:p>INSERT INTO ‘district’ (district_number, district_name) VALUES (0447, 'GRYGLA PUBLIC SCHOOL DISTRICT');</text:p>
          </table:table-cell>
        </table:table-row>
        <table:table-row table:style-name="ro1">
          <table:table-cell office:value-type="string" calcext:value-type="string">
            <text:p>0458</text:p>
          </table:table-cell>
          <table:table-cell office:value-type="string" calcext:value-type="string">
            <text:p>TRUMAN PUBLIC SCHOOL DISTRICT</text:p>
          </table:table-cell>
          <table:table-cell table:number-columns-repeated="7"/>
          <table:table-cell table:formula="of:=CONCATENATE([.$J$1];[.A136];&quot;, '&quot;;[.B136];&quot;');&quot;)" office:value-type="string" office:string-value="INSERT INTO ‘district’ (district_number, district_name) VALUES (0458, 'TRUMAN PUBLIC SCHOOL DISTRICT');" calcext:value-type="string">
            <text:p>INSERT INTO ‘district’ (district_number, district_name) VALUES (0458, 'TRUMAN PUBLIC SCHOOL DISTRICT');</text:p>
          </table:table-cell>
        </table:table-row>
        <table:table-row table:style-name="ro1">
          <table:table-cell office:value-type="string" calcext:value-type="string">
            <text:p>0463</text:p>
          </table:table-cell>
          <table:table-cell office:value-type="string" calcext:value-type="string">
            <text:p>EDEN VALLEY-WATKINS SCHOOL DISTRICT</text:p>
          </table:table-cell>
          <table:table-cell table:number-columns-repeated="7"/>
          <table:table-cell table:formula="of:=CONCATENATE([.$J$1];[.A137];&quot;, '&quot;;[.B137];&quot;');&quot;)" office:value-type="string" office:string-value="INSERT INTO ‘district’ (district_number, district_name) VALUES (0463, 'EDEN VALLEY-WATKINS SCHOOL DISTRICT');" calcext:value-type="string">
            <text:p>INSERT INTO ‘district’ (district_number, district_name) VALUES (0463, 'EDEN VALLEY-WATKINS SCHOOL DISTRICT');</text:p>
          </table:table-cell>
        </table:table-row>
        <table:table-row table:style-name="ro1">
          <table:table-cell office:value-type="string" calcext:value-type="string">
            <text:p>0465</text:p>
          </table:table-cell>
          <table:table-cell office:value-type="string" calcext:value-type="string">
            <text:p>LITCHFIELD PUBLIC SCHOOL DISTRICT</text:p>
          </table:table-cell>
          <table:table-cell table:number-columns-repeated="7"/>
          <table:table-cell table:formula="of:=CONCATENATE([.$J$1];[.A138];&quot;, '&quot;;[.B138];&quot;');&quot;)" office:value-type="string" office:string-value="INSERT INTO ‘district’ (district_number, district_name) VALUES (0465, 'LITCHFIELD PUBLIC SCHOOL DISTRICT');" calcext:value-type="string">
            <text:p>INSERT INTO ‘district’ (district_number, district_name) VALUES (0465, 'LITCHFIELD PUBLIC SCHOOL DISTRICT');</text:p>
          </table:table-cell>
        </table:table-row>
        <table:table-row table:style-name="ro1">
          <table:table-cell office:value-type="string" calcext:value-type="string">
            <text:p>0466</text:p>
          </table:table-cell>
          <table:table-cell office:value-type="string" calcext:value-type="string">
            <text:p>DASSEL-COKATO PUBLIC SCHOOLS</text:p>
          </table:table-cell>
          <table:table-cell table:number-columns-repeated="7"/>
          <table:table-cell table:formula="of:=CONCATENATE([.$J$1];[.A139];&quot;, '&quot;;[.B139];&quot;');&quot;)" office:value-type="string" office:string-value="INSERT INTO ‘district’ (district_number, district_name) VALUES (0466, 'DASSEL-COKATO PUBLIC SCHOOLS');" calcext:value-type="string">
            <text:p>INSERT INTO ‘district’ (district_number, district_name) VALUES (0466, 'DASSEL-COKATO PUBLIC SCHOOLS');</text:p>
          </table:table-cell>
        </table:table-row>
        <table:table-row table:style-name="ro1">
          <table:table-cell office:value-type="string" calcext:value-type="string">
            <text:p>0473</text:p>
          </table:table-cell>
          <table:table-cell office:value-type="string" calcext:value-type="string">
            <text:p>ISLE PUBLIC SCHOOL DISTRICT</text:p>
          </table:table-cell>
          <table:table-cell table:number-columns-repeated="7"/>
          <table:table-cell table:formula="of:=CONCATENATE([.$J$1];[.A140];&quot;, '&quot;;[.B140];&quot;');&quot;)" office:value-type="string" office:string-value="INSERT INTO ‘district’ (district_number, district_name) VALUES (0473, 'ISLE PUBLIC SCHOOL DISTRICT');" calcext:value-type="string">
            <text:p>INSERT INTO ‘district’ (district_number, district_name) VALUES (0473, 'ISLE PUBLIC SCHOOL DISTRICT');</text:p>
          </table:table-cell>
        </table:table-row>
        <table:table-row table:style-name="ro1">
          <table:table-cell office:value-type="string" calcext:value-type="string">
            <text:p>0477</text:p>
          </table:table-cell>
          <table:table-cell office:value-type="string" calcext:value-type="string">
            <text:p>PRINCETON PUBLIC SCHOOL DISTRICT</text:p>
          </table:table-cell>
          <table:table-cell table:number-columns-repeated="7"/>
          <table:table-cell table:formula="of:=CONCATENATE([.$J$1];[.A141];&quot;, '&quot;;[.B141];&quot;');&quot;)" office:value-type="string" office:string-value="INSERT INTO ‘district’ (district_number, district_name) VALUES (0477, 'PRINCETON PUBLIC SCHOOL DISTRICT');" calcext:value-type="string">
            <text:p>INSERT INTO ‘district’ (district_number, district_name) VALUES (0477, 'PRINCETON PUBLIC SCHOOL DISTRICT');</text:p>
          </table:table-cell>
        </table:table-row>
        <table:table-row table:style-name="ro1">
          <table:table-cell office:value-type="string" calcext:value-type="string">
            <text:p>0480</text:p>
          </table:table-cell>
          <table:table-cell office:value-type="string" calcext:value-type="string">
            <text:p>ONAMIA PUBLIC SCHOOL DISTRICT</text:p>
          </table:table-cell>
          <table:table-cell table:number-columns-repeated="7"/>
          <table:table-cell table:formula="of:=CONCATENATE([.$J$1];[.A142];&quot;, '&quot;;[.B142];&quot;');&quot;)" office:value-type="string" office:string-value="INSERT INTO ‘district’ (district_number, district_name) VALUES (0480, 'ONAMIA PUBLIC SCHOOL DISTRICT');" calcext:value-type="string">
            <text:p>INSERT INTO ‘district’ (district_number, district_name) VALUES (0480, 'ONAMIA PUBLIC SCHOOL DISTRICT');</text:p>
          </table:table-cell>
        </table:table-row>
        <table:table-row table:style-name="ro1">
          <table:table-cell office:value-type="string" calcext:value-type="string">
            <text:p>0482</text:p>
          </table:table-cell>
          <table:table-cell office:value-type="string" calcext:value-type="string">
            <text:p>LITTLE FALLS PUBLIC SCHOOL DISTRICT</text:p>
          </table:table-cell>
          <table:table-cell table:number-columns-repeated="7"/>
          <table:table-cell table:formula="of:=CONCATENATE([.$J$1];[.A143];&quot;, '&quot;;[.B143];&quot;');&quot;)" office:value-type="string" office:string-value="INSERT INTO ‘district’ (district_number, district_name) VALUES (0482, 'LITTLE FALLS PUBLIC SCHOOL DISTRICT');" calcext:value-type="string">
            <text:p>INSERT INTO ‘district’ (district_number, district_name) VALUES (0482, 'LITTLE FALLS PUBLIC SCHOOL DISTRICT');</text:p>
          </table:table-cell>
        </table:table-row>
        <table:table-row table:style-name="ro1">
          <table:table-cell office:value-type="string" calcext:value-type="string">
            <text:p>0484</text:p>
          </table:table-cell>
          <table:table-cell office:value-type="string" calcext:value-type="string">
            <text:p>PIERZ PUBLIC SCHOOL DISTRICT</text:p>
          </table:table-cell>
          <table:table-cell table:number-columns-repeated="7"/>
          <table:table-cell table:formula="of:=CONCATENATE([.$J$1];[.A144];&quot;, '&quot;;[.B144];&quot;');&quot;)" office:value-type="string" office:string-value="INSERT INTO ‘district’ (district_number, district_name) VALUES (0484, 'PIERZ PUBLIC SCHOOL DISTRICT');" calcext:value-type="string">
            <text:p>INSERT INTO ‘district’ (district_number, district_name) VALUES (0484, 'PIERZ PUBLIC SCHOOL DISTRICT');</text:p>
          </table:table-cell>
        </table:table-row>
        <table:table-row table:style-name="ro1">
          <table:table-cell office:value-type="string" calcext:value-type="string">
            <text:p>0485</text:p>
          </table:table-cell>
          <table:table-cell office:value-type="string" calcext:value-type="string">
            <text:p>ROYALTON PUBLIC SCHOOL DISTRICT</text:p>
          </table:table-cell>
          <table:table-cell table:number-columns-repeated="7"/>
          <table:table-cell table:formula="of:=CONCATENATE([.$J$1];[.A145];&quot;, '&quot;;[.B145];&quot;');&quot;)" office:value-type="string" office:string-value="INSERT INTO ‘district’ (district_number, district_name) VALUES (0485, 'ROYALTON PUBLIC SCHOOL DISTRICT');" calcext:value-type="string">
            <text:p>INSERT INTO ‘district’ (district_number, district_name) VALUES (0485, 'ROYALTON PUBLIC SCHOOL DISTRICT');</text:p>
          </table:table-cell>
        </table:table-row>
        <table:table-row table:style-name="ro1">
          <table:table-cell office:value-type="string" calcext:value-type="string">
            <text:p>0486</text:p>
          </table:table-cell>
          <table:table-cell office:value-type="string" calcext:value-type="string">
            <text:p>SWANVILLE PUBLIC SCHOOL DISTRICT</text:p>
          </table:table-cell>
          <table:table-cell table:number-columns-repeated="7"/>
          <table:table-cell table:formula="of:=CONCATENATE([.$J$1];[.A146];&quot;, '&quot;;[.B146];&quot;');&quot;)" office:value-type="string" office:string-value="INSERT INTO ‘district’ (district_number, district_name) VALUES (0486, 'SWANVILLE PUBLIC SCHOOL DISTRICT');" calcext:value-type="string">
            <text:p>INSERT INTO ‘district’ (district_number, district_name) VALUES (0486, 'SWANVILLE PUBLIC SCHOOL DISTRICT');</text:p>
          </table:table-cell>
        </table:table-row>
        <table:table-row table:style-name="ro1">
          <table:table-cell office:value-type="string" calcext:value-type="string">
            <text:p>0487</text:p>
          </table:table-cell>
          <table:table-cell office:value-type="string" calcext:value-type="string">
            <text:p>UPSALA PUBLIC SCHOOL DISTRICT</text:p>
          </table:table-cell>
          <table:table-cell table:number-columns-repeated="7"/>
          <table:table-cell table:formula="of:=CONCATENATE([.$J$1];[.A147];&quot;, '&quot;;[.B147];&quot;');&quot;)" office:value-type="string" office:string-value="INSERT INTO ‘district’ (district_number, district_name) VALUES (0487, 'UPSALA PUBLIC SCHOOL DISTRICT');" calcext:value-type="string">
            <text:p>INSERT INTO ‘district’ (district_number, district_name) VALUES (0487, 'UPSALA PUBLIC SCHOOL DISTRICT');</text:p>
          </table:table-cell>
        </table:table-row>
        <table:table-row table:style-name="ro1">
          <table:table-cell office:value-type="string" calcext:value-type="string">
            <text:p>0492</text:p>
          </table:table-cell>
          <table:table-cell office:value-type="string" calcext:value-type="string">
            <text:p>AUSTIN PUBLIC SCHOOL DISTRICT</text:p>
          </table:table-cell>
          <table:table-cell table:number-columns-repeated="7"/>
          <table:table-cell table:formula="of:=CONCATENATE([.$J$1];[.A148];&quot;, '&quot;;[.B148];&quot;');&quot;)" office:value-type="string" office:string-value="INSERT INTO ‘district’ (district_number, district_name) VALUES (0492, 'AUSTIN PUBLIC SCHOOL DISTRICT');" calcext:value-type="string">
            <text:p>INSERT INTO ‘district’ (district_number, district_name) VALUES (0492, 'AUSTIN PUBLIC SCHOOL DISTRICT');</text:p>
          </table:table-cell>
        </table:table-row>
        <table:table-row table:style-name="ro1">
          <table:table-cell office:value-type="string" calcext:value-type="string">
            <text:p>0495</text:p>
          </table:table-cell>
          <table:table-cell office:value-type="string" calcext:value-type="string">
            <text:p>GRAND MEADOW PUBLIC SCHOOL DISTRICT</text:p>
          </table:table-cell>
          <table:table-cell table:number-columns-repeated="7"/>
          <table:table-cell table:formula="of:=CONCATENATE([.$J$1];[.A149];&quot;, '&quot;;[.B149];&quot;');&quot;)" office:value-type="string" office:string-value="INSERT INTO ‘district’ (district_number, district_name) VALUES (0495, 'GRAND MEADOW PUBLIC SCHOOL DISTRICT');" calcext:value-type="string">
            <text:p>INSERT INTO ‘district’ (district_number, district_name) VALUES (0495, 'GRAND MEADOW PUBLIC SCHOOL DISTRICT');</text:p>
          </table:table-cell>
        </table:table-row>
        <table:table-row table:style-name="ro1">
          <table:table-cell office:value-type="string" calcext:value-type="string">
            <text:p>0497</text:p>
          </table:table-cell>
          <table:table-cell office:value-type="string" calcext:value-type="string">
            <text:p>LYLE PUBLIC SCHOOL DISTRICT</text:p>
          </table:table-cell>
          <table:table-cell table:number-columns-repeated="7"/>
          <table:table-cell table:formula="of:=CONCATENATE([.$J$1];[.A150];&quot;, '&quot;;[.B150];&quot;');&quot;)" office:value-type="string" office:string-value="INSERT INTO ‘district’ (district_number, district_name) VALUES (0497, 'LYLE PUBLIC SCHOOL DISTRICT');" calcext:value-type="string">
            <text:p>INSERT INTO ‘district’ (district_number, district_name) VALUES (0497, 'LYLE PUBLIC SCHOOL DISTRICT');</text:p>
          </table:table-cell>
        </table:table-row>
        <table:table-row table:style-name="ro1">
          <table:table-cell office:value-type="string" calcext:value-type="string">
            <text:p>0499</text:p>
          </table:table-cell>
          <table:table-cell office:value-type="string" calcext:value-type="string">
            <text:p>LEROY-OSTRANDER PUBLIC SCHOOLS</text:p>
          </table:table-cell>
          <table:table-cell table:number-columns-repeated="7"/>
          <table:table-cell table:formula="of:=CONCATENATE([.$J$1];[.A151];&quot;, '&quot;;[.B151];&quot;');&quot;)" office:value-type="string" office:string-value="INSERT INTO ‘district’ (district_number, district_name) VALUES (0499, 'LEROY-OSTRANDER PUBLIC SCHOOLS');" calcext:value-type="string">
            <text:p>INSERT INTO ‘district’ (district_number, district_name) VALUES (0499, 'LEROY-OSTRANDER PUBLIC SCHOOLS');</text:p>
          </table:table-cell>
        </table:table-row>
        <table:table-row table:style-name="ro1">
          <table:table-cell office:value-type="string" calcext:value-type="string">
            <text:p>0500</text:p>
          </table:table-cell>
          <table:table-cell office:value-type="string" calcext:value-type="string">
            <text:p>SOUTHLAND PUBLIC SCHOOL DISTRICT</text:p>
          </table:table-cell>
          <table:table-cell table:number-columns-repeated="7"/>
          <table:table-cell table:formula="of:=CONCATENATE([.$J$1];[.A152];&quot;, '&quot;;[.B152];&quot;');&quot;)" office:value-type="string" office:string-value="INSERT INTO ‘district’ (district_number, district_name) VALUES (0500, 'SOUTHLAND PUBLIC SCHOOL DISTRICT');" calcext:value-type="string">
            <text:p>INSERT INTO ‘district’ (district_number, district_name) VALUES (0500, 'SOUTHLAND PUBLIC SCHOOL DISTRICT');</text:p>
          </table:table-cell>
        </table:table-row>
        <table:table-row table:style-name="ro1">
          <table:table-cell office:value-type="string" calcext:value-type="string">
            <text:p>0505</text:p>
          </table:table-cell>
          <table:table-cell office:value-type="string" calcext:value-type="string">
            <text:p>FULDA PUBLIC SCHOOL DISTRICT</text:p>
          </table:table-cell>
          <table:table-cell table:number-columns-repeated="7"/>
          <table:table-cell table:formula="of:=CONCATENATE([.$J$1];[.A153];&quot;, '&quot;;[.B153];&quot;');&quot;)" office:value-type="string" office:string-value="INSERT INTO ‘district’ (district_number, district_name) VALUES (0505, 'FULDA PUBLIC SCHOOL DISTRICT');" calcext:value-type="string">
            <text:p>INSERT INTO ‘district’ (district_number, district_name) VALUES (0505, 'FULDA PUBLIC SCHOOL DISTRICT');</text:p>
          </table:table-cell>
        </table:table-row>
        <table:table-row table:style-name="ro1">
          <table:table-cell office:value-type="string" calcext:value-type="string">
            <text:p>0507</text:p>
          </table:table-cell>
          <table:table-cell office:value-type="string" calcext:value-type="string">
            <text:p>NICOLLET PUBLIC SCHOOL DISTRICT</text:p>
          </table:table-cell>
          <table:table-cell table:number-columns-repeated="7"/>
          <table:table-cell table:formula="of:=CONCATENATE([.$J$1];[.A154];&quot;, '&quot;;[.B154];&quot;');&quot;)" office:value-type="string" office:string-value="INSERT INTO ‘district’ (district_number, district_name) VALUES (0507, 'NICOLLET PUBLIC SCHOOL DISTRICT');" calcext:value-type="string">
            <text:p>INSERT INTO ‘district’ (district_number, district_name) VALUES (0507, 'NICOLLET PUBLIC SCHOOL DISTRICT');</text:p>
          </table:table-cell>
        </table:table-row>
        <table:table-row table:style-name="ro1">
          <table:table-cell office:value-type="string" calcext:value-type="string">
            <text:p>0508</text:p>
          </table:table-cell>
          <table:table-cell office:value-type="string" calcext:value-type="string">
            <text:p>ST. PETER PUBLIC SCHOOL DISTRICT</text:p>
          </table:table-cell>
          <table:table-cell table:number-columns-repeated="7"/>
          <table:table-cell table:formula="of:=CONCATENATE([.$J$1];[.A155];&quot;, '&quot;;[.B155];&quot;');&quot;)" office:value-type="string" office:string-value="INSERT INTO ‘district’ (district_number, district_name) VALUES (0508, 'ST. PETER PUBLIC SCHOOL DISTRICT');" calcext:value-type="string">
            <text:p>INSERT INTO ‘district’ (district_number, district_name) VALUES (0508, 'ST. PETER PUBLIC SCHOOL DISTRICT');</text:p>
          </table:table-cell>
        </table:table-row>
        <table:table-row table:style-name="ro1">
          <table:table-cell office:value-type="string" calcext:value-type="string">
            <text:p>0511</text:p>
          </table:table-cell>
          <table:table-cell office:value-type="string" calcext:value-type="string">
            <text:p>ADRIAN PUBLIC SCHOOL DISTRICT</text:p>
          </table:table-cell>
          <table:table-cell table:number-columns-repeated="7"/>
          <table:table-cell table:formula="of:=CONCATENATE([.$J$1];[.A156];&quot;, '&quot;;[.B156];&quot;');&quot;)" office:value-type="string" office:string-value="INSERT INTO ‘district’ (district_number, district_name) VALUES (0511, 'ADRIAN PUBLIC SCHOOL DISTRICT');" calcext:value-type="string">
            <text:p>INSERT INTO ‘district’ (district_number, district_name) VALUES (0511, 'ADRIAN PUBLIC SCHOOL DISTRICT');</text:p>
          </table:table-cell>
        </table:table-row>
        <table:table-row table:style-name="ro1">
          <table:table-cell office:value-type="string" calcext:value-type="string">
            <text:p>0513</text:p>
          </table:table-cell>
          <table:table-cell office:value-type="string" calcext:value-type="string">
            <text:p>BREWSTER PUBLIC SCHOOL DISTRICT</text:p>
          </table:table-cell>
          <table:table-cell table:number-columns-repeated="7"/>
          <table:table-cell table:formula="of:=CONCATENATE([.$J$1];[.A157];&quot;, '&quot;;[.B157];&quot;');&quot;)" office:value-type="string" office:string-value="INSERT INTO ‘district’ (district_number, district_name) VALUES (0513, 'BREWSTER PUBLIC SCHOOL DISTRICT');" calcext:value-type="string">
            <text:p>INSERT INTO ‘district’ (district_number, district_name) VALUES (0513, 'BREWSTER PUBLIC SCHOOL DISTRICT');</text:p>
          </table:table-cell>
        </table:table-row>
        <table:table-row table:style-name="ro1">
          <table:table-cell office:value-type="string" calcext:value-type="string">
            <text:p>0514</text:p>
          </table:table-cell>
          <table:table-cell office:value-type="string" calcext:value-type="string">
            <text:p>ELLSWORTH PUBLIC SCHOOL DISTRICT</text:p>
          </table:table-cell>
          <table:table-cell table:number-columns-repeated="7"/>
          <table:table-cell table:formula="of:=CONCATENATE([.$J$1];[.A158];&quot;, '&quot;;[.B158];&quot;');&quot;)" office:value-type="string" office:string-value="INSERT INTO ‘district’ (district_number, district_name) VALUES (0514, 'ELLSWORTH PUBLIC SCHOOL DISTRICT');" calcext:value-type="string">
            <text:p>INSERT INTO ‘district’ (district_number, district_name) VALUES (0514, 'ELLSWORTH PUBLIC SCHOOL DISTRICT');</text:p>
          </table:table-cell>
        </table:table-row>
        <table:table-row table:style-name="ro1">
          <table:table-cell office:value-type="string" calcext:value-type="string">
            <text:p>0516</text:p>
          </table:table-cell>
          <table:table-cell office:value-type="string" calcext:value-type="string">
            <text:p>ROUND LAKE PUBLIC SCHOOL DISTRICT</text:p>
          </table:table-cell>
          <table:table-cell table:number-columns-repeated="7"/>
          <table:table-cell table:formula="of:=CONCATENATE([.$J$1];[.A159];&quot;, '&quot;;[.B159];&quot;');&quot;)" office:value-type="string" office:string-value="INSERT INTO ‘district’ (district_number, district_name) VALUES (0516, 'ROUND LAKE PUBLIC SCHOOL DISTRICT');" calcext:value-type="string">
            <text:p>INSERT INTO ‘district’ (district_number, district_name) VALUES (0516, 'ROUND LAKE PUBLIC SCHOOL DISTRICT');</text:p>
          </table:table-cell>
        </table:table-row>
        <table:table-row table:style-name="ro1">
          <table:table-cell office:value-type="string" calcext:value-type="string">
            <text:p>0518</text:p>
          </table:table-cell>
          <table:table-cell office:value-type="string" calcext:value-type="string">
            <text:p>WORTHINGTON PUBLIC SCHOOL DISTRICT</text:p>
          </table:table-cell>
          <table:table-cell table:number-columns-repeated="7"/>
          <table:table-cell table:formula="of:=CONCATENATE([.$J$1];[.A160];&quot;, '&quot;;[.B160];&quot;');&quot;)" office:value-type="string" office:string-value="INSERT INTO ‘district’ (district_number, district_name) VALUES (0518, 'WORTHINGTON PUBLIC SCHOOL DISTRICT');" calcext:value-type="string">
            <text:p>INSERT INTO ‘district’ (district_number, district_name) VALUES (0518, 'WORTHINGTON PUBLIC SCHOOL DISTRICT');</text:p>
          </table:table-cell>
        </table:table-row>
        <table:table-row table:style-name="ro1">
          <table:table-cell office:value-type="string" calcext:value-type="string">
            <text:p>0531</text:p>
          </table:table-cell>
          <table:table-cell office:value-type="string" calcext:value-type="string">
            <text:p>BYRON PUBLIC SCHOOL DISTRICT</text:p>
          </table:table-cell>
          <table:table-cell table:number-columns-repeated="7"/>
          <table:table-cell table:formula="of:=CONCATENATE([.$J$1];[.A161];&quot;, '&quot;;[.B161];&quot;');&quot;)" office:value-type="string" office:string-value="INSERT INTO ‘district’ (district_number, district_name) VALUES (0531, 'BYRON PUBLIC SCHOOL DISTRICT');" calcext:value-type="string">
            <text:p>INSERT INTO ‘district’ (district_number, district_name) VALUES (0531, 'BYRON PUBLIC SCHOOL DISTRICT');</text:p>
          </table:table-cell>
        </table:table-row>
        <table:table-row table:style-name="ro1">
          <table:table-cell office:value-type="string" calcext:value-type="string">
            <text:p>0533</text:p>
          </table:table-cell>
          <table:table-cell office:value-type="string" calcext:value-type="string">
            <text:p>DOVER-EYOTA PUBLIC SCHOOL DISTRICT</text:p>
          </table:table-cell>
          <table:table-cell table:number-columns-repeated="7"/>
          <table:table-cell table:formula="of:=CONCATENATE([.$J$1];[.A162];&quot;, '&quot;;[.B162];&quot;');&quot;)" office:value-type="string" office:string-value="INSERT INTO ‘district’ (district_number, district_name) VALUES (0533, 'DOVER-EYOTA PUBLIC SCHOOL DISTRICT');" calcext:value-type="string">
            <text:p>INSERT INTO ‘district’ (district_number, district_name) VALUES (0533, 'DOVER-EYOTA PUBLIC SCHOOL DISTRICT');</text:p>
          </table:table-cell>
        </table:table-row>
        <table:table-row table:style-name="ro1">
          <table:table-cell office:value-type="string" calcext:value-type="string">
            <text:p>0534</text:p>
          </table:table-cell>
          <table:table-cell office:value-type="string" calcext:value-type="string">
            <text:p>STEWARTVILLE PUBLIC SCHOOL DISTRICT</text:p>
          </table:table-cell>
          <table:table-cell table:number-columns-repeated="7"/>
          <table:table-cell table:formula="of:=CONCATENATE([.$J$1];[.A163];&quot;, '&quot;;[.B163];&quot;');&quot;)" office:value-type="string" office:string-value="INSERT INTO ‘district’ (district_number, district_name) VALUES (0534, 'STEWARTVILLE PUBLIC SCHOOL DISTRICT');" calcext:value-type="string">
            <text:p>INSERT INTO ‘district’ (district_number, district_name) VALUES (0534, 'STEWARTVILLE PUBLIC SCHOOL DISTRICT');</text:p>
          </table:table-cell>
        </table:table-row>
        <table:table-row table:style-name="ro1">
          <table:table-cell office:value-type="string" calcext:value-type="string">
            <text:p>0535</text:p>
          </table:table-cell>
          <table:table-cell office:value-type="string" calcext:value-type="string">
            <text:p>ROCHESTER PUBLIC SCHOOL DISTRICT</text:p>
          </table:table-cell>
          <table:table-cell table:number-columns-repeated="7"/>
          <table:table-cell table:formula="of:=CONCATENATE([.$J$1];[.A164];&quot;, '&quot;;[.B164];&quot;');&quot;)" office:value-type="string" office:string-value="INSERT INTO ‘district’ (district_number, district_name) VALUES (0535, 'ROCHESTER PUBLIC SCHOOL DISTRICT');" calcext:value-type="string">
            <text:p>INSERT INTO ‘district’ (district_number, district_name) VALUES (0535, 'ROCHESTER PUBLIC SCHOOL DISTRICT');</text:p>
          </table:table-cell>
        </table:table-row>
        <table:table-row table:style-name="ro1">
          <table:table-cell office:value-type="string" calcext:value-type="string">
            <text:p>0542</text:p>
          </table:table-cell>
          <table:table-cell office:value-type="string" calcext:value-type="string">
            <text:p>BATTLE LAKE PUBLIC SCHOOL DISTRICT</text:p>
          </table:table-cell>
          <table:table-cell table:number-columns-repeated="7"/>
          <table:table-cell table:formula="of:=CONCATENATE([.$J$1];[.A165];&quot;, '&quot;;[.B165];&quot;');&quot;)" office:value-type="string" office:string-value="INSERT INTO ‘district’ (district_number, district_name) VALUES (0542, 'BATTLE LAKE PUBLIC SCHOOL DISTRICT');" calcext:value-type="string">
            <text:p>INSERT INTO ‘district’ (district_number, district_name) VALUES (0542, 'BATTLE LAKE PUBLIC SCHOOL DISTRICT');</text:p>
          </table:table-cell>
        </table:table-row>
        <table:table-row table:style-name="ro1">
          <table:table-cell office:value-type="string" calcext:value-type="string">
            <text:p>0544</text:p>
          </table:table-cell>
          <table:table-cell office:value-type="string" calcext:value-type="string">
            <text:p>FERGUS FALLS PUBLIC SCHOOL DISTRICT</text:p>
          </table:table-cell>
          <table:table-cell table:number-columns-repeated="7"/>
          <table:table-cell table:formula="of:=CONCATENATE([.$J$1];[.A166];&quot;, '&quot;;[.B166];&quot;');&quot;)" office:value-type="string" office:string-value="INSERT INTO ‘district’ (district_number, district_name) VALUES (0544, 'FERGUS FALLS PUBLIC SCHOOL DISTRICT');" calcext:value-type="string">
            <text:p>INSERT INTO ‘district’ (district_number, district_name) VALUES (0544, 'FERGUS FALLS PUBLIC SCHOOL DISTRICT');</text:p>
          </table:table-cell>
        </table:table-row>
        <table:table-row table:style-name="ro1">
          <table:table-cell office:value-type="string" calcext:value-type="string">
            <text:p>0545</text:p>
          </table:table-cell>
          <table:table-cell office:value-type="string" calcext:value-type="string">
            <text:p>HENNING PUBLIC SCHOOL DISTRICT</text:p>
          </table:table-cell>
          <table:table-cell table:number-columns-repeated="7"/>
          <table:table-cell table:formula="of:=CONCATENATE([.$J$1];[.A167];&quot;, '&quot;;[.B167];&quot;');&quot;)" office:value-type="string" office:string-value="INSERT INTO ‘district’ (district_number, district_name) VALUES (0545, 'HENNING PUBLIC SCHOOL DISTRICT');" calcext:value-type="string">
            <text:p>INSERT INTO ‘district’ (district_number, district_name) VALUES (0545, 'HENNING PUBLIC SCHOOL DISTRICT');</text:p>
          </table:table-cell>
        </table:table-row>
        <table:table-row table:style-name="ro1">
          <table:table-cell office:value-type="string" calcext:value-type="string">
            <text:p>0547</text:p>
          </table:table-cell>
          <table:table-cell office:value-type="string" calcext:value-type="string">
            <text:p>PARKERS PRAIRIE PUBLIC SCHOOL DIST.</text:p>
          </table:table-cell>
          <table:table-cell table:number-columns-repeated="7"/>
          <table:table-cell table:formula="of:=CONCATENATE([.$J$1];[.A168];&quot;, '&quot;;[.B168];&quot;');&quot;)" office:value-type="string" office:string-value="INSERT INTO ‘district’ (district_number, district_name) VALUES (0547, 'PARKERS PRAIRIE PUBLIC SCHOOL DIST.');" calcext:value-type="string">
            <text:p>INSERT INTO ‘district’ (district_number, district_name) VALUES (0547, 'PARKERS PRAIRIE PUBLIC SCHOOL DIST.');</text:p>
          </table:table-cell>
        </table:table-row>
        <table:table-row table:style-name="ro1">
          <table:table-cell office:value-type="string" calcext:value-type="string">
            <text:p>0548</text:p>
          </table:table-cell>
          <table:table-cell office:value-type="string" calcext:value-type="string">
            <text:p>PELICAN RAPIDS PUBLIC SCHOOLS</text:p>
          </table:table-cell>
          <table:table-cell table:number-columns-repeated="7"/>
          <table:table-cell table:formula="of:=CONCATENATE([.$J$1];[.A169];&quot;, '&quot;;[.B169];&quot;');&quot;)" office:value-type="string" office:string-value="INSERT INTO ‘district’ (district_number, district_name) VALUES (0548, 'PELICAN RAPIDS PUBLIC SCHOOLS');" calcext:value-type="string">
            <text:p>INSERT INTO ‘district’ (district_number, district_name) VALUES (0548, 'PELICAN RAPIDS PUBLIC SCHOOLS');</text:p>
          </table:table-cell>
        </table:table-row>
        <table:table-row table:style-name="ro1">
          <table:table-cell office:value-type="string" calcext:value-type="string">
            <text:p>0549</text:p>
          </table:table-cell>
          <table:table-cell office:value-type="string" calcext:value-type="string">
            <text:p>PERHAM-DENT PUBLIC SCHOOL DISTRICT</text:p>
          </table:table-cell>
          <table:table-cell table:number-columns-repeated="7"/>
          <table:table-cell table:formula="of:=CONCATENATE([.$J$1];[.A170];&quot;, '&quot;;[.B170];&quot;');&quot;)" office:value-type="string" office:string-value="INSERT INTO ‘district’ (district_number, district_name) VALUES (0549, 'PERHAM-DENT PUBLIC SCHOOL DISTRICT');" calcext:value-type="string">
            <text:p>INSERT INTO ‘district’ (district_number, district_name) VALUES (0549, 'PERHAM-DENT PUBLIC SCHOOL DISTRICT');</text:p>
          </table:table-cell>
        </table:table-row>
        <table:table-row table:style-name="ro1">
          <table:table-cell office:value-type="string" calcext:value-type="string">
            <text:p>0550</text:p>
          </table:table-cell>
          <table:table-cell office:value-type="string" calcext:value-type="string">
            <text:p>UNDERWOOD PUBLIC SCHOOL DISTRICT</text:p>
          </table:table-cell>
          <table:table-cell table:number-columns-repeated="7"/>
          <table:table-cell table:formula="of:=CONCATENATE([.$J$1];[.A171];&quot;, '&quot;;[.B171];&quot;');&quot;)" office:value-type="string" office:string-value="INSERT INTO ‘district’ (district_number, district_name) VALUES (0550, 'UNDERWOOD PUBLIC SCHOOL DISTRICT');" calcext:value-type="string">
            <text:p>INSERT INTO ‘district’ (district_number, district_name) VALUES (0550, 'UNDERWOOD PUBLIC SCHOOL DISTRICT');</text:p>
          </table:table-cell>
        </table:table-row>
        <table:table-row table:style-name="ro1">
          <table:table-cell office:value-type="string" calcext:value-type="string">
            <text:p>0553</text:p>
          </table:table-cell>
          <table:table-cell office:value-type="string" calcext:value-type="string">
            <text:p>NEW YORK MILLS PUBLIC SCHOOL DIST.</text:p>
          </table:table-cell>
          <table:table-cell table:number-columns-repeated="7"/>
          <table:table-cell table:formula="of:=CONCATENATE([.$J$1];[.A172];&quot;, '&quot;;[.B172];&quot;');&quot;)" office:value-type="string" office:string-value="INSERT INTO ‘district’ (district_number, district_name) VALUES (0553, 'NEW YORK MILLS PUBLIC SCHOOL DIST.');" calcext:value-type="string">
            <text:p>INSERT INTO ‘district’ (district_number, district_name) VALUES (0553, 'NEW YORK MILLS PUBLIC SCHOOL DIST.');</text:p>
          </table:table-cell>
        </table:table-row>
        <table:table-row table:style-name="ro1">
          <table:table-cell office:value-type="string" calcext:value-type="string">
            <text:p>0561</text:p>
          </table:table-cell>
          <table:table-cell office:value-type="string" calcext:value-type="string">
            <text:p>GOODRIDGE PUBLIC SCHOOL DISTRICT</text:p>
          </table:table-cell>
          <table:table-cell table:number-columns-repeated="7"/>
          <table:table-cell table:formula="of:=CONCATENATE([.$J$1];[.A173];&quot;, '&quot;;[.B173];&quot;');&quot;)" office:value-type="string" office:string-value="INSERT INTO ‘district’ (district_number, district_name) VALUES (0561, 'GOODRIDGE PUBLIC SCHOOL DISTRICT');" calcext:value-type="string">
            <text:p>INSERT INTO ‘district’ (district_number, district_name) VALUES (0561, 'GOODRIDGE PUBLIC SCHOOL DISTRICT');</text:p>
          </table:table-cell>
        </table:table-row>
        <table:table-row table:style-name="ro1">
          <table:table-cell office:value-type="string" calcext:value-type="string">
            <text:p>0564</text:p>
          </table:table-cell>
          <table:table-cell office:value-type="string" calcext:value-type="string">
            <text:p>THIEF RIVER FALLS SCHOOL DISTRICT</text:p>
          </table:table-cell>
          <table:table-cell table:number-columns-repeated="7"/>
          <table:table-cell table:formula="of:=CONCATENATE([.$J$1];[.A174];&quot;, '&quot;;[.B174];&quot;');&quot;)" office:value-type="string" office:string-value="INSERT INTO ‘district’ (district_number, district_name) VALUES (0564, 'THIEF RIVER FALLS SCHOOL DISTRICT');" calcext:value-type="string">
            <text:p>INSERT INTO ‘district’ (district_number, district_name) VALUES (0564, 'THIEF RIVER FALLS SCHOOL DISTRICT');</text:p>
          </table:table-cell>
        </table:table-row>
        <table:table-row table:style-name="ro1">
          <table:table-cell office:value-type="string" calcext:value-type="string">
            <text:p>0577</text:p>
          </table:table-cell>
          <table:table-cell office:value-type="string" calcext:value-type="string">
            <text:p>WILLOW RIVER PUBLIC SCHOOL DISTRICT</text:p>
          </table:table-cell>
          <table:table-cell table:number-columns-repeated="7"/>
          <table:table-cell table:formula="of:=CONCATENATE([.$J$1];[.A175];&quot;, '&quot;;[.B175];&quot;');&quot;)" office:value-type="string" office:string-value="INSERT INTO ‘district’ (district_number, district_name) VALUES (0577, 'WILLOW RIVER PUBLIC SCHOOL DISTRICT');" calcext:value-type="string">
            <text:p>INSERT INTO ‘district’ (district_number, district_name) VALUES (0577, 'WILLOW RIVER PUBLIC SCHOOL DISTRICT');</text:p>
          </table:table-cell>
        </table:table-row>
        <table:table-row table:style-name="ro1">
          <table:table-cell office:value-type="string" calcext:value-type="string">
            <text:p>0578</text:p>
          </table:table-cell>
          <table:table-cell office:value-type="string" calcext:value-type="string">
            <text:p>PINE CITY PUBLIC SCHOOL DISTRICT</text:p>
          </table:table-cell>
          <table:table-cell table:number-columns-repeated="7"/>
          <table:table-cell table:formula="of:=CONCATENATE([.$J$1];[.A176];&quot;, '&quot;;[.B176];&quot;');&quot;)" office:value-type="string" office:string-value="INSERT INTO ‘district’ (district_number, district_name) VALUES (0578, 'PINE CITY PUBLIC SCHOOL DISTRICT');" calcext:value-type="string">
            <text:p>INSERT INTO ‘district’ (district_number, district_name) VALUES (0578, 'PINE CITY PUBLIC SCHOOL DISTRICT');</text:p>
          </table:table-cell>
        </table:table-row>
        <table:table-row table:style-name="ro1">
          <table:table-cell office:value-type="string" calcext:value-type="string">
            <text:p>0581</text:p>
          </table:table-cell>
          <table:table-cell office:value-type="string" calcext:value-type="string">
            <text:p>EDGERTON PUBLIC SCHOOL DISTRICT</text:p>
          </table:table-cell>
          <table:table-cell table:number-columns-repeated="7"/>
          <table:table-cell table:formula="of:=CONCATENATE([.$J$1];[.A177];&quot;, '&quot;;[.B177];&quot;');&quot;)" office:value-type="string" office:string-value="INSERT INTO ‘district’ (district_number, district_name) VALUES (0581, 'EDGERTON PUBLIC SCHOOL DISTRICT');" calcext:value-type="string">
            <text:p>INSERT INTO ‘district’ (district_number, district_name) VALUES (0581, 'EDGERTON PUBLIC SCHOOL DISTRICT');</text:p>
          </table:table-cell>
        </table:table-row>
        <table:table-row table:style-name="ro1">
          <table:table-cell office:value-type="string" calcext:value-type="string">
            <text:p>0592</text:p>
          </table:table-cell>
          <table:table-cell office:value-type="string" calcext:value-type="string">
            <text:p>CLIMAX-SHELLY PUBLIC SCHOOLS</text:p>
          </table:table-cell>
          <table:table-cell table:number-columns-repeated="7"/>
          <table:table-cell table:formula="of:=CONCATENATE([.$J$1];[.A178];&quot;, '&quot;;[.B178];&quot;');&quot;)" office:value-type="string" office:string-value="INSERT INTO ‘district’ (district_number, district_name) VALUES (0592, 'CLIMAX-SHELLY PUBLIC SCHOOLS');" calcext:value-type="string">
            <text:p>INSERT INTO ‘district’ (district_number, district_name) VALUES (0592, 'CLIMAX-SHELLY PUBLIC SCHOOLS');</text:p>
          </table:table-cell>
        </table:table-row>
        <table:table-row table:style-name="ro1">
          <table:table-cell office:value-type="string" calcext:value-type="string">
            <text:p>0593</text:p>
          </table:table-cell>
          <table:table-cell office:value-type="string" calcext:value-type="string">
            <text:p>CROOKSTON PUBLIC SCHOOL DISTRICT</text:p>
          </table:table-cell>
          <table:table-cell table:number-columns-repeated="7"/>
          <table:table-cell table:formula="of:=CONCATENATE([.$J$1];[.A179];&quot;, '&quot;;[.B179];&quot;');&quot;)" office:value-type="string" office:string-value="INSERT INTO ‘district’ (district_number, district_name) VALUES (0593, 'CROOKSTON PUBLIC SCHOOL DISTRICT');" calcext:value-type="string">
            <text:p>INSERT INTO ‘district’ (district_number, district_name) VALUES (0593, 'CROOKSTON PUBLIC SCHOOL DISTRICT');</text:p>
          </table:table-cell>
        </table:table-row>
        <table:table-row table:style-name="ro1">
          <table:table-cell office:value-type="string" calcext:value-type="string">
            <text:p>0595</text:p>
          </table:table-cell>
          <table:table-cell office:value-type="string" calcext:value-type="string">
            <text:p>EAST GRAND FORKS PUBLIC SCHOOL DIST</text:p>
          </table:table-cell>
          <table:table-cell table:number-columns-repeated="7"/>
          <table:table-cell table:formula="of:=CONCATENATE([.$J$1];[.A180];&quot;, '&quot;;[.B180];&quot;');&quot;)" office:value-type="string" office:string-value="INSERT INTO ‘district’ (district_number, district_name) VALUES (0595, 'EAST GRAND FORKS PUBLIC SCHOOL DIST');" calcext:value-type="string">
            <text:p>INSERT INTO ‘district’ (district_number, district_name) VALUES (0595, 'EAST GRAND FORKS PUBLIC SCHOOL DIST');</text:p>
          </table:table-cell>
        </table:table-row>
        <table:table-row table:style-name="ro1">
          <table:table-cell office:value-type="string" calcext:value-type="string">
            <text:p>0599</text:p>
          </table:table-cell>
          <table:table-cell office:value-type="string" calcext:value-type="string">
            <text:p>FERTILE-BELTRAMI SCHOOL DISTRICT</text:p>
          </table:table-cell>
          <table:table-cell table:number-columns-repeated="7"/>
          <table:table-cell table:formula="of:=CONCATENATE([.$J$1];[.A181];&quot;, '&quot;;[.B181];&quot;');&quot;)" office:value-type="string" office:string-value="INSERT INTO ‘district’ (district_number, district_name) VALUES (0599, 'FERTILE-BELTRAMI SCHOOL DISTRICT');" calcext:value-type="string">
            <text:p>INSERT INTO ‘district’ (district_number, district_name) VALUES (0599, 'FERTILE-BELTRAMI SCHOOL DISTRICT');</text:p>
          </table:table-cell>
        </table:table-row>
        <table:table-row table:style-name="ro1">
          <table:table-cell office:value-type="string" calcext:value-type="string">
            <text:p>0600</text:p>
          </table:table-cell>
          <table:table-cell office:value-type="string" calcext:value-type="string">
            <text:p>FISHER PUBLIC SCHOOL DISTRICT</text:p>
          </table:table-cell>
          <table:table-cell table:number-columns-repeated="7"/>
          <table:table-cell table:formula="of:=CONCATENATE([.$J$1];[.A182];&quot;, '&quot;;[.B182];&quot;');&quot;)" office:value-type="string" office:string-value="INSERT INTO ‘district’ (district_number, district_name) VALUES (0600, 'FISHER PUBLIC SCHOOL DISTRICT');" calcext:value-type="string">
            <text:p>INSERT INTO ‘district’ (district_number, district_name) VALUES (0600, 'FISHER PUBLIC SCHOOL DISTRICT');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FOSSTON PUBLIC SCHOOL DISTRICT</text:p>
          </table:table-cell>
          <table:table-cell table:number-columns-repeated="7"/>
          <table:table-cell table:formula="of:=CONCATENATE([.$J$1];[.A183];&quot;, '&quot;;[.B183];&quot;');&quot;)" office:value-type="string" office:string-value="INSERT INTO ‘district’ (district_number, district_name) VALUES (0601, 'FOSSTON PUBLIC SCHOOL DISTRICT');" calcext:value-type="string">
            <text:p>INSERT INTO ‘district’ (district_number, district_name) VALUES (0601, 'FOSSTON PUBLIC SCHOOL DISTRICT');</text:p>
          </table:table-cell>
        </table:table-row>
        <table:table-row table:style-name="ro1">
          <table:table-cell office:value-type="string" calcext:value-type="string">
            <text:p>0611</text:p>
          </table:table-cell>
          <table:table-cell office:value-type="string" calcext:value-type="string">
            <text:p>CYRUS PUBLIC SCHOOL DISTRICT</text:p>
          </table:table-cell>
          <table:table-cell table:number-columns-repeated="7"/>
          <table:table-cell table:formula="of:=CONCATENATE([.$J$1];[.A184];&quot;, '&quot;;[.B184];&quot;');&quot;)" office:value-type="string" office:string-value="INSERT INTO ‘district’ (district_number, district_name) VALUES (0611, 'CYRUS PUBLIC SCHOOL DISTRICT');" calcext:value-type="string">
            <text:p>INSERT INTO ‘district’ (district_number, district_name) VALUES (0611, 'CYRUS PUBLIC SCHOOL DISTRICT');</text:p>
          </table:table-cell>
        </table:table-row>
        <table:table-row table:style-name="ro1">
          <table:table-cell office:value-type="string" calcext:value-type="string">
            <text:p>0621</text:p>
          </table:table-cell>
          <table:table-cell office:value-type="string" calcext:value-type="string">
            <text:p>MOUNDS VIEW PUBLIC SCHOOL DISTRICT</text:p>
          </table:table-cell>
          <table:table-cell table:number-columns-repeated="7"/>
          <table:table-cell table:formula="of:=CONCATENATE([.$J$1];[.A185];&quot;, '&quot;;[.B185];&quot;');&quot;)" office:value-type="string" office:string-value="INSERT INTO ‘district’ (district_number, district_name) VALUES (0621, 'MOUNDS VIEW PUBLIC SCHOOL DISTRICT');" calcext:value-type="string">
            <text:p>INSERT INTO ‘district’ (district_number, district_name) VALUES (0621, 'MOUNDS VIEW PUBLIC SCHOOL DISTRICT');</text:p>
          </table:table-cell>
        </table:table-row>
        <table:table-row table:style-name="ro1">
          <table:table-cell office:value-type="string" calcext:value-type="string">
            <text:p>0622</text:p>
          </table:table-cell>
          <table:table-cell office:value-type="string" calcext:value-type="string">
            <text:p>NORTH ST. PAUL-MAPLEWOOD OAKDALE</text:p>
          </table:table-cell>
          <table:table-cell table:number-columns-repeated="7"/>
          <table:table-cell table:formula="of:=CONCATENATE([.$J$1];[.A186];&quot;, '&quot;;[.B186];&quot;');&quot;)" office:value-type="string" office:string-value="INSERT INTO ‘district’ (district_number, district_name) VALUES (0622, 'NORTH ST. PAUL-MAPLEWOOD OAKDALE');" calcext:value-type="string">
            <text:p>INSERT INTO ‘district’ (district_number, district_name) VALUES (0622, 'NORTH ST. PAUL-MAPLEWOOD OAKDALE');</text:p>
          </table:table-cell>
        </table:table-row>
        <table:table-row table:style-name="ro1">
          <table:table-cell office:value-type="string" calcext:value-type="string">
            <text:p>0623</text:p>
          </table:table-cell>
          <table:table-cell office:value-type="string" calcext:value-type="string">
            <text:p>ROSEVILLE PUBLIC SCHOOL DISTRICT</text:p>
          </table:table-cell>
          <table:table-cell table:number-columns-repeated="7"/>
          <table:table-cell table:formula="of:=CONCATENATE([.$J$1];[.A187];&quot;, '&quot;;[.B187];&quot;');&quot;)" office:value-type="string" office:string-value="INSERT INTO ‘district’ (district_number, district_name) VALUES (0623, 'ROSEVILLE PUBLIC SCHOOL DISTRICT');" calcext:value-type="string">
            <text:p>INSERT INTO ‘district’ (district_number, district_name) VALUES (0623, 'ROSEVILLE PUBLIC SCHOOL DISTRICT');</text:p>
          </table:table-cell>
        </table:table-row>
        <table:table-row table:style-name="ro1">
          <table:table-cell office:value-type="string" calcext:value-type="string">
            <text:p>0624</text:p>
          </table:table-cell>
          <table:table-cell office:value-type="string" calcext:value-type="string">
            <text:p>WHITE BEAR LAKE SCHOOL DISTRICT</text:p>
          </table:table-cell>
          <table:table-cell table:number-columns-repeated="7"/>
          <table:table-cell table:formula="of:=CONCATENATE([.$J$1];[.A188];&quot;, '&quot;;[.B188];&quot;');&quot;)" office:value-type="string" office:string-value="INSERT INTO ‘district’ (district_number, district_name) VALUES (0624, 'WHITE BEAR LAKE SCHOOL DISTRICT');" calcext:value-type="string">
            <text:p>INSERT INTO ‘district’ (district_number, district_name) VALUES (0624, 'WHITE BEAR LAKE SCHOOL DISTRICT');</text:p>
          </table:table-cell>
        </table:table-row>
        <table:table-row table:style-name="ro1">
          <table:table-cell office:value-type="string" calcext:value-type="string">
            <text:p>0625</text:p>
          </table:table-cell>
          <table:table-cell office:value-type="string" calcext:value-type="string">
            <text:p>ST. PAUL PUBLIC SCHOOL DISTRICT</text:p>
          </table:table-cell>
          <table:table-cell table:number-columns-repeated="7"/>
          <table:table-cell table:formula="of:=CONCATENATE([.$J$1];[.A189];&quot;, '&quot;;[.B189];&quot;');&quot;)" office:value-type="string" office:string-value="INSERT INTO ‘district’ (district_number, district_name) VALUES (0625, 'ST. PAUL PUBLIC SCHOOL DISTRICT');" calcext:value-type="string">
            <text:p>INSERT INTO ‘district’ (district_number, district_name) VALUES (0625, 'ST. PAUL PUBLIC SCHOOL DISTRICT');</text:p>
          </table:table-cell>
        </table:table-row>
        <table:table-row table:style-name="ro1">
          <table:table-cell office:value-type="string" calcext:value-type="string">
            <text:p>0627</text:p>
          </table:table-cell>
          <table:table-cell office:value-type="string" calcext:value-type="string">
            <text:p>OKLEE PUBLIC SCHOOL DISTRICT</text:p>
          </table:table-cell>
          <table:table-cell table:number-columns-repeated="7"/>
          <table:table-cell table:formula="of:=CONCATENATE([.$J$1];[.A190];&quot;, '&quot;;[.B190];&quot;');&quot;)" office:value-type="string" office:string-value="INSERT INTO ‘district’ (district_number, district_name) VALUES (0627, 'OKLEE PUBLIC SCHOOL DISTRICT');" calcext:value-type="string">
            <text:p>INSERT INTO ‘district’ (district_number, district_name) VALUES (0627, 'OKLEE PUBLIC SCHOOL DISTRICT');</text:p>
          </table:table-cell>
        </table:table-row>
        <table:table-row table:style-name="ro1">
          <table:table-cell office:value-type="string" calcext:value-type="string">
            <text:p>0628</text:p>
          </table:table-cell>
          <table:table-cell office:value-type="string" calcext:value-type="string">
            <text:p>PLUMMER PUBLIC SCHOOL DISTRICT</text:p>
          </table:table-cell>
          <table:table-cell table:number-columns-repeated="7"/>
          <table:table-cell table:formula="of:=CONCATENATE([.$J$1];[.A191];&quot;, '&quot;;[.B191];&quot;');&quot;)" office:value-type="string" office:string-value="INSERT INTO ‘district’ (district_number, district_name) VALUES (0628, 'PLUMMER PUBLIC SCHOOL DISTRICT');" calcext:value-type="string">
            <text:p>INSERT INTO ‘district’ (district_number, district_name) VALUES (0628, 'PLUMMER PUBLIC SCHOOL DISTRICT');</text:p>
          </table:table-cell>
        </table:table-row>
        <table:table-row table:style-name="ro1">
          <table:table-cell office:value-type="string" calcext:value-type="string">
            <text:p>0630</text:p>
          </table:table-cell>
          <table:table-cell office:value-type="string" calcext:value-type="string">
            <text:p>RED LAKE FALLS PUBLIC SCHOOL DIST.</text:p>
          </table:table-cell>
          <table:table-cell table:number-columns-repeated="7"/>
          <table:table-cell table:formula="of:=CONCATENATE([.$J$1];[.A192];&quot;, '&quot;;[.B192];&quot;');&quot;)" office:value-type="string" office:string-value="INSERT INTO ‘district’ (district_number, district_name) VALUES (0630, 'RED LAKE FALLS PUBLIC SCHOOL DIST.');" calcext:value-type="string">
            <text:p>INSERT INTO ‘district’ (district_number, district_name) VALUES (0630, 'RED LAKE FALLS PUBLIC SCHOOL DIST.');</text:p>
          </table:table-cell>
        </table:table-row>
        <table:table-row table:style-name="ro1">
          <table:table-cell office:value-type="string" calcext:value-type="string">
            <text:p>0635</text:p>
          </table:table-cell>
          <table:table-cell office:value-type="string" calcext:value-type="string">
            <text:p>MILROY PUBLIC SCHOOL DISTRICT</text:p>
          </table:table-cell>
          <table:table-cell table:number-columns-repeated="7"/>
          <table:table-cell table:formula="of:=CONCATENATE([.$J$1];[.A193];&quot;, '&quot;;[.B193];&quot;');&quot;)" office:value-type="string" office:string-value="INSERT INTO ‘district’ (district_number, district_name) VALUES (0635, 'MILROY PUBLIC SCHOOL DISTRICT');" calcext:value-type="string">
            <text:p>INSERT INTO ‘district’ (district_number, district_name) VALUES (0635, 'MILROY PUBLIC SCHOOL DISTRICT');</text:p>
          </table:table-cell>
        </table:table-row>
        <table:table-row table:style-name="ro1">
          <table:table-cell office:value-type="string" calcext:value-type="string">
            <text:p>0640</text:p>
          </table:table-cell>
          <table:table-cell office:value-type="string" calcext:value-type="string">
            <text:p>WABASSO PUBLIC SCHOOL DISTRICT</text:p>
          </table:table-cell>
          <table:table-cell table:number-columns-repeated="7"/>
          <table:table-cell table:formula="of:=CONCATENATE([.$J$1];[.A194];&quot;, '&quot;;[.B194];&quot;');&quot;)" office:value-type="string" office:string-value="INSERT INTO ‘district’ (district_number, district_name) VALUES (0640, 'WABASSO PUBLIC SCHOOL DISTRICT');" calcext:value-type="string">
            <text:p>INSERT INTO ‘district’ (district_number, district_name) VALUES (0640, 'WABASSO PUBLIC SCHOOL DISTRICT');</text:p>
          </table:table-cell>
        </table:table-row>
        <table:table-row table:style-name="ro1">
          <table:table-cell office:value-type="string" calcext:value-type="string">
            <text:p>0656</text:p>
          </table:table-cell>
          <table:table-cell office:value-type="string" calcext:value-type="string">
            <text:p>FARIBAULT PUBLIC SCHOOL DISTRICT</text:p>
          </table:table-cell>
          <table:table-cell table:number-columns-repeated="7"/>
          <table:table-cell table:formula="of:=CONCATENATE([.$J$1];[.A195];&quot;, '&quot;;[.B195];&quot;');&quot;)" office:value-type="string" office:string-value="INSERT INTO ‘district’ (district_number, district_name) VALUES (0656, 'FARIBAULT PUBLIC SCHOOL DISTRICT');" calcext:value-type="string">
            <text:p>INSERT INTO ‘district’ (district_number, district_name) VALUES (0656, 'FARIBAULT PUBLIC SCHOOL DISTRICT');</text:p>
          </table:table-cell>
        </table:table-row>
        <table:table-row table:style-name="ro1">
          <table:table-cell office:value-type="string" calcext:value-type="string">
            <text:p>0659</text:p>
          </table:table-cell>
          <table:table-cell office:value-type="string" calcext:value-type="string">
            <text:p>NORTHFIELD PUBLIC SCHOOL DISTRICT</text:p>
          </table:table-cell>
          <table:table-cell table:number-columns-repeated="7"/>
          <table:table-cell table:formula="of:=CONCATENATE([.$J$1];[.A196];&quot;, '&quot;;[.B196];&quot;');&quot;)" office:value-type="string" office:string-value="INSERT INTO ‘district’ (district_number, district_name) VALUES (0659, 'NORTHFIELD PUBLIC SCHOOL DISTRICT');" calcext:value-type="string">
            <text:p>INSERT INTO ‘district’ (district_number, district_name) VALUES (0659, 'NORTHFIELD PUBLIC SCHOOL DISTRICT');</text:p>
          </table:table-cell>
        </table:table-row>
        <table:table-row table:style-name="ro1">
          <table:table-cell office:value-type="string" calcext:value-type="string">
            <text:p>0671</text:p>
          </table:table-cell>
          <table:table-cell office:value-type="string" calcext:value-type="string">
            <text:p>HILLS-BEAVER CREEK SCHOOL DISTRICT</text:p>
          </table:table-cell>
          <table:table-cell table:number-columns-repeated="7"/>
          <table:table-cell table:formula="of:=CONCATENATE([.$J$1];[.A197];&quot;, '&quot;;[.B197];&quot;');&quot;)" office:value-type="string" office:string-value="INSERT INTO ‘district’ (district_number, district_name) VALUES (0671, 'HILLS-BEAVER CREEK SCHOOL DISTRICT');" calcext:value-type="string">
            <text:p>INSERT INTO ‘district’ (district_number, district_name) VALUES (0671, 'HILLS-BEAVER CREEK SCHOOL DISTRICT');</text:p>
          </table:table-cell>
        </table:table-row>
        <table:table-row table:style-name="ro1">
          <table:table-cell office:value-type="string" calcext:value-type="string">
            <text:p>0676</text:p>
          </table:table-cell>
          <table:table-cell office:value-type="string" calcext:value-type="string">
            <text:p>BADGER PUBLIC SCHOOL DISTRICT</text:p>
          </table:table-cell>
          <table:table-cell table:number-columns-repeated="7"/>
          <table:table-cell table:formula="of:=CONCATENATE([.$J$1];[.A198];&quot;, '&quot;;[.B198];&quot;');&quot;)" office:value-type="string" office:string-value="INSERT INTO ‘district’ (district_number, district_name) VALUES (0676, 'BADGER PUBLIC SCHOOL DISTRICT');" calcext:value-type="string">
            <text:p>INSERT INTO ‘district’ (district_number, district_name) VALUES (0676, 'BADGER PUBLIC SCHOOL DISTRICT');</text:p>
          </table:table-cell>
        </table:table-row>
        <table:table-row table:style-name="ro1">
          <table:table-cell office:value-type="string" calcext:value-type="string">
            <text:p>0682</text:p>
          </table:table-cell>
          <table:table-cell office:value-type="string" calcext:value-type="string">
            <text:p>ROSEAU PUBLIC SCHOOL DISTRICT</text:p>
          </table:table-cell>
          <table:table-cell table:number-columns-repeated="7"/>
          <table:table-cell table:formula="of:=CONCATENATE([.$J$1];[.A199];&quot;, '&quot;;[.B199];&quot;');&quot;)" office:value-type="string" office:string-value="INSERT INTO ‘district’ (district_number, district_name) VALUES (0682, 'ROSEAU PUBLIC SCHOOL DISTRICT');" calcext:value-type="string">
            <text:p>INSERT INTO ‘district’ (district_number, district_name) VALUES (0682, 'ROSEAU PUBLIC SCHOOL DISTRICT');</text:p>
          </table:table-cell>
        </table:table-row>
        <table:table-row table:style-name="ro1">
          <table:table-cell office:value-type="string" calcext:value-type="string">
            <text:p>0690</text:p>
          </table:table-cell>
          <table:table-cell office:value-type="string" calcext:value-type="string">
            <text:p>WARROAD PUBLIC SCHOOL DISTRICT</text:p>
          </table:table-cell>
          <table:table-cell table:number-columns-repeated="7"/>
          <table:table-cell table:formula="of:=CONCATENATE([.$J$1];[.A200];&quot;, '&quot;;[.B200];&quot;');&quot;)" office:value-type="string" office:string-value="INSERT INTO ‘district’ (district_number, district_name) VALUES (0690, 'WARROAD PUBLIC SCHOOL DISTRICT');" calcext:value-type="string">
            <text:p>INSERT INTO ‘district’ (district_number, district_name) VALUES (0690, 'WARROAD PUBLIC SCHOOL DISTRICT');</text:p>
          </table:table-cell>
        </table:table-row>
        <table:table-row table:style-name="ro1">
          <table:table-cell office:value-type="string" calcext:value-type="string">
            <text:p>0695</text:p>
          </table:table-cell>
          <table:table-cell office:value-type="string" calcext:value-type="string">
            <text:p>CHISHOLM PUBLIC SCHOOL DISTRICT</text:p>
          </table:table-cell>
          <table:table-cell table:number-columns-repeated="7"/>
          <table:table-cell table:formula="of:=CONCATENATE([.$J$1];[.A201];&quot;, '&quot;;[.B201];&quot;');&quot;)" office:value-type="string" office:string-value="INSERT INTO ‘district’ (district_number, district_name) VALUES (0695, 'CHISHOLM PUBLIC SCHOOL DISTRICT');" calcext:value-type="string">
            <text:p>INSERT INTO ‘district’ (district_number, district_name) VALUES (0695, 'CHISHOLM PUBLIC SCHOOL DISTRICT');</text:p>
          </table:table-cell>
        </table:table-row>
        <table:table-row table:style-name="ro1">
          <table:table-cell office:value-type="string" calcext:value-type="string">
            <text:p>0696</text:p>
          </table:table-cell>
          <table:table-cell office:value-type="string" calcext:value-type="string">
            <text:p>ELY PUBLIC SCHOOL DISTRICT</text:p>
          </table:table-cell>
          <table:table-cell table:number-columns-repeated="7"/>
          <table:table-cell table:formula="of:=CONCATENATE([.$J$1];[.A202];&quot;, '&quot;;[.B202];&quot;');&quot;)" office:value-type="string" office:string-value="INSERT INTO ‘district’ (district_number, district_name) VALUES (0696, 'ELY PUBLIC SCHOOL DISTRICT');" calcext:value-type="string">
            <text:p>INSERT INTO ‘district’ (district_number, district_name) VALUES (0696, 'ELY PUBLIC SCHOOL DISTRICT');</text:p>
          </table:table-cell>
        </table:table-row>
        <table:table-row table:style-name="ro1">
          <table:table-cell office:value-type="string" calcext:value-type="string">
            <text:p>0698</text:p>
          </table:table-cell>
          <table:table-cell office:value-type="string" calcext:value-type="string">
            <text:p>FLOODWOOD PUBLIC SCHOOL DISTRICT</text:p>
          </table:table-cell>
          <table:table-cell table:number-columns-repeated="7"/>
          <table:table-cell table:formula="of:=CONCATENATE([.$J$1];[.A203];&quot;, '&quot;;[.B203];&quot;');&quot;)" office:value-type="string" office:string-value="INSERT INTO ‘district’ (district_number, district_name) VALUES (0698, 'FLOODWOOD PUBLIC SCHOOL DISTRICT');" calcext:value-type="string">
            <text:p>INSERT INTO ‘district’ (district_number, district_name) VALUES (0698, 'FLOODWOOD PUBLIC SCHOOL DISTRICT');</text:p>
          </table:table-cell>
        </table:table-row>
        <table:table-row table:style-name="ro1">
          <table:table-cell office:value-type="string" calcext:value-type="string">
            <text:p>0700</text:p>
          </table:table-cell>
          <table:table-cell office:value-type="string" calcext:value-type="string">
            <text:p>HERMANTOWN PUBLIC SCHOOL DISTRICT</text:p>
          </table:table-cell>
          <table:table-cell table:number-columns-repeated="7"/>
          <table:table-cell table:formula="of:=CONCATENATE([.$J$1];[.A204];&quot;, '&quot;;[.B204];&quot;');&quot;)" office:value-type="string" office:string-value="INSERT INTO ‘district’ (district_number, district_name) VALUES (0700, 'HERMANTOWN PUBLIC SCHOOL DISTRICT');" calcext:value-type="string">
            <text:p>INSERT INTO ‘district’ (district_number, district_name) VALUES (0700, 'HERMANTOWN PUBLIC SCHOOL DISTRICT');</text:p>
          </table:table-cell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HIBBING PUBLIC SCHOOL DISTRICT</text:p>
          </table:table-cell>
          <table:table-cell table:number-columns-repeated="7"/>
          <table:table-cell table:formula="of:=CONCATENATE([.$J$1];[.A205];&quot;, '&quot;;[.B205];&quot;');&quot;)" office:value-type="string" office:string-value="INSERT INTO ‘district’ (district_number, district_name) VALUES (0701, 'HIBBING PUBLIC SCHOOL DISTRICT');" calcext:value-type="string">
            <text:p>INSERT INTO ‘district’ (district_number, district_name) VALUES (0701, 'HIBBING PUBLIC SCHOOL DISTRICT');</text:p>
          </table:table-cell>
        </table:table-row>
        <table:table-row table:style-name="ro1">
          <table:table-cell office:value-type="string" calcext:value-type="string">
            <text:p>0704</text:p>
          </table:table-cell>
          <table:table-cell office:value-type="string" calcext:value-type="string">
            <text:p>PROCTOR PUBLIC SCHOOL DISTRICT</text:p>
          </table:table-cell>
          <table:table-cell table:number-columns-repeated="7"/>
          <table:table-cell table:formula="of:=CONCATENATE([.$J$1];[.A206];&quot;, '&quot;;[.B206];&quot;');&quot;)" office:value-type="string" office:string-value="INSERT INTO ‘district’ (district_number, district_name) VALUES (0704, 'PROCTOR PUBLIC SCHOOL DISTRICT');" calcext:value-type="string">
            <text:p>INSERT INTO ‘district’ (district_number, district_name) VALUES (0704, 'PROCTOR PUBLIC SCHOOL DISTRICT');</text:p>
          </table:table-cell>
        </table:table-row>
        <table:table-row table:style-name="ro1">
          <table:table-cell office:value-type="string" calcext:value-type="string">
            <text:p>0706</text:p>
          </table:table-cell>
          <table:table-cell office:value-type="string" calcext:value-type="string">
            <text:p>VIRGINIA PUBLIC SCHOOL DISTRICT</text:p>
          </table:table-cell>
          <table:table-cell table:number-columns-repeated="7"/>
          <table:table-cell table:formula="of:=CONCATENATE([.$J$1];[.A207];&quot;, '&quot;;[.B207];&quot;');&quot;)" office:value-type="string" office:string-value="INSERT INTO ‘district’ (district_number, district_name) VALUES (0706, 'VIRGINIA PUBLIC SCHOOL DISTRICT');" calcext:value-type="string">
            <text:p>INSERT INTO ‘district’ (district_number, district_name) VALUES (0706, 'VIRGINIA PUBLIC SCHOOL DISTRICT');</text:p>
          </table:table-cell>
        </table:table-row>
        <table:table-row table:style-name="ro1">
          <table:table-cell office:value-type="string" calcext:value-type="string">
            <text:p>0707</text:p>
          </table:table-cell>
          <table:table-cell office:value-type="string" calcext:value-type="string">
            <text:p>NETT LAKE PUBLIC SCHOOL DISTRICT</text:p>
          </table:table-cell>
          <table:table-cell table:number-columns-repeated="7"/>
          <table:table-cell table:formula="of:=CONCATENATE([.$J$1];[.A208];&quot;, '&quot;;[.B208];&quot;');&quot;)" office:value-type="string" office:string-value="INSERT INTO ‘district’ (district_number, district_name) VALUES (0707, 'NETT LAKE PUBLIC SCHOOL DISTRICT');" calcext:value-type="string">
            <text:p>INSERT INTO ‘district’ (district_number, district_name) VALUES (0707, 'NETT LAKE PUBLIC SCHOOL DISTRICT');</text:p>
          </table:table-cell>
        </table:table-row>
        <table:table-row table:style-name="ro1">
          <table:table-cell office:value-type="string" calcext:value-type="string">
            <text:p>0709</text:p>
          </table:table-cell>
          <table:table-cell office:value-type="string" calcext:value-type="string">
            <text:p>DULUTH PUBLIC SCHOOL DISTRICT</text:p>
          </table:table-cell>
          <table:table-cell table:number-columns-repeated="7"/>
          <table:table-cell table:formula="of:=CONCATENATE([.$J$1];[.A209];&quot;, '&quot;;[.B209];&quot;');&quot;)" office:value-type="string" office:string-value="INSERT INTO ‘district’ (district_number, district_name) VALUES (0709, 'DULUTH PUBLIC SCHOOL DISTRICT');" calcext:value-type="string">
            <text:p>INSERT INTO ‘district’ (district_number, district_name) VALUES (0709, 'DULUTH PUBLIC SCHOOL DISTRICT');</text:p>
          </table:table-cell>
        </table:table-row>
        <table:table-row table:style-name="ro1">
          <table:table-cell office:value-type="string" calcext:value-type="string">
            <text:p>0712</text:p>
          </table:table-cell>
          <table:table-cell office:value-type="string" calcext:value-type="string">
            <text:p>MOUNTAIN IRON-BUHL SCHOOL DISTRICT</text:p>
          </table:table-cell>
          <table:table-cell table:number-columns-repeated="7"/>
          <table:table-cell table:formula="of:=CONCATENATE([.$J$1];[.A210];&quot;, '&quot;;[.B210];&quot;');&quot;)" office:value-type="string" office:string-value="INSERT INTO ‘district’ (district_number, district_name) VALUES (0712, 'MOUNTAIN IRON-BUHL SCHOOL DISTRICT');" calcext:value-type="string">
            <text:p>INSERT INTO ‘district’ (district_number, district_name) VALUES (0712, 'MOUNTAIN IRON-BUHL SCHOOL DISTRICT');</text:p>
          </table:table-cell>
        </table:table-row>
        <table:table-row table:style-name="ro1">
          <table:table-cell office:value-type="string" calcext:value-type="string">
            <text:p>0716</text:p>
          </table:table-cell>
          <table:table-cell office:value-type="string" calcext:value-type="string">
            <text:p>BELLE PLAINE PUBLIC SCHOOL DISTRICT</text:p>
          </table:table-cell>
          <table:table-cell table:number-columns-repeated="7"/>
          <table:table-cell table:formula="of:=CONCATENATE([.$J$1];[.A211];&quot;, '&quot;;[.B211];&quot;');&quot;)" office:value-type="string" office:string-value="INSERT INTO ‘district’ (district_number, district_name) VALUES (0716, 'BELLE PLAINE PUBLIC SCHOOL DISTRICT');" calcext:value-type="string">
            <text:p>INSERT INTO ‘district’ (district_number, district_name) VALUES (0716, 'BELLE PLAINE PUBLIC SCHOOL DISTRICT');</text:p>
          </table:table-cell>
        </table:table-row>
        <table:table-row table:style-name="ro1">
          <table:table-cell office:value-type="string" calcext:value-type="string">
            <text:p>0717</text:p>
          </table:table-cell>
          <table:table-cell office:value-type="string" calcext:value-type="string">
            <text:p>JORDAN PUBLIC SCHOOL DISTRICT</text:p>
          </table:table-cell>
          <table:table-cell table:number-columns-repeated="7"/>
          <table:table-cell table:formula="of:=CONCATENATE([.$J$1];[.A212];&quot;, '&quot;;[.B212];&quot;');&quot;)" office:value-type="string" office:string-value="INSERT INTO ‘district’ (district_number, district_name) VALUES (0717, 'JORDAN PUBLIC SCHOOL DISTRICT');" calcext:value-type="string">
            <text:p>INSERT INTO ‘district’ (district_number, district_name) VALUES (0717, 'JORDAN PUBLIC SCHOOL DISTRICT');</text:p>
          </table:table-cell>
        </table:table-row>
        <table:table-row table:style-name="ro1">
          <table:table-cell office:value-type="string" calcext:value-type="string">
            <text:p>0719</text:p>
          </table:table-cell>
          <table:table-cell office:value-type="string" calcext:value-type="string">
            <text:p>PRIOR LAKE-SAVAGE AREA SCHOOLS</text:p>
          </table:table-cell>
          <table:table-cell table:number-columns-repeated="7"/>
          <table:table-cell table:formula="of:=CONCATENATE([.$J$1];[.A213];&quot;, '&quot;;[.B213];&quot;');&quot;)" office:value-type="string" office:string-value="INSERT INTO ‘district’ (district_number, district_name) VALUES (0719, 'PRIOR LAKE-SAVAGE AREA SCHOOLS');" calcext:value-type="string">
            <text:p>INSERT INTO ‘district’ (district_number, district_name) VALUES (0719, 'PRIOR LAKE-SAVAGE AREA SCHOOLS');</text:p>
          </table:table-cell>
        </table:table-row>
        <table:table-row table:style-name="ro1">
          <table:table-cell office:value-type="string" calcext:value-type="string">
            <text:p>0720</text:p>
          </table:table-cell>
          <table:table-cell office:value-type="string" calcext:value-type="string">
            <text:p>SHAKOPEE PUBLIC SCHOOL DISTRICT</text:p>
          </table:table-cell>
          <table:table-cell table:number-columns-repeated="7"/>
          <table:table-cell table:formula="of:=CONCATENATE([.$J$1];[.A214];&quot;, '&quot;;[.B214];&quot;');&quot;)" office:value-type="string" office:string-value="INSERT INTO ‘district’ (district_number, district_name) VALUES (0720, 'SHAKOPEE PUBLIC SCHOOL DISTRICT');" calcext:value-type="string">
            <text:p>INSERT INTO ‘district’ (district_number, district_name) VALUES (0720, 'SHAKOPEE PUBLIC SCHOOL DISTRICT');</text:p>
          </table:table-cell>
        </table:table-row>
        <table:table-row table:style-name="ro1">
          <table:table-cell office:value-type="string" calcext:value-type="string">
            <text:p>0721</text:p>
          </table:table-cell>
          <table:table-cell office:value-type="string" calcext:value-type="string">
            <text:p>NEW PRAGUE AREA SCHOOLS</text:p>
          </table:table-cell>
          <table:table-cell table:number-columns-repeated="7"/>
          <table:table-cell table:formula="of:=CONCATENATE([.$J$1];[.A215];&quot;, '&quot;;[.B215];&quot;');&quot;)" office:value-type="string" office:string-value="INSERT INTO ‘district’ (district_number, district_name) VALUES (0721, 'NEW PRAGUE AREA SCHOOLS');" calcext:value-type="string">
            <text:p>INSERT INTO ‘district’ (district_number, district_name) VALUES (0721, 'NEW PRAGUE AREA SCHOOLS');</text:p>
          </table:table-cell>
        </table:table-row>
        <table:table-row table:style-name="ro1">
          <table:table-cell office:value-type="string" calcext:value-type="string">
            <text:p>0726</text:p>
          </table:table-cell>
          <table:table-cell office:value-type="string" calcext:value-type="string">
            <text:p>BECKER PUBLIC SCHOOL DISTRICT</text:p>
          </table:table-cell>
          <table:table-cell table:number-columns-repeated="7"/>
          <table:table-cell table:formula="of:=CONCATENATE([.$J$1];[.A216];&quot;, '&quot;;[.B216];&quot;');&quot;)" office:value-type="string" office:string-value="INSERT INTO ‘district’ (district_number, district_name) VALUES (0726, 'BECKER PUBLIC SCHOOL DISTRICT');" calcext:value-type="string">
            <text:p>INSERT INTO ‘district’ (district_number, district_name) VALUES (0726, 'BECKER PUBLIC SCHOOL DISTRICT');</text:p>
          </table:table-cell>
        </table:table-row>
        <table:table-row table:style-name="ro1">
          <table:table-cell office:value-type="string" calcext:value-type="string">
            <text:p>0727</text:p>
          </table:table-cell>
          <table:table-cell office:value-type="string" calcext:value-type="string">
            <text:p>BIG LAKE PUBLIC SCHOOL DISTRICT</text:p>
          </table:table-cell>
          <table:table-cell table:number-columns-repeated="7"/>
          <table:table-cell table:formula="of:=CONCATENATE([.$J$1];[.A217];&quot;, '&quot;;[.B217];&quot;');&quot;)" office:value-type="string" office:string-value="INSERT INTO ‘district’ (district_number, district_name) VALUES (0727, 'BIG LAKE PUBLIC SCHOOL DISTRICT');" calcext:value-type="string">
            <text:p>INSERT INTO ‘district’ (district_number, district_name) VALUES (0727, 'BIG LAKE PUBLIC SCHOOL DISTRICT');</text:p>
          </table:table-cell>
        </table:table-row>
        <table:table-row table:style-name="ro1">
          <table:table-cell office:value-type="string" calcext:value-type="string">
            <text:p>0728</text:p>
          </table:table-cell>
          <table:table-cell office:value-type="string" calcext:value-type="string">
            <text:p>ELK RIVER PUBLIC SCHOOL DISTRICT</text:p>
          </table:table-cell>
          <table:table-cell table:number-columns-repeated="7"/>
          <table:table-cell table:formula="of:=CONCATENATE([.$J$1];[.A218];&quot;, '&quot;;[.B218];&quot;');&quot;)" office:value-type="string" office:string-value="INSERT INTO ‘district’ (district_number, district_name) VALUES (0728, 'ELK RIVER PUBLIC SCHOOL DISTRICT');" calcext:value-type="string">
            <text:p>INSERT INTO ‘district’ (district_number, district_name) VALUES (0728, 'ELK RIVER PUBLIC SCHOOL DISTRICT');</text:p>
          </table:table-cell>
        </table:table-row>
        <table:table-row table:style-name="ro1">
          <table:table-cell office:value-type="string" calcext:value-type="string">
            <text:p>0738</text:p>
          </table:table-cell>
          <table:table-cell office:value-type="string" calcext:value-type="string">
            <text:p>HOLDINGFORD PUBLIC SCHOOL DISTRICT</text:p>
          </table:table-cell>
          <table:table-cell table:number-columns-repeated="7"/>
          <table:table-cell table:formula="of:=CONCATENATE([.$J$1];[.A219];&quot;, '&quot;;[.B219];&quot;');&quot;)" office:value-type="string" office:string-value="INSERT INTO ‘district’ (district_number, district_name) VALUES (0738, 'HOLDINGFORD PUBLIC SCHOOL DISTRICT');" calcext:value-type="string">
            <text:p>INSERT INTO ‘district’ (district_number, district_name) VALUES (0738, 'HOLDINGFORD PUBLIC SCHOOL DISTRICT');</text:p>
          </table:table-cell>
        </table:table-row>
        <table:table-row table:style-name="ro1">
          <table:table-cell office:value-type="string" calcext:value-type="string">
            <text:p>0739</text:p>
          </table:table-cell>
          <table:table-cell office:value-type="string" calcext:value-type="string">
            <text:p>KIMBALL PUBLIC SCHOOL DISTRICT</text:p>
          </table:table-cell>
          <table:table-cell table:number-columns-repeated="7"/>
          <table:table-cell table:formula="of:=CONCATENATE([.$J$1];[.A220];&quot;, '&quot;;[.B220];&quot;');&quot;)" office:value-type="string" office:string-value="INSERT INTO ‘district’ (district_number, district_name) VALUES (0739, 'KIMBALL PUBLIC SCHOOL DISTRICT');" calcext:value-type="string">
            <text:p>INSERT INTO ‘district’ (district_number, district_name) VALUES (0739, 'KIMBALL PUBLIC SCHOOL DISTRICT');</text:p>
          </table:table-cell>
        </table:table-row>
        <table:table-row table:style-name="ro1">
          <table:table-cell office:value-type="string" calcext:value-type="string">
            <text:p>0740</text:p>
          </table:table-cell>
          <table:table-cell office:value-type="string" calcext:value-type="string">
            <text:p>MELROSE PUBLIC SCHOOL DISTRICT</text:p>
          </table:table-cell>
          <table:table-cell table:number-columns-repeated="7"/>
          <table:table-cell table:formula="of:=CONCATENATE([.$J$1];[.A221];&quot;, '&quot;;[.B221];&quot;');&quot;)" office:value-type="string" office:string-value="INSERT INTO ‘district’ (district_number, district_name) VALUES (0740, 'MELROSE PUBLIC SCHOOL DISTRICT');" calcext:value-type="string">
            <text:p>INSERT INTO ‘district’ (district_number, district_name) VALUES (0740, 'MELROSE PUBLIC SCHOOL DISTRICT');</text:p>
          </table:table-cell>
        </table:table-row>
        <table:table-row table:style-name="ro1">
          <table:table-cell office:value-type="string" calcext:value-type="string">
            <text:p>0741</text:p>
          </table:table-cell>
          <table:table-cell office:value-type="string" calcext:value-type="string">
            <text:p>PAYNESVILLE PUBLIC SCHOOL DISTRICT</text:p>
          </table:table-cell>
          <table:table-cell table:number-columns-repeated="7"/>
          <table:table-cell table:formula="of:=CONCATENATE([.$J$1];[.A222];&quot;, '&quot;;[.B222];&quot;');&quot;)" office:value-type="string" office:string-value="INSERT INTO ‘district’ (district_number, district_name) VALUES (0741, 'PAYNESVILLE PUBLIC SCHOOL DISTRICT');" calcext:value-type="string">
            <text:p>INSERT INTO ‘district’ (district_number, district_name) VALUES (0741, 'PAYNESVILLE PUBLIC SCHOOL DISTRICT');</text:p>
          </table:table-cell>
        </table:table-row>
        <table:table-row table:style-name="ro1">
          <table:table-cell office:value-type="string" calcext:value-type="string">
            <text:p>0742</text:p>
          </table:table-cell>
          <table:table-cell office:value-type="string" calcext:value-type="string">
            <text:p>ST. CLOUD PUBLIC SCHOOL DISTRICT</text:p>
          </table:table-cell>
          <table:table-cell table:number-columns-repeated="7"/>
          <table:table-cell table:formula="of:=CONCATENATE([.$J$1];[.A223];&quot;, '&quot;;[.B223];&quot;');&quot;)" office:value-type="string" office:string-value="INSERT INTO ‘district’ (district_number, district_name) VALUES (0742, 'ST. CLOUD PUBLIC SCHOOL DISTRICT');" calcext:value-type="string">
            <text:p>INSERT INTO ‘district’ (district_number, district_name) VALUES (0742, 'ST. CLOUD PUBLIC SCHOOL DISTRICT');</text:p>
          </table:table-cell>
        </table:table-row>
        <table:table-row table:style-name="ro1">
          <table:table-cell office:value-type="string" calcext:value-type="string">
            <text:p>0743</text:p>
          </table:table-cell>
          <table:table-cell office:value-type="string" calcext:value-type="string">
            <text:p>SAUK CENTRE PUBLIC SCHOOL DISTRICT</text:p>
          </table:table-cell>
          <table:table-cell table:number-columns-repeated="7"/>
          <table:table-cell table:formula="of:=CONCATENATE([.$J$1];[.A224];&quot;, '&quot;;[.B224];&quot;');&quot;)" office:value-type="string" office:string-value="INSERT INTO ‘district’ (district_number, district_name) VALUES (0743, 'SAUK CENTRE PUBLIC SCHOOL DISTRICT');" calcext:value-type="string">
            <text:p>INSERT INTO ‘district’ (district_number, district_name) VALUES (0743, 'SAUK CENTRE PUBLIC SCHOOL DISTRICT');</text:p>
          </table:table-cell>
        </table:table-row>
        <table:table-row table:style-name="ro1">
          <table:table-cell office:value-type="string" calcext:value-type="string">
            <text:p>0745</text:p>
          </table:table-cell>
          <table:table-cell office:value-type="string" calcext:value-type="string">
            <text:p>ALBANY PUBLIC SCHOOL DISTRICT</text:p>
          </table:table-cell>
          <table:table-cell table:number-columns-repeated="7"/>
          <table:table-cell table:formula="of:=CONCATENATE([.$J$1];[.A225];&quot;, '&quot;;[.B225];&quot;');&quot;)" office:value-type="string" office:string-value="INSERT INTO ‘district’ (district_number, district_name) VALUES (0745, 'ALBANY PUBLIC SCHOOL DISTRICT');" calcext:value-type="string">
            <text:p>INSERT INTO ‘district’ (district_number, district_name) VALUES (0745, 'ALBANY PUBLIC SCHOOL DISTRICT');</text:p>
          </table:table-cell>
        </table:table-row>
        <table:table-row table:style-name="ro1">
          <table:table-cell office:value-type="string" calcext:value-type="string">
            <text:p>0748</text:p>
          </table:table-cell>
          <table:table-cell office:value-type="string" calcext:value-type="string">
            <text:p>SARTELL-ST. STEPHEN SCHOOL DISTRICT</text:p>
          </table:table-cell>
          <table:table-cell table:number-columns-repeated="7"/>
          <table:table-cell table:formula="of:=CONCATENATE([.$J$1];[.A226];&quot;, '&quot;;[.B226];&quot;');&quot;)" office:value-type="string" office:string-value="INSERT INTO ‘district’ (district_number, district_name) VALUES (0748, 'SARTELL-ST. STEPHEN SCHOOL DISTRICT');" calcext:value-type="string">
            <text:p>INSERT INTO ‘district’ (district_number, district_name) VALUES (0748, 'SARTELL-ST. STEPHEN SCHOOL DISTRICT');</text:p>
          </table:table-cell>
        </table:table-row>
        <table:table-row table:style-name="ro1">
          <table:table-cell office:value-type="string" calcext:value-type="string">
            <text:p>0750</text:p>
          </table:table-cell>
          <table:table-cell office:value-type="string" calcext:value-type="string">
            <text:p>ROCORI PUBLIC SCHOOL DISTRICT</text:p>
          </table:table-cell>
          <table:table-cell table:number-columns-repeated="7"/>
          <table:table-cell table:formula="of:=CONCATENATE([.$J$1];[.A227];&quot;, '&quot;;[.B227];&quot;');&quot;)" office:value-type="string" office:string-value="INSERT INTO ‘district’ (district_number, district_name) VALUES (0750, 'ROCORI PUBLIC SCHOOL DISTRICT');" calcext:value-type="string">
            <text:p>INSERT INTO ‘district’ (district_number, district_name) VALUES (0750, 'ROCORI PUBLIC SCHOOL DISTRICT');</text:p>
          </table:table-cell>
        </table:table-row>
        <table:table-row table:style-name="ro1">
          <table:table-cell office:value-type="string" calcext:value-type="string">
            <text:p>0756</text:p>
          </table:table-cell>
          <table:table-cell office:value-type="string" calcext:value-type="string">
            <text:p>BLOOMING PRAIRIE PUBLIC SCHOOL DIST</text:p>
          </table:table-cell>
          <table:table-cell table:number-columns-repeated="7"/>
          <table:table-cell table:formula="of:=CONCATENATE([.$J$1];[.A228];&quot;, '&quot;;[.B228];&quot;');&quot;)" office:value-type="string" office:string-value="INSERT INTO ‘district’ (district_number, district_name) VALUES (0756, 'BLOOMING PRAIRIE PUBLIC SCHOOL DIST');" calcext:value-type="string">
            <text:p>INSERT INTO ‘district’ (district_number, district_name) VALUES (0756, 'BLOOMING PRAIRIE PUBLIC SCHOOL DIST');</text:p>
          </table:table-cell>
        </table:table-row>
        <table:table-row table:style-name="ro1">
          <table:table-cell office:value-type="string" calcext:value-type="string">
            <text:p>0761</text:p>
          </table:table-cell>
          <table:table-cell office:value-type="string" calcext:value-type="string">
            <text:p>OWATONNA PUBLIC SCHOOL DISTRICT</text:p>
          </table:table-cell>
          <table:table-cell table:number-columns-repeated="7"/>
          <table:table-cell table:formula="of:=CONCATENATE([.$J$1];[.A229];&quot;, '&quot;;[.B229];&quot;');&quot;)" office:value-type="string" office:string-value="INSERT INTO ‘district’ (district_number, district_name) VALUES (0761, 'OWATONNA PUBLIC SCHOOL DISTRICT');" calcext:value-type="string">
            <text:p>INSERT INTO ‘district’ (district_number, district_name) VALUES (0761, 'OWATONNA PUBLIC SCHOOL DISTRICT');</text:p>
          </table:table-cell>
        </table:table-row>
        <table:table-row table:style-name="ro1">
          <table:table-cell office:value-type="string" calcext:value-type="string">
            <text:p>0763</text:p>
          </table:table-cell>
          <table:table-cell office:value-type="string" calcext:value-type="string">
            <text:p>MEDFORD PUBLIC SCHOOL DISTRICT</text:p>
          </table:table-cell>
          <table:table-cell table:number-columns-repeated="7"/>
          <table:table-cell table:formula="of:=CONCATENATE([.$J$1];[.A230];&quot;, '&quot;;[.B230];&quot;');&quot;)" office:value-type="string" office:string-value="INSERT INTO ‘district’ (district_number, district_name) VALUES (0763, 'MEDFORD PUBLIC SCHOOL DISTRICT');" calcext:value-type="string">
            <text:p>INSERT INTO ‘district’ (district_number, district_name) VALUES (0763, 'MEDFORD PUBLIC SCHOOL DISTRICT');</text:p>
          </table:table-cell>
        </table:table-row>
        <table:table-row table:style-name="ro1">
          <table:table-cell office:value-type="string" calcext:value-type="string">
            <text:p>0768</text:p>
          </table:table-cell>
          <table:table-cell office:value-type="string" calcext:value-type="string">
            <text:p>HANCOCK PUBLIC SCHOOL DISTRICT</text:p>
          </table:table-cell>
          <table:table-cell table:number-columns-repeated="7"/>
          <table:table-cell table:formula="of:=CONCATENATE([.$J$1];[.A231];&quot;, '&quot;;[.B231];&quot;');&quot;)" office:value-type="string" office:string-value="INSERT INTO ‘district’ (district_number, district_name) VALUES (0768, 'HANCOCK PUBLIC SCHOOL DISTRICT');" calcext:value-type="string">
            <text:p>INSERT INTO ‘district’ (district_number, district_name) VALUES (0768, 'HANCOCK PUBLIC SCHOOL DISTRICT');</text:p>
          </table:table-cell>
        </table:table-row>
        <table:table-row table:style-name="ro1">
          <table:table-cell office:value-type="string" calcext:value-type="string">
            <text:p>0769</text:p>
          </table:table-cell>
          <table:table-cell office:value-type="string" calcext:value-type="string">
            <text:p>MORRIS PUBLIC SCHOOL DISTRICT</text:p>
          </table:table-cell>
          <table:table-cell table:number-columns-repeated="7"/>
          <table:table-cell table:formula="of:=CONCATENATE([.$J$1];[.A232];&quot;, '&quot;;[.B232];&quot;');&quot;)" office:value-type="string" office:string-value="INSERT INTO ‘district’ (district_number, district_name) VALUES (0769, 'MORRIS PUBLIC SCHOOL DISTRICT');" calcext:value-type="string">
            <text:p>INSERT INTO ‘district’ (district_number, district_name) VALUES (0769, 'MORRIS PUBLIC SCHOOL DISTRICT');</text:p>
          </table:table-cell>
        </table:table-row>
        <table:table-row table:style-name="ro1">
          <table:table-cell office:value-type="string" calcext:value-type="string">
            <text:p>0771</text:p>
          </table:table-cell>
          <table:table-cell office:value-type="string" calcext:value-type="string">
            <text:p>CHOKIO-ALBERTA PUBLIC SCHOOLS</text:p>
          </table:table-cell>
          <table:table-cell table:number-columns-repeated="7"/>
          <table:table-cell table:formula="of:=CONCATENATE([.$J$1];[.A233];&quot;, '&quot;;[.B233];&quot;');&quot;)" office:value-type="string" office:string-value="INSERT INTO ‘district’ (district_number, district_name) VALUES (0771, 'CHOKIO-ALBERTA PUBLIC SCHOOLS');" calcext:value-type="string">
            <text:p>INSERT INTO ‘district’ (district_number, district_name) VALUES (0771, 'CHOKIO-ALBERTA PUBLIC SCHOOLS');</text:p>
          </table:table-cell>
        </table:table-row>
        <table:table-row table:style-name="ro1">
          <table:table-cell office:value-type="string" calcext:value-type="string">
            <text:p>0775</text:p>
          </table:table-cell>
          <table:table-cell office:value-type="string" calcext:value-type="string">
            <text:p>KERKHOVEN-MURDOCK-SUNBURG</text:p>
          </table:table-cell>
          <table:table-cell table:number-columns-repeated="7"/>
          <table:table-cell table:formula="of:=CONCATENATE([.$J$1];[.A234];&quot;, '&quot;;[.B234];&quot;');&quot;)" office:value-type="string" office:string-value="INSERT INTO ‘district’ (district_number, district_name) VALUES (0775, 'KERKHOVEN-MURDOCK-SUNBURG');" calcext:value-type="string">
            <text:p>INSERT INTO ‘district’ (district_number, district_name) VALUES (0775, 'KERKHOVEN-MURDOCK-SUNBURG');</text:p>
          </table:table-cell>
        </table:table-row>
        <table:table-row table:style-name="ro1">
          <table:table-cell office:value-type="string" calcext:value-type="string">
            <text:p>0777</text:p>
          </table:table-cell>
          <table:table-cell office:value-type="string" calcext:value-type="string">
            <text:p>BENSON PUBLIC SCHOOL DISTRICT</text:p>
          </table:table-cell>
          <table:table-cell table:number-columns-repeated="7"/>
          <table:table-cell table:formula="of:=CONCATENATE([.$J$1];[.A235];&quot;, '&quot;;[.B235];&quot;');&quot;)" office:value-type="string" office:string-value="INSERT INTO ‘district’ (district_number, district_name) VALUES (0777, 'BENSON PUBLIC SCHOOL DISTRICT');" calcext:value-type="string">
            <text:p>INSERT INTO ‘district’ (district_number, district_name) VALUES (0777, 'BENSON PUBLIC SCHOOL DISTRICT');</text:p>
          </table:table-cell>
        </table:table-row>
        <table:table-row table:style-name="ro1">
          <table:table-cell office:value-type="string" calcext:value-type="string">
            <text:p>0786</text:p>
          </table:table-cell>
          <table:table-cell office:value-type="string" calcext:value-type="string">
            <text:p>BERTHA-HEWITT PUBLIC SCHOOL DIST.</text:p>
          </table:table-cell>
          <table:table-cell table:number-columns-repeated="7"/>
          <table:table-cell table:formula="of:=CONCATENATE([.$J$1];[.A236];&quot;, '&quot;;[.B236];&quot;');&quot;)" office:value-type="string" office:string-value="INSERT INTO ‘district’ (district_number, district_name) VALUES (0786, 'BERTHA-HEWITT PUBLIC SCHOOL DIST.');" calcext:value-type="string">
            <text:p>INSERT INTO ‘district’ (district_number, district_name) VALUES (0786, 'BERTHA-HEWITT PUBLIC SCHOOL DIST.');</text:p>
          </table:table-cell>
        </table:table-row>
        <table:table-row table:style-name="ro1">
          <table:table-cell office:value-type="string" calcext:value-type="string">
            <text:p>0787</text:p>
          </table:table-cell>
          <table:table-cell office:value-type="string" calcext:value-type="string">
            <text:p>BROWERVILLE PUBLIC SCHOOL DISTRICT</text:p>
          </table:table-cell>
          <table:table-cell table:number-columns-repeated="7"/>
          <table:table-cell table:formula="of:=CONCATENATE([.$J$1];[.A237];&quot;, '&quot;;[.B237];&quot;');&quot;)" office:value-type="string" office:string-value="INSERT INTO ‘district’ (district_number, district_name) VALUES (0787, 'BROWERVILLE PUBLIC SCHOOL DISTRICT');" calcext:value-type="string">
            <text:p>INSERT INTO ‘district’ (district_number, district_name) VALUES (0787, 'BROWERVILLE PUBLIC SCHOOL DISTRICT');</text:p>
          </table:table-cell>
        </table:table-row>
        <table:table-row table:style-name="ro1">
          <table:table-cell office:value-type="string" calcext:value-type="string">
            <text:p>0801</text:p>
          </table:table-cell>
          <table:table-cell office:value-type="string" calcext:value-type="string">
            <text:p>BROWNS VALLEY PUBLIC SCHOOL DIST</text:p>
          </table:table-cell>
          <table:table-cell table:number-columns-repeated="7"/>
          <table:table-cell table:formula="of:=CONCATENATE([.$J$1];[.A238];&quot;, '&quot;;[.B238];&quot;');&quot;)" office:value-type="string" office:string-value="INSERT INTO ‘district’ (district_number, district_name) VALUES (0801, 'BROWNS VALLEY PUBLIC SCHOOL DIST');" calcext:value-type="string">
            <text:p>INSERT INTO ‘district’ (district_number, district_name) VALUES (0801, 'BROWNS VALLEY PUBLIC SCHOOL DIST');</text:p>
          </table:table-cell>
        </table:table-row>
        <table:table-row table:style-name="ro1">
          <table:table-cell office:value-type="string" calcext:value-type="string">
            <text:p>0803</text:p>
          </table:table-cell>
          <table:table-cell office:value-type="string" calcext:value-type="string">
            <text:p>WHEATON AREA PUBLIC SCHOOL DISTRICT</text:p>
          </table:table-cell>
          <table:table-cell table:number-columns-repeated="7"/>
          <table:table-cell table:formula="of:=CONCATENATE([.$J$1];[.A239];&quot;, '&quot;;[.B239];&quot;');&quot;)" office:value-type="string" office:string-value="INSERT INTO ‘district’ (district_number, district_name) VALUES (0803, 'WHEATON AREA PUBLIC SCHOOL DISTRICT');" calcext:value-type="string">
            <text:p>INSERT INTO ‘district’ (district_number, district_name) VALUES (0803, 'WHEATON AREA PUBLIC SCHOOL DISTRICT');</text:p>
          </table:table-cell>
        </table:table-row>
        <table:table-row table:style-name="ro1">
          <table:table-cell office:value-type="string" calcext:value-type="string">
            <text:p>0811</text:p>
          </table:table-cell>
          <table:table-cell office:value-type="string" calcext:value-type="string">
            <text:p>WABASHA-KELLOGG SCHOOL DISTRICT</text:p>
          </table:table-cell>
          <table:table-cell table:number-columns-repeated="7"/>
          <table:table-cell table:formula="of:=CONCATENATE([.$J$1];[.A240];&quot;, '&quot;;[.B240];&quot;');&quot;)" office:value-type="string" office:string-value="INSERT INTO ‘district’ (district_number, district_name) VALUES (0811, 'WABASHA-KELLOGG SCHOOL DISTRICT');" calcext:value-type="string">
            <text:p>INSERT INTO ‘district’ (district_number, district_name) VALUES (0811, 'WABASHA-KELLOGG SCHOOL DISTRICT');</text:p>
          </table:table-cell>
        </table:table-row>
        <table:table-row table:style-name="ro1">
          <table:table-cell office:value-type="string" calcext:value-type="string">
            <text:p>0813</text:p>
          </table:table-cell>
          <table:table-cell office:value-type="string" calcext:value-type="string">
            <text:p>LAKE CITY PUBLIC SCHOOL DISTRICT</text:p>
          </table:table-cell>
          <table:table-cell table:number-columns-repeated="7"/>
          <table:table-cell table:formula="of:=CONCATENATE([.$J$1];[.A241];&quot;, '&quot;;[.B241];&quot;');&quot;)" office:value-type="string" office:string-value="INSERT INTO ‘district’ (district_number, district_name) VALUES (0813, 'LAKE CITY PUBLIC SCHOOL DISTRICT');" calcext:value-type="string">
            <text:p>INSERT INTO ‘district’ (district_number, district_name) VALUES (0813, 'LAKE CITY PUBLIC SCHOOL DISTRICT');</text:p>
          </table:table-cell>
        </table:table-row>
        <table:table-row table:style-name="ro1">
          <table:table-cell office:value-type="string" calcext:value-type="string">
            <text:p>0815</text:p>
          </table:table-cell>
          <table:table-cell office:value-type="string" calcext:value-type="string">
            <text:p>PRINSBURG PUBLIC SCHOOL DISTRICT</text:p>
          </table:table-cell>
          <table:table-cell table:number-columns-repeated="7"/>
          <table:table-cell table:formula="of:=CONCATENATE([.$J$1];[.A242];&quot;, '&quot;;[.B242];&quot;');&quot;)" office:value-type="string" office:string-value="INSERT INTO ‘district’ (district_number, district_name) VALUES (0815, 'PRINSBURG PUBLIC SCHOOL DISTRICT');" calcext:value-type="string">
            <text:p>INSERT INTO ‘district’ (district_number, district_name) VALUES (0815, 'PRINSBURG PUBLIC SCHOOL DISTRICT');</text:p>
          </table:table-cell>
        </table:table-row>
        <table:table-row table:style-name="ro1">
          <table:table-cell office:value-type="string" calcext:value-type="string">
            <text:p>0818</text:p>
          </table:table-cell>
          <table:table-cell office:value-type="string" calcext:value-type="string">
            <text:p>VERNDALE PUBLIC SCHOOL DISTRICT</text:p>
          </table:table-cell>
          <table:table-cell table:number-columns-repeated="7"/>
          <table:table-cell table:formula="of:=CONCATENATE([.$J$1];[.A243];&quot;, '&quot;;[.B243];&quot;');&quot;)" office:value-type="string" office:string-value="INSERT INTO ‘district’ (district_number, district_name) VALUES (0818, 'VERNDALE PUBLIC SCHOOL DISTRICT');" calcext:value-type="string">
            <text:p>INSERT INTO ‘district’ (district_number, district_name) VALUES (0818, 'VERNDALE PUBLIC SCHOOL DISTRICT');</text:p>
          </table:table-cell>
        </table:table-row>
        <table:table-row table:style-name="ro1">
          <table:table-cell office:value-type="string" calcext:value-type="string">
            <text:p>0820</text:p>
          </table:table-cell>
          <table:table-cell office:value-type="string" calcext:value-type="string">
            <text:p>SEBEKA PUBLIC SCHOOL DISTRICT</text:p>
          </table:table-cell>
          <table:table-cell table:number-columns-repeated="7"/>
          <table:table-cell table:formula="of:=CONCATENATE([.$J$1];[.A244];&quot;, '&quot;;[.B244];&quot;');&quot;)" office:value-type="string" office:string-value="INSERT INTO ‘district’ (district_number, district_name) VALUES (0820, 'SEBEKA PUBLIC SCHOOL DISTRICT');" calcext:value-type="string">
            <text:p>INSERT INTO ‘district’ (district_number, district_name) VALUES (0820, 'SEBEKA PUBLIC SCHOOL DISTRICT');</text:p>
          </table:table-cell>
        </table:table-row>
        <table:table-row table:style-name="ro1">
          <table:table-cell office:value-type="string" calcext:value-type="string">
            <text:p>0821</text:p>
          </table:table-cell>
          <table:table-cell office:value-type="string" calcext:value-type="string">
            <text:p>MENAHGA PUBLIC SCHOOL DISTRICT</text:p>
          </table:table-cell>
          <table:table-cell table:number-columns-repeated="7"/>
          <table:table-cell table:formula="of:=CONCATENATE([.$J$1];[.A245];&quot;, '&quot;;[.B245];&quot;');&quot;)" office:value-type="string" office:string-value="INSERT INTO ‘district’ (district_number, district_name) VALUES (0821, 'MENAHGA PUBLIC SCHOOL DISTRICT');" calcext:value-type="string">
            <text:p>INSERT INTO ‘district’ (district_number, district_name) VALUES (0821, 'MENAHGA PUBLIC SCHOOL DISTRICT');</text:p>
          </table:table-cell>
        </table:table-row>
        <table:table-row table:style-name="ro1">
          <table:table-cell office:value-type="string" calcext:value-type="string">
            <text:p>0829</text:p>
          </table:table-cell>
          <table:table-cell office:value-type="string" calcext:value-type="string">
            <text:p>WASECA PUBLIC SCHOOL DISTRICT</text:p>
          </table:table-cell>
          <table:table-cell table:number-columns-repeated="7"/>
          <table:table-cell table:formula="of:=CONCATENATE([.$J$1];[.A246];&quot;, '&quot;;[.B246];&quot;');&quot;)" office:value-type="string" office:string-value="INSERT INTO ‘district’ (district_number, district_name) VALUES (0829, 'WASECA PUBLIC SCHOOL DISTRICT');" calcext:value-type="string">
            <text:p>INSERT INTO ‘district’ (district_number, district_name) VALUES (0829, 'WASECA PUBLIC SCHOOL DISTRICT');</text:p>
          </table:table-cell>
        </table:table-row>
        <table:table-row table:style-name="ro1">
          <table:table-cell office:value-type="string" calcext:value-type="string">
            <text:p>0831</text:p>
          </table:table-cell>
          <table:table-cell office:value-type="string" calcext:value-type="string">
            <text:p>FOREST LAKE PUBLIC SCHOOL DISTRICT</text:p>
          </table:table-cell>
          <table:table-cell table:number-columns-repeated="7"/>
          <table:table-cell table:formula="of:=CONCATENATE([.$J$1];[.A247];&quot;, '&quot;;[.B247];&quot;');&quot;)" office:value-type="string" office:string-value="INSERT INTO ‘district’ (district_number, district_name) VALUES (0831, 'FOREST LAKE PUBLIC SCHOOL DISTRICT');" calcext:value-type="string">
            <text:p>INSERT INTO ‘district’ (district_number, district_name) VALUES (0831, 'FOREST LAKE PUBLIC SCHOOL DISTRICT');</text:p>
          </table:table-cell>
        </table:table-row>
        <table:table-row table:style-name="ro1">
          <table:table-cell office:value-type="string" calcext:value-type="string">
            <text:p>0832</text:p>
          </table:table-cell>
          <table:table-cell office:value-type="string" calcext:value-type="string">
            <text:p>MAHTOMEDI PUBLIC SCHOOL DISTRICT</text:p>
          </table:table-cell>
          <table:table-cell table:number-columns-repeated="7"/>
          <table:table-cell table:formula="of:=CONCATENATE([.$J$1];[.A248];&quot;, '&quot;;[.B248];&quot;');&quot;)" office:value-type="string" office:string-value="INSERT INTO ‘district’ (district_number, district_name) VALUES (0832, 'MAHTOMEDI PUBLIC SCHOOL DISTRICT');" calcext:value-type="string">
            <text:p>INSERT INTO ‘district’ (district_number, district_name) VALUES (0832, 'MAHTOMEDI PUBLIC SCHOOL DISTRICT');</text:p>
          </table:table-cell>
        </table:table-row>
        <table:table-row table:style-name="ro1">
          <table:table-cell office:value-type="string" calcext:value-type="string">
            <text:p>0833</text:p>
          </table:table-cell>
          <table:table-cell office:value-type="string" calcext:value-type="string">
            <text:p>SOUTH WASHINGTON COUNTY SCHOOLS</text:p>
          </table:table-cell>
          <table:table-cell table:number-columns-repeated="7"/>
          <table:table-cell table:formula="of:=CONCATENATE([.$J$1];[.A249];&quot;, '&quot;;[.B249];&quot;');&quot;)" office:value-type="string" office:string-value="INSERT INTO ‘district’ (district_number, district_name) VALUES (0833, 'SOUTH WASHINGTON COUNTY SCHOOLS');" calcext:value-type="string">
            <text:p>INSERT INTO ‘district’ (district_number, district_name) VALUES (0833, 'SOUTH WASHINGTON COUNTY SCHOOLS');</text:p>
          </table:table-cell>
        </table:table-row>
        <table:table-row table:style-name="ro1">
          <table:table-cell office:value-type="string" calcext:value-type="string">
            <text:p>0834</text:p>
          </table:table-cell>
          <table:table-cell office:value-type="string" calcext:value-type="string">
            <text:p>STILLWATER AREA PUBLIC SCHOOLS</text:p>
          </table:table-cell>
          <table:table-cell table:number-columns-repeated="7"/>
          <table:table-cell table:formula="of:=CONCATENATE([.$J$1];[.A250];&quot;, '&quot;;[.B250];&quot;');&quot;)" office:value-type="string" office:string-value="INSERT INTO ‘district’ (district_number, district_name) VALUES (0834, 'STILLWATER AREA PUBLIC SCHOOLS');" calcext:value-type="string">
            <text:p>INSERT INTO ‘district’ (district_number, district_name) VALUES (0834, 'STILLWATER AREA PUBLIC SCHOOLS');</text:p>
          </table:table-cell>
        </table:table-row>
        <table:table-row table:style-name="ro1">
          <table:table-cell office:value-type="string" calcext:value-type="string">
            <text:p>0836</text:p>
          </table:table-cell>
          <table:table-cell office:value-type="string" calcext:value-type="string">
            <text:p>BUTTERFIELD PUBLIC SCHOOL DISTRICT</text:p>
          </table:table-cell>
          <table:table-cell table:number-columns-repeated="7"/>
          <table:table-cell table:formula="of:=CONCATENATE([.$J$1];[.A251];&quot;, '&quot;;[.B251];&quot;');&quot;)" office:value-type="string" office:string-value="INSERT INTO ‘district’ (district_number, district_name) VALUES (0836, 'BUTTERFIELD PUBLIC SCHOOL DISTRICT');" calcext:value-type="string">
            <text:p>INSERT INTO ‘district’ (district_number, district_name) VALUES (0836, 'BUTTERFIELD PUBLIC SCHOOL DISTRICT');</text:p>
          </table:table-cell>
        </table:table-row>
        <table:table-row table:style-name="ro1">
          <table:table-cell office:value-type="string" calcext:value-type="string">
            <text:p>0837</text:p>
          </table:table-cell>
          <table:table-cell office:value-type="string" calcext:value-type="string">
            <text:p>MADELIA PUBLIC SCHOOL DISTRICT</text:p>
          </table:table-cell>
          <table:table-cell table:number-columns-repeated="7"/>
          <table:table-cell table:formula="of:=CONCATENATE([.$J$1];[.A252];&quot;, '&quot;;[.B252];&quot;');&quot;)" office:value-type="string" office:string-value="INSERT INTO ‘district’ (district_number, district_name) VALUES (0837, 'MADELIA PUBLIC SCHOOL DISTRICT');" calcext:value-type="string">
            <text:p>INSERT INTO ‘district’ (district_number, district_name) VALUES (0837, 'MADELIA PUBLIC SCHOOL DISTRICT');</text:p>
          </table:table-cell>
        </table:table-row>
        <table:table-row table:style-name="ro1">
          <table:table-cell office:value-type="string" calcext:value-type="string">
            <text:p>0840</text:p>
          </table:table-cell>
          <table:table-cell office:value-type="string" calcext:value-type="string">
            <text:p>ST. JAMES PUBLIC SCHOOL DISTRICT</text:p>
          </table:table-cell>
          <table:table-cell table:number-columns-repeated="7"/>
          <table:table-cell table:formula="of:=CONCATENATE([.$J$1];[.A253];&quot;, '&quot;;[.B253];&quot;');&quot;)" office:value-type="string" office:string-value="INSERT INTO ‘district’ (district_number, district_name) VALUES (0840, 'ST. JAMES PUBLIC SCHOOL DISTRICT');" calcext:value-type="string">
            <text:p>INSERT INTO ‘district’ (district_number, district_name) VALUES (0840, 'ST. JAMES PUBLIC SCHOOL DISTRICT');</text:p>
          </table:table-cell>
        </table:table-row>
        <table:table-row table:style-name="ro1">
          <table:table-cell office:value-type="string" calcext:value-type="string">
            <text:p>0846</text:p>
          </table:table-cell>
          <table:table-cell office:value-type="string" calcext:value-type="string">
            <text:p>BRECKENRIDGE PUBLIC SCHOOL DISTRICT</text:p>
          </table:table-cell>
          <table:table-cell table:number-columns-repeated="7"/>
          <table:table-cell table:formula="of:=CONCATENATE([.$J$1];[.A254];&quot;, '&quot;;[.B254];&quot;');&quot;)" office:value-type="string" office:string-value="INSERT INTO ‘district’ (district_number, district_name) VALUES (0846, 'BRECKENRIDGE PUBLIC SCHOOL DISTRICT');" calcext:value-type="string">
            <text:p>INSERT INTO ‘district’ (district_number, district_name) VALUES (0846, 'BRECKENRIDGE PUBLIC SCHOOL DISTRICT');</text:p>
          </table:table-cell>
        </table:table-row>
        <table:table-row table:style-name="ro1">
          <table:table-cell office:value-type="string" calcext:value-type="string">
            <text:p>0850</text:p>
          </table:table-cell>
          <table:table-cell office:value-type="string" calcext:value-type="string">
            <text:p>ROTHSAY PUBLIC SCHOOL DISTRICT</text:p>
          </table:table-cell>
          <table:table-cell table:number-columns-repeated="7"/>
          <table:table-cell table:formula="of:=CONCATENATE([.$J$1];[.A255];&quot;, '&quot;;[.B255];&quot;');&quot;)" office:value-type="string" office:string-value="INSERT INTO ‘district’ (district_number, district_name) VALUES (0850, 'ROTHSAY PUBLIC SCHOOL DISTRICT');" calcext:value-type="string">
            <text:p>INSERT INTO ‘district’ (district_number, district_name) VALUES (0850, 'ROTHSAY PUBLIC SCHOOL DISTRICT');</text:p>
          </table:table-cell>
        </table:table-row>
        <table:table-row table:style-name="ro1">
          <table:table-cell office:value-type="string" calcext:value-type="string">
            <text:p>0852</text:p>
          </table:table-cell>
          <table:table-cell office:value-type="string" calcext:value-type="string">
            <text:p>CAMPBELL-TINTAH PUBLIC SCHOOLS</text:p>
          </table:table-cell>
          <table:table-cell table:number-columns-repeated="7"/>
          <table:table-cell table:formula="of:=CONCATENATE([.$J$1];[.A256];&quot;, '&quot;;[.B256];&quot;');&quot;)" office:value-type="string" office:string-value="INSERT INTO ‘district’ (district_number, district_name) VALUES (0852, 'CAMPBELL-TINTAH PUBLIC SCHOOLS');" calcext:value-type="string">
            <text:p>INSERT INTO ‘district’ (district_number, district_name) VALUES (0852, 'CAMPBELL-TINTAH PUBLIC SCHOOLS');</text:p>
          </table:table-cell>
        </table:table-row>
        <table:table-row table:style-name="ro1">
          <table:table-cell office:value-type="string" calcext:value-type="string">
            <text:p>0857</text:p>
          </table:table-cell>
          <table:table-cell office:value-type="string" calcext:value-type="string">
            <text:p>LEWISTON-ALTURA PUBLIC SCHOOL DIST</text:p>
          </table:table-cell>
          <table:table-cell table:number-columns-repeated="7"/>
          <table:table-cell table:formula="of:=CONCATENATE([.$J$1];[.A257];&quot;, '&quot;;[.B257];&quot;');&quot;)" office:value-type="string" office:string-value="INSERT INTO ‘district’ (district_number, district_name) VALUES (0857, 'LEWISTON-ALTURA PUBLIC SCHOOL DIST');" calcext:value-type="string">
            <text:p>INSERT INTO ‘district’ (district_number, district_name) VALUES (0857, 'LEWISTON-ALTURA PUBLIC SCHOOL DIST');</text:p>
          </table:table-cell>
        </table:table-row>
        <table:table-row table:style-name="ro1">
          <table:table-cell office:value-type="string" calcext:value-type="string">
            <text:p>0858</text:p>
          </table:table-cell>
          <table:table-cell office:value-type="string" calcext:value-type="string">
            <text:p>ST. CHARLES PUBLIC SCHOOL DISTRICT</text:p>
          </table:table-cell>
          <table:table-cell table:number-columns-repeated="7"/>
          <table:table-cell table:formula="of:=CONCATENATE([.$J$1];[.A258];&quot;, '&quot;;[.B258];&quot;');&quot;)" office:value-type="string" office:string-value="INSERT INTO ‘district’ (district_number, district_name) VALUES (0858, 'ST. CHARLES PUBLIC SCHOOL DISTRICT');" calcext:value-type="string">
            <text:p>INSERT INTO ‘district’ (district_number, district_name) VALUES (0858, 'ST. CHARLES PUBLIC SCHOOL DISTRICT');</text:p>
          </table:table-cell>
        </table:table-row>
        <table:table-row table:style-name="ro1">
          <table:table-cell office:value-type="string" calcext:value-type="string">
            <text:p>0861</text:p>
          </table:table-cell>
          <table:table-cell office:value-type="string" calcext:value-type="string">
            <text:p>WINONA AREA PUBLIC SCHOOL DISTRICT</text:p>
          </table:table-cell>
          <table:table-cell table:number-columns-repeated="7"/>
          <table:table-cell table:formula="of:=CONCATENATE([.$J$1];[.A259];&quot;, '&quot;;[.B259];&quot;');&quot;)" office:value-type="string" office:string-value="INSERT INTO ‘district’ (district_number, district_name) VALUES (0861, 'WINONA AREA PUBLIC SCHOOL DISTRICT');" calcext:value-type="string">
            <text:p>INSERT INTO ‘district’ (district_number, district_name) VALUES (0861, 'WINONA AREA PUBLIC SCHOOL DISTRICT');</text:p>
          </table:table-cell>
        </table:table-row>
        <table:table-row table:style-name="ro1">
          <table:table-cell office:value-type="string" calcext:value-type="string">
            <text:p>0876</text:p>
          </table:table-cell>
          <table:table-cell office:value-type="string" calcext:value-type="string">
            <text:p>ANNANDALE PUBLIC SCHOOL DISTRICT</text:p>
          </table:table-cell>
          <table:table-cell table:number-columns-repeated="7"/>
          <table:table-cell table:formula="of:=CONCATENATE([.$J$1];[.A260];&quot;, '&quot;;[.B260];&quot;');&quot;)" office:value-type="string" office:string-value="INSERT INTO ‘district’ (district_number, district_name) VALUES (0876, 'ANNANDALE PUBLIC SCHOOL DISTRICT');" calcext:value-type="string">
            <text:p>INSERT INTO ‘district’ (district_number, district_name) VALUES (0876, 'ANNANDALE PUBLIC SCHOOL DISTRICT');</text:p>
          </table:table-cell>
        </table:table-row>
        <table:table-row table:style-name="ro1">
          <table:table-cell office:value-type="string" calcext:value-type="string">
            <text:p>0877</text:p>
          </table:table-cell>
          <table:table-cell office:value-type="string" calcext:value-type="string">
            <text:p>BUFFALO-HANOVER-MONTROSE PUBLIC SCH</text:p>
          </table:table-cell>
          <table:table-cell table:number-columns-repeated="7"/>
          <table:table-cell table:formula="of:=CONCATENATE([.$J$1];[.A261];&quot;, '&quot;;[.B261];&quot;');&quot;)" office:value-type="string" office:string-value="INSERT INTO ‘district’ (district_number, district_name) VALUES (0877, 'BUFFALO-HANOVER-MONTROSE PUBLIC SCH');" calcext:value-type="string">
            <text:p>INSERT INTO ‘district’ (district_number, district_name) VALUES (0877, 'BUFFALO-HANOVER-MONTROSE PUBLIC SCH');</text:p>
          </table:table-cell>
        </table:table-row>
        <table:table-row table:style-name="ro1">
          <table:table-cell office:value-type="string" calcext:value-type="string">
            <text:p>0879</text:p>
          </table:table-cell>
          <table:table-cell office:value-type="string" calcext:value-type="string">
            <text:p>DELANO PUBLIC SCHOOL DISTRICT</text:p>
          </table:table-cell>
          <table:table-cell table:number-columns-repeated="7"/>
          <table:table-cell table:formula="of:=CONCATENATE([.$J$1];[.A262];&quot;, '&quot;;[.B262];&quot;');&quot;)" office:value-type="string" office:string-value="INSERT INTO ‘district’ (district_number, district_name) VALUES (0879, 'DELANO PUBLIC SCHOOL DISTRICT');" calcext:value-type="string">
            <text:p>INSERT INTO ‘district’ (district_number, district_name) VALUES (0879, 'DELANO PUBLIC SCHOOL DISTRICT');</text:p>
          </table:table-cell>
        </table:table-row>
        <table:table-row table:style-name="ro1">
          <table:table-cell office:value-type="string" calcext:value-type="string">
            <text:p>0881</text:p>
          </table:table-cell>
          <table:table-cell office:value-type="string" calcext:value-type="string">
            <text:p>MAPLE LAKE PUBLIC SCHOOL DISTRICT</text:p>
          </table:table-cell>
          <table:table-cell table:number-columns-repeated="7"/>
          <table:table-cell table:formula="of:=CONCATENATE([.$J$1];[.A263];&quot;, '&quot;;[.B263];&quot;');&quot;)" office:value-type="string" office:string-value="INSERT INTO ‘district’ (district_number, district_name) VALUES (0881, 'MAPLE LAKE PUBLIC SCHOOL DISTRICT');" calcext:value-type="string">
            <text:p>INSERT INTO ‘district’ (district_number, district_name) VALUES (0881, 'MAPLE LAKE PUBLIC SCHOOL DISTRICT');</text:p>
          </table:table-cell>
        </table:table-row>
        <table:table-row table:style-name="ro1">
          <table:table-cell office:value-type="string" calcext:value-type="string">
            <text:p>0882</text:p>
          </table:table-cell>
          <table:table-cell office:value-type="string" calcext:value-type="string">
            <text:p>MONTICELLO PUBLIC SCHOOL DISTRICT</text:p>
          </table:table-cell>
          <table:table-cell table:number-columns-repeated="7"/>
          <table:table-cell table:formula="of:=CONCATENATE([.$J$1];[.A264];&quot;, '&quot;;[.B264];&quot;');&quot;)" office:value-type="string" office:string-value="INSERT INTO ‘district’ (district_number, district_name) VALUES (0882, 'MONTICELLO PUBLIC SCHOOL DISTRICT');" calcext:value-type="string">
            <text:p>INSERT INTO ‘district’ (district_number, district_name) VALUES (0882, 'MONTICELLO PUBLIC SCHOOL DISTRICT');</text:p>
          </table:table-cell>
        </table:table-row>
        <table:table-row table:style-name="ro1">
          <table:table-cell office:value-type="string" calcext:value-type="string">
            <text:p>0883</text:p>
          </table:table-cell>
          <table:table-cell office:value-type="string" calcext:value-type="string">
            <text:p>ROCKFORD PUBLIC SCHOOL DISTRICT</text:p>
          </table:table-cell>
          <table:table-cell table:number-columns-repeated="7"/>
          <table:table-cell table:formula="of:=CONCATENATE([.$J$1];[.A265];&quot;, '&quot;;[.B265];&quot;');&quot;)" office:value-type="string" office:string-value="INSERT INTO ‘district’ (district_number, district_name) VALUES (0883, 'ROCKFORD PUBLIC SCHOOL DISTRICT');" calcext:value-type="string">
            <text:p>INSERT INTO ‘district’ (district_number, district_name) VALUES (0883, 'ROCKFORD PUBLIC SCHOOL DISTRICT');</text:p>
          </table:table-cell>
        </table:table-row>
        <table:table-row table:style-name="ro1">
          <table:table-cell office:value-type="string" calcext:value-type="string">
            <text:p>0885</text:p>
          </table:table-cell>
          <table:table-cell office:value-type="string" calcext:value-type="string">
            <text:p>ST. MICHAEL-ALBERTVILLE SCHOOLS</text:p>
          </table:table-cell>
          <table:table-cell table:number-columns-repeated="7"/>
          <table:table-cell table:formula="of:=CONCATENATE([.$J$1];[.A266];&quot;, '&quot;;[.B266];&quot;');&quot;)" office:value-type="string" office:string-value="INSERT INTO ‘district’ (district_number, district_name) VALUES (0885, 'ST. MICHAEL-ALBERTVILLE SCHOOLS');" calcext:value-type="string">
            <text:p>INSERT INTO ‘district’ (district_number, district_name) VALUES (0885, 'ST. MICHAEL-ALBERTVILLE SCHOOLS');</text:p>
          </table:table-cell>
        </table:table-row>
        <table:table-row table:style-name="ro1">
          <table:table-cell office:value-type="string" calcext:value-type="string">
            <text:p>0891</text:p>
          </table:table-cell>
          <table:table-cell office:value-type="string" calcext:value-type="string">
            <text:p>CANBY PUBLIC SCHOOL DISTRICT</text:p>
          </table:table-cell>
          <table:table-cell table:number-columns-repeated="7"/>
          <table:table-cell table:formula="of:=CONCATENATE([.$J$1];[.A267];&quot;, '&quot;;[.B267];&quot;');&quot;)" office:value-type="string" office:string-value="INSERT INTO ‘district’ (district_number, district_name) VALUES (0891, 'CANBY PUBLIC SCHOOL DISTRICT');" calcext:value-type="string">
            <text:p>INSERT INTO ‘district’ (district_number, district_name) VALUES (0891, 'CANBY PUBLIC SCHOOL DISTRICT');</text:p>
          </table:table-cell>
        </table:table-row>
        <table:table-row table:style-name="ro1">
          <table:table-cell office:value-type="string" calcext:value-type="string">
            <text:p>0911</text:p>
          </table:table-cell>
          <table:table-cell office:value-type="string" calcext:value-type="string">
            <text:p>CAMBRIDGE-ISANTI PUBLIC SCHOOL DIST</text:p>
          </table:table-cell>
          <table:table-cell table:number-columns-repeated="7"/>
          <table:table-cell table:formula="of:=CONCATENATE([.$J$1];[.A268];&quot;, '&quot;;[.B268];&quot;');&quot;)" office:value-type="string" office:string-value="INSERT INTO ‘district’ (district_number, district_name) VALUES (0911, 'CAMBRIDGE-ISANTI PUBLIC SCHOOL DIST');" calcext:value-type="string">
            <text:p>INSERT INTO ‘district’ (district_number, district_name) VALUES (0911, 'CAMBRIDGE-ISANTI PUBLIC SCHOOL DIST');</text:p>
          </table:table-cell>
        </table:table-row>
        <table:table-row table:style-name="ro1">
          <table:table-cell office:value-type="string" calcext:value-type="string">
            <text:p>0912</text:p>
          </table:table-cell>
          <table:table-cell office:value-type="string" calcext:value-type="string">
            <text:p>MILACA PUBLIC SCHOOL DISTRICT</text:p>
          </table:table-cell>
          <table:table-cell table:number-columns-repeated="7"/>
          <table:table-cell table:formula="of:=CONCATENATE([.$J$1];[.A269];&quot;, '&quot;;[.B269];&quot;');&quot;)" office:value-type="string" office:string-value="INSERT INTO ‘district’ (district_number, district_name) VALUES (0912, 'MILACA PUBLIC SCHOOL DISTRICT');" calcext:value-type="string">
            <text:p>INSERT INTO ‘district’ (district_number, district_name) VALUES (0912, 'MILACA PUBLIC SCHOOL DISTRICT');</text:p>
          </table:table-cell>
        </table:table-row>
        <table:table-row table:style-name="ro1">
          <table:table-cell office:value-type="string" calcext:value-type="string">
            <text:p>0914</text:p>
          </table:table-cell>
          <table:table-cell office:value-type="string" calcext:value-type="string">
            <text:p>ULEN-HITTERDAL PUBLIC SCHOOL DIST</text:p>
          </table:table-cell>
          <table:table-cell table:number-columns-repeated="7"/>
          <table:table-cell table:formula="of:=CONCATENATE([.$J$1];[.A270];&quot;, '&quot;;[.B270];&quot;');&quot;)" office:value-type="string" office:string-value="INSERT INTO ‘district’ (district_number, district_name) VALUES (0914, 'ULEN-HITTERDAL PUBLIC SCHOOL DIST');" calcext:value-type="string">
            <text:p>INSERT INTO ‘district’ (district_number, district_name) VALUES (0914, 'ULEN-HITTERDAL PUBLIC SCHOOL DIST');</text:p>
          </table:table-cell>
        </table:table-row>
        <table:table-row table:style-name="ro1">
          <table:table-cell office:value-type="string" calcext:value-type="string">
            <text:p>2071</text:p>
          </table:table-cell>
          <table:table-cell office:value-type="string" calcext:value-type="string">
            <text:p>LAKE CRYSTAL-WELLCOME MEMORIAL</text:p>
          </table:table-cell>
          <table:table-cell table:number-columns-repeated="7"/>
          <table:table-cell table:formula="of:=CONCATENATE([.$J$1];[.A271];&quot;, '&quot;;[.B271];&quot;');&quot;)" office:value-type="string" office:string-value="INSERT INTO ‘district’ (district_number, district_name) VALUES (2071, 'LAKE CRYSTAL-WELLCOME MEMORIAL');" calcext:value-type="string">
            <text:p>INSERT INTO ‘district’ (district_number, district_name) VALUES (2071, 'LAKE CRYSTAL-WELLCOME MEMORIAL');</text:p>
          </table:table-cell>
        </table:table-row>
        <table:table-row table:style-name="ro1">
          <table:table-cell office:value-type="string" calcext:value-type="string">
            <text:p>2125</text:p>
          </table:table-cell>
          <table:table-cell office:value-type="string" calcext:value-type="string">
            <text:p>TRITON SCHOOL DISTRICT</text:p>
          </table:table-cell>
          <table:table-cell table:number-columns-repeated="7"/>
          <table:table-cell table:formula="of:=CONCATENATE([.$J$1];[.A272];&quot;, '&quot;;[.B272];&quot;');&quot;)" office:value-type="string" office:string-value="INSERT INTO ‘district’ (district_number, district_name) VALUES (2125, 'TRITON SCHOOL DISTRICT');" calcext:value-type="string">
            <text:p>INSERT INTO ‘district’ (district_number, district_name) VALUES (2125, 'TRITON SCHOOL DISTRICT');</text:p>
          </table:table-cell>
        </table:table-row>
        <table:table-row table:style-name="ro1">
          <table:table-cell office:value-type="string" calcext:value-type="string">
            <text:p>2134</text:p>
          </table:table-cell>
          <table:table-cell office:value-type="string" calcext:value-type="string">
            <text:p>UNITED SOUTH CENTRAL SCHOOLS</text:p>
          </table:table-cell>
          <table:table-cell table:number-columns-repeated="7"/>
          <table:table-cell table:formula="of:=CONCATENATE([.$J$1];[.A273];&quot;, '&quot;;[.B273];&quot;');&quot;)" office:value-type="string" office:string-value="INSERT INTO ‘district’ (district_number, district_name) VALUES (2134, 'UNITED SOUTH CENTRAL SCHOOLS');" calcext:value-type="string">
            <text:p>INSERT INTO ‘district’ (district_number, district_name) VALUES (2134, 'UNITED SOUTH CENTRAL SCHOOLS');</text:p>
          </table:table-cell>
        </table:table-row>
        <table:table-row table:style-name="ro1">
          <table:table-cell office:value-type="string" calcext:value-type="string">
            <text:p>2135</text:p>
          </table:table-cell>
          <table:table-cell office:value-type="string" calcext:value-type="string">
            <text:p>MAPLE RIVER SCHOOL DISTRICT</text:p>
          </table:table-cell>
          <table:table-cell table:number-columns-repeated="7"/>
          <table:table-cell table:formula="of:=CONCATENATE([.$J$1];[.A274];&quot;, '&quot;;[.B274];&quot;');&quot;)" office:value-type="string" office:string-value="INSERT INTO ‘district’ (district_number, district_name) VALUES (2135, 'MAPLE RIVER SCHOOL DISTRICT');" calcext:value-type="string">
            <text:p>INSERT INTO ‘district’ (district_number, district_name) VALUES (2135, 'MAPLE RIVER SCHOOL DISTRICT');</text:p>
          </table:table-cell>
        </table:table-row>
        <table:table-row table:style-name="ro1">
          <table:table-cell office:value-type="string" calcext:value-type="string">
            <text:p>2137</text:p>
          </table:table-cell>
          <table:table-cell office:value-type="string" calcext:value-type="string">
            <text:p>KINGSLAND PUBLIC SCHOOL DISTRICT</text:p>
          </table:table-cell>
          <table:table-cell table:number-columns-repeated="7"/>
          <table:table-cell table:formula="of:=CONCATENATE([.$J$1];[.A275];&quot;, '&quot;;[.B275];&quot;');&quot;)" office:value-type="string" office:string-value="INSERT INTO ‘district’ (district_number, district_name) VALUES (2137, 'KINGSLAND PUBLIC SCHOOL DISTRICT');" calcext:value-type="string">
            <text:p>INSERT INTO ‘district’ (district_number, district_name) VALUES (2137, 'KINGSLAND PUBLIC SCHOOL DISTRICT');</text:p>
          </table:table-cell>
        </table:table-row>
        <table:table-row table:style-name="ro1">
          <table:table-cell office:value-type="string" calcext:value-type="string">
            <text:p>2142</text:p>
          </table:table-cell>
          <table:table-cell office:value-type="string" calcext:value-type="string">
            <text:p>ST. LOUIS COUNTY SCHOOL DISTRICT</text:p>
          </table:table-cell>
          <table:table-cell table:number-columns-repeated="7"/>
          <table:table-cell table:formula="of:=CONCATENATE([.$J$1];[.A276];&quot;, '&quot;;[.B276];&quot;');&quot;)" office:value-type="string" office:string-value="INSERT INTO ‘district’ (district_number, district_name) VALUES (2142, 'ST. LOUIS COUNTY SCHOOL DISTRICT');" calcext:value-type="string">
            <text:p>INSERT INTO ‘district’ (district_number, district_name) VALUES (2142, 'ST. LOUIS COUNTY SCHOOL DISTRICT');</text:p>
          </table:table-cell>
        </table:table-row>
        <table:table-row table:style-name="ro1">
          <table:table-cell office:value-type="string" calcext:value-type="string">
            <text:p>2143</text:p>
          </table:table-cell>
          <table:table-cell office:value-type="string" calcext:value-type="string">
            <text:p>WATERVILLE-ELYSIAN-MORRISTOWN</text:p>
          </table:table-cell>
          <table:table-cell table:number-columns-repeated="7"/>
          <table:table-cell table:formula="of:=CONCATENATE([.$J$1];[.A277];&quot;, '&quot;;[.B277];&quot;');&quot;)" office:value-type="string" office:string-value="INSERT INTO ‘district’ (district_number, district_name) VALUES (2143, 'WATERVILLE-ELYSIAN-MORRISTOWN');" calcext:value-type="string">
            <text:p>INSERT INTO ‘district’ (district_number, district_name) VALUES (2143, 'WATERVILLE-ELYSIAN-MORRISTOWN');</text:p>
          </table:table-cell>
        </table:table-row>
        <table:table-row table:style-name="ro1">
          <table:table-cell office:value-type="string" calcext:value-type="string">
            <text:p>2144</text:p>
          </table:table-cell>
          <table:table-cell office:value-type="string" calcext:value-type="string">
            <text:p>CHISAGO LAKES SCHOOL DISTRICT</text:p>
          </table:table-cell>
          <table:table-cell table:number-columns-repeated="7"/>
          <table:table-cell table:formula="of:=CONCATENATE([.$J$1];[.A278];&quot;, '&quot;;[.B278];&quot;');&quot;)" office:value-type="string" office:string-value="INSERT INTO ‘district’ (district_number, district_name) VALUES (2144, 'CHISAGO LAKES SCHOOL DISTRICT');" calcext:value-type="string">
            <text:p>INSERT INTO ‘district’ (district_number, district_name) VALUES (2144, 'CHISAGO LAKES SCHOOL DISTRICT');</text:p>
          </table:table-cell>
        </table:table-row>
        <table:table-row table:style-name="ro1">
          <table:table-cell office:value-type="string" calcext:value-type="string">
            <text:p>2149</text:p>
          </table:table-cell>
          <table:table-cell office:value-type="string" calcext:value-type="string">
            <text:p>MINNEWASKA SCHOOL DISTRICT</text:p>
          </table:table-cell>
          <table:table-cell table:number-columns-repeated="7"/>
          <table:table-cell table:formula="of:=CONCATENATE([.$J$1];[.A279];&quot;, '&quot;;[.B279];&quot;');&quot;)" office:value-type="string" office:string-value="INSERT INTO ‘district’ (district_number, district_name) VALUES (2149, 'MINNEWASKA SCHOOL DISTRICT');" calcext:value-type="string">
            <text:p>INSERT INTO ‘district’ (district_number, district_name) VALUES (2149, 'MINNEWASKA SCHOOL DISTRICT');</text:p>
          </table:table-cell>
        </table:table-row>
        <table:table-row table:style-name="ro1">
          <table:table-cell office:value-type="string" calcext:value-type="string">
            <text:p>2154</text:p>
          </table:table-cell>
          <table:table-cell office:value-type="string" calcext:value-type="string">
            <text:p>EVELETH-GILBERT SCHOOL DISTRICT</text:p>
          </table:table-cell>
          <table:table-cell table:number-columns-repeated="7"/>
          <table:table-cell table:formula="of:=CONCATENATE([.$J$1];[.A280];&quot;, '&quot;;[.B280];&quot;');&quot;)" office:value-type="string" office:string-value="INSERT INTO ‘district’ (district_number, district_name) VALUES (2154, 'EVELETH-GILBERT SCHOOL DISTRICT');" calcext:value-type="string">
            <text:p>INSERT INTO ‘district’ (district_number, district_name) VALUES (2154, 'EVELETH-GILBERT SCHOOL DISTRICT');</text:p>
          </table:table-cell>
        </table:table-row>
        <table:table-row table:style-name="ro1">
          <table:table-cell office:value-type="string" calcext:value-type="string">
            <text:p>2155</text:p>
          </table:table-cell>
          <table:table-cell office:value-type="string" calcext:value-type="string">
            <text:p>WADENA-DEER CREEK SCHOOL DISTRICT</text:p>
          </table:table-cell>
          <table:table-cell table:number-columns-repeated="7"/>
          <table:table-cell table:formula="of:=CONCATENATE([.$J$1];[.A281];&quot;, '&quot;;[.B281];&quot;');&quot;)" office:value-type="string" office:string-value="INSERT INTO ‘district’ (district_number, district_name) VALUES (2155, 'WADENA-DEER CREEK SCHOOL DISTRICT');" calcext:value-type="string">
            <text:p>INSERT INTO ‘district’ (district_number, district_name) VALUES (2155, 'WADENA-DEER CREEK SCHOOL DISTRICT');</text:p>
          </table:table-cell>
        </table:table-row>
        <table:table-row table:style-name="ro1">
          <table:table-cell office:value-type="string" calcext:value-type="string">
            <text:p>2159</text:p>
          </table:table-cell>
          <table:table-cell office:value-type="string" calcext:value-type="string">
            <text:p>BUFFALO LK-HECTOR-STEWART PUBLIC SC</text:p>
          </table:table-cell>
          <table:table-cell table:number-columns-repeated="7"/>
          <table:table-cell table:formula="of:=CONCATENATE([.$J$1];[.A282];&quot;, '&quot;;[.B282];&quot;');&quot;)" office:value-type="string" office:string-value="INSERT INTO ‘district’ (district_number, district_name) VALUES (2159, 'BUFFALO LK-HECTOR-STEWART PUBLIC SC');" calcext:value-type="string">
            <text:p>INSERT INTO ‘district’ (district_number, district_name) VALUES (2159, 'BUFFALO LK-HECTOR-STEWART PUBLIC SC');</text:p>
          </table:table-cell>
        </table:table-row>
        <table:table-row table:style-name="ro1">
          <table:table-cell office:value-type="string" calcext:value-type="string">
            <text:p>2164</text:p>
          </table:table-cell>
          <table:table-cell office:value-type="string" calcext:value-type="string">
            <text:p>DILWORTH-GLYNDON-FELTON</text:p>
          </table:table-cell>
          <table:table-cell table:number-columns-repeated="7"/>
          <table:table-cell table:formula="of:=CONCATENATE([.$J$1];[.A283];&quot;, '&quot;;[.B283];&quot;');&quot;)" office:value-type="string" office:string-value="INSERT INTO ‘district’ (district_number, district_name) VALUES (2164, 'DILWORTH-GLYNDON-FELTON');" calcext:value-type="string">
            <text:p>INSERT INTO ‘district’ (district_number, district_name) VALUES (2164, 'DILWORTH-GLYNDON-FELTON');</text:p>
          </table:table-cell>
        </table:table-row>
        <table:table-row table:style-name="ro1">
          <table:table-cell office:value-type="string" calcext:value-type="string">
            <text:p>2165</text:p>
          </table:table-cell>
          <table:table-cell office:value-type="string" calcext:value-type="string">
            <text:p>HINCKLEY-FINLAYSON SCHOOL DISTRICT</text:p>
          </table:table-cell>
          <table:table-cell table:number-columns-repeated="7"/>
          <table:table-cell table:formula="of:=CONCATENATE([.$J$1];[.A284];&quot;, '&quot;;[.B284];&quot;');&quot;)" office:value-type="string" office:string-value="INSERT INTO ‘district’ (district_number, district_name) VALUES (2165, 'HINCKLEY-FINLAYSON SCHOOL DISTRICT');" calcext:value-type="string">
            <text:p>INSERT INTO ‘district’ (district_number, district_name) VALUES (2165, 'HINCKLEY-FINLAYSON SCHOOL DISTRICT');</text:p>
          </table:table-cell>
        </table:table-row>
        <table:table-row table:style-name="ro1">
          <table:table-cell office:value-type="string" calcext:value-type="string">
            <text:p>2167</text:p>
          </table:table-cell>
          <table:table-cell office:value-type="string" calcext:value-type="string">
            <text:p>LAKEVIEW SCHOOL DISTRICT</text:p>
          </table:table-cell>
          <table:table-cell table:number-columns-repeated="7"/>
          <table:table-cell table:formula="of:=CONCATENATE([.$J$1];[.A285];&quot;, '&quot;;[.B285];&quot;');&quot;)" office:value-type="string" office:string-value="INSERT INTO ‘district’ (district_number, district_name) VALUES (2167, 'LAKEVIEW SCHOOL DISTRICT');" calcext:value-type="string">
            <text:p>INSERT INTO ‘district’ (district_number, district_name) VALUES (2167, 'LAKEVIEW SCHOOL DISTRICT');</text:p>
          </table:table-cell>
        </table:table-row>
        <table:table-row table:style-name="ro1">
          <table:table-cell office:value-type="string" calcext:value-type="string">
            <text:p>2168</text:p>
          </table:table-cell>
          <table:table-cell office:value-type="string" calcext:value-type="string">
            <text:p>NRHEG SCHOOL DISTRICT</text:p>
          </table:table-cell>
          <table:table-cell table:number-columns-repeated="7"/>
          <table:table-cell table:formula="of:=CONCATENATE([.$J$1];[.A286];&quot;, '&quot;;[.B286];&quot;');&quot;)" office:value-type="string" office:string-value="INSERT INTO ‘district’ (district_number, district_name) VALUES (2168, 'NRHEG SCHOOL DISTRICT');" calcext:value-type="string">
            <text:p>INSERT INTO ‘district’ (district_number, district_name) VALUES (2168, 'NRHEG SCHOOL DISTRICT');</text:p>
          </table:table-cell>
        </table:table-row>
        <table:table-row table:style-name="ro1">
          <table:table-cell office:value-type="string" calcext:value-type="string">
            <text:p>2169</text:p>
          </table:table-cell>
          <table:table-cell office:value-type="string" calcext:value-type="string">
            <text:p>MURRAY COUNTY CENTRAL SCHOOL DIST.</text:p>
          </table:table-cell>
          <table:table-cell table:number-columns-repeated="7"/>
          <table:table-cell table:formula="of:=CONCATENATE([.$J$1];[.A287];&quot;, '&quot;;[.B287];&quot;');&quot;)" office:value-type="string" office:string-value="INSERT INTO ‘district’ (district_number, district_name) VALUES (2169, 'MURRAY COUNTY CENTRAL SCHOOL DIST.');" calcext:value-type="string">
            <text:p>INSERT INTO ‘district’ (district_number, district_name) VALUES (2169, 'MURRAY COUNTY CENTRAL SCHOOL DIST.');</text:p>
          </table:table-cell>
        </table:table-row>
        <table:table-row table:style-name="ro1">
          <table:table-cell office:value-type="string" calcext:value-type="string">
            <text:p>2170</text:p>
          </table:table-cell>
          <table:table-cell office:value-type="string" calcext:value-type="string">
            <text:p>STAPLES-MOTLEY SCHOOL DISTRICT</text:p>
          </table:table-cell>
          <table:table-cell table:number-columns-repeated="7"/>
          <table:table-cell table:formula="of:=CONCATENATE([.$J$1];[.A288];&quot;, '&quot;;[.B288];&quot;');&quot;)" office:value-type="string" office:string-value="INSERT INTO ‘district’ (district_number, district_name) VALUES (2170, 'STAPLES-MOTLEY SCHOOL DISTRICT');" calcext:value-type="string">
            <text:p>INSERT INTO ‘district’ (district_number, district_name) VALUES (2170, 'STAPLES-MOTLEY SCHOOL DISTRICT');</text:p>
          </table:table-cell>
        </table:table-row>
        <table:table-row table:style-name="ro1">
          <table:table-cell office:value-type="string" calcext:value-type="string">
            <text:p>2171</text:p>
          </table:table-cell>
          <table:table-cell office:value-type="string" calcext:value-type="string">
            <text:p>KITTSON CENTRAL SCHOOL DISTRICT</text:p>
          </table:table-cell>
          <table:table-cell table:number-columns-repeated="7"/>
          <table:table-cell table:formula="of:=CONCATENATE([.$J$1];[.A289];&quot;, '&quot;;[.B289];&quot;');&quot;)" office:value-type="string" office:string-value="INSERT INTO ‘district’ (district_number, district_name) VALUES (2171, 'KITTSON CENTRAL SCHOOL DISTRICT');" calcext:value-type="string">
            <text:p>INSERT INTO ‘district’ (district_number, district_name) VALUES (2171, 'KITTSON CENTRAL SCHOOL DISTRICT');</text:p>
          </table:table-cell>
        </table:table-row>
        <table:table-row table:style-name="ro1">
          <table:table-cell office:value-type="string" calcext:value-type="string">
            <text:p>2172</text:p>
          </table:table-cell>
          <table:table-cell office:value-type="string" calcext:value-type="string">
            <text:p>KENYON-WANAMINGO SCHOOL DISTRICT</text:p>
          </table:table-cell>
          <table:table-cell table:number-columns-repeated="7"/>
          <table:table-cell table:formula="of:=CONCATENATE([.$J$1];[.A290];&quot;, '&quot;;[.B290];&quot;');&quot;)" office:value-type="string" office:string-value="INSERT INTO ‘district’ (district_number, district_name) VALUES (2172, 'KENYON-WANAMINGO SCHOOL DISTRICT');" calcext:value-type="string">
            <text:p>INSERT INTO ‘district’ (district_number, district_name) VALUES (2172, 'KENYON-WANAMINGO SCHOOL DISTRICT');</text:p>
          </table:table-cell>
        </table:table-row>
        <table:table-row table:style-name="ro1">
          <table:table-cell office:value-type="string" calcext:value-type="string">
            <text:p>2174</text:p>
          </table:table-cell>
          <table:table-cell office:value-type="string" calcext:value-type="string">
            <text:p>PINE RIVER-BACKUS SCHOOL DISTRICT</text:p>
          </table:table-cell>
          <table:table-cell table:number-columns-repeated="7"/>
          <table:table-cell table:formula="of:=CONCATENATE([.$J$1];[.A291];&quot;, '&quot;;[.B291];&quot;');&quot;)" office:value-type="string" office:string-value="INSERT INTO ‘district’ (district_number, district_name) VALUES (2174, 'PINE RIVER-BACKUS SCHOOL DISTRICT');" calcext:value-type="string">
            <text:p>INSERT INTO ‘district’ (district_number, district_name) VALUES (2174, 'PINE RIVER-BACKUS SCHOOL DISTRICT');</text:p>
          </table:table-cell>
        </table:table-row>
        <table:table-row table:style-name="ro1">
          <table:table-cell office:value-type="string" calcext:value-type="string">
            <text:p>2176</text:p>
          </table:table-cell>
          <table:table-cell office:value-type="string" calcext:value-type="string">
            <text:p>WARREN-ALVARADO-OSLO SCHOOL DIST.</text:p>
          </table:table-cell>
          <table:table-cell table:number-columns-repeated="7"/>
          <table:table-cell table:formula="of:=CONCATENATE([.$J$1];[.A292];&quot;, '&quot;;[.B292];&quot;');&quot;)" office:value-type="string" office:string-value="INSERT INTO ‘district’ (district_number, district_name) VALUES (2176, 'WARREN-ALVARADO-OSLO SCHOOL DIST.');" calcext:value-type="string">
            <text:p>INSERT INTO ‘district’ (district_number, district_name) VALUES (2176, 'WARREN-ALVARADO-OSLO SCHOOL DIST.');</text:p>
          </table:table-cell>
        </table:table-row>
        <table:table-row table:style-name="ro1">
          <table:table-cell office:value-type="string" calcext:value-type="string">
            <text:p>2180</text:p>
          </table:table-cell>
          <table:table-cell office:value-type="string" calcext:value-type="string">
            <text:p>MACCRAY SCHOOL DISTRICT</text:p>
          </table:table-cell>
          <table:table-cell table:number-columns-repeated="7"/>
          <table:table-cell table:formula="of:=CONCATENATE([.$J$1];[.A293];&quot;, '&quot;;[.B293];&quot;');&quot;)" office:value-type="string" office:string-value="INSERT INTO ‘district’ (district_number, district_name) VALUES (2180, 'MACCRAY SCHOOL DISTRICT');" calcext:value-type="string">
            <text:p>INSERT INTO ‘district’ (district_number, district_name) VALUES (2180, 'MACCRAY SCHOOL DISTRICT');</text:p>
          </table:table-cell>
        </table:table-row>
        <table:table-row table:style-name="ro1">
          <table:table-cell office:value-type="string" calcext:value-type="string">
            <text:p>2184</text:p>
          </table:table-cell>
          <table:table-cell office:value-type="string" calcext:value-type="string">
            <text:p>LUVERNE PUBLIC SCHOOL DISTRICT</text:p>
          </table:table-cell>
          <table:table-cell table:number-columns-repeated="7"/>
          <table:table-cell table:formula="of:=CONCATENATE([.$J$1];[.A294];&quot;, '&quot;;[.B294];&quot;');&quot;)" office:value-type="string" office:string-value="INSERT INTO ‘district’ (district_number, district_name) VALUES (2184, 'LUVERNE PUBLIC SCHOOL DISTRICT');" calcext:value-type="string">
            <text:p>INSERT INTO ‘district’ (district_number, district_name) VALUES (2184, 'LUVERNE PUBLIC SCHOOL DISTRICT');</text:p>
          </table:table-cell>
        </table:table-row>
        <table:table-row table:style-name="ro1">
          <table:table-cell office:value-type="string" calcext:value-type="string">
            <text:p>2190</text:p>
          </table:table-cell>
          <table:table-cell office:value-type="string" calcext:value-type="string">
            <text:p>YELLOW MEDICINE EAST</text:p>
          </table:table-cell>
          <table:table-cell table:number-columns-repeated="7"/>
          <table:table-cell table:formula="of:=CONCATENATE([.$J$1];[.A295];&quot;, '&quot;;[.B295];&quot;');&quot;)" office:value-type="string" office:string-value="INSERT INTO ‘district’ (district_number, district_name) VALUES (2190, 'YELLOW MEDICINE EAST');" calcext:value-type="string">
            <text:p>INSERT INTO ‘district’ (district_number, district_name) VALUES (2190, 'YELLOW MEDICINE EAST');</text:p>
          </table:table-cell>
        </table:table-row>
        <table:table-row table:style-name="ro1">
          <table:table-cell office:value-type="string" calcext:value-type="string">
            <text:p>2198</text:p>
          </table:table-cell>
          <table:table-cell office:value-type="string" calcext:value-type="string">
            <text:p>FILLMORE CENTRAL</text:p>
          </table:table-cell>
          <table:table-cell table:number-columns-repeated="7"/>
          <table:table-cell table:formula="of:=CONCATENATE([.$J$1];[.A296];&quot;, '&quot;;[.B296];&quot;');&quot;)" office:value-type="string" office:string-value="INSERT INTO ‘district’ (district_number, district_name) VALUES (2198, 'FILLMORE CENTRAL');" calcext:value-type="string">
            <text:p>INSERT INTO ‘district’ (district_number, district_name) VALUES (2198, 'FILLMORE CENTRAL');</text:p>
          </table:table-cell>
        </table:table-row>
        <table:table-row table:style-name="ro1">
          <table:table-cell office:value-type="string" calcext:value-type="string">
            <text:p>2215</text:p>
          </table:table-cell>
          <table:table-cell office:value-type="string" calcext:value-type="string">
            <text:p>NORMAN COUNTY EAST SCHOOL DISTRICT</text:p>
          </table:table-cell>
          <table:table-cell table:number-columns-repeated="7"/>
          <table:table-cell table:formula="of:=CONCATENATE([.$J$1];[.A297];&quot;, '&quot;;[.B297];&quot;');&quot;)" office:value-type="string" office:string-value="INSERT INTO ‘district’ (district_number, district_name) VALUES (2215, 'NORMAN COUNTY EAST SCHOOL DISTRICT');" calcext:value-type="string">
            <text:p>INSERT INTO ‘district’ (district_number, district_name) VALUES (2215, 'NORMAN COUNTY EAST SCHOOL DISTRICT');</text:p>
          </table:table-cell>
        </table:table-row>
        <table:table-row table:style-name="ro1">
          <table:table-cell office:value-type="string" calcext:value-type="string">
            <text:p>2310</text:p>
          </table:table-cell>
          <table:table-cell office:value-type="string" calcext:value-type="string">
            <text:p>SIBLEY EAST SCHOOL DISTRICT</text:p>
          </table:table-cell>
          <table:table-cell table:number-columns-repeated="7"/>
          <table:table-cell table:formula="of:=CONCATENATE([.$J$1];[.A298];&quot;, '&quot;;[.B298];&quot;');&quot;)" office:value-type="string" office:string-value="INSERT INTO ‘district’ (district_number, district_name) VALUES (2310, 'SIBLEY EAST SCHOOL DISTRICT');" calcext:value-type="string">
            <text:p>INSERT INTO ‘district’ (district_number, district_name) VALUES (2310, 'SIBLEY EAST SCHOOL DISTRICT');</text:p>
          </table:table-cell>
        </table:table-row>
        <table:table-row table:style-name="ro1">
          <table:table-cell office:value-type="string" calcext:value-type="string">
            <text:p>2311</text:p>
          </table:table-cell>
          <table:table-cell office:value-type="string" calcext:value-type="string">
            <text:p>CLEARBROOK-GONVICK SCHOOL DISTRICT</text:p>
          </table:table-cell>
          <table:table-cell table:number-columns-repeated="7"/>
          <table:table-cell table:formula="of:=CONCATENATE([.$J$1];[.A299];&quot;, '&quot;;[.B299];&quot;');&quot;)" office:value-type="string" office:string-value="INSERT INTO ‘district’ (district_number, district_name) VALUES (2311, 'CLEARBROOK-GONVICK SCHOOL DISTRICT');" calcext:value-type="string">
            <text:p>INSERT INTO ‘district’ (district_number, district_name) VALUES (2311, 'CLEARBROOK-GONVICK SCHOOL DISTRICT');</text:p>
          </table:table-cell>
        </table:table-row>
        <table:table-row table:style-name="ro1">
          <table:table-cell office:value-type="string" calcext:value-type="string">
            <text:p>2342</text:p>
          </table:table-cell>
          <table:table-cell office:value-type="string" calcext:value-type="string">
            <text:p>WEST CENTRAL AREA</text:p>
          </table:table-cell>
          <table:table-cell table:number-columns-repeated="7"/>
          <table:table-cell table:formula="of:=CONCATENATE([.$J$1];[.A300];&quot;, '&quot;;[.B300];&quot;');&quot;)" office:value-type="string" office:string-value="INSERT INTO ‘district’ (district_number, district_name) VALUES (2342, 'WEST CENTRAL AREA');" calcext:value-type="string">
            <text:p>INSERT INTO ‘district’ (district_number, district_name) VALUES (2342, 'WEST CENTRAL AREA');</text:p>
          </table:table-cell>
        </table:table-row>
        <table:table-row table:style-name="ro1">
          <table:table-cell office:value-type="string" calcext:value-type="string">
            <text:p>2358</text:p>
          </table:table-cell>
          <table:table-cell office:value-type="string" calcext:value-type="string">
            <text:p>TRI-COUNTY SCHOOL DISTRICT</text:p>
          </table:table-cell>
          <table:table-cell table:number-columns-repeated="7"/>
          <table:table-cell table:formula="of:=CONCATENATE([.$J$1];[.A301];&quot;, '&quot;;[.B301];&quot;');&quot;)" office:value-type="string" office:string-value="INSERT INTO ‘district’ (district_number, district_name) VALUES (2358, 'TRI-COUNTY SCHOOL DISTRICT');" calcext:value-type="string">
            <text:p>INSERT INTO ‘district’ (district_number, district_name) VALUES (2358, 'TRI-COUNTY SCHOOL DISTRICT');</text:p>
          </table:table-cell>
        </table:table-row>
        <table:table-row table:style-name="ro1">
          <table:table-cell office:value-type="string" calcext:value-type="string">
            <text:p>2364</text:p>
          </table:table-cell>
          <table:table-cell office:value-type="string" calcext:value-type="string">
            <text:p>BELGRADE-BROOTEN-ELROSA SCHOOL DIST</text:p>
          </table:table-cell>
          <table:table-cell table:number-columns-repeated="7"/>
          <table:table-cell table:formula="of:=CONCATENATE([.$J$1];[.A302];&quot;, '&quot;;[.B302];&quot;');&quot;)" office:value-type="string" office:string-value="INSERT INTO ‘district’ (district_number, district_name) VALUES (2364, 'BELGRADE-BROOTEN-ELROSA SCHOOL DIST');" calcext:value-type="string">
            <text:p>INSERT INTO ‘district’ (district_number, district_name) VALUES (2364, 'BELGRADE-BROOTEN-ELROSA SCHOOL DIST');</text:p>
          </table:table-cell>
        </table:table-row>
        <table:table-row table:style-name="ro1">
          <table:table-cell office:value-type="string" calcext:value-type="string">
            <text:p>2365</text:p>
          </table:table-cell>
          <table:table-cell office:value-type="string" calcext:value-type="string">
            <text:p>GFW PUBLIC SCHOOLS</text:p>
          </table:table-cell>
          <table:table-cell table:number-columns-repeated="7"/>
          <table:table-cell table:formula="of:=CONCATENATE([.$J$1];[.A303];&quot;, '&quot;;[.B303];&quot;');&quot;)" office:value-type="string" office:string-value="INSERT INTO ‘district’ (district_number, district_name) VALUES (2365, 'GFW PUBLIC SCHOOLS');" calcext:value-type="string">
            <text:p>INSERT INTO ‘district’ (district_number, district_name) VALUES (2365, 'GFW PUBLIC SCHOOLS');</text:p>
          </table:table-cell>
        </table:table-row>
        <table:table-row table:style-name="ro1">
          <table:table-cell office:value-type="string" calcext:value-type="string">
            <text:p>2396</text:p>
          </table:table-cell>
          <table:table-cell office:value-type="string" calcext:value-type="string">
            <text:p>A.C.G.C. PUBLIC SCHOOL DISTRICT</text:p>
          </table:table-cell>
          <table:table-cell table:number-columns-repeated="7"/>
          <table:table-cell table:formula="of:=CONCATENATE([.$J$1];[.A304];&quot;, '&quot;;[.B304];&quot;');&quot;)" office:value-type="string" office:string-value="INSERT INTO ‘district’ (district_number, district_name) VALUES (2396, 'A.C.G.C. PUBLIC SCHOOL DISTRICT');" calcext:value-type="string">
            <text:p>INSERT INTO ‘district’ (district_number, district_name) VALUES (2396, 'A.C.G.C. PUBLIC SCHOOL DISTRICT');</text:p>
          </table:table-cell>
        </table:table-row>
        <table:table-row table:style-name="ro1">
          <table:table-cell office:value-type="string" calcext:value-type="string">
            <text:p>2397</text:p>
          </table:table-cell>
          <table:table-cell office:value-type="string" calcext:value-type="string">
            <text:p>LE SUEUR-HENDERSON SCHOOL DISTRICT</text:p>
          </table:table-cell>
          <table:table-cell table:number-columns-repeated="7"/>
          <table:table-cell table:formula="of:=CONCATENATE([.$J$1];[.A305];&quot;, '&quot;;[.B305];&quot;');&quot;)" office:value-type="string" office:string-value="INSERT INTO ‘district’ (district_number, district_name) VALUES (2397, 'LE SUEUR-HENDERSON SCHOOL DISTRICT');" calcext:value-type="string">
            <text:p>INSERT INTO ‘district’ (district_number, district_name) VALUES (2397, 'LE SUEUR-HENDERSON SCHOOL DISTRICT');</text:p>
          </table:table-cell>
        </table:table-row>
        <table:table-row table:style-name="ro1">
          <table:table-cell office:value-type="string" calcext:value-type="string">
            <text:p>2448</text:p>
          </table:table-cell>
          <table:table-cell office:value-type="string" calcext:value-type="string">
            <text:p>MARTIN COUNTY WEST SCHOOL DISTRICT</text:p>
          </table:table-cell>
          <table:table-cell table:number-columns-repeated="7"/>
          <table:table-cell table:formula="of:=CONCATENATE([.$J$1];[.A306];&quot;, '&quot;;[.B306];&quot;');&quot;)" office:value-type="string" office:string-value="INSERT INTO ‘district’ (district_number, district_name) VALUES (2448, 'MARTIN COUNTY WEST SCHOOL DISTRICT');" calcext:value-type="string">
            <text:p>INSERT INTO ‘district’ (district_number, district_name) VALUES (2448, 'MARTIN COUNTY WEST SCHOOL DISTRICT');</text:p>
          </table:table-cell>
        </table:table-row>
        <table:table-row table:style-name="ro1">
          <table:table-cell office:value-type="string" calcext:value-type="string">
            <text:p>2527</text:p>
          </table:table-cell>
          <table:table-cell office:value-type="string" calcext:value-type="string">
            <text:p>NORMAN COUNTY WEST SCHOOL DISTRICT</text:p>
          </table:table-cell>
          <table:table-cell table:number-columns-repeated="7"/>
          <table:table-cell table:formula="of:=CONCATENATE([.$J$1];[.A307];&quot;, '&quot;;[.B307];&quot;');&quot;)" office:value-type="string" office:string-value="INSERT INTO ‘district’ (district_number, district_name) VALUES (2527, 'NORMAN COUNTY WEST SCHOOL DISTRICT');" calcext:value-type="string">
            <text:p>INSERT INTO ‘district’ (district_number, district_name) VALUES (2527, 'NORMAN COUNTY WEST SCHOOL DISTRICT');</text:p>
          </table:table-cell>
        </table:table-row>
        <table:table-row table:style-name="ro1">
          <table:table-cell office:value-type="string" calcext:value-type="string">
            <text:p>2534</text:p>
          </table:table-cell>
          <table:table-cell office:value-type="string" calcext:value-type="string">
            <text:p>BIRD ISLAND-OLIVIA-LAKE LILLIAN</text:p>
          </table:table-cell>
          <table:table-cell table:number-columns-repeated="7"/>
          <table:table-cell table:formula="of:=CONCATENATE([.$J$1];[.A308];&quot;, '&quot;;[.B308];&quot;');&quot;)" office:value-type="string" office:string-value="INSERT INTO ‘district’ (district_number, district_name) VALUES (2534, 'BIRD ISLAND-OLIVIA-LAKE LILLIAN');" calcext:value-type="string">
            <text:p>INSERT INTO ‘district’ (district_number, district_name) VALUES (2534, 'BIRD ISLAND-OLIVIA-LAKE LILLIAN');</text:p>
          </table:table-cell>
        </table:table-row>
        <table:table-row table:style-name="ro1">
          <table:table-cell office:value-type="string" calcext:value-type="string">
            <text:p>2536</text:p>
          </table:table-cell>
          <table:table-cell office:value-type="string" calcext:value-type="string">
            <text:p>GRANADA HUNTLEY EAST CHAIN</text:p>
          </table:table-cell>
          <table:table-cell table:number-columns-repeated="7"/>
          <table:table-cell table:formula="of:=CONCATENATE([.$J$1];[.A309];&quot;, '&quot;;[.B309];&quot;');&quot;)" office:value-type="string" office:string-value="INSERT INTO ‘district’ (district_number, district_name) VALUES (2536, 'GRANADA HUNTLEY EAST CHAIN');" calcext:value-type="string">
            <text:p>INSERT INTO ‘district’ (district_number, district_name) VALUES (2536, 'GRANADA HUNTLEY EAST CHAIN');</text:p>
          </table:table-cell>
        </table:table-row>
        <table:table-row table:style-name="ro1">
          <table:table-cell office:value-type="string" calcext:value-type="string">
            <text:p>2580</text:p>
          </table:table-cell>
          <table:table-cell office:value-type="string" calcext:value-type="string">
            <text:p>EAST CENTRAL SCHOOL DISTRICT</text:p>
          </table:table-cell>
          <table:table-cell table:number-columns-repeated="7"/>
          <table:table-cell table:formula="of:=CONCATENATE([.$J$1];[.A310];&quot;, '&quot;;[.B310];&quot;');&quot;)" office:value-type="string" office:string-value="INSERT INTO ‘district’ (district_number, district_name) VALUES (2580, 'EAST CENTRAL SCHOOL DISTRICT');" calcext:value-type="string">
            <text:p>INSERT INTO ‘district’ (district_number, district_name) VALUES (2580, 'EAST CENTRAL SCHOOL DISTRICT');</text:p>
          </table:table-cell>
        </table:table-row>
        <table:table-row table:style-name="ro1">
          <table:table-cell office:value-type="string" calcext:value-type="string">
            <text:p>2609</text:p>
          </table:table-cell>
          <table:table-cell office:value-type="string" calcext:value-type="string">
            <text:p>WIN-E-MAC SCHOOL DISTRICT</text:p>
          </table:table-cell>
          <table:table-cell table:number-columns-repeated="7"/>
          <table:table-cell table:formula="of:=CONCATENATE([.$J$1];[.A311];&quot;, '&quot;;[.B311];&quot;');&quot;)" office:value-type="string" office:string-value="INSERT INTO ‘district’ (district_number, district_name) VALUES (2609, 'WIN-E-MAC SCHOOL DISTRICT');" calcext:value-type="string">
            <text:p>INSERT INTO ‘district’ (district_number, district_name) VALUES (2609, 'WIN-E-MAC SCHOOL DISTRICT');</text:p>
          </table:table-cell>
        </table:table-row>
        <table:table-row table:style-name="ro1">
          <table:table-cell office:value-type="string" calcext:value-type="string">
            <text:p>2683</text:p>
          </table:table-cell>
          <table:table-cell office:value-type="string" calcext:value-type="string">
            <text:p>GREENBUSH-MIDDLE RIVER SCHOOL DIST.</text:p>
          </table:table-cell>
          <table:table-cell table:number-columns-repeated="7"/>
          <table:table-cell table:formula="of:=CONCATENATE([.$J$1];[.A312];&quot;, '&quot;;[.B312];&quot;');&quot;)" office:value-type="string" office:string-value="INSERT INTO ‘district’ (district_number, district_name) VALUES (2683, 'GREENBUSH-MIDDLE RIVER SCHOOL DIST.');" calcext:value-type="string">
            <text:p>INSERT INTO ‘district’ (district_number, district_name) VALUES (2683, 'GREENBUSH-MIDDLE RIVER SCHOOL DIST.');</text:p>
          </table:table-cell>
        </table:table-row>
        <table:table-row table:style-name="ro1">
          <table:table-cell office:value-type="string" calcext:value-type="string">
            <text:p>2687</text:p>
          </table:table-cell>
          <table:table-cell office:value-type="string" calcext:value-type="string">
            <text:p>HOWARD LAKE-WAVERLY-WINSTED</text:p>
          </table:table-cell>
          <table:table-cell table:number-columns-repeated="7"/>
          <table:table-cell table:formula="of:=CONCATENATE([.$J$1];[.A313];&quot;, '&quot;;[.B313];&quot;');&quot;)" office:value-type="string" office:string-value="INSERT INTO ‘district’ (district_number, district_name) VALUES (2687, 'HOWARD LAKE-WAVERLY-WINSTED');" calcext:value-type="string">
            <text:p>INSERT INTO ‘district’ (district_number, district_name) VALUES (2687, 'HOWARD LAKE-WAVERLY-WINSTED');</text:p>
          </table:table-cell>
        </table:table-row>
        <table:table-row table:style-name="ro1">
          <table:table-cell office:value-type="string" calcext:value-type="string">
            <text:p>2689</text:p>
          </table:table-cell>
          <table:table-cell office:value-type="string" calcext:value-type="string">
            <text:p>PIPESTONE AREA SCHOOL DISTRICT</text:p>
          </table:table-cell>
          <table:table-cell table:number-columns-repeated="7"/>
          <table:table-cell table:formula="of:=CONCATENATE([.$J$1];[.A314];&quot;, '&quot;;[.B314];&quot;');&quot;)" office:value-type="string" office:string-value="INSERT INTO ‘district’ (district_number, district_name) VALUES (2689, 'PIPESTONE AREA SCHOOL DISTRICT');" calcext:value-type="string">
            <text:p>INSERT INTO ‘district’ (district_number, district_name) VALUES (2689, 'PIPESTONE AREA SCHOOL DISTRICT');</text:p>
          </table:table-cell>
        </table:table-row>
        <table:table-row table:style-name="ro1">
          <table:table-cell office:value-type="string" calcext:value-type="string">
            <text:p>2711</text:p>
          </table:table-cell>
          <table:table-cell office:value-type="string" calcext:value-type="string">
            <text:p>MESABI EAST SCHOOL DISTRICT</text:p>
          </table:table-cell>
          <table:table-cell table:number-columns-repeated="7"/>
          <table:table-cell table:formula="of:=CONCATENATE([.$J$1];[.A315];&quot;, '&quot;;[.B315];&quot;');&quot;)" office:value-type="string" office:string-value="INSERT INTO ‘district’ (district_number, district_name) VALUES (2711, 'MESABI EAST SCHOOL DISTRICT');" calcext:value-type="string">
            <text:p>INSERT INTO ‘district’ (district_number, district_name) VALUES (2711, 'MESABI EAST SCHOOL DISTRICT');</text:p>
          </table:table-cell>
        </table:table-row>
        <table:table-row table:style-name="ro1">
          <table:table-cell office:value-type="string" calcext:value-type="string">
            <text:p>2752</text:p>
          </table:table-cell>
          <table:table-cell office:value-type="string" calcext:value-type="string">
            <text:p>FAIRMONT AREA SCHOOL DISTRICT</text:p>
          </table:table-cell>
          <table:table-cell table:number-columns-repeated="7"/>
          <table:table-cell table:formula="of:=CONCATENATE([.$J$1];[.A316];&quot;, '&quot;;[.B316];&quot;');&quot;)" office:value-type="string" office:string-value="INSERT INTO ‘district’ (district_number, district_name) VALUES (2752, 'FAIRMONT AREA SCHOOL DISTRICT');" calcext:value-type="string">
            <text:p>INSERT INTO ‘district’ (district_number, district_name) VALUES (2752, 'FAIRMONT AREA SCHOOL DISTRICT');</text:p>
          </table:table-cell>
        </table:table-row>
        <table:table-row table:style-name="ro1">
          <table:table-cell office:value-type="string" calcext:value-type="string">
            <text:p>2753</text:p>
          </table:table-cell>
          <table:table-cell office:value-type="string" calcext:value-type="string">
            <text:p>LONG PRAIRIE-GREY EAGLE SCHOOL DIST</text:p>
          </table:table-cell>
          <table:table-cell table:number-columns-repeated="7"/>
          <table:table-cell table:formula="of:=CONCATENATE([.$J$1];[.A317];&quot;, '&quot;;[.B317];&quot;');&quot;)" office:value-type="string" office:string-value="INSERT INTO ‘district’ (district_number, district_name) VALUES (2753, 'LONG PRAIRIE-GREY EAGLE SCHOOL DIST');" calcext:value-type="string">
            <text:p>INSERT INTO ‘district’ (district_number, district_name) VALUES (2753, 'LONG PRAIRIE-GREY EAGLE SCHOOL DIST');</text:p>
          </table:table-cell>
        </table:table-row>
        <table:table-row table:style-name="ro1">
          <table:table-cell office:value-type="string" calcext:value-type="string">
            <text:p>2754</text:p>
          </table:table-cell>
          <table:table-cell office:value-type="string" calcext:value-type="string">
            <text:p>CEDAR MOUNTAIN SCHOOL DISTRICT</text:p>
          </table:table-cell>
          <table:table-cell table:number-columns-repeated="7"/>
          <table:table-cell table:formula="of:=CONCATENATE([.$J$1];[.A318];&quot;, '&quot;;[.B318];&quot;');&quot;)" office:value-type="string" office:string-value="INSERT INTO ‘district’ (district_number, district_name) VALUES (2754, 'CEDAR MOUNTAIN SCHOOL DISTRICT');" calcext:value-type="string">
            <text:p>INSERT INTO ‘district’ (district_number, district_name) VALUES (2754, 'CEDAR MOUNTAIN SCHOOL DISTRICT');</text:p>
          </table:table-cell>
        </table:table-row>
        <table:table-row table:style-name="ro1">
          <table:table-cell office:value-type="string" calcext:value-type="string">
            <text:p>2759</text:p>
          </table:table-cell>
          <table:table-cell office:value-type="string" calcext:value-type="string">
            <text:p>EAGLE VALLEY PUBLIC SCHOOL DISTRICT</text:p>
          </table:table-cell>
          <table:table-cell table:number-columns-repeated="7"/>
          <table:table-cell table:formula="of:=CONCATENATE([.$J$1];[.A319];&quot;, '&quot;;[.B319];&quot;');&quot;)" office:value-type="string" office:string-value="INSERT INTO ‘district’ (district_number, district_name) VALUES (2759, 'EAGLE VALLEY PUBLIC SCHOOL DISTRICT');" calcext:value-type="string">
            <text:p>INSERT INTO ‘district’ (district_number, district_name) VALUES (2759, 'EAGLE VALLEY PUBLIC SCHOOL DISTRICT');</text:p>
          </table:table-cell>
        </table:table-row>
        <table:table-row table:style-name="ro1">
          <table:table-cell office:value-type="string" calcext:value-type="string">
            <text:p>2769</text:p>
          </table:table-cell>
          <table:table-cell office:value-type="string" calcext:value-type="string">
            <text:p>MORRIS AREA PUBLIC SCHOOLS</text:p>
          </table:table-cell>
          <table:table-cell table:number-columns-repeated="7"/>
          <table:table-cell table:formula="of:=CONCATENATE([.$J$1];[.A320];&quot;, '&quot;;[.B320];&quot;');&quot;)" office:value-type="string" office:string-value="INSERT INTO ‘district’ (district_number, district_name) VALUES (2769, 'MORRIS AREA PUBLIC SCHOOLS');" calcext:value-type="string">
            <text:p>INSERT INTO ‘district’ (district_number, district_name) VALUES (2769, 'MORRIS AREA PUBLIC SCHOOLS');</text:p>
          </table:table-cell>
        </table:table-row>
        <table:table-row table:style-name="ro1">
          <table:table-cell office:value-type="string" calcext:value-type="string">
            <text:p>2805</text:p>
          </table:table-cell>
          <table:table-cell office:value-type="string" calcext:value-type="string">
            <text:p>ZUMBROTA-MAZEPPA SCHOOL DISTRICT</text:p>
          </table:table-cell>
          <table:table-cell table:number-columns-repeated="7"/>
          <table:table-cell table:formula="of:=CONCATENATE([.$J$1];[.A321];&quot;, '&quot;;[.B321];&quot;');&quot;)" office:value-type="string" office:string-value="INSERT INTO ‘district’ (district_number, district_name) VALUES (2805, 'ZUMBROTA-MAZEPPA SCHOOL DISTRICT');" calcext:value-type="string">
            <text:p>INSERT INTO ‘district’ (district_number, district_name) VALUES (2805, 'ZUMBROTA-MAZEPPA SCHOOL DISTRICT');</text:p>
          </table:table-cell>
        </table:table-row>
        <table:table-row table:style-name="ro1">
          <table:table-cell office:value-type="string" calcext:value-type="string">
            <text:p>2835</text:p>
          </table:table-cell>
          <table:table-cell office:value-type="string" calcext:value-type="string">
            <text:p>JANESVILLE-WALDORF-PEMBERTON</text:p>
          </table:table-cell>
          <table:table-cell table:number-columns-repeated="7"/>
          <table:table-cell table:formula="of:=CONCATENATE([.$J$1];[.A322];&quot;, '&quot;;[.B322];&quot;');&quot;)" office:value-type="string" office:string-value="INSERT INTO ‘district’ (district_number, district_name) VALUES (2835, 'JANESVILLE-WALDORF-PEMBERTON');" calcext:value-type="string">
            <text:p>INSERT INTO ‘district’ (district_number, district_name) VALUES (2835, 'JANESVILLE-WALDORF-PEMBERTON');</text:p>
          </table:table-cell>
        </table:table-row>
        <table:table-row table:style-name="ro1">
          <table:table-cell office:value-type="string" calcext:value-type="string">
            <text:p>2853</text:p>
          </table:table-cell>
          <table:table-cell office:value-type="string" calcext:value-type="string">
            <text:p>LAC QUI PARLE VALLEY SCHOOLS</text:p>
          </table:table-cell>
          <table:table-cell table:number-columns-repeated="7"/>
          <table:table-cell table:formula="of:=CONCATENATE([.$J$1];[.A323];&quot;, '&quot;;[.B323];&quot;');&quot;)" office:value-type="string" office:string-value="INSERT INTO ‘district’ (district_number, district_name) VALUES (2853, 'LAC QUI PARLE VALLEY SCHOOLS');" calcext:value-type="string">
            <text:p>INSERT INTO ‘district’ (district_number, district_name) VALUES (2853, 'LAC QUI PARLE VALLEY SCHOOLS');</text:p>
          </table:table-cell>
        </table:table-row>
        <table:table-row table:style-name="ro1">
          <table:table-cell office:value-type="string" calcext:value-type="string">
            <text:p>2854</text:p>
          </table:table-cell>
          <table:table-cell office:value-type="string" calcext:value-type="string">
            <text:p>ADA-BORUP PUBLIC SCHOOL DISTRICT</text:p>
          </table:table-cell>
          <table:table-cell table:number-columns-repeated="7"/>
          <table:table-cell table:formula="of:=CONCATENATE([.$J$1];[.A324];&quot;, '&quot;;[.B324];&quot;');&quot;)" office:value-type="string" office:string-value="INSERT INTO ‘district’ (district_number, district_name) VALUES (2854, 'ADA-BORUP PUBLIC SCHOOL DISTRICT');" calcext:value-type="string">
            <text:p>INSERT INTO ‘district’ (district_number, district_name) VALUES (2854, 'ADA-BORUP PUBLIC SCHOOL DISTRICT');</text:p>
          </table:table-cell>
        </table:table-row>
        <table:table-row table:style-name="ro1">
          <table:table-cell office:value-type="string" calcext:value-type="string">
            <text:p>2856</text:p>
          </table:table-cell>
          <table:table-cell office:value-type="string" calcext:value-type="string">
            <text:p>STEPHEN-ARGYLE CENTRAL SCHOOLS</text:p>
          </table:table-cell>
          <table:table-cell table:number-columns-repeated="7"/>
          <table:table-cell table:formula="of:=CONCATENATE([.$J$1];[.A325];&quot;, '&quot;;[.B325];&quot;');&quot;)" office:value-type="string" office:string-value="INSERT INTO ‘district’ (district_number, district_name) VALUES (2856, 'STEPHEN-ARGYLE CENTRAL SCHOOLS');" calcext:value-type="string">
            <text:p>INSERT INTO ‘district’ (district_number, district_name) VALUES (2856, 'STEPHEN-ARGYLE CENTRAL SCHOOLS');</text:p>
          </table:table-cell>
        </table:table-row>
        <table:table-row table:style-name="ro1">
          <table:table-cell office:value-type="string" calcext:value-type="string">
            <text:p>2859</text:p>
          </table:table-cell>
          <table:table-cell office:value-type="string" calcext:value-type="string">
            <text:p>GLENCOE-SILVER LAKE SCHOOL DISTRICT</text:p>
          </table:table-cell>
          <table:table-cell table:number-columns-repeated="7"/>
          <table:table-cell table:formula="of:=CONCATENATE([.$J$1];[.A326];&quot;, '&quot;;[.B326];&quot;');&quot;)" office:value-type="string" office:string-value="INSERT INTO ‘district’ (district_number, district_name) VALUES (2859, 'GLENCOE-SILVER LAKE SCHOOL DISTRICT');" calcext:value-type="string">
            <text:p>INSERT INTO ‘district’ (district_number, district_name) VALUES (2859, 'GLENCOE-SILVER LAKE SCHOOL DISTRICT');</text:p>
          </table:table-cell>
        </table:table-row>
        <table:table-row table:style-name="ro1">
          <table:table-cell office:value-type="string" calcext:value-type="string">
            <text:p>2860</text:p>
          </table:table-cell>
          <table:table-cell office:value-type="string" calcext:value-type="string">
            <text:p>BLUE EARTH AREA PUBLIC SCHOOL</text:p>
          </table:table-cell>
          <table:table-cell table:number-columns-repeated="7"/>
          <table:table-cell table:formula="of:=CONCATENATE([.$J$1];[.A327];&quot;, '&quot;;[.B327];&quot;');&quot;)" office:value-type="string" office:string-value="INSERT INTO ‘district’ (district_number, district_name) VALUES (2860, 'BLUE EARTH AREA PUBLIC SCHOOL');" calcext:value-type="string">
            <text:p>INSERT INTO ‘district’ (district_number, district_name) VALUES (2860, 'BLUE EARTH AREA PUBLIC SCHOOL');</text:p>
          </table:table-cell>
        </table:table-row>
        <table:table-row table:style-name="ro1">
          <table:table-cell office:value-type="string" calcext:value-type="string">
            <text:p>2884</text:p>
          </table:table-cell>
          <table:table-cell office:value-type="string" calcext:value-type="string">
            <text:p>RED ROCK CENTRAL SCHOOL DISTRICT</text:p>
          </table:table-cell>
          <table:table-cell table:number-columns-repeated="7"/>
          <table:table-cell table:formula="of:=CONCATENATE([.$J$1];[.A328];&quot;, '&quot;;[.B328];&quot;');&quot;)" office:value-type="string" office:string-value="INSERT INTO ‘district’ (district_number, district_name) VALUES (2884, 'RED ROCK CENTRAL SCHOOL DISTRICT');" calcext:value-type="string">
            <text:p>INSERT INTO ‘district’ (district_number, district_name) VALUES (2884, 'RED ROCK CENTRAL SCHOOL DISTRICT');</text:p>
          </table:table-cell>
        </table:table-row>
        <table:table-row table:style-name="ro1">
          <table:table-cell office:value-type="string" calcext:value-type="string">
            <text:p>2886</text:p>
          </table:table-cell>
          <table:table-cell office:value-type="string" calcext:value-type="string">
            <text:p>GLENVILLE-EMMONS SCHOOL DISTRICT</text:p>
          </table:table-cell>
          <table:table-cell table:number-columns-repeated="7"/>
          <table:table-cell table:formula="of:=CONCATENATE([.$J$1];[.A329];&quot;, '&quot;;[.B329];&quot;');&quot;)" office:value-type="string" office:string-value="INSERT INTO ‘district’ (district_number, district_name) VALUES (2886, 'GLENVILLE-EMMONS SCHOOL DISTRICT');" calcext:value-type="string">
            <text:p>INSERT INTO ‘district’ (district_number, district_name) VALUES (2886, 'GLENVILLE-EMMONS SCHOOL DISTRICT');</text:p>
          </table:table-cell>
        </table:table-row>
        <table:table-row table:style-name="ro1">
          <table:table-cell office:value-type="string" calcext:value-type="string">
            <text:p>2888</text:p>
          </table:table-cell>
          <table:table-cell office:value-type="string" calcext:value-type="string">
            <text:p>CLINTON-GRACEVILLE-BEARDSLEY</text:p>
          </table:table-cell>
          <table:table-cell table:number-columns-repeated="7"/>
          <table:table-cell table:formula="of:=CONCATENATE([.$J$1];[.A330];&quot;, '&quot;;[.B330];&quot;');&quot;)" office:value-type="string" office:string-value="INSERT INTO ‘district’ (district_number, district_name) VALUES (2888, 'CLINTON-GRACEVILLE-BEARDSLEY');" calcext:value-type="string">
            <text:p>INSERT INTO ‘district’ (district_number, district_name) VALUES (2888, 'CLINTON-GRACEVILLE-BEARDSLEY');</text:p>
          </table:table-cell>
        </table:table-row>
        <table:table-row table:style-name="ro1">
          <table:table-cell office:value-type="string" calcext:value-type="string">
            <text:p>2889</text:p>
          </table:table-cell>
          <table:table-cell office:value-type="string" calcext:value-type="string">
            <text:p>LAKE PARK AUDUBON SCHOOL DISTRICT</text:p>
          </table:table-cell>
          <table:table-cell table:number-columns-repeated="7"/>
          <table:table-cell table:formula="of:=CONCATENATE([.$J$1];[.A331];&quot;, '&quot;;[.B331];&quot;');&quot;)" office:value-type="string" office:string-value="INSERT INTO ‘district’ (district_number, district_name) VALUES (2889, 'LAKE PARK AUDUBON SCHOOL DISTRICT');" calcext:value-type="string">
            <text:p>INSERT INTO ‘district’ (district_number, district_name) VALUES (2889, 'LAKE PARK AUDUBON SCHOOL DISTRICT');</text:p>
          </table:table-cell>
        </table:table-row>
        <table:table-row table:style-name="ro1">
          <table:table-cell office:value-type="string" calcext:value-type="string">
            <text:p>2890</text:p>
          </table:table-cell>
          <table:table-cell office:value-type="string" calcext:value-type="string">
            <text:p>RENVILLE COUNTY WEST SCHOOLS</text:p>
          </table:table-cell>
          <table:table-cell table:number-columns-repeated="7"/>
          <table:table-cell table:formula="of:=CONCATENATE([.$J$1];[.A332];&quot;, '&quot;;[.B332];&quot;');&quot;)" office:value-type="string" office:string-value="INSERT INTO ‘district’ (district_number, district_name) VALUES (2890, 'RENVILLE COUNTY WEST SCHOOLS');" calcext:value-type="string">
            <text:p>INSERT INTO ‘district’ (district_number, district_name) VALUES (2890, 'RENVILLE COUNTY WEST SCHOOLS');</text:p>
          </table:table-cell>
        </table:table-row>
        <table:table-row table:style-name="ro1">
          <table:table-cell office:value-type="string" calcext:value-type="string">
            <text:p>2895</text:p>
          </table:table-cell>
          <table:table-cell office:value-type="string" calcext:value-type="string">
            <text:p>JACKSON COUNTY CENTRAL SCHOOL DIST.</text:p>
          </table:table-cell>
          <table:table-cell table:number-columns-repeated="7"/>
          <table:table-cell table:formula="of:=CONCATENATE([.$J$1];[.A333];&quot;, '&quot;;[.B333];&quot;');&quot;)" office:value-type="string" office:string-value="INSERT INTO ‘district’ (district_number, district_name) VALUES (2895, 'JACKSON COUNTY CENTRAL SCHOOL DIST.');" calcext:value-type="string">
            <text:p>INSERT INTO ‘district’ (district_number, district_name) VALUES (2895, 'JACKSON COUNTY CENTRAL SCHOOL DIST.');</text:p>
          </table:table-cell>
        </table:table-row>
        <table:table-row table:style-name="ro1">
          <table:table-cell office:value-type="string" calcext:value-type="string">
            <text:p>2897</text:p>
          </table:table-cell>
          <table:table-cell office:value-type="string" calcext:value-type="string">
            <text:p>REDWOOD AREA SCHOOL DISTRICT</text:p>
          </table:table-cell>
          <table:table-cell table:number-columns-repeated="7"/>
          <table:table-cell table:formula="of:=CONCATENATE([.$J$1];[.A334];&quot;, '&quot;;[.B334];&quot;');&quot;)" office:value-type="string" office:string-value="INSERT INTO ‘district’ (district_number, district_name) VALUES (2897, 'REDWOOD AREA SCHOOL DISTRICT');" calcext:value-type="string">
            <text:p>INSERT INTO ‘district’ (district_number, district_name) VALUES (2897, 'REDWOOD AREA SCHOOL DISTRICT');</text:p>
          </table:table-cell>
        </table:table-row>
        <table:table-row table:style-name="ro1">
          <table:table-cell office:value-type="string" calcext:value-type="string">
            <text:p>2898</text:p>
          </table:table-cell>
          <table:table-cell office:value-type="string" calcext:value-type="string">
            <text:p>WESTBROOK-WALNUT GROVE SCHOOLS</text:p>
          </table:table-cell>
          <table:table-cell table:number-columns-repeated="7"/>
          <table:table-cell table:formula="of:=CONCATENATE([.$J$1];[.A335];&quot;, '&quot;;[.B335];&quot;');&quot;)" office:value-type="string" office:string-value="INSERT INTO ‘district’ (district_number, district_name) VALUES (2898, 'WESTBROOK-WALNUT GROVE SCHOOLS');" calcext:value-type="string">
            <text:p>INSERT INTO ‘district’ (district_number, district_name) VALUES (2898, 'WESTBROOK-WALNUT GROVE SCHOOLS');</text:p>
          </table:table-cell>
        </table:table-row>
        <table:table-row table:style-name="ro1">
          <table:table-cell office:value-type="string" calcext:value-type="string">
            <text:p>2899</text:p>
          </table:table-cell>
          <table:table-cell office:value-type="string" calcext:value-type="string">
            <text:p>PLAINVIEW-ELGIN-MILLVILLE</text:p>
          </table:table-cell>
          <table:table-cell table:number-columns-repeated="7"/>
          <table:table-cell table:formula="of:=CONCATENATE([.$J$1];[.A336];&quot;, '&quot;;[.B336];&quot;');&quot;)" office:value-type="string" office:string-value="INSERT INTO ‘district’ (district_number, district_name) VALUES (2899, 'PLAINVIEW-ELGIN-MILLVILLE');" calcext:value-type="string">
            <text:p>INSERT INTO ‘district’ (district_number, district_name) VALUES (2899, 'PLAINVIEW-ELGIN-MILLVILLE');</text:p>
          </table:table-cell>
        </table:table-row>
        <table:table-row table:style-name="ro1">
          <table:table-cell office:value-type="string" calcext:value-type="string">
            <text:p>2902</text:p>
          </table:table-cell>
          <table:table-cell office:value-type="string" calcext:value-type="string">
            <text:p>RTR PUBLIC SCHOOLS</text:p>
          </table:table-cell>
          <table:table-cell table:number-columns-repeated="7"/>
          <table:table-cell table:formula="of:=CONCATENATE([.$J$1];[.A337];&quot;, '&quot;;[.B337];&quot;');&quot;)" office:value-type="string" office:string-value="INSERT INTO ‘district’ (district_number, district_name) VALUES (2902, 'RTR PUBLIC SCHOOLS');" calcext:value-type="string">
            <text:p>INSERT INTO ‘district’ (district_number, district_name) VALUES (2902, 'RTR PUBLIC SCHOOLS');</text:p>
          </table:table-cell>
        </table:table-row>
        <table:table-row table:style-name="ro1">
          <table:table-cell office:value-type="string" calcext:value-type="string">
            <text:p>2903</text:p>
          </table:table-cell>
          <table:table-cell office:value-type="string" calcext:value-type="string">
            <text:p>ORTONVILLE PUBLIC SCHOOLS</text:p>
          </table:table-cell>
          <table:table-cell table:number-columns-repeated="7"/>
          <table:table-cell table:formula="of:=CONCATENATE([.$J$1];[.A338];&quot;, '&quot;;[.B338];&quot;');&quot;)" office:value-type="string" office:string-value="INSERT INTO ‘district’ (district_number, district_name) VALUES (2903, 'ORTONVILLE PUBLIC SCHOOLS');" calcext:value-type="string">
            <text:p>INSERT INTO ‘district’ (district_number, district_name) VALUES (2903, 'ORTONVILLE PUBLIC SCHOOLS');</text:p>
          </table:table-cell>
        </table:table-row>
        <table:table-row table:style-name="ro1">
          <table:table-cell office:value-type="string" calcext:value-type="string">
            <text:p>2904</text:p>
          </table:table-cell>
          <table:table-cell office:value-type="string" calcext:value-type="string">
            <text:p>TRACY AREA PUBLIC SCHOOL DISTRICT</text:p>
          </table:table-cell>
          <table:table-cell table:number-columns-repeated="7"/>
          <table:table-cell table:formula="of:=CONCATENATE([.$J$1];[.A339];&quot;, '&quot;;[.B339];&quot;');&quot;)" office:value-type="string" office:string-value="INSERT INTO ‘district’ (district_number, district_name) VALUES (2904, 'TRACY AREA PUBLIC SCHOOL DISTRICT');" calcext:value-type="string">
            <text:p>INSERT INTO ‘district’ (district_number, district_name) VALUES (2904, 'TRACY AREA PUBLIC SCHOOL DISTRICT');</text:p>
          </table:table-cell>
        </table:table-row>
        <table:table-row table:style-name="ro1">
          <table:table-cell office:value-type="string" calcext:value-type="string">
            <text:p>2905</text:p>
          </table:table-cell>
          <table:table-cell office:value-type="string" calcext:value-type="string">
            <text:p>TRI-CITY UNITED SCHOOL DISTRICT</text:p>
          </table:table-cell>
          <table:table-cell table:number-columns-repeated="7"/>
          <table:table-cell table:formula="of:=CONCATENATE([.$J$1];[.A340];&quot;, '&quot;;[.B340];&quot;');&quot;)" office:value-type="string" office:string-value="INSERT INTO ‘district’ (district_number, district_name) VALUES (2905, 'TRI-CITY UNITED SCHOOL DISTRICT');" calcext:value-type="string">
            <text:p>INSERT INTO ‘district’ (district_number, district_name) VALUES (2905, 'TRI-CITY UNITED SCHOOL DISTRICT');</text:p>
          </table:table-cell>
        </table:table-row>
        <table:table-row table:style-name="ro1">
          <table:table-cell office:value-type="string" calcext:value-type="string">
            <text:p>2906</text:p>
          </table:table-cell>
          <table:table-cell office:value-type="string" calcext:value-type="string">
            <text:p>RED LAKE COUNTY CENTRAL PUBLIC SCH</text:p>
          </table:table-cell>
          <table:table-cell table:number-columns-repeated="7"/>
          <table:table-cell table:formula="of:=CONCATENATE([.$J$1];[.A341];&quot;, '&quot;;[.B341];&quot;');&quot;)" office:value-type="string" office:string-value="INSERT INTO ‘district’ (district_number, district_name) VALUES (2906, 'RED LAKE COUNTY CENTRAL PUBLIC SCH');" calcext:value-type="string">
            <text:p>INSERT INTO ‘district’ (district_number, district_name) VALUES (2906, 'RED LAKE COUNTY CENTRAL PUBLIC SCH');</text:p>
          </table:table-cell>
        </table:table-row>
        <table:table-row table:style-name="ro1">
          <table:table-cell office:value-type="string" calcext:value-type="string">
            <text:p>2907</text:p>
          </table:table-cell>
          <table:table-cell office:value-type="string" calcext:value-type="string">
            <text:p>ROUND LAKE-BREWSTER PUBLIC SCHOOLS</text:p>
          </table:table-cell>
          <table:table-cell table:number-columns-repeated="7"/>
          <table:table-cell table:formula="of:=CONCATENATE([.$J$1];[.A342];&quot;, '&quot;;[.B342];&quot;');&quot;)" office:value-type="string" office:string-value="INSERT INTO ‘district’ (district_number, district_name) VALUES (2907, 'ROUND LAKE-BREWSTER PUBLIC SCHOOLS');" calcext:value-type="string">
            <text:p>INSERT INTO ‘district’ (district_number, district_name) VALUES (2907, 'ROUND LAKE-BREWSTER PUBLIC SCHOOLS');</text:p>
          </table:table-cell>
        </table:table-row>
        <table:table-row table:style-name="ro1">
          <table:table-cell office:value-type="string" calcext:value-type="string">
            <text:p>2908</text:p>
          </table:table-cell>
          <table:table-cell office:value-type="string" calcext:value-type="string">
            <text:p>BRANDON-EVANSVILLE PUBLIC SCHOOLS</text:p>
          </table:table-cell>
          <table:table-cell table:number-columns-repeated="7"/>
          <table:table-cell table:formula="of:=CONCATENATE([.$J$1];[.A343];&quot;, '&quot;;[.B343];&quot;');&quot;)" office:value-type="string" office:string-value="INSERT INTO ‘district’ (district_number, district_name) VALUES (2908, 'BRANDON-EVANSVILLE PUBLIC SCHOOLS');" calcext:value-type="string">
            <text:p>INSERT INTO ‘district’ (district_number, district_name) VALUES (2908, 'BRANDON-EVANSVILLE PUBLIC SCHOOLS');</text:p>
          </table:table-cell>
        </table:table-row>
        <table:table-row table:style-name="ro1">
          <table:table-cell office:value-type="string" calcext:value-type="string">
            <text:p>2909</text:p>
          </table:table-cell>
          <table:table-cell office:value-type="string" calcext:value-type="string">
            <text:p>ROCK RIDGE PUBLIC SCHOOLS</text:p>
          </table:table-cell>
          <table:table-cell table:number-columns-repeated="7"/>
          <table:table-cell table:formula="of:=CONCATENATE([.$J$1];[.A344];&quot;, '&quot;;[.B344];&quot;');&quot;)" office:value-type="string" office:string-value="INSERT INTO ‘district’ (district_number, district_name) VALUES (2909, 'ROCK RIDGE PUBLIC SCHOOLS');" calcext:value-type="string">
            <text:p>INSERT INTO ‘district’ (district_number, district_name) VALUES (2909, 'ROCK RIDGE PUBLIC SCHOOLS');</text:p>
          </table:table-cell>
        </table:table-row>
        <table:table-row table:style-name="ro1">
          <table:table-cell office:value-type="string" calcext:value-type="string">
            <text:p>2910</text:p>
          </table:table-cell>
          <table:table-cell office:value-type="string" calcext:value-type="string">
            <text:p>ADA-BORUP-WEST PUBLIC SCHOOLS</text:p>
          </table:table-cell>
          <table:table-cell table:number-columns-repeated="7"/>
          <table:table-cell table:formula="of:=CONCATENATE([.$J$1];[.A345];&quot;, '&quot;;[.B345];&quot;');&quot;)" office:value-type="string" office:string-value="INSERT INTO ‘district’ (district_number, district_name) VALUES (2910, 'ADA-BORUP-WEST PUBLIC SCHOOLS');" calcext:value-type="string">
            <text:p>INSERT INTO ‘district’ (district_number, district_name) VALUES (2910, 'ADA-BORUP-WEST PUBLIC SCHOOLS');</text:p>
          </table:table-cell>
        </table:table-row>
        <table:table-row table:style-name="ro1">
          <table:table-cell office:value-type="string" calcext:value-type="string">
            <text:p>4000</text:p>
          </table:table-cell>
          <table:table-cell office:value-type="string" calcext:value-type="string">
            <text:p>CITY ACADEMY</text:p>
          </table:table-cell>
          <table:table-cell table:number-columns-repeated="7"/>
          <table:table-cell table:formula="of:=CONCATENATE([.$J$1];[.A346];&quot;, '&quot;;[.B346];&quot;');&quot;)" office:value-type="string" office:string-value="INSERT INTO ‘district’ (district_number, district_name) VALUES (4000, 'CITY ACADEMY');" calcext:value-type="string">
            <text:p>INSERT INTO ‘district’ (district_number, district_name) VALUES (4000, 'CITY ACADEMY');</text:p>
          </table:table-cell>
        </table:table-row>
        <table:table-row table:style-name="ro1">
          <table:table-cell office:value-type="string" calcext:value-type="string">
            <text:p>4001</text:p>
          </table:table-cell>
          <table:table-cell office:value-type="string" calcext:value-type="string">
            <text:p>BLUFFVIEW MONTESSORI</text:p>
          </table:table-cell>
          <table:table-cell table:number-columns-repeated="7"/>
          <table:table-cell table:formula="of:=CONCATENATE([.$J$1];[.A347];&quot;, '&quot;;[.B347];&quot;');&quot;)" office:value-type="string" office:string-value="INSERT INTO ‘district’ (district_number, district_name) VALUES (4001, 'BLUFFVIEW MONTESSORI');" calcext:value-type="string">
            <text:p>INSERT INTO ‘district’ (district_number, district_name) VALUES (4001, 'BLUFFVIEW MONTESSORI');</text:p>
          </table:table-cell>
        </table:table-row>
        <table:table-row table:style-name="ro1">
          <table:table-cell office:value-type="string" calcext:value-type="string">
            <text:p>4003</text:p>
          </table:table-cell>
          <table:table-cell office:value-type="string" calcext:value-type="string">
            <text:p>NEW HEIGHTS SCHOOL, INC.</text:p>
          </table:table-cell>
          <table:table-cell table:number-columns-repeated="7"/>
          <table:table-cell table:formula="of:=CONCATENATE([.$J$1];[.A348];&quot;, '&quot;;[.B348];&quot;');&quot;)" office:value-type="string" office:string-value="INSERT INTO ‘district’ (district_number, district_name) VALUES (4003, 'NEW HEIGHTS SCHOOL, INC.');" calcext:value-type="string">
            <text:p>INSERT INTO ‘district’ (district_number, district_name) VALUES (4003, 'NEW HEIGHTS SCHOOL, INC.');</text:p>
          </table:table-cell>
        </table:table-row>
        <table:table-row table:style-name="ro1">
          <table:table-cell office:value-type="string" calcext:value-type="string">
            <text:p>4004</text:p>
          </table:table-cell>
          <table:table-cell office:value-type="string" calcext:value-type="string">
            <text:p>CEDAR RIVERSIDE COMMUNITY SCHOOL</text:p>
          </table:table-cell>
          <table:table-cell table:number-columns-repeated="7"/>
          <table:table-cell table:formula="of:=CONCATENATE([.$J$1];[.A349];&quot;, '&quot;;[.B349];&quot;');&quot;)" office:value-type="string" office:string-value="INSERT INTO ‘district’ (district_number, district_name) VALUES (4004, 'CEDAR RIVERSIDE COMMUNITY SCHOOL');" calcext:value-type="string">
            <text:p>INSERT INTO ‘district’ (district_number, district_name) VALUES (4004, 'CEDAR RIVERSIDE COMMUNITY SCHOOL');</text:p>
          </table:table-cell>
        </table:table-row>
        <table:table-row table:style-name="ro1">
          <table:table-cell office:value-type="string" calcext:value-type="string">
            <text:p>4005</text:p>
          </table:table-cell>
          <table:table-cell office:value-type="string" calcext:value-type="string">
            <text:p>METRO DEAF SCHOOL</text:p>
          </table:table-cell>
          <table:table-cell table:number-columns-repeated="7"/>
          <table:table-cell table:formula="of:=CONCATENATE([.$J$1];[.A350];&quot;, '&quot;;[.B350];&quot;');&quot;)" office:value-type="string" office:string-value="INSERT INTO ‘district’ (district_number, district_name) VALUES (4005, 'METRO DEAF SCHOOL');" calcext:value-type="string">
            <text:p>INSERT INTO ‘district’ (district_number, district_name) VALUES (4005, 'METRO DEAF SCHOOL');</text:p>
          </table:table-cell>
        </table:table-row>
        <table:table-row table:style-name="ro1">
          <table:table-cell office:value-type="string" calcext:value-type="string">
            <text:p>4007</text:p>
          </table:table-cell>
          <table:table-cell office:value-type="string" calcext:value-type="string">
            <text:p>MINNESOTA NEW COUNTRY SCHOOL</text:p>
          </table:table-cell>
          <table:table-cell table:number-columns-repeated="7"/>
          <table:table-cell table:formula="of:=CONCATENATE([.$J$1];[.A351];&quot;, '&quot;;[.B351];&quot;');&quot;)" office:value-type="string" office:string-value="INSERT INTO ‘district’ (district_number, district_name) VALUES (4007, 'MINNESOTA NEW COUNTRY SCHOOL');" calcext:value-type="string">
            <text:p>INSERT INTO ‘district’ (district_number, district_name) VALUES (4007, 'MINNESOTA NEW COUNTRY SCHOOL');</text:p>
          </table:table-cell>
        </table:table-row>
        <table:table-row table:style-name="ro1">
          <table:table-cell office:value-type="string" calcext:value-type="string">
            <text:p>4008</text:p>
          </table:table-cell>
          <table:table-cell office:value-type="string" calcext:value-type="string">
            <text:p>PACT CHARTER SCHOOL</text:p>
          </table:table-cell>
          <table:table-cell table:number-columns-repeated="7"/>
          <table:table-cell table:formula="of:=CONCATENATE([.$J$1];[.A352];&quot;, '&quot;;[.B352];&quot;');&quot;)" office:value-type="string" office:string-value="INSERT INTO ‘district’ (district_number, district_name) VALUES (4008, 'PACT CHARTER SCHOOL');" calcext:value-type="string">
            <text:p>INSERT INTO ‘district’ (district_number, district_name) VALUES (4008, 'PACT CHARTER SCHOOL');</text:p>
          </table:table-cell>
        </table:table-row>
        <table:table-row table:style-name="ro1">
          <table:table-cell office:value-type="string" calcext:value-type="string">
            <text:p>4011</text:p>
          </table:table-cell>
          <table:table-cell office:value-type="string" calcext:value-type="string">
            <text:p>NEW VISIONS CHARTER SCHOOL</text:p>
          </table:table-cell>
          <table:table-cell table:number-columns-repeated="7"/>
          <table:table-cell table:formula="of:=CONCATENATE([.$J$1];[.A353];&quot;, '&quot;;[.B353];&quot;');&quot;)" office:value-type="string" office:string-value="INSERT INTO ‘district’ (district_number, district_name) VALUES (4011, 'NEW VISIONS CHARTER SCHOOL');" calcext:value-type="string">
            <text:p>INSERT INTO ‘district’ (district_number, district_name) VALUES (4011, 'NEW VISIONS CHARTER SCHOOL');</text:p>
          </table:table-cell>
        </table:table-row>
        <table:table-row table:style-name="ro1">
          <table:table-cell office:value-type="string" calcext:value-type="string">
            <text:p>4015</text:p>
          </table:table-cell>
          <table:table-cell office:value-type="string" calcext:value-type="string">
            <text:p>COMMUNITY OF PEACE ACADEMY</text:p>
          </table:table-cell>
          <table:table-cell table:number-columns-repeated="7"/>
          <table:table-cell table:formula="of:=CONCATENATE([.$J$1];[.A354];&quot;, '&quot;;[.B354];&quot;');&quot;)" office:value-type="string" office:string-value="INSERT INTO ‘district’ (district_number, district_name) VALUES (4015, 'COMMUNITY OF PEACE ACADEMY');" calcext:value-type="string">
            <text:p>INSERT INTO ‘district’ (district_number, district_name) VALUES (4015, 'COMMUNITY OF PEACE ACADEMY');</text:p>
          </table:table-cell>
        </table:table-row>
        <table:table-row table:style-name="ro1">
          <table:table-cell office:value-type="string" calcext:value-type="string">
            <text:p>4016</text:p>
          </table:table-cell>
          <table:table-cell office:value-type="string" calcext:value-type="string">
            <text:p>WORLD LEARNER CHARTER SCHOOL</text:p>
          </table:table-cell>
          <table:table-cell table:number-columns-repeated="7"/>
          <table:table-cell table:formula="of:=CONCATENATE([.$J$1];[.A355];&quot;, '&quot;;[.B355];&quot;');&quot;)" office:value-type="string" office:string-value="INSERT INTO ‘district’ (district_number, district_name) VALUES (4016, 'WORLD LEARNER CHARTER SCHOOL');" calcext:value-type="string">
            <text:p>INSERT INTO ‘district’ (district_number, district_name) VALUES (4016, 'WORLD LEARNER CHARTER SCHOOL');</text:p>
          </table:table-cell>
        </table:table-row>
        <table:table-row table:style-name="ro1">
          <table:table-cell office:value-type="string" calcext:value-type="string">
            <text:p>4017</text:p>
          </table:table-cell>
          <table:table-cell office:value-type="string" calcext:value-type="string">
            <text:p>MINNESOTA TRANSITIONS CHARTER SCH</text:p>
          </table:table-cell>
          <table:table-cell table:number-columns-repeated="7"/>
          <table:table-cell table:formula="of:=CONCATENATE([.$J$1];[.A356];&quot;, '&quot;;[.B356];&quot;');&quot;)" office:value-type="string" office:string-value="INSERT INTO ‘district’ (district_number, district_name) VALUES (4017, 'MINNESOTA TRANSITIONS CHARTER SCH');" calcext:value-type="string">
            <text:p>INSERT INTO ‘district’ (district_number, district_name) VALUES (4017, 'MINNESOTA TRANSITIONS CHARTER SCH');</text:p>
          </table:table-cell>
        </table:table-row>
        <table:table-row table:style-name="ro1">
          <table:table-cell office:value-type="string" calcext:value-type="string">
            <text:p>4018</text:p>
          </table:table-cell>
          <table:table-cell office:value-type="string" calcext:value-type="string">
            <text:p>ACHIEVE LANGUAGE ACADEMY</text:p>
          </table:table-cell>
          <table:table-cell table:number-columns-repeated="7"/>
          <table:table-cell table:formula="of:=CONCATENATE([.$J$1];[.A357];&quot;, '&quot;;[.B357];&quot;');&quot;)" office:value-type="string" office:string-value="INSERT INTO ‘district’ (district_number, district_name) VALUES (4018, 'ACHIEVE LANGUAGE ACADEMY');" calcext:value-type="string">
            <text:p>INSERT INTO ‘district’ (district_number, district_name) VALUES (4018, 'ACHIEVE LANGUAGE ACADEMY');</text:p>
          </table:table-cell>
        </table:table-row>
        <table:table-row table:style-name="ro1">
          <table:table-cell office:value-type="string" calcext:value-type="string">
            <text:p>4020</text:p>
          </table:table-cell>
          <table:table-cell office:value-type="string" calcext:value-type="string">
            <text:p>DULUTH PUBLIC SCHOOLS ACADEMY</text:p>
          </table:table-cell>
          <table:table-cell table:number-columns-repeated="7"/>
          <table:table-cell table:formula="of:=CONCATENATE([.$J$1];[.A358];&quot;, '&quot;;[.B358];&quot;');&quot;)" office:value-type="string" office:string-value="INSERT INTO ‘district’ (district_number, district_name) VALUES (4020, 'DULUTH PUBLIC SCHOOLS ACADEMY');" calcext:value-type="string">
            <text:p>INSERT INTO ‘district’ (district_number, district_name) VALUES (4020, 'DULUTH PUBLIC SCHOOLS ACADEMY');</text:p>
          </table:table-cell>
        </table:table-row>
        <table:table-row table:style-name="ro1">
          <table:table-cell office:value-type="string" calcext:value-type="string">
            <text:p>4025</text:p>
          </table:table-cell>
          <table:table-cell office:value-type="string" calcext:value-type="string">
            <text:p>CYBER VILLAGE ACADEMY</text:p>
          </table:table-cell>
          <table:table-cell table:number-columns-repeated="7"/>
          <table:table-cell table:formula="of:=CONCATENATE([.$J$1];[.A359];&quot;, '&quot;;[.B359];&quot;');&quot;)" office:value-type="string" office:string-value="INSERT INTO ‘district’ (district_number, district_name) VALUES (4025, 'CYBER VILLAGE ACADEMY');" calcext:value-type="string">
            <text:p>INSERT INTO ‘district’ (district_number, district_name) VALUES (4025, 'CYBER VILLAGE ACADEMY');</text:p>
          </table:table-cell>
        </table:table-row>
        <table:table-row table:style-name="ro1">
          <table:table-cell office:value-type="string" calcext:value-type="string">
            <text:p>4026</text:p>
          </table:table-cell>
          <table:table-cell office:value-type="string" calcext:value-type="string">
            <text:p>E.C.H.O. CHARTER SCHOOL</text:p>
          </table:table-cell>
          <table:table-cell table:number-columns-repeated="7"/>
          <table:table-cell table:formula="of:=CONCATENATE([.$J$1];[.A360];&quot;, '&quot;;[.B360];&quot;');&quot;)" office:value-type="string" office:string-value="INSERT INTO ‘district’ (district_number, district_name) VALUES (4026, 'E.C.H.O. CHARTER SCHOOL');" calcext:value-type="string">
            <text:p>INSERT INTO ‘district’ (district_number, district_name) VALUES (4026, 'E.C.H.O. CHARTER SCHOOL');</text:p>
          </table:table-cell>
        </table:table-row>
        <table:table-row table:style-name="ro1">
          <table:table-cell office:value-type="string" calcext:value-type="string">
            <text:p>4027</text:p>
          </table:table-cell>
          <table:table-cell office:value-type="string" calcext:value-type="string">
            <text:p>HIGHER GROUND ACADEMY</text:p>
          </table:table-cell>
          <table:table-cell table:number-columns-repeated="7"/>
          <table:table-cell table:formula="of:=CONCATENATE([.$J$1];[.A361];&quot;, '&quot;;[.B361];&quot;');&quot;)" office:value-type="string" office:string-value="INSERT INTO ‘district’ (district_number, district_name) VALUES (4027, 'HIGHER GROUND ACADEMY');" calcext:value-type="string">
            <text:p>INSERT INTO ‘district’ (district_number, district_name) VALUES (4027, 'HIGHER GROUND ACADEMY');</text:p>
          </table:table-cell>
        </table:table-row>
        <table:table-row table:style-name="ro1">
          <table:table-cell office:value-type="string" calcext:value-type="string">
            <text:p>4029</text:p>
          </table:table-cell>
          <table:table-cell office:value-type="string" calcext:value-type="string">
            <text:p>ST. PAUL CITY SCHOOL</text:p>
          </table:table-cell>
          <table:table-cell table:number-columns-repeated="7"/>
          <table:table-cell table:formula="of:=CONCATENATE([.$J$1];[.A362];&quot;, '&quot;;[.B362];&quot;');&quot;)" office:value-type="string" office:string-value="INSERT INTO ‘district’ (district_number, district_name) VALUES (4029, 'ST. PAUL CITY SCHOOL');" calcext:value-type="string">
            <text:p>INSERT INTO ‘district’ (district_number, district_name) VALUES (4029, 'ST. PAUL CITY SCHOOL');</text:p>
          </table:table-cell>
        </table:table-row>
        <table:table-row table:style-name="ro1">
          <table:table-cell office:value-type="string" calcext:value-type="string">
            <text:p>4030</text:p>
          </table:table-cell>
          <table:table-cell office:value-type="string" calcext:value-type="string">
            <text:p>ODYSSEY ACADEMY</text:p>
          </table:table-cell>
          <table:table-cell table:number-columns-repeated="7"/>
          <table:table-cell table:formula="of:=CONCATENATE([.$J$1];[.A363];&quot;, '&quot;;[.B363];&quot;');&quot;)" office:value-type="string" office:string-value="INSERT INTO ‘district’ (district_number, district_name) VALUES (4030, 'ODYSSEY ACADEMY');" calcext:value-type="string">
            <text:p>INSERT INTO ‘district’ (district_number, district_name) VALUES (4030, 'ODYSSEY ACADEMY');</text:p>
          </table:table-cell>
        </table:table-row>
        <table:table-row table:style-name="ro1">
          <table:table-cell office:value-type="string" calcext:value-type="string">
            <text:p>4031</text:p>
          </table:table-cell>
          <table:table-cell office:value-type="string" calcext:value-type="string">
            <text:p>JENNINGS COMMUNITY LEARNING CENTER</text:p>
          </table:table-cell>
          <table:table-cell table:number-columns-repeated="7"/>
          <table:table-cell table:formula="of:=CONCATENATE([.$J$1];[.A364];&quot;, '&quot;;[.B364];&quot;');&quot;)" office:value-type="string" office:string-value="INSERT INTO ‘district’ (district_number, district_name) VALUES (4031, 'JENNINGS COMMUNITY LEARNING CENTER');" calcext:value-type="string">
            <text:p>INSERT INTO ‘district’ (district_number, district_name) VALUES (4031, 'JENNINGS COMMUNITY LEARNING CENTER');</text:p>
          </table:table-cell>
        </table:table-row>
        <table:table-row table:style-name="ro1">
          <table:table-cell office:value-type="string" calcext:value-type="string">
            <text:p>4032</text:p>
          </table:table-cell>
          <table:table-cell office:value-type="string" calcext:value-type="string">
            <text:p>HARVEST PREP SCHOOL-SEED ACADEMY</text:p>
          </table:table-cell>
          <table:table-cell table:number-columns-repeated="7"/>
          <table:table-cell table:formula="of:=CONCATENATE([.$J$1];[.A365];&quot;, '&quot;;[.B365];&quot;');&quot;)" office:value-type="string" office:string-value="INSERT INTO ‘district’ (district_number, district_name) VALUES (4032, 'HARVEST PREP SCHOOL-SEED ACADEMY');" calcext:value-type="string">
            <text:p>INSERT INTO ‘district’ (district_number, district_name) VALUES (4032, 'HARVEST PREP SCHOOL-SEED ACADEMY');</text:p>
          </table:table-cell>
        </table:table-row>
        <table:table-row table:style-name="ro1">
          <table:table-cell office:value-type="string" calcext:value-type="string">
            <text:p>4035</text:p>
          </table:table-cell>
          <table:table-cell office:value-type="string" calcext:value-type="string">
            <text:p>CONCORDIA CREATIVE LEARNING ACADEMY</text:p>
          </table:table-cell>
          <table:table-cell table:number-columns-repeated="7"/>
          <table:table-cell table:formula="of:=CONCATENATE([.$J$1];[.A366];&quot;, '&quot;;[.B366];&quot;');&quot;)" office:value-type="string" office:string-value="INSERT INTO ‘district’ (district_number, district_name) VALUES (4035, 'CONCORDIA CREATIVE LEARNING ACADEMY');" calcext:value-type="string">
            <text:p>INSERT INTO ‘district’ (district_number, district_name) VALUES (4035, 'CONCORDIA CREATIVE LEARNING ACADEMY');</text:p>
          </table:table-cell>
        </table:table-row>
        <table:table-row table:style-name="ro1">
          <table:table-cell office:value-type="string" calcext:value-type="string">
            <text:p>4036</text:p>
          </table:table-cell>
          <table:table-cell office:value-type="string" calcext:value-type="string">
            <text:p>FACE TO FACE ACADEMY</text:p>
          </table:table-cell>
          <table:table-cell table:number-columns-repeated="7"/>
          <table:table-cell table:formula="of:=CONCATENATE([.$J$1];[.A367];&quot;, '&quot;;[.B367];&quot;');&quot;)" office:value-type="string" office:string-value="INSERT INTO ‘district’ (district_number, district_name) VALUES (4036, 'FACE TO FACE ACADEMY');" calcext:value-type="string">
            <text:p>INSERT INTO ‘district’ (district_number, district_name) VALUES (4036, 'FACE TO FACE ACADEMY');</text:p>
          </table:table-cell>
        </table:table-row>
        <table:table-row table:style-name="ro1">
          <table:table-cell office:value-type="string" calcext:value-type="string">
            <text:p>4038</text:p>
          </table:table-cell>
          <table:table-cell office:value-type="string" calcext:value-type="string">
            <text:p>SOJOURNER TRUTH ACADEMY</text:p>
          </table:table-cell>
          <table:table-cell table:number-columns-repeated="7"/>
          <table:table-cell table:formula="of:=CONCATENATE([.$J$1];[.A368];&quot;, '&quot;;[.B368];&quot;');&quot;)" office:value-type="string" office:string-value="INSERT INTO ‘district’ (district_number, district_name) VALUES (4038, 'SOJOURNER TRUTH ACADEMY');" calcext:value-type="string">
            <text:p>INSERT INTO ‘district’ (district_number, district_name) VALUES (4038, 'SOJOURNER TRUTH ACADEMY');</text:p>
          </table:table-cell>
        </table:table-row>
        <table:table-row table:style-name="ro1">
          <table:table-cell office:value-type="string" calcext:value-type="string">
            <text:p>4039</text:p>
          </table:table-cell>
          <table:table-cell office:value-type="string" calcext:value-type="string">
            <text:p>HIGH SCHOOL FOR RECORDING ARTS</text:p>
          </table:table-cell>
          <table:table-cell table:number-columns-repeated="7"/>
          <table:table-cell table:formula="of:=CONCATENATE([.$J$1];[.A369];&quot;, '&quot;;[.B369];&quot;');&quot;)" office:value-type="string" office:string-value="INSERT INTO ‘district’ (district_number, district_name) VALUES (4039, 'HIGH SCHOOL FOR RECORDING ARTS');" calcext:value-type="string">
            <text:p>INSERT INTO ‘district’ (district_number, district_name) VALUES (4039, 'HIGH SCHOOL FOR RECORDING ARTS');</text:p>
          </table:table-cell>
        </table:table-row>
        <table:table-row table:style-name="ro1">
          <table:table-cell office:value-type="string" calcext:value-type="string">
            <text:p>4042</text:p>
          </table:table-cell>
          <table:table-cell office:value-type="string" calcext:value-type="string">
            <text:p>TWIN CITIES ACADEMY</text:p>
          </table:table-cell>
          <table:table-cell table:number-columns-repeated="7"/>
          <table:table-cell table:formula="of:=CONCATENATE([.$J$1];[.A370];&quot;, '&quot;;[.B370];&quot;');&quot;)" office:value-type="string" office:string-value="INSERT INTO ‘district’ (district_number, district_name) VALUES (4042, 'TWIN CITIES ACADEMY');" calcext:value-type="string">
            <text:p>INSERT INTO ‘district’ (district_number, district_name) VALUES (4042, 'TWIN CITIES ACADEMY');</text:p>
          </table:table-cell>
        </table:table-row>
        <table:table-row table:style-name="ro1">
          <table:table-cell office:value-type="string" calcext:value-type="string">
            <text:p>4043</text:p>
          </table:table-cell>
          <table:table-cell office:value-type="string" calcext:value-type="string">
            <text:p>MATH AND SCIENCE ACADEMY</text:p>
          </table:table-cell>
          <table:table-cell table:number-columns-repeated="7"/>
          <table:table-cell table:formula="of:=CONCATENATE([.$J$1];[.A371];&quot;, '&quot;;[.B371];&quot;');&quot;)" office:value-type="string" office:string-value="INSERT INTO ‘district’ (district_number, district_name) VALUES (4043, 'MATH AND SCIENCE ACADEMY');" calcext:value-type="string">
            <text:p>INSERT INTO ‘district’ (district_number, district_name) VALUES (4043, 'MATH AND SCIENCE ACADEMY');</text:p>
          </table:table-cell>
        </table:table-row>
        <table:table-row table:style-name="ro1">
          <table:table-cell office:value-type="string" calcext:value-type="string">
            <text:p>4045</text:p>
          </table:table-cell>
          <table:table-cell office:value-type="string" calcext:value-type="string">
            <text:p>LAKES AREA CHARTER SCHOOL</text:p>
          </table:table-cell>
          <table:table-cell table:number-columns-repeated="7"/>
          <table:table-cell table:formula="of:=CONCATENATE([.$J$1];[.A372];&quot;, '&quot;;[.B372];&quot;');&quot;)" office:value-type="string" office:string-value="INSERT INTO ‘district’ (district_number, district_name) VALUES (4045, 'LAKES AREA CHARTER SCHOOL');" calcext:value-type="string">
            <text:p>INSERT INTO ‘district’ (district_number, district_name) VALUES (4045, 'LAKES AREA CHARTER SCHOOL');</text:p>
          </table:table-cell>
        </table:table-row>
        <table:table-row table:style-name="ro1">
          <table:table-cell office:value-type="string" calcext:value-type="string">
            <text:p>4049</text:p>
          </table:table-cell>
          <table:table-cell office:value-type="string" calcext:value-type="string">
            <text:p>NORTHWEST PASSAGE HIGH SCHOOL</text:p>
          </table:table-cell>
          <table:table-cell table:number-columns-repeated="7"/>
          <table:table-cell table:formula="of:=CONCATENATE([.$J$1];[.A373];&quot;, '&quot;;[.B373];&quot;');&quot;)" office:value-type="string" office:string-value="INSERT INTO ‘district’ (district_number, district_name) VALUES (4049, 'NORTHWEST PASSAGE HIGH SCHOOL');" calcext:value-type="string">
            <text:p>INSERT INTO ‘district’ (district_number, district_name) VALUES (4049, 'NORTHWEST PASSAGE HIGH SCHOOL');</text:p>
          </table:table-cell>
        </table:table-row>
        <table:table-row table:style-name="ro1">
          <table:table-cell office:value-type="string" calcext:value-type="string">
            <text:p>4050</text:p>
          </table:table-cell>
          <table:table-cell office:value-type="string" calcext:value-type="string">
            <text:p>LAFAYETTE PUBLIC CHARTER SCHOOL</text:p>
          </table:table-cell>
          <table:table-cell table:number-columns-repeated="7"/>
          <table:table-cell table:formula="of:=CONCATENATE([.$J$1];[.A374];&quot;, '&quot;;[.B374];&quot;');&quot;)" office:value-type="string" office:string-value="INSERT INTO ‘district’ (district_number, district_name) VALUES (4050, 'LAFAYETTE PUBLIC CHARTER SCHOOL');" calcext:value-type="string">
            <text:p>INSERT INTO ‘district’ (district_number, district_name) VALUES (4050, 'LAFAYETTE PUBLIC CHARTER SCHOOL');</text:p>
          </table:table-cell>
        </table:table-row>
        <table:table-row table:style-name="ro1">
          <table:table-cell office:value-type="string" calcext:value-type="string">
            <text:p>4052</text:p>
          </table:table-cell>
          <table:table-cell office:value-type="string" calcext:value-type="string">
            <text:p>FOUR DIRECTIONS CHARTER SCHOOLS</text:p>
          </table:table-cell>
          <table:table-cell table:number-columns-repeated="7"/>
          <table:table-cell table:formula="of:=CONCATENATE([.$J$1];[.A375];&quot;, '&quot;;[.B375];&quot;');&quot;)" office:value-type="string" office:string-value="INSERT INTO ‘district’ (district_number, district_name) VALUES (4052, 'FOUR DIRECTIONS CHARTER SCHOOLS');" calcext:value-type="string">
            <text:p>INSERT INTO ‘district’ (district_number, district_name) VALUES (4052, 'FOUR DIRECTIONS CHARTER SCHOOLS');</text:p>
          </table:table-cell>
        </table:table-row>
        <table:table-row table:style-name="ro1">
          <table:table-cell office:value-type="string" calcext:value-type="string">
            <text:p>4053</text:p>
          </table:table-cell>
          <table:table-cell office:value-type="string" calcext:value-type="string">
            <text:p>NORTH LAKES ACADEMY</text:p>
          </table:table-cell>
          <table:table-cell table:number-columns-repeated="7"/>
          <table:table-cell table:formula="of:=CONCATENATE([.$J$1];[.A376];&quot;, '&quot;;[.B376];&quot;');&quot;)" office:value-type="string" office:string-value="INSERT INTO ‘district’ (district_number, district_name) VALUES (4053, 'NORTH LAKES ACADEMY');" calcext:value-type="string">
            <text:p>INSERT INTO ‘district’ (district_number, district_name) VALUES (4053, 'NORTH LAKES ACADEMY');</text:p>
          </table:table-cell>
        </table:table-row>
        <table:table-row table:style-name="ro1">
          <table:table-cell office:value-type="string" calcext:value-type="string">
            <text:p>4054</text:p>
          </table:table-cell>
          <table:table-cell office:value-type="string" calcext:value-type="string">
            <text:p>LACRESCENT MONTESSORI ACADEMY</text:p>
          </table:table-cell>
          <table:table-cell table:number-columns-repeated="7"/>
          <table:table-cell table:formula="of:=CONCATENATE([.$J$1];[.A377];&quot;, '&quot;;[.B377];&quot;');&quot;)" office:value-type="string" office:string-value="INSERT INTO ‘district’ (district_number, district_name) VALUES (4054, 'LACRESCENT MONTESSORI ACADEMY');" calcext:value-type="string">
            <text:p>INSERT INTO ‘district’ (district_number, district_name) VALUES (4054, 'LACRESCENT MONTESSORI ACADEMY');</text:p>
          </table:table-cell>
        </table:table-row>
        <table:table-row table:style-name="ro1">
          <table:table-cell office:value-type="string" calcext:value-type="string">
            <text:p>4055</text:p>
          </table:table-cell>
          <table:table-cell office:value-type="string" calcext:value-type="string">
            <text:p>NERSTRAND CHARTER SCHOOL</text:p>
          </table:table-cell>
          <table:table-cell table:number-columns-repeated="7"/>
          <table:table-cell table:formula="of:=CONCATENATE([.$J$1];[.A378];&quot;, '&quot;;[.B378];&quot;');&quot;)" office:value-type="string" office:string-value="INSERT INTO ‘district’ (district_number, district_name) VALUES (4055, 'NERSTRAND CHARTER SCHOOL');" calcext:value-type="string">
            <text:p>INSERT INTO ‘district’ (district_number, district_name) VALUES (4055, 'NERSTRAND CHARTER SCHOOL');</text:p>
          </table:table-cell>
        </table:table-row>
        <table:table-row table:style-name="ro1">
          <table:table-cell office:value-type="string" calcext:value-type="string">
            <text:p>4056</text:p>
          </table:table-cell>
          <table:table-cell office:value-type="string" calcext:value-type="string">
            <text:p>ROSA PARKS CHARTER HIGH SCHOOL</text:p>
          </table:table-cell>
          <table:table-cell table:number-columns-repeated="7"/>
          <table:table-cell table:formula="of:=CONCATENATE([.$J$1];[.A379];&quot;, '&quot;;[.B379];&quot;');&quot;)" office:value-type="string" office:string-value="INSERT INTO ‘district’ (district_number, district_name) VALUES (4056, 'ROSA PARKS CHARTER HIGH SCHOOL');" calcext:value-type="string">
            <text:p>INSERT INTO ‘district’ (district_number, district_name) VALUES (4056, 'ROSA PARKS CHARTER HIGH SCHOOL');</text:p>
          </table:table-cell>
        </table:table-row>
        <table:table-row table:style-name="ro1">
          <table:table-cell office:value-type="string" calcext:value-type="string">
            <text:p>4057</text:p>
          </table:table-cell>
          <table:table-cell office:value-type="string" calcext:value-type="string">
            <text:p>EL COLEGIO CHARTER SCHOOL</text:p>
          </table:table-cell>
          <table:table-cell table:number-columns-repeated="7"/>
          <table:table-cell table:formula="of:=CONCATENATE([.$J$1];[.A380];&quot;, '&quot;;[.B380];&quot;');&quot;)" office:value-type="string" office:string-value="INSERT INTO ‘district’ (district_number, district_name) VALUES (4057, 'EL COLEGIO CHARTER SCHOOL');" calcext:value-type="string">
            <text:p>INSERT INTO ‘district’ (district_number, district_name) VALUES (4057, 'EL COLEGIO CHARTER SCHOOL');</text:p>
          </table:table-cell>
        </table:table-row>
        <table:table-row table:style-name="ro1">
          <table:table-cell office:value-type="string" calcext:value-type="string">
            <text:p>4058</text:p>
          </table:table-cell>
          <table:table-cell office:value-type="string" calcext:value-type="string">
            <text:p>SCHOOLCRAFT LEARNING COMMUNITY CHTR</text:p>
          </table:table-cell>
          <table:table-cell table:number-columns-repeated="7"/>
          <table:table-cell table:formula="of:=CONCATENATE([.$J$1];[.A381];&quot;, '&quot;;[.B381];&quot;');&quot;)" office:value-type="string" office:string-value="INSERT INTO ‘district’ (district_number, district_name) VALUES (4058, 'SCHOOLCRAFT LEARNING COMMUNITY CHTR');" calcext:value-type="string">
            <text:p>INSERT INTO ‘district’ (district_number, district_name) VALUES (4058, 'SCHOOLCRAFT LEARNING COMMUNITY CHTR');</text:p>
          </table:table-cell>
        </table:table-row>
        <table:table-row table:style-name="ro1">
          <table:table-cell office:value-type="string" calcext:value-type="string">
            <text:p>4059</text:p>
          </table:table-cell>
          <table:table-cell office:value-type="string" calcext:value-type="string">
            <text:p>CROSSLAKE COMMUNITY CHARTER SCHOOL</text:p>
          </table:table-cell>
          <table:table-cell table:number-columns-repeated="7"/>
          <table:table-cell table:formula="of:=CONCATENATE([.$J$1];[.A382];&quot;, '&quot;;[.B382];&quot;');&quot;)" office:value-type="string" office:string-value="INSERT INTO ‘district’ (district_number, district_name) VALUES (4059, 'CROSSLAKE COMMUNITY CHARTER SCHOOL');" calcext:value-type="string">
            <text:p>INSERT INTO ‘district’ (district_number, district_name) VALUES (4059, 'CROSSLAKE COMMUNITY CHARTER SCHOOL');</text:p>
          </table:table-cell>
        </table:table-row>
        <table:table-row table:style-name="ro1">
          <table:table-cell office:value-type="string" calcext:value-type="string">
            <text:p>4064</text:p>
          </table:table-cell>
          <table:table-cell office:value-type="string" calcext:value-type="string">
            <text:p>RIVERWAY LEARNING COMMUNITY CHARTER</text:p>
          </table:table-cell>
          <table:table-cell table:number-columns-repeated="7"/>
          <table:table-cell table:formula="of:=CONCATENATE([.$J$1];[.A383];&quot;, '&quot;;[.B383];&quot;');&quot;)" office:value-type="string" office:string-value="INSERT INTO ‘district’ (district_number, district_name) VALUES (4064, 'RIVERWAY LEARNING COMMUNITY CHARTER');" calcext:value-type="string">
            <text:p>INSERT INTO ‘district’ (district_number, district_name) VALUES (4064, 'RIVERWAY LEARNING COMMUNITY CHARTER');</text:p>
          </table:table-cell>
        </table:table-row>
        <table:table-row table:style-name="ro1">
          <table:table-cell office:value-type="string" calcext:value-type="string">
            <text:p>4066</text:p>
          </table:table-cell>
          <table:table-cell office:value-type="string" calcext:value-type="string">
            <text:p>KATO PUBLIC CHARTER SCHOOL</text:p>
          </table:table-cell>
          <table:table-cell table:number-columns-repeated="7"/>
          <table:table-cell table:formula="of:=CONCATENATE([.$J$1];[.A384];&quot;, '&quot;;[.B384];&quot;');&quot;)" office:value-type="string" office:string-value="INSERT INTO ‘district’ (district_number, district_name) VALUES (4066, 'KATO PUBLIC CHARTER SCHOOL');" calcext:value-type="string">
            <text:p>INSERT INTO ‘district’ (district_number, district_name) VALUES (4066, 'KATO PUBLIC CHARTER SCHOOL');</text:p>
          </table:table-cell>
        </table:table-row>
        <table:table-row table:style-name="ro1">
          <table:table-cell office:value-type="string" calcext:value-type="string">
            <text:p>4067</text:p>
          </table:table-cell>
          <table:table-cell office:value-type="string" calcext:value-type="string">
            <text:p>AURORA CHARTER SCHOOL</text:p>
          </table:table-cell>
          <table:table-cell table:number-columns-repeated="7"/>
          <table:table-cell table:formula="of:=CONCATENATE([.$J$1];[.A385];&quot;, '&quot;;[.B385];&quot;');&quot;)" office:value-type="string" office:string-value="INSERT INTO ‘district’ (district_number, district_name) VALUES (4067, 'AURORA CHARTER SCHOOL');" calcext:value-type="string">
            <text:p>INSERT INTO ‘district’ (district_number, district_name) VALUES (4067, 'AURORA CHARTER SCHOOL');</text:p>
          </table:table-cell>
        </table:table-row>
        <table:table-row table:style-name="ro1">
          <table:table-cell office:value-type="string" calcext:value-type="string">
            <text:p>4068</text:p>
          </table:table-cell>
          <table:table-cell office:value-type="string" calcext:value-type="string">
            <text:p>EXCELL ACADEMY CHARTER</text:p>
          </table:table-cell>
          <table:table-cell table:number-columns-repeated="7"/>
          <table:table-cell table:formula="of:=CONCATENATE([.$J$1];[.A386];&quot;, '&quot;;[.B386];&quot;');&quot;)" office:value-type="string" office:string-value="INSERT INTO ‘district’ (district_number, district_name) VALUES (4068, 'EXCELL ACADEMY CHARTER');" calcext:value-type="string">
            <text:p>INSERT INTO ‘district’ (district_number, district_name) VALUES (4068, 'EXCELL ACADEMY CHARTER');</text:p>
          </table:table-cell>
        </table:table-row>
        <table:table-row table:style-name="ro1">
          <table:table-cell office:value-type="string" calcext:value-type="string">
            <text:p>4070</text:p>
          </table:table-cell>
          <table:table-cell office:value-type="string" calcext:value-type="string">
            <text:p>HOPE COMMUNITY ACADEMY</text:p>
          </table:table-cell>
          <table:table-cell table:number-columns-repeated="7"/>
          <table:table-cell table:formula="of:=CONCATENATE([.$J$1];[.A387];&quot;, '&quot;;[.B387];&quot;');&quot;)" office:value-type="string" office:string-value="INSERT INTO ‘district’ (district_number, district_name) VALUES (4070, 'HOPE COMMUNITY ACADEMY');" calcext:value-type="string">
            <text:p>INSERT INTO ‘district’ (district_number, district_name) VALUES (4070, 'HOPE COMMUNITY ACADEMY');</text:p>
          </table:table-cell>
        </table:table-row>
        <table:table-row table:style-name="ro1">
          <table:table-cell office:value-type="string" calcext:value-type="string">
            <text:p>4073</text:p>
          </table:table-cell>
          <table:table-cell office:value-type="string" calcext:value-type="string">
            <text:p>ACADEMIA CESAR CHAVEZ CHARTER SCH.</text:p>
          </table:table-cell>
          <table:table-cell table:number-columns-repeated="7"/>
          <table:table-cell table:formula="of:=CONCATENATE([.$J$1];[.A388];&quot;, '&quot;;[.B388];&quot;');&quot;)" office:value-type="string" office:string-value="INSERT INTO ‘district’ (district_number, district_name) VALUES (4073, 'ACADEMIA CESAR CHAVEZ CHARTER SCH.');" calcext:value-type="string">
            <text:p>INSERT INTO ‘district’ (district_number, district_name) VALUES (4073, 'ACADEMIA CESAR CHAVEZ CHARTER SCH.');</text:p>
          </table:table-cell>
        </table:table-row>
        <table:table-row table:style-name="ro1">
          <table:table-cell office:value-type="string" calcext:value-type="string">
            <text:p>4074</text:p>
          </table:table-cell>
          <table:table-cell office:value-type="string" calcext:value-type="string">
            <text:p>AFSA HIGH SCHOOL</text:p>
          </table:table-cell>
          <table:table-cell table:number-columns-repeated="7"/>
          <table:table-cell table:formula="of:=CONCATENATE([.$J$1];[.A389];&quot;, '&quot;;[.B389];&quot;');&quot;)" office:value-type="string" office:string-value="INSERT INTO ‘district’ (district_number, district_name) VALUES (4074, 'AFSA HIGH SCHOOL');" calcext:value-type="string">
            <text:p>INSERT INTO ‘district’ (district_number, district_name) VALUES (4074, 'AFSA HIGH SCHOOL');</text:p>
          </table:table-cell>
        </table:table-row>
        <table:table-row table:style-name="ro1">
          <table:table-cell office:value-type="string" calcext:value-type="string">
            <text:p>4075</text:p>
          </table:table-cell>
          <table:table-cell office:value-type="string" calcext:value-type="string">
            <text:p>AVALON SCHOOL</text:p>
          </table:table-cell>
          <table:table-cell table:number-columns-repeated="7"/>
          <table:table-cell table:formula="of:=CONCATENATE([.$J$1];[.A390];&quot;, '&quot;;[.B390];&quot;');&quot;)" office:value-type="string" office:string-value="INSERT INTO ‘district’ (district_number, district_name) VALUES (4075, 'AVALON SCHOOL');" calcext:value-type="string">
            <text:p>INSERT INTO ‘district’ (district_number, district_name) VALUES (4075, 'AVALON SCHOOL');</text:p>
          </table:table-cell>
        </table:table-row>
        <table:table-row table:style-name="ro1">
          <table:table-cell office:value-type="string" calcext:value-type="string">
            <text:p>4077</text:p>
          </table:table-cell>
          <table:table-cell office:value-type="string" calcext:value-type="string">
            <text:p>TWIN CITIES INTERNATIONAL ELEM SCH.</text:p>
          </table:table-cell>
          <table:table-cell table:number-columns-repeated="7"/>
          <table:table-cell table:formula="of:=CONCATENATE([.$J$1];[.A391];&quot;, '&quot;;[.B391];&quot;');&quot;)" office:value-type="string" office:string-value="INSERT INTO ‘district’ (district_number, district_name) VALUES (4077, 'TWIN CITIES INTERNATIONAL ELEM SCH.');" calcext:value-type="string">
            <text:p>INSERT INTO ‘district’ (district_number, district_name) VALUES (4077, 'TWIN CITIES INTERNATIONAL ELEM SCH.');</text:p>
          </table:table-cell>
        </table:table-row>
        <table:table-row table:style-name="ro1">
          <table:table-cell office:value-type="string" calcext:value-type="string">
            <text:p>4078</text:p>
          </table:table-cell>
          <table:table-cell office:value-type="string" calcext:value-type="string">
            <text:p>TWIN CITIES INTERNATIONAL SCHOOLS</text:p>
          </table:table-cell>
          <table:table-cell table:number-columns-repeated="7"/>
          <table:table-cell table:formula="of:=CONCATENATE([.$J$1];[.A392];&quot;, '&quot;;[.B392];&quot;');&quot;)" office:value-type="string" office:string-value="INSERT INTO ‘district’ (district_number, district_name) VALUES (4078, 'TWIN CITIES INTERNATIONAL SCHOOLS');" calcext:value-type="string">
            <text:p>INSERT INTO ‘district’ (district_number, district_name) VALUES (4078, 'TWIN CITIES INTERNATIONAL SCHOOLS');</text:p>
          </table:table-cell>
        </table:table-row>
        <table:table-row table:style-name="ro1">
          <table:table-cell office:value-type="string" calcext:value-type="string">
            <text:p>4079</text:p>
          </table:table-cell>
          <table:table-cell office:value-type="string" calcext:value-type="string">
            <text:p>FRIENDSHIP ACADEMY OF THE ARTS</text:p>
          </table:table-cell>
          <table:table-cell table:number-columns-repeated="7"/>
          <table:table-cell table:formula="of:=CONCATENATE([.$J$1];[.A393];&quot;, '&quot;;[.B393];&quot;');&quot;)" office:value-type="string" office:string-value="INSERT INTO ‘district’ (district_number, district_name) VALUES (4079, 'FRIENDSHIP ACADEMY OF THE ARTS');" calcext:value-type="string">
            <text:p>INSERT INTO ‘district’ (district_number, district_name) VALUES (4079, 'FRIENDSHIP ACADEMY OF THE ARTS');</text:p>
          </table:table-cell>
        </table:table-row>
        <table:table-row table:style-name="ro1">
          <table:table-cell office:value-type="string" calcext:value-type="string">
            <text:p>4080</text:p>
          </table:table-cell>
          <table:table-cell office:value-type="string" calcext:value-type="string">
            <text:p>PILLAGER AREA CHARTER SCHOOL</text:p>
          </table:table-cell>
          <table:table-cell table:number-columns-repeated="7"/>
          <table:table-cell table:formula="of:=CONCATENATE([.$J$1];[.A394];&quot;, '&quot;;[.B394];&quot;');&quot;)" office:value-type="string" office:string-value="INSERT INTO ‘district’ (district_number, district_name) VALUES (4080, 'PILLAGER AREA CHARTER SCHOOL');" calcext:value-type="string">
            <text:p>INSERT INTO ‘district’ (district_number, district_name) VALUES (4080, 'PILLAGER AREA CHARTER SCHOOL');</text:p>
          </table:table-cell>
        </table:table-row>
        <table:table-row table:style-name="ro1">
          <table:table-cell office:value-type="string" calcext:value-type="string">
            <text:p>4081</text:p>
          </table:table-cell>
          <table:table-cell office:value-type="string" calcext:value-type="string">
            <text:p>DISCOVERY PUBLIC SCHOOL FARIBAULT</text:p>
          </table:table-cell>
          <table:table-cell table:number-columns-repeated="7"/>
          <table:table-cell table:formula="of:=CONCATENATE([.$J$1];[.A395];&quot;, '&quot;;[.B395];&quot;');&quot;)" office:value-type="string" office:string-value="INSERT INTO ‘district’ (district_number, district_name) VALUES (4081, 'DISCOVERY PUBLIC SCHOOL FARIBAULT');" calcext:value-type="string">
            <text:p>INSERT INTO ‘district’ (district_number, district_name) VALUES (4081, 'DISCOVERY PUBLIC SCHOOL FARIBAULT');</text:p>
          </table:table-cell>
        </table:table-row>
        <table:table-row table:style-name="ro1">
          <table:table-cell office:value-type="string" calcext:value-type="string">
            <text:p>4082</text:p>
          </table:table-cell>
          <table:table-cell office:value-type="string" calcext:value-type="string">
            <text:p>BLUESKY CHARTER SCHOOL</text:p>
          </table:table-cell>
          <table:table-cell table:number-columns-repeated="7"/>
          <table:table-cell table:formula="of:=CONCATENATE([.$J$1];[.A396];&quot;, '&quot;;[.B396];&quot;');&quot;)" office:value-type="string" office:string-value="INSERT INTO ‘district’ (district_number, district_name) VALUES (4082, 'BLUESKY CHARTER SCHOOL');" calcext:value-type="string">
            <text:p>INSERT INTO ‘district’ (district_number, district_name) VALUES (4082, 'BLUESKY CHARTER SCHOOL');</text:p>
          </table:table-cell>
        </table:table-row>
        <table:table-row table:style-name="ro1">
          <table:table-cell office:value-type="string" calcext:value-type="string">
            <text:p>4083</text:p>
          </table:table-cell>
          <table:table-cell office:value-type="string" calcext:value-type="string">
            <text:p>RIDGEWAY COMMUNITY SCHOOL</text:p>
          </table:table-cell>
          <table:table-cell table:number-columns-repeated="7"/>
          <table:table-cell table:formula="of:=CONCATENATE([.$J$1];[.A397];&quot;, '&quot;;[.B397];&quot;');&quot;)" office:value-type="string" office:string-value="INSERT INTO ‘district’ (district_number, district_name) VALUES (4083, 'RIDGEWAY COMMUNITY SCHOOL');" calcext:value-type="string">
            <text:p>INSERT INTO ‘district’ (district_number, district_name) VALUES (4083, 'RIDGEWAY COMMUNITY SCHOOL');</text:p>
          </table:table-cell>
        </table:table-row>
        <table:table-row table:style-name="ro1">
          <table:table-cell office:value-type="string" calcext:value-type="string">
            <text:p>4084</text:p>
          </table:table-cell>
          <table:table-cell office:value-type="string" calcext:value-type="string">
            <text:p>NORTH SHORE COMMUNITY SCHOOL</text:p>
          </table:table-cell>
          <table:table-cell table:number-columns-repeated="7"/>
          <table:table-cell table:formula="of:=CONCATENATE([.$J$1];[.A398];&quot;, '&quot;;[.B398];&quot;');&quot;)" office:value-type="string" office:string-value="INSERT INTO ‘district’ (district_number, district_name) VALUES (4084, 'NORTH SHORE COMMUNITY SCHOOL');" calcext:value-type="string">
            <text:p>INSERT INTO ‘district’ (district_number, district_name) VALUES (4084, 'NORTH SHORE COMMUNITY SCHOOL');</text:p>
          </table:table-cell>
        </table:table-row>
        <table:table-row table:style-name="ro1">
          <table:table-cell office:value-type="string" calcext:value-type="string">
            <text:p>4085</text:p>
          </table:table-cell>
          <table:table-cell office:value-type="string" calcext:value-type="string">
            <text:p>HARBOR CITY INTERNATIONAL CHARTER</text:p>
          </table:table-cell>
          <table:table-cell table:number-columns-repeated="7"/>
          <table:table-cell table:formula="of:=CONCATENATE([.$J$1];[.A399];&quot;, '&quot;;[.B399];&quot;');&quot;)" office:value-type="string" office:string-value="INSERT INTO ‘district’ (district_number, district_name) VALUES (4085, 'HARBOR CITY INTERNATIONAL CHARTER');" calcext:value-type="string">
            <text:p>INSERT INTO ‘district’ (district_number, district_name) VALUES (4085, 'HARBOR CITY INTERNATIONAL CHARTER');</text:p>
          </table:table-cell>
        </table:table-row>
        <table:table-row table:style-name="ro1">
          <table:table-cell office:value-type="string" calcext:value-type="string">
            <text:p>4086</text:p>
          </table:table-cell>
          <table:table-cell office:value-type="string" calcext:value-type="string">
            <text:p>WOODSON INSTITUTE FOR EXCELLENCE CH</text:p>
          </table:table-cell>
          <table:table-cell table:number-columns-repeated="7"/>
          <table:table-cell table:formula="of:=CONCATENATE([.$J$1];[.A400];&quot;, '&quot;;[.B400];&quot;');&quot;)" office:value-type="string" office:string-value="INSERT INTO ‘district’ (district_number, district_name) VALUES (4086, 'WOODSON INSTITUTE FOR EXCELLENCE CH');" calcext:value-type="string">
            <text:p>INSERT INTO ‘district’ (district_number, district_name) VALUES (4086, 'WOODSON INSTITUTE FOR EXCELLENCE CH');</text:p>
          </table:table-cell>
        </table:table-row>
        <table:table-row table:style-name="ro1">
          <table:table-cell office:value-type="string" calcext:value-type="string">
            <text:p>4087</text:p>
          </table:table-cell>
          <table:table-cell office:value-type="string" calcext:value-type="string">
            <text:p>SAGE ACADEMY CHARTER SCHOOL</text:p>
          </table:table-cell>
          <table:table-cell table:number-columns-repeated="7"/>
          <table:table-cell table:formula="of:=CONCATENATE([.$J$1];[.A401];&quot;, '&quot;;[.B401];&quot;');&quot;)" office:value-type="string" office:string-value="INSERT INTO ‘district’ (district_number, district_name) VALUES (4087, 'SAGE ACADEMY CHARTER SCHOOL');" calcext:value-type="string">
            <text:p>INSERT INTO ‘district’ (district_number, district_name) VALUES (4087, 'SAGE ACADEMY CHARTER SCHOOL');</text:p>
          </table:table-cell>
        </table:table-row>
        <table:table-row table:style-name="ro1">
          <table:table-cell office:value-type="string" calcext:value-type="string">
            <text:p>4088</text:p>
          </table:table-cell>
          <table:table-cell office:value-type="string" calcext:value-type="string">
            <text:p>URBAN ACADEMY CHARTER SCHOOL</text:p>
          </table:table-cell>
          <table:table-cell table:number-columns-repeated="7"/>
          <table:table-cell table:formula="of:=CONCATENATE([.$J$1];[.A402];&quot;, '&quot;;[.B402];&quot;');&quot;)" office:value-type="string" office:string-value="INSERT INTO ‘district’ (district_number, district_name) VALUES (4088, 'URBAN ACADEMY CHARTER SCHOOL');" calcext:value-type="string">
            <text:p>INSERT INTO ‘district’ (district_number, district_name) VALUES (4088, 'URBAN ACADEMY CHARTER SCHOOL');</text:p>
          </table:table-cell>
        </table:table-row>
        <table:table-row table:style-name="ro1">
          <table:table-cell office:value-type="string" calcext:value-type="string">
            <text:p>4089</text:p>
          </table:table-cell>
          <table:table-cell office:value-type="string" calcext:value-type="string">
            <text:p>NEW CITY SCHOOL</text:p>
          </table:table-cell>
          <table:table-cell table:number-columns-repeated="7"/>
          <table:table-cell table:formula="of:=CONCATENATE([.$J$1];[.A403];&quot;, '&quot;;[.B403];&quot;');&quot;)" office:value-type="string" office:string-value="INSERT INTO ‘district’ (district_number, district_name) VALUES (4089, 'NEW CITY SCHOOL');" calcext:value-type="string">
            <text:p>INSERT INTO ‘district’ (district_number, district_name) VALUES (4089, 'NEW CITY SCHOOL');</text:p>
          </table:table-cell>
        </table:table-row>
        <table:table-row table:style-name="ro1">
          <table:table-cell office:value-type="string" calcext:value-type="string">
            <text:p>4090</text:p>
          </table:table-cell>
          <table:table-cell office:value-type="string" calcext:value-type="string">
            <text:p>PRAIRIE CREEK COMMUNITY SCHOOL</text:p>
          </table:table-cell>
          <table:table-cell table:number-columns-repeated="7"/>
          <table:table-cell table:formula="of:=CONCATENATE([.$J$1];[.A404];&quot;, '&quot;;[.B404];&quot;');&quot;)" office:value-type="string" office:string-value="INSERT INTO ‘district’ (district_number, district_name) VALUES (4090, 'PRAIRIE CREEK COMMUNITY SCHOOL');" calcext:value-type="string">
            <text:p>INSERT INTO ‘district’ (district_number, district_name) VALUES (4090, 'PRAIRIE CREEK COMMUNITY SCHOOL');</text:p>
          </table:table-cell>
        </table:table-row>
        <table:table-row table:style-name="ro1">
          <table:table-cell office:value-type="string" calcext:value-type="string">
            <text:p>4091</text:p>
          </table:table-cell>
          <table:table-cell office:value-type="string" calcext:value-type="string">
            <text:p>ARCADIA CHARTER SCHOOL</text:p>
          </table:table-cell>
          <table:table-cell table:number-columns-repeated="7"/>
          <table:table-cell table:formula="of:=CONCATENATE([.$J$1];[.A405];&quot;, '&quot;;[.B405];&quot;');&quot;)" office:value-type="string" office:string-value="INSERT INTO ‘district’ (district_number, district_name) VALUES (4091, 'ARCADIA CHARTER SCHOOL');" calcext:value-type="string">
            <text:p>INSERT INTO ‘district’ (district_number, district_name) VALUES (4091, 'ARCADIA CHARTER SCHOOL');</text:p>
          </table:table-cell>
        </table:table-row>
        <table:table-row table:style-name="ro1">
          <table:table-cell office:value-type="string" calcext:value-type="string">
            <text:p>4092</text:p>
          </table:table-cell>
          <table:table-cell office:value-type="string" calcext:value-type="string">
            <text:p>WATERSHED HIGH SCHOOL</text:p>
          </table:table-cell>
          <table:table-cell table:number-columns-repeated="7"/>
          <table:table-cell table:formula="of:=CONCATENATE([.$J$1];[.A406];&quot;, '&quot;;[.B406];&quot;');&quot;)" office:value-type="string" office:string-value="INSERT INTO ‘district’ (district_number, district_name) VALUES (4092, 'WATERSHED HIGH SCHOOL');" calcext:value-type="string">
            <text:p>INSERT INTO ‘district’ (district_number, district_name) VALUES (4092, 'WATERSHED HIGH SCHOOL');</text:p>
          </table:table-cell>
        </table:table-row>
        <table:table-row table:style-name="ro1">
          <table:table-cell office:value-type="string" calcext:value-type="string">
            <text:p>4093</text:p>
          </table:table-cell>
          <table:table-cell office:value-type="string" calcext:value-type="string">
            <text:p>NEW CENTURY ACADEMY</text:p>
          </table:table-cell>
          <table:table-cell table:number-columns-repeated="7"/>
          <table:table-cell table:formula="of:=CONCATENATE([.$J$1];[.A407];&quot;, '&quot;;[.B407];&quot;');&quot;)" office:value-type="string" office:string-value="INSERT INTO ‘district’ (district_number, district_name) VALUES (4093, 'NEW CENTURY ACADEMY');" calcext:value-type="string">
            <text:p>INSERT INTO ‘district’ (district_number, district_name) VALUES (4093, 'NEW CENTURY ACADEMY');</text:p>
          </table:table-cell>
        </table:table-row>
        <table:table-row table:style-name="ro1">
          <table:table-cell office:value-type="string" calcext:value-type="string">
            <text:p>4095</text:p>
          </table:table-cell>
          <table:table-cell office:value-type="string" calcext:value-type="string">
            <text:p>TRIO WOLF CREEK DISTANCE LEARNING</text:p>
          </table:table-cell>
          <table:table-cell table:number-columns-repeated="7"/>
          <table:table-cell table:formula="of:=CONCATENATE([.$J$1];[.A408];&quot;, '&quot;;[.B408];&quot;');&quot;)" office:value-type="string" office:string-value="INSERT INTO ‘district’ (district_number, district_name) VALUES (4095, 'TRIO WOLF CREEK DISTANCE LEARNING');" calcext:value-type="string">
            <text:p>INSERT INTO ‘district’ (district_number, district_name) VALUES (4095, 'TRIO WOLF CREEK DISTANCE LEARNING');</text:p>
          </table:table-cell>
        </table:table-row>
        <table:table-row table:style-name="ro1">
          <table:table-cell office:value-type="string" calcext:value-type="string">
            <text:p>4097</text:p>
          </table:table-cell>
          <table:table-cell office:value-type="string" calcext:value-type="string">
            <text:p>PARTNERSHIP ACADEMY, INC.</text:p>
          </table:table-cell>
          <table:table-cell table:number-columns-repeated="7"/>
          <table:table-cell table:formula="of:=CONCATENATE([.$J$1];[.A409];&quot;, '&quot;;[.B409];&quot;');&quot;)" office:value-type="string" office:string-value="INSERT INTO ‘district’ (district_number, district_name) VALUES (4097, 'PARTNERSHIP ACADEMY, INC.');" calcext:value-type="string">
            <text:p>INSERT INTO ‘district’ (district_number, district_name) VALUES (4097, 'PARTNERSHIP ACADEMY, INC.');</text:p>
          </table:table-cell>
        </table:table-row>
        <table:table-row table:style-name="ro1">
          <table:table-cell office:value-type="string" calcext:value-type="string">
            <text:p>4098</text:p>
          </table:table-cell>
          <table:table-cell office:value-type="string" calcext:value-type="string">
            <text:p>NOVA CLASSICAL ACADEMY</text:p>
          </table:table-cell>
          <table:table-cell table:number-columns-repeated="7"/>
          <table:table-cell table:formula="of:=CONCATENATE([.$J$1];[.A410];&quot;, '&quot;;[.B410];&quot;');&quot;)" office:value-type="string" office:string-value="INSERT INTO ‘district’ (district_number, district_name) VALUES (4098, 'NOVA CLASSICAL ACADEMY');" calcext:value-type="string">
            <text:p>INSERT INTO ‘district’ (district_number, district_name) VALUES (4098, 'NOVA CLASSICAL ACADEMY');</text:p>
          </table:table-cell>
        </table:table-row>
        <table:table-row table:style-name="ro1">
          <table:table-cell office:value-type="string" calcext:value-type="string">
            <text:p>4100</text:p>
          </table:table-cell>
          <table:table-cell office:value-type="string" calcext:value-type="string">
            <text:p>GREAT EXPECTATIONS</text:p>
          </table:table-cell>
          <table:table-cell table:number-columns-repeated="7"/>
          <table:table-cell table:formula="of:=CONCATENATE([.$J$1];[.A411];&quot;, '&quot;;[.B411];&quot;');&quot;)" office:value-type="string" office:string-value="INSERT INTO ‘district’ (district_number, district_name) VALUES (4100, 'GREAT EXPECTATIONS');" calcext:value-type="string">
            <text:p>INSERT INTO ‘district’ (district_number, district_name) VALUES (4100, 'GREAT EXPECTATIONS');</text:p>
          </table:table-cell>
        </table:table-row>
        <table:table-row table:style-name="ro1">
          <table:table-cell office:value-type="string" calcext:value-type="string">
            <text:p>4102</text:p>
          </table:table-cell>
          <table:table-cell office:value-type="string" calcext:value-type="string">
            <text:p>MINNESOTA INTERNSHIP CENTER</text:p>
          </table:table-cell>
          <table:table-cell table:number-columns-repeated="7"/>
          <table:table-cell table:formula="of:=CONCATENATE([.$J$1];[.A412];&quot;, '&quot;;[.B412];&quot;');&quot;)" office:value-type="string" office:string-value="INSERT INTO ‘district’ (district_number, district_name) VALUES (4102, 'MINNESOTA INTERNSHIP CENTER');" calcext:value-type="string">
            <text:p>INSERT INTO ‘district’ (district_number, district_name) VALUES (4102, 'MINNESOTA INTERNSHIP CENTER');</text:p>
          </table:table-cell>
        </table:table-row>
        <table:table-row table:style-name="ro1">
          <table:table-cell office:value-type="string" calcext:value-type="string">
            <text:p>4103</text:p>
          </table:table-cell>
          <table:table-cell office:value-type="string" calcext:value-type="string">
            <text:p>HMONG COLLEGE PREP ACADEMY</text:p>
          </table:table-cell>
          <table:table-cell table:number-columns-repeated="7"/>
          <table:table-cell table:formula="of:=CONCATENATE([.$J$1];[.A413];&quot;, '&quot;;[.B413];&quot;');&quot;)" office:value-type="string" office:string-value="INSERT INTO ‘district’ (district_number, district_name) VALUES (4103, 'HMONG COLLEGE PREP ACADEMY');" calcext:value-type="string">
            <text:p>INSERT INTO ‘district’ (district_number, district_name) VALUES (4103, 'HMONG COLLEGE PREP ACADEMY');</text:p>
          </table:table-cell>
        </table:table-row>
        <table:table-row table:style-name="ro1">
          <table:table-cell office:value-type="string" calcext:value-type="string">
            <text:p>4104</text:p>
          </table:table-cell>
          <table:table-cell office:value-type="string" calcext:value-type="string">
            <text:p>PALADIN CAREER AND TECH HIGH SCHOOL</text:p>
          </table:table-cell>
          <table:table-cell table:number-columns-repeated="7"/>
          <table:table-cell table:formula="of:=CONCATENATE([.$J$1];[.A414];&quot;, '&quot;;[.B414];&quot;');&quot;)" office:value-type="string" office:string-value="INSERT INTO ‘district’ (district_number, district_name) VALUES (4104, 'PALADIN CAREER AND TECH HIGH SCHOOL');" calcext:value-type="string">
            <text:p>INSERT INTO ‘district’ (district_number, district_name) VALUES (4104, 'PALADIN CAREER AND TECH HIGH SCHOOL');</text:p>
          </table:table-cell>
        </table:table-row>
        <table:table-row table:style-name="ro1">
          <table:table-cell office:value-type="string" calcext:value-type="string">
            <text:p>4105</text:p>
          </table:table-cell>
          <table:table-cell office:value-type="string" calcext:value-type="string">
            <text:p>GREAT RIVER SCHOOL</text:p>
          </table:table-cell>
          <table:table-cell table:number-columns-repeated="7"/>
          <table:table-cell table:formula="of:=CONCATENATE([.$J$1];[.A415];&quot;, '&quot;;[.B415];&quot;');&quot;)" office:value-type="string" office:string-value="INSERT INTO ‘district’ (district_number, district_name) VALUES (4105, 'GREAT RIVER SCHOOL');" calcext:value-type="string">
            <text:p>INSERT INTO ‘district’ (district_number, district_name) VALUES (4105, 'GREAT RIVER SCHOOL');</text:p>
          </table:table-cell>
        </table:table-row>
        <table:table-row table:style-name="ro1">
          <table:table-cell office:value-type="string" calcext:value-type="string">
            <text:p>4106</text:p>
          </table:table-cell>
          <table:table-cell office:value-type="string" calcext:value-type="string">
            <text:p>TREKNORTH HIGH SCHOOL</text:p>
          </table:table-cell>
          <table:table-cell table:number-columns-repeated="7"/>
          <table:table-cell table:formula="of:=CONCATENATE([.$J$1];[.A416];&quot;, '&quot;;[.B416];&quot;');&quot;)" office:value-type="string" office:string-value="INSERT INTO ‘district’ (district_number, district_name) VALUES (4106, 'TREKNORTH HIGH SCHOOL');" calcext:value-type="string">
            <text:p>INSERT INTO ‘district’ (district_number, district_name) VALUES (4106, 'TREKNORTH HIGH SCHOOL');</text:p>
          </table:table-cell>
        </table:table-row>
        <table:table-row table:style-name="ro1">
          <table:table-cell office:value-type="string" calcext:value-type="string">
            <text:p>4107</text:p>
          </table:table-cell>
          <table:table-cell office:value-type="string" calcext:value-type="string">
            <text:p>VOYAGEURS EXPEDITIONARY</text:p>
          </table:table-cell>
          <table:table-cell table:number-columns-repeated="7"/>
          <table:table-cell table:formula="of:=CONCATENATE([.$J$1];[.A417];&quot;, '&quot;;[.B417];&quot;');&quot;)" office:value-type="string" office:string-value="INSERT INTO ‘district’ (district_number, district_name) VALUES (4107, 'VOYAGEURS EXPEDITIONARY');" calcext:value-type="string">
            <text:p>INSERT INTO ‘district’ (district_number, district_name) VALUES (4107, 'VOYAGEURS EXPEDITIONARY');</text:p>
          </table:table-cell>
        </table:table-row>
        <table:table-row table:style-name="ro1">
          <table:table-cell office:value-type="string" calcext:value-type="string">
            <text:p>4108</text:p>
          </table:table-cell>
          <table:table-cell office:value-type="string" calcext:value-type="string">
            <text:p>GENERAL JOHN VESSEY JR LEADERSHIP</text:p>
          </table:table-cell>
          <table:table-cell table:number-columns-repeated="7"/>
          <table:table-cell table:formula="of:=CONCATENATE([.$J$1];[.A418];&quot;, '&quot;;[.B418];&quot;');&quot;)" office:value-type="string" office:string-value="INSERT INTO ‘district’ (district_number, district_name) VALUES (4108, 'GENERAL JOHN VESSEY JR LEADERSHIP');" calcext:value-type="string">
            <text:p>INSERT INTO ‘district’ (district_number, district_name) VALUES (4108, 'GENERAL JOHN VESSEY JR LEADERSHIP');</text:p>
          </table:table-cell>
        </table:table-row>
        <table:table-row table:style-name="ro1">
          <table:table-cell office:value-type="string" calcext:value-type="string">
            <text:p>4109</text:p>
          </table:table-cell>
          <table:table-cell office:value-type="string" calcext:value-type="string">
            <text:p>SOBRIETY HIGH</text:p>
          </table:table-cell>
          <table:table-cell table:number-columns-repeated="7"/>
          <table:table-cell table:formula="of:=CONCATENATE([.$J$1];[.A419];&quot;, '&quot;;[.B419];&quot;');&quot;)" office:value-type="string" office:string-value="INSERT INTO ‘district’ (district_number, district_name) VALUES (4109, 'SOBRIETY HIGH');" calcext:value-type="string">
            <text:p>INSERT INTO ‘district’ (district_number, district_name) VALUES (4109, 'SOBRIETY HIGH');</text:p>
          </table:table-cell>
        </table:table-row>
        <table:table-row table:style-name="ro1">
          <table:table-cell office:value-type="string" calcext:value-type="string">
            <text:p>4110</text:p>
          </table:table-cell>
          <table:table-cell office:value-type="string" calcext:value-type="string">
            <text:p>MAIN STREET SCHOOL PERFORMING ARTS</text:p>
          </table:table-cell>
          <table:table-cell table:number-columns-repeated="7"/>
          <table:table-cell table:formula="of:=CONCATENATE([.$J$1];[.A420];&quot;, '&quot;;[.B420];&quot;');&quot;)" office:value-type="string" office:string-value="INSERT INTO ‘district’ (district_number, district_name) VALUES (4110, 'MAIN STREET SCHOOL PERFORMING ARTS');" calcext:value-type="string">
            <text:p>INSERT INTO ‘district’ (district_number, district_name) VALUES (4110, 'MAIN STREET SCHOOL PERFORMING ARTS');</text:p>
          </table:table-cell>
        </table:table-row>
        <table:table-row table:style-name="ro1">
          <table:table-cell office:value-type="string" calcext:value-type="string">
            <text:p>4111</text:p>
          </table:table-cell>
          <table:table-cell office:value-type="string" calcext:value-type="string">
            <text:p>AUGSBURG FAIRVIEW ACADEMY</text:p>
          </table:table-cell>
          <table:table-cell table:number-columns-repeated="7"/>
          <table:table-cell table:formula="of:=CONCATENATE([.$J$1];[.A421];&quot;, '&quot;;[.B421];&quot;');&quot;)" office:value-type="string" office:string-value="INSERT INTO ‘district’ (district_number, district_name) VALUES (4111, 'AUGSBURG FAIRVIEW ACADEMY');" calcext:value-type="string">
            <text:p>INSERT INTO ‘district’ (district_number, district_name) VALUES (4111, 'AUGSBURG FAIRVIEW ACADEMY');</text:p>
          </table:table-cell>
        </table:table-row>
        <table:table-row table:style-name="ro1">
          <table:table-cell office:value-type="string" calcext:value-type="string">
            <text:p>4112</text:p>
          </table:table-cell>
          <table:table-cell office:value-type="string" calcext:value-type="string">
            <text:p>ST PAUL CONSERVATORY PERFORMING ART</text:p>
          </table:table-cell>
          <table:table-cell table:number-columns-repeated="7"/>
          <table:table-cell table:formula="of:=CONCATENATE([.$J$1];[.A422];&quot;, '&quot;;[.B422];&quot;');&quot;)" office:value-type="string" office:string-value="INSERT INTO ‘district’ (district_number, district_name) VALUES (4112, 'ST PAUL CONSERVATORY PERFORMING ART');" calcext:value-type="string">
            <text:p>INSERT INTO ‘district’ (district_number, district_name) VALUES (4112, 'ST PAUL CONSERVATORY PERFORMING ART');</text:p>
          </table:table-cell>
        </table:table-row>
        <table:table-row table:style-name="ro1">
          <table:table-cell office:value-type="string" calcext:value-type="string">
            <text:p>4113</text:p>
          </table:table-cell>
          <table:table-cell office:value-type="string" calcext:value-type="string">
            <text:p>FRASER ACADEMY</text:p>
          </table:table-cell>
          <table:table-cell table:number-columns-repeated="7"/>
          <table:table-cell table:formula="of:=CONCATENATE([.$J$1];[.A423];&quot;, '&quot;;[.B423];&quot;');&quot;)" office:value-type="string" office:string-value="INSERT INTO ‘district’ (district_number, district_name) VALUES (4113, 'FRASER ACADEMY');" calcext:value-type="string">
            <text:p>INSERT INTO ‘district’ (district_number, district_name) VALUES (4113, 'FRASER ACADEMY');</text:p>
          </table:table-cell>
        </table:table-row>
        <table:table-row table:style-name="ro1">
          <table:table-cell office:value-type="string" calcext:value-type="string">
            <text:p>4115</text:p>
          </table:table-cell>
          <table:table-cell office:value-type="string" calcext:value-type="string">
            <text:p>MINNEAPOLIS ACADEMY CHARTER SCHOOL</text:p>
          </table:table-cell>
          <table:table-cell table:number-columns-repeated="7"/>
          <table:table-cell table:formula="of:=CONCATENATE([.$J$1];[.A424];&quot;, '&quot;;[.B424];&quot;');&quot;)" office:value-type="string" office:string-value="INSERT INTO ‘district’ (district_number, district_name) VALUES (4115, 'MINNEAPOLIS ACADEMY CHARTER SCHOOL');" calcext:value-type="string">
            <text:p>INSERT INTO ‘district’ (district_number, district_name) VALUES (4115, 'MINNEAPOLIS ACADEMY CHARTER SCHOOL');</text:p>
          </table:table-cell>
        </table:table-row>
        <table:table-row table:style-name="ro1">
          <table:table-cell office:value-type="string" calcext:value-type="string">
            <text:p>4116</text:p>
          </table:table-cell>
          <table:table-cell office:value-type="string" calcext:value-type="string">
            <text:p>LAKES INTERNATIONAL LANGUAGE ACADEM</text:p>
          </table:table-cell>
          <table:table-cell table:number-columns-repeated="7"/>
          <table:table-cell table:formula="of:=CONCATENATE([.$J$1];[.A425];&quot;, '&quot;;[.B425];&quot;');&quot;)" office:value-type="string" office:string-value="INSERT INTO ‘district’ (district_number, district_name) VALUES (4116, 'LAKES INTERNATIONAL LANGUAGE ACADEM');" calcext:value-type="string">
            <text:p>INSERT INTO ‘district’ (district_number, district_name) VALUES (4116, 'LAKES INTERNATIONAL LANGUAGE ACADEM');</text:p>
          </table:table-cell>
        </table:table-row>
        <table:table-row table:style-name="ro1">
          <table:table-cell office:value-type="string" calcext:value-type="string">
            <text:p>4118</text:p>
          </table:table-cell>
          <table:table-cell office:value-type="string" calcext:value-type="string">
            <text:p>KALEIDOSCOPE CHARTER SCHOOL</text:p>
          </table:table-cell>
          <table:table-cell table:number-columns-repeated="7"/>
          <table:table-cell table:formula="of:=CONCATENATE([.$J$1];[.A426];&quot;, '&quot;;[.B426];&quot;');&quot;)" office:value-type="string" office:string-value="INSERT INTO ‘district’ (district_number, district_name) VALUES (4118, 'KALEIDOSCOPE CHARTER SCHOOL');" calcext:value-type="string">
            <text:p>INSERT INTO ‘district’ (district_number, district_name) VALUES (4118, 'KALEIDOSCOPE CHARTER SCHOOL');</text:p>
          </table:table-cell>
        </table:table-row>
        <table:table-row table:style-name="ro1">
          <table:table-cell office:value-type="string" calcext:value-type="string">
            <text:p>4119</text:p>
          </table:table-cell>
          <table:table-cell office:value-type="string" calcext:value-type="string">
            <text:p>ACADEMIC ARTS HIGH SCHOOL</text:p>
          </table:table-cell>
          <table:table-cell table:number-columns-repeated="7"/>
          <table:table-cell table:formula="of:=CONCATENATE([.$J$1];[.A427];&quot;, '&quot;;[.B427];&quot;');&quot;)" office:value-type="string" office:string-value="INSERT INTO ‘district’ (district_number, district_name) VALUES (4119, 'ACADEMIC ARTS HIGH SCHOOL');" calcext:value-type="string">
            <text:p>INSERT INTO ‘district’ (district_number, district_name) VALUES (4119, 'ACADEMIC ARTS HIGH SCHOOL');</text:p>
          </table:table-cell>
        </table:table-row>
        <table:table-row table:style-name="ro1">
          <table:table-cell office:value-type="string" calcext:value-type="string">
            <text:p>4120</text:p>
          </table:table-cell>
          <table:table-cell office:value-type="string" calcext:value-type="string">
            <text:p>ST. CROIX PREPARATORY ACADEMY</text:p>
          </table:table-cell>
          <table:table-cell table:number-columns-repeated="7"/>
          <table:table-cell table:formula="of:=CONCATENATE([.$J$1];[.A428];&quot;, '&quot;;[.B428];&quot;');&quot;)" office:value-type="string" office:string-value="INSERT INTO ‘district’ (district_number, district_name) VALUES (4120, 'ST. CROIX PREPARATORY ACADEMY');" calcext:value-type="string">
            <text:p>INSERT INTO ‘district’ (district_number, district_name) VALUES (4120, 'ST. CROIX PREPARATORY ACADEMY');</text:p>
          </table:table-cell>
        </table:table-row>
        <table:table-row table:style-name="ro1">
          <table:table-cell office:value-type="string" calcext:value-type="string">
            <text:p>4121</text:p>
          </table:table-cell>
          <table:table-cell office:value-type="string" calcext:value-type="string">
            <text:p>UBAH MEDICAL ACADEMY CHARTER SCHOOL</text:p>
          </table:table-cell>
          <table:table-cell table:number-columns-repeated="7"/>
          <table:table-cell table:formula="of:=CONCATENATE([.$J$1];[.A429];&quot;, '&quot;;[.B429];&quot;');&quot;)" office:value-type="string" office:string-value="INSERT INTO ‘district’ (district_number, district_name) VALUES (4121, 'UBAH MEDICAL ACADEMY CHARTER SCHOOL');" calcext:value-type="string">
            <text:p>INSERT INTO ‘district’ (district_number, district_name) VALUES (4121, 'UBAH MEDICAL ACADEMY CHARTER SCHOOL');</text:p>
          </table:table-cell>
        </table:table-row>
        <table:table-row table:style-name="ro1">
          <table:table-cell office:value-type="string" calcext:value-type="string">
            <text:p>4122</text:p>
          </table:table-cell>
          <table:table-cell office:value-type="string" calcext:value-type="string">
            <text:p>EAGLE RIDGE ACADEMY CHARTER SCHOOL</text:p>
          </table:table-cell>
          <table:table-cell table:number-columns-repeated="7"/>
          <table:table-cell table:formula="of:=CONCATENATE([.$J$1];[.A430];&quot;, '&quot;;[.B430];&quot;');&quot;)" office:value-type="string" office:string-value="INSERT INTO ‘district’ (district_number, district_name) VALUES (4122, 'EAGLE RIDGE ACADEMY CHARTER SCHOOL');" calcext:value-type="string">
            <text:p>INSERT INTO ‘district’ (district_number, district_name) VALUES (4122, 'EAGLE RIDGE ACADEMY CHARTER SCHOOL');</text:p>
          </table:table-cell>
        </table:table-row>
        <table:table-row table:style-name="ro1">
          <table:table-cell office:value-type="string" calcext:value-type="string">
            <text:p>4123</text:p>
          </table:table-cell>
          <table:table-cell office:value-type="string" calcext:value-type="string">
            <text:p>DAKOTA AREA COMMUNITY CHARTER SCH</text:p>
          </table:table-cell>
          <table:table-cell table:number-columns-repeated="7"/>
          <table:table-cell table:formula="of:=CONCATENATE([.$J$1];[.A431];&quot;, '&quot;;[.B431];&quot;');&quot;)" office:value-type="string" office:string-value="INSERT INTO ‘district’ (district_number, district_name) VALUES (4123, 'DAKOTA AREA COMMUNITY CHARTER SCH');" calcext:value-type="string">
            <text:p>INSERT INTO ‘district’ (district_number, district_name) VALUES (4123, 'DAKOTA AREA COMMUNITY CHARTER SCH');</text:p>
          </table:table-cell>
        </table:table-row>
        <table:table-row table:style-name="ro1">
          <table:table-cell office:value-type="string" calcext:value-type="string">
            <text:p>4124</text:p>
          </table:table-cell>
          <table:table-cell office:value-type="string" calcext:value-type="string">
            <text:p>BEACON ACADEMY</text:p>
          </table:table-cell>
          <table:table-cell table:number-columns-repeated="7"/>
          <table:table-cell table:formula="of:=CONCATENATE([.$J$1];[.A432];&quot;, '&quot;;[.B432];&quot;');&quot;)" office:value-type="string" office:string-value="INSERT INTO ‘district’ (district_number, district_name) VALUES (4124, 'BEACON ACADEMY');" calcext:value-type="string">
            <text:p>INSERT INTO ‘district’ (district_number, district_name) VALUES (4124, 'BEACON ACADEMY');</text:p>
          </table:table-cell>
        </table:table-row>
        <table:table-row table:style-name="ro1">
          <table:table-cell office:value-type="string" calcext:value-type="string">
            <text:p>4126</text:p>
          </table:table-cell>
          <table:table-cell office:value-type="string" calcext:value-type="string">
            <text:p>PRAIRIE SEEDS ACADEMY</text:p>
          </table:table-cell>
          <table:table-cell table:number-columns-repeated="7"/>
          <table:table-cell table:formula="of:=CONCATENATE([.$J$1];[.A433];&quot;, '&quot;;[.B433];&quot;');&quot;)" office:value-type="string" office:string-value="INSERT INTO ‘district’ (district_number, district_name) VALUES (4126, 'PRAIRIE SEEDS ACADEMY');" calcext:value-type="string">
            <text:p>INSERT INTO ‘district’ (district_number, district_name) VALUES (4126, 'PRAIRIE SEEDS ACADEMY');</text:p>
          </table:table-cell>
        </table:table-row>
        <table:table-row table:style-name="ro1">
          <table:table-cell office:value-type="string" calcext:value-type="string">
            <text:p>4127</text:p>
          </table:table-cell>
          <table:table-cell office:value-type="string" calcext:value-type="string">
            <text:p>TEAM ACADEMY</text:p>
          </table:table-cell>
          <table:table-cell table:number-columns-repeated="7"/>
          <table:table-cell table:formula="of:=CONCATENATE([.$J$1];[.A434];&quot;, '&quot;;[.B434];&quot;');&quot;)" office:value-type="string" office:string-value="INSERT INTO ‘district’ (district_number, district_name) VALUES (4127, 'TEAM ACADEMY');" calcext:value-type="string">
            <text:p>INSERT INTO ‘district’ (district_number, district_name) VALUES (4127, 'TEAM ACADEMY');</text:p>
          </table:table-cell>
        </table:table-row>
        <table:table-row table:style-name="ro1">
          <table:table-cell office:value-type="string" calcext:value-type="string">
            <text:p>4131</text:p>
          </table:table-cell>
          <table:table-cell office:value-type="string" calcext:value-type="string">
            <text:p>LIGHTHOUSE ACADEMY OF NATIONS</text:p>
          </table:table-cell>
          <table:table-cell table:number-columns-repeated="7"/>
          <table:table-cell table:formula="of:=CONCATENATE([.$J$1];[.A435];&quot;, '&quot;;[.B435];&quot;');&quot;)" office:value-type="string" office:string-value="INSERT INTO ‘district’ (district_number, district_name) VALUES (4131, 'LIGHTHOUSE ACADEMY OF NATIONS');" calcext:value-type="string">
            <text:p>INSERT INTO ‘district’ (district_number, district_name) VALUES (4131, 'LIGHTHOUSE ACADEMY OF NATIONS');</text:p>
          </table:table-cell>
        </table:table-row>
        <table:table-row table:style-name="ro1">
          <table:table-cell office:value-type="string" calcext:value-type="string">
            <text:p>4132</text:p>
          </table:table-cell>
          <table:table-cell office:value-type="string" calcext:value-type="string">
            <text:p>TWIN CITIES ACADEMY HIGH SCHOOL</text:p>
          </table:table-cell>
          <table:table-cell table:number-columns-repeated="7"/>
          <table:table-cell table:formula="of:=CONCATENATE([.$J$1];[.A436];&quot;, '&quot;;[.B436];&quot;');&quot;)" office:value-type="string" office:string-value="INSERT INTO ‘district’ (district_number, district_name) VALUES (4132, 'TWIN CITIES ACADEMY HIGH SCHOOL');" calcext:value-type="string">
            <text:p>INSERT INTO ‘district’ (district_number, district_name) VALUES (4132, 'TWIN CITIES ACADEMY HIGH SCHOOL');</text:p>
          </table:table-cell>
        </table:table-row>
        <table:table-row table:style-name="ro1">
          <table:table-cell office:value-type="string" calcext:value-type="string">
            <text:p>4133</text:p>
          </table:table-cell>
          <table:table-cell office:value-type="string" calcext:value-type="string">
            <text:p>BEACON PREPARATORY SCHOOL</text:p>
          </table:table-cell>
          <table:table-cell table:number-columns-repeated="7"/>
          <table:table-cell table:formula="of:=CONCATENATE([.$J$1];[.A437];&quot;, '&quot;;[.B437];&quot;');&quot;)" office:value-type="string" office:string-value="INSERT INTO ‘district’ (district_number, district_name) VALUES (4133, 'BEACON PREPARATORY SCHOOL');" calcext:value-type="string">
            <text:p>INSERT INTO ‘district’ (district_number, district_name) VALUES (4133, 'BEACON PREPARATORY SCHOOL');</text:p>
          </table:table-cell>
        </table:table-row>
        <table:table-row table:style-name="ro1">
          <table:table-cell office:value-type="string" calcext:value-type="string">
            <text:p>4135</text:p>
          </table:table-cell>
          <table:table-cell office:value-type="string" calcext:value-type="string">
            <text:p>ROCHESTER MATH AND SCIENCE ACADEMY</text:p>
          </table:table-cell>
          <table:table-cell table:number-columns-repeated="7"/>
          <table:table-cell table:formula="of:=CONCATENATE([.$J$1];[.A438];&quot;, '&quot;;[.B438];&quot;');&quot;)" office:value-type="string" office:string-value="INSERT INTO ‘district’ (district_number, district_name) VALUES (4135, 'ROCHESTER MATH AND SCIENCE ACADEMY');" calcext:value-type="string">
            <text:p>INSERT INTO ‘district’ (district_number, district_name) VALUES (4135, 'ROCHESTER MATH AND SCIENCE ACADEMY');</text:p>
          </table:table-cell>
        </table:table-row>
        <table:table-row table:style-name="ro1">
          <table:table-cell office:value-type="string" calcext:value-type="string">
            <text:p>4137</text:p>
          </table:table-cell>
          <table:table-cell office:value-type="string" calcext:value-type="string">
            <text:p>SWAN RIVER MONTESSORI CHARTER SCH</text:p>
          </table:table-cell>
          <table:table-cell table:number-columns-repeated="7"/>
          <table:table-cell table:formula="of:=CONCATENATE([.$J$1];[.A439];&quot;, '&quot;;[.B439];&quot;');&quot;)" office:value-type="string" office:string-value="INSERT INTO ‘district’ (district_number, district_name) VALUES (4137, 'SWAN RIVER MONTESSORI CHARTER SCH');" calcext:value-type="string">
            <text:p>INSERT INTO ‘district’ (district_number, district_name) VALUES (4137, 'SWAN RIVER MONTESSORI CHARTER SCH');</text:p>
          </table:table-cell>
        </table:table-row>
        <table:table-row table:style-name="ro1">
          <table:table-cell office:value-type="string" calcext:value-type="string">
            <text:p>4138</text:p>
          </table:table-cell>
          <table:table-cell office:value-type="string" calcext:value-type="string">
            <text:p>MILROY AREA CHARTER SCHOOL</text:p>
          </table:table-cell>
          <table:table-cell table:number-columns-repeated="7"/>
          <table:table-cell table:formula="of:=CONCATENATE([.$J$1];[.A440];&quot;, '&quot;;[.B440];&quot;');&quot;)" office:value-type="string" office:string-value="INSERT INTO ‘district’ (district_number, district_name) VALUES (4138, 'MILROY AREA CHARTER SCHOOL');" calcext:value-type="string">
            <text:p>INSERT INTO ‘district’ (district_number, district_name) VALUES (4138, 'MILROY AREA CHARTER SCHOOL');</text:p>
          </table:table-cell>
        </table:table-row>
        <table:table-row table:style-name="ro1">
          <table:table-cell office:value-type="string" calcext:value-type="string">
            <text:p>4139</text:p>
          </table:table-cell>
          <table:table-cell office:value-type="string" calcext:value-type="string">
            <text:p>LOVEWORKS ACADEMY FOR ARTS</text:p>
          </table:table-cell>
          <table:table-cell table:number-columns-repeated="7"/>
          <table:table-cell table:formula="of:=CONCATENATE([.$J$1];[.A441];&quot;, '&quot;;[.B441];&quot;');&quot;)" office:value-type="string" office:string-value="INSERT INTO ‘district’ (district_number, district_name) VALUES (4139, 'LOVEWORKS ACADEMY FOR ARTS');" calcext:value-type="string">
            <text:p>INSERT INTO ‘district’ (district_number, district_name) VALUES (4139, 'LOVEWORKS ACADEMY FOR ARTS');</text:p>
          </table:table-cell>
        </table:table-row>
        <table:table-row table:style-name="ro1">
          <table:table-cell office:value-type="string" calcext:value-type="string">
            <text:p>4140</text:p>
          </table:table-cell>
          <table:table-cell office:value-type="string" calcext:value-type="string">
            <text:p>YINGHUA ACADEMY</text:p>
          </table:table-cell>
          <table:table-cell table:number-columns-repeated="7"/>
          <table:table-cell table:formula="of:=CONCATENATE([.$J$1];[.A442];&quot;, '&quot;;[.B442];&quot;');&quot;)" office:value-type="string" office:string-value="INSERT INTO ‘district’ (district_number, district_name) VALUES (4140, 'YINGHUA ACADEMY');" calcext:value-type="string">
            <text:p>INSERT INTO ‘district’ (district_number, district_name) VALUES (4140, 'YINGHUA ACADEMY');</text:p>
          </table:table-cell>
        </table:table-row>
        <table:table-row table:style-name="ro1">
          <table:table-cell office:value-type="string" calcext:value-type="string">
            <text:p>4141</text:p>
          </table:table-cell>
          <table:table-cell office:value-type="string" calcext:value-type="string">
            <text:p>PAIDEIA ACADEMY CHARTER SCHOOL</text:p>
          </table:table-cell>
          <table:table-cell table:number-columns-repeated="7"/>
          <table:table-cell table:formula="of:=CONCATENATE([.$J$1];[.A443];&quot;, '&quot;;[.B443];&quot;');&quot;)" office:value-type="string" office:string-value="INSERT INTO ‘district’ (district_number, district_name) VALUES (4141, 'PAIDEIA ACADEMY CHARTER SCHOOL');" calcext:value-type="string">
            <text:p>INSERT INTO ‘district’ (district_number, district_name) VALUES (4141, 'PAIDEIA ACADEMY CHARTER SCHOOL');</text:p>
          </table:table-cell>
        </table:table-row>
        <table:table-row table:style-name="ro1">
          <table:table-cell office:value-type="string" calcext:value-type="string">
            <text:p>4142</text:p>
          </table:table-cell>
          <table:table-cell office:value-type="string" calcext:value-type="string">
            <text:p>STRIDE ACADEMY CHARTER SCHOOL</text:p>
          </table:table-cell>
          <table:table-cell table:number-columns-repeated="7"/>
          <table:table-cell table:formula="of:=CONCATENATE([.$J$1];[.A444];&quot;, '&quot;;[.B444];&quot;');&quot;)" office:value-type="string" office:string-value="INSERT INTO ‘district’ (district_number, district_name) VALUES (4142, 'STRIDE ACADEMY CHARTER SCHOOL');" calcext:value-type="string">
            <text:p>INSERT INTO ‘district’ (district_number, district_name) VALUES (4142, 'STRIDE ACADEMY CHARTER SCHOOL');</text:p>
          </table:table-cell>
        </table:table-row>
        <table:table-row table:style-name="ro1">
          <table:table-cell office:value-type="string" calcext:value-type="string">
            <text:p>4143</text:p>
          </table:table-cell>
          <table:table-cell office:value-type="string" calcext:value-type="string">
            <text:p>NEW MILLENNIUM ACADEMY CHARTER SCH</text:p>
          </table:table-cell>
          <table:table-cell table:number-columns-repeated="7"/>
          <table:table-cell table:formula="of:=CONCATENATE([.$J$1];[.A445];&quot;, '&quot;;[.B445];&quot;');&quot;)" office:value-type="string" office:string-value="INSERT INTO ‘district’ (district_number, district_name) VALUES (4143, 'NEW MILLENNIUM ACADEMY CHARTER SCH');" calcext:value-type="string">
            <text:p>INSERT INTO ‘district’ (district_number, district_name) VALUES (4143, 'NEW MILLENNIUM ACADEMY CHARTER SCH');</text:p>
          </table:table-cell>
        </table:table-row>
        <table:table-row table:style-name="ro1">
          <table:table-cell office:value-type="string" calcext:value-type="string">
            <text:p>4144</text:p>
          </table:table-cell>
          <table:table-cell office:value-type="string" calcext:value-type="string">
            <text:p>GREEN ISLE COMMUNITY SCHOOL</text:p>
          </table:table-cell>
          <table:table-cell table:number-columns-repeated="7"/>
          <table:table-cell table:formula="of:=CONCATENATE([.$J$1];[.A446];&quot;, '&quot;;[.B446];&quot;');&quot;)" office:value-type="string" office:string-value="INSERT INTO ‘district’ (district_number, district_name) VALUES (4144, 'GREEN ISLE COMMUNITY SCHOOL');" calcext:value-type="string">
            <text:p>INSERT INTO ‘district’ (district_number, district_name) VALUES (4144, 'GREEN ISLE COMMUNITY SCHOOL');</text:p>
          </table:table-cell>
        </table:table-row>
        <table:table-row table:style-name="ro1">
          <table:table-cell office:value-type="string" calcext:value-type="string">
            <text:p>4145</text:p>
          </table:table-cell>
          <table:table-cell office:value-type="string" calcext:value-type="string">
            <text:p>BIRCH GROVE COMMUNITY SCHOOL</text:p>
          </table:table-cell>
          <table:table-cell table:number-columns-repeated="7"/>
          <table:table-cell table:formula="of:=CONCATENATE([.$J$1];[.A447];&quot;, '&quot;;[.B447];&quot;');&quot;)" office:value-type="string" office:string-value="INSERT INTO ‘district’ (district_number, district_name) VALUES (4145, 'BIRCH GROVE COMMUNITY SCHOOL');" calcext:value-type="string">
            <text:p>INSERT INTO ‘district’ (district_number, district_name) VALUES (4145, 'BIRCH GROVE COMMUNITY SCHOOL');</text:p>
          </table:table-cell>
        </table:table-row>
        <table:table-row table:style-name="ro1">
          <table:table-cell office:value-type="string" calcext:value-type="string">
            <text:p>4146</text:p>
          </table:table-cell>
          <table:table-cell office:value-type="string" calcext:value-type="string">
            <text:p>NORTHERN LIGHTS COMMUNITY SCHOOL</text:p>
          </table:table-cell>
          <table:table-cell table:number-columns-repeated="7"/>
          <table:table-cell table:formula="of:=CONCATENATE([.$J$1];[.A448];&quot;, '&quot;;[.B448];&quot;');&quot;)" office:value-type="string" office:string-value="INSERT INTO ‘district’ (district_number, district_name) VALUES (4146, 'NORTHERN LIGHTS COMMUNITY SCHOOL');" calcext:value-type="string">
            <text:p>INSERT INTO ‘district’ (district_number, district_name) VALUES (4146, 'NORTHERN LIGHTS COMMUNITY SCHOOL');</text:p>
          </table:table-cell>
        </table:table-row>
        <table:table-row table:style-name="ro1">
          <table:table-cell office:value-type="string" calcext:value-type="string">
            <text:p>4150</text:p>
          </table:table-cell>
          <table:table-cell office:value-type="string" calcext:value-type="string">
            <text:p>MINNESOTA ONLINE HIGH SCHOOL</text:p>
          </table:table-cell>
          <table:table-cell table:number-columns-repeated="7"/>
          <table:table-cell table:formula="of:=CONCATENATE([.$J$1];[.A449];&quot;, '&quot;;[.B449];&quot;');&quot;)" office:value-type="string" office:string-value="INSERT INTO ‘district’ (district_number, district_name) VALUES (4150, 'MINNESOTA ONLINE HIGH SCHOOL');" calcext:value-type="string">
            <text:p>INSERT INTO ‘district’ (district_number, district_name) VALUES (4150, 'MINNESOTA ONLINE HIGH SCHOOL');</text:p>
          </table:table-cell>
        </table:table-row>
        <table:table-row table:style-name="ro1">
          <table:table-cell office:value-type="string" calcext:value-type="string">
            <text:p>4151</text:p>
          </table:table-cell>
          <table:table-cell office:value-type="string" calcext:value-type="string">
            <text:p>EDVISIONS OFF CAMPUS SCHOOL</text:p>
          </table:table-cell>
          <table:table-cell table:number-columns-repeated="7"/>
          <table:table-cell table:formula="of:=CONCATENATE([.$J$1];[.A450];&quot;, '&quot;;[.B450];&quot;');&quot;)" office:value-type="string" office:string-value="INSERT INTO ‘district’ (district_number, district_name) VALUES (4151, 'EDVISIONS OFF CAMPUS SCHOOL');" calcext:value-type="string">
            <text:p>INSERT INTO ‘district’ (district_number, district_name) VALUES (4151, 'EDVISIONS OFF CAMPUS SCHOOL');</text:p>
          </table:table-cell>
        </table:table-row>
        <table:table-row table:style-name="ro1">
          <table:table-cell office:value-type="string" calcext:value-type="string">
            <text:p>4152</text:p>
          </table:table-cell>
          <table:table-cell office:value-type="string" calcext:value-type="string">
            <text:p>TWIN CITIES GERMAN IMMERSION CHTR</text:p>
          </table:table-cell>
          <table:table-cell table:number-columns-repeated="7"/>
          <table:table-cell table:formula="of:=CONCATENATE([.$J$1];[.A451];&quot;, '&quot;;[.B451];&quot;');&quot;)" office:value-type="string" office:string-value="INSERT INTO ‘district’ (district_number, district_name) VALUES (4152, 'TWIN CITIES GERMAN IMMERSION CHTR');" calcext:value-type="string">
            <text:p>INSERT INTO ‘district’ (district_number, district_name) VALUES (4152, 'TWIN CITIES GERMAN IMMERSION CHTR');</text:p>
          </table:table-cell>
        </table:table-row>
        <table:table-row table:style-name="ro1">
          <table:table-cell office:value-type="string" calcext:value-type="string">
            <text:p>4153</text:p>
          </table:table-cell>
          <table:table-cell office:value-type="string" calcext:value-type="string">
            <text:p>MIDWAY STAR ACADEMY</text:p>
          </table:table-cell>
          <table:table-cell table:number-columns-repeated="7"/>
          <table:table-cell table:formula="of:=CONCATENATE([.$J$1];[.A452];&quot;, '&quot;;[.B452];&quot;');&quot;)" office:value-type="string" office:string-value="INSERT INTO ‘district’ (district_number, district_name) VALUES (4153, 'MIDWAY STAR ACADEMY');" calcext:value-type="string">
            <text:p>INSERT INTO ‘district’ (district_number, district_name) VALUES (4153, 'MIDWAY STAR ACADEMY');</text:p>
          </table:table-cell>
        </table:table-row>
        <table:table-row table:style-name="ro1">
          <table:table-cell office:value-type="string" calcext:value-type="string">
            <text:p>4155</text:p>
          </table:table-cell>
          <table:table-cell office:value-type="string" calcext:value-type="string">
            <text:p>NAYTAHWAUSH COMMUNITY SCHOOL</text:p>
          </table:table-cell>
          <table:table-cell table:number-columns-repeated="7"/>
          <table:table-cell table:formula="of:=CONCATENATE([.$J$1];[.A453];&quot;, '&quot;;[.B453];&quot;');&quot;)" office:value-type="string" office:string-value="INSERT INTO ‘district’ (district_number, district_name) VALUES (4155, 'NAYTAHWAUSH COMMUNITY SCHOOL');" calcext:value-type="string">
            <text:p>INSERT INTO ‘district’ (district_number, district_name) VALUES (4155, 'NAYTAHWAUSH COMMUNITY SCHOOL');</text:p>
          </table:table-cell>
        </table:table-row>
        <table:table-row table:style-name="ro1">
          <table:table-cell office:value-type="string" calcext:value-type="string">
            <text:p>4159</text:p>
          </table:table-cell>
          <table:table-cell office:value-type="string" calcext:value-type="string">
            <text:p>SEVEN HILLS PREPARATORY ACADEMY</text:p>
          </table:table-cell>
          <table:table-cell table:number-columns-repeated="7"/>
          <table:table-cell table:formula="of:=CONCATENATE([.$J$1];[.A454];&quot;, '&quot;;[.B454];&quot;');&quot;)" office:value-type="string" office:string-value="INSERT INTO ‘district’ (district_number, district_name) VALUES (4159, 'SEVEN HILLS PREPARATORY ACADEMY');" calcext:value-type="string">
            <text:p>INSERT INTO ‘district’ (district_number, district_name) VALUES (4159, 'SEVEN HILLS PREPARATORY ACADEMY');</text:p>
          </table:table-cell>
        </table:table-row>
        <table:table-row table:style-name="ro1">
          <table:table-cell office:value-type="string" calcext:value-type="string">
            <text:p>4160</text:p>
          </table:table-cell>
          <table:table-cell office:value-type="string" calcext:value-type="string">
            <text:p>SPECTRUM HIGH SCHOOL</text:p>
          </table:table-cell>
          <table:table-cell table:number-columns-repeated="7"/>
          <table:table-cell table:formula="of:=CONCATENATE([.$J$1];[.A455];&quot;, '&quot;;[.B455];&quot;');&quot;)" office:value-type="string" office:string-value="INSERT INTO ‘district’ (district_number, district_name) VALUES (4160, 'SPECTRUM HIGH SCHOOL');" calcext:value-type="string">
            <text:p>INSERT INTO ‘district’ (district_number, district_name) VALUES (4160, 'SPECTRUM HIGH SCHOOL');</text:p>
          </table:table-cell>
        </table:table-row>
        <table:table-row table:style-name="ro1">
          <table:table-cell office:value-type="string" calcext:value-type="string">
            <text:p>4161</text:p>
          </table:table-cell>
          <table:table-cell office:value-type="string" calcext:value-type="string">
            <text:p>NEW DISCOVERIES MONTESSORI ACADEMY</text:p>
          </table:table-cell>
          <table:table-cell table:number-columns-repeated="7"/>
          <table:table-cell table:formula="of:=CONCATENATE([.$J$1];[.A456];&quot;, '&quot;;[.B456];&quot;');&quot;)" office:value-type="string" office:string-value="INSERT INTO ‘district’ (district_number, district_name) VALUES (4161, 'NEW DISCOVERIES MONTESSORI ACADEMY');" calcext:value-type="string">
            <text:p>INSERT INTO ‘district’ (district_number, district_name) VALUES (4161, 'NEW DISCOVERIES MONTESSORI ACADEMY');</text:p>
          </table:table-cell>
        </table:table-row>
        <table:table-row table:style-name="ro1">
          <table:table-cell office:value-type="string" calcext:value-type="string">
            <text:p>4162</text:p>
          </table:table-cell>
          <table:table-cell office:value-type="string" calcext:value-type="string">
            <text:p>SOUTHSIDE FAMILY CHARTER SCHOOL</text:p>
          </table:table-cell>
          <table:table-cell table:number-columns-repeated="7"/>
          <table:table-cell table:formula="of:=CONCATENATE([.$J$1];[.A457];&quot;, '&quot;;[.B457];&quot;');&quot;)" office:value-type="string" office:string-value="INSERT INTO ‘district’ (district_number, district_name) VALUES (4162, 'SOUTHSIDE FAMILY CHARTER SCHOOL');" calcext:value-type="string">
            <text:p>INSERT INTO ‘district’ (district_number, district_name) VALUES (4162, 'SOUTHSIDE FAMILY CHARTER SCHOOL');</text:p>
          </table:table-cell>
        </table:table-row>
        <table:table-row table:style-name="ro1">
          <table:table-cell office:value-type="string" calcext:value-type="string">
            <text:p>4163</text:p>
          </table:table-cell>
          <table:table-cell office:value-type="string" calcext:value-type="string">
            <text:p>LEARNING FOR LEADERSHIP CHARTER</text:p>
          </table:table-cell>
          <table:table-cell table:number-columns-repeated="7"/>
          <table:table-cell table:formula="of:=CONCATENATE([.$J$1];[.A458];&quot;, '&quot;;[.B458];&quot;');&quot;)" office:value-type="string" office:string-value="INSERT INTO ‘district’ (district_number, district_name) VALUES (4163, 'LEARNING FOR LEADERSHIP CHARTER');" calcext:value-type="string">
            <text:p>INSERT INTO ‘district’ (district_number, district_name) VALUES (4163, 'LEARNING FOR LEADERSHIP CHARTER');</text:p>
          </table:table-cell>
        </table:table-row>
        <table:table-row table:style-name="ro1">
          <table:table-cell office:value-type="string" calcext:value-type="string">
            <text:p>4164</text:p>
          </table:table-cell>
          <table:table-cell office:value-type="string" calcext:value-type="string">
            <text:p>LAURA JEFFREY ACADEMY CHARTER</text:p>
          </table:table-cell>
          <table:table-cell table:number-columns-repeated="7"/>
          <table:table-cell table:formula="of:=CONCATENATE([.$J$1];[.A459];&quot;, '&quot;;[.B459];&quot;');&quot;)" office:value-type="string" office:string-value="INSERT INTO ‘district’ (district_number, district_name) VALUES (4164, 'LAURA JEFFREY ACADEMY CHARTER');" calcext:value-type="string">
            <text:p>INSERT INTO ‘district’ (district_number, district_name) VALUES (4164, 'LAURA JEFFREY ACADEMY CHARTER');</text:p>
          </table:table-cell>
        </table:table-row>
        <table:table-row table:style-name="ro1">
          <table:table-cell office:value-type="string" calcext:value-type="string">
            <text:p>4166</text:p>
          </table:table-cell>
          <table:table-cell office:value-type="string" calcext:value-type="string">
            <text:p>EAST RANGE ACADEMY OF TECH-SCIENCE</text:p>
          </table:table-cell>
          <table:table-cell table:number-columns-repeated="7"/>
          <table:table-cell table:formula="of:=CONCATENATE([.$J$1];[.A460];&quot;, '&quot;;[.B460];&quot;');&quot;)" office:value-type="string" office:string-value="INSERT INTO ‘district’ (district_number, district_name) VALUES (4166, 'EAST RANGE ACADEMY OF TECH-SCIENCE');" calcext:value-type="string">
            <text:p>INSERT INTO ‘district’ (district_number, district_name) VALUES (4166, 'EAST RANGE ACADEMY OF TECH-SCIENCE');</text:p>
          </table:table-cell>
        </table:table-row>
        <table:table-row table:style-name="ro1">
          <table:table-cell office:value-type="string" calcext:value-type="string">
            <text:p>4167</text:p>
          </table:table-cell>
          <table:table-cell office:value-type="string" calcext:value-type="string">
            <text:p>INTERNATIONAL SPANISH LANGUAGE ACAD</text:p>
          </table:table-cell>
          <table:table-cell table:number-columns-repeated="7"/>
          <table:table-cell table:formula="of:=CONCATENATE([.$J$1];[.A461];&quot;, '&quot;;[.B461];&quot;');&quot;)" office:value-type="string" office:string-value="INSERT INTO ‘district’ (district_number, district_name) VALUES (4167, 'INTERNATIONAL SPANISH LANGUAGE ACAD');" calcext:value-type="string">
            <text:p>INSERT INTO ‘district’ (district_number, district_name) VALUES (4167, 'INTERNATIONAL SPANISH LANGUAGE ACAD');</text:p>
          </table:table-cell>
        </table:table-row>
        <table:table-row table:style-name="ro1">
          <table:table-cell office:value-type="string" calcext:value-type="string">
            <text:p>4168</text:p>
          </table:table-cell>
          <table:table-cell office:value-type="string" calcext:value-type="string">
            <text:p>GLACIAL HILLS ELEMENTARY</text:p>
          </table:table-cell>
          <table:table-cell table:number-columns-repeated="7"/>
          <table:table-cell table:formula="of:=CONCATENATE([.$J$1];[.A462];&quot;, '&quot;;[.B462];&quot;');&quot;)" office:value-type="string" office:string-value="INSERT INTO ‘district’ (district_number, district_name) VALUES (4168, 'GLACIAL HILLS ELEMENTARY');" calcext:value-type="string">
            <text:p>INSERT INTO ‘district’ (district_number, district_name) VALUES (4168, 'GLACIAL HILLS ELEMENTARY');</text:p>
          </table:table-cell>
        </table:table-row>
        <table:table-row table:style-name="ro1">
          <table:table-cell office:value-type="string" calcext:value-type="string">
            <text:p>4169</text:p>
          </table:table-cell>
          <table:table-cell office:value-type="string" calcext:value-type="string">
            <text:p>STONEBRIDGE COMMUNITY SCHOOL</text:p>
          </table:table-cell>
          <table:table-cell table:number-columns-repeated="7"/>
          <table:table-cell table:formula="of:=CONCATENATE([.$J$1];[.A463];&quot;, '&quot;;[.B463];&quot;');&quot;)" office:value-type="string" office:string-value="INSERT INTO ‘district’ (district_number, district_name) VALUES (4169, 'STONEBRIDGE COMMUNITY SCHOOL');" calcext:value-type="string">
            <text:p>INSERT INTO ‘district’ (district_number, district_name) VALUES (4169, 'STONEBRIDGE COMMUNITY SCHOOL');</text:p>
          </table:table-cell>
        </table:table-row>
        <table:table-row table:style-name="ro1">
          <table:table-cell office:value-type="string" calcext:value-type="string">
            <text:p>4170</text:p>
          </table:table-cell>
          <table:table-cell office:value-type="string" calcext:value-type="string">
            <text:p>HIAWATHA LEADERSHIP ACADEMY</text:p>
          </table:table-cell>
          <table:table-cell table:number-columns-repeated="7"/>
          <table:table-cell table:formula="of:=CONCATENATE([.$J$1];[.A464];&quot;, '&quot;;[.B464];&quot;');&quot;)" office:value-type="string" office:string-value="INSERT INTO ‘district’ (district_number, district_name) VALUES (4170, 'HIAWATHA LEADERSHIP ACADEMY');" calcext:value-type="string">
            <text:p>INSERT INTO ‘district’ (district_number, district_name) VALUES (4170, 'HIAWATHA LEADERSHIP ACADEMY');</text:p>
          </table:table-cell>
        </table:table-row>
        <table:table-row table:style-name="ro1">
          <table:table-cell office:value-type="string" calcext:value-type="string">
            <text:p>4171</text:p>
          </table:table-cell>
          <table:table-cell office:value-type="string" calcext:value-type="string">
            <text:p>NOBLE ACADEMY</text:p>
          </table:table-cell>
          <table:table-cell table:number-columns-repeated="7"/>
          <table:table-cell table:formula="of:=CONCATENATE([.$J$1];[.A465];&quot;, '&quot;;[.B465];&quot;');&quot;)" office:value-type="string" office:string-value="INSERT INTO ‘district’ (district_number, district_name) VALUES (4171, 'NOBLE ACADEMY');" calcext:value-type="string">
            <text:p>INSERT INTO ‘district’ (district_number, district_name) VALUES (4171, 'NOBLE ACADEMY');</text:p>
          </table:table-cell>
        </table:table-row>
        <table:table-row table:style-name="ro1">
          <table:table-cell office:value-type="string" calcext:value-type="string">
            <text:p>4172</text:p>
          </table:table-cell>
          <table:table-cell office:value-type="string" calcext:value-type="string">
            <text:p>CLARKFIELD CHARTER SCHOOL</text:p>
          </table:table-cell>
          <table:table-cell table:number-columns-repeated="7"/>
          <table:table-cell table:formula="of:=CONCATENATE([.$J$1];[.A466];&quot;, '&quot;;[.B466];&quot;');&quot;)" office:value-type="string" office:string-value="INSERT INTO ‘district’ (district_number, district_name) VALUES (4172, 'CLARKFIELD CHARTER SCHOOL');" calcext:value-type="string">
            <text:p>INSERT INTO ‘district’ (district_number, district_name) VALUES (4172, 'CLARKFIELD CHARTER SCHOOL');</text:p>
          </table:table-cell>
        </table:table-row>
        <table:table-row table:style-name="ro1">
          <table:table-cell office:value-type="string" calcext:value-type="string">
            <text:p>4173</text:p>
          </table:table-cell>
          <table:table-cell office:value-type="string" calcext:value-type="string">
            <text:p>METRO TECH ACADEMY</text:p>
          </table:table-cell>
          <table:table-cell table:number-columns-repeated="7"/>
          <table:table-cell table:formula="of:=CONCATENATE([.$J$1];[.A467];&quot;, '&quot;;[.B467];&quot;');&quot;)" office:value-type="string" office:string-value="INSERT INTO ‘district’ (district_number, district_name) VALUES (4173, 'METRO TECH ACADEMY');" calcext:value-type="string">
            <text:p>INSERT INTO ‘district’ (district_number, district_name) VALUES (4173, 'METRO TECH ACADEMY');</text:p>
          </table:table-cell>
        </table:table-row>
        <table:table-row table:style-name="ro1">
          <table:table-cell office:value-type="string" calcext:value-type="string">
            <text:p>4174</text:p>
          </table:table-cell>
          <table:table-cell office:value-type="string" calcext:value-type="string">
            <text:p>PINE GROVE LEADERSHIP ACADEMY</text:p>
          </table:table-cell>
          <table:table-cell table:number-columns-repeated="7"/>
          <table:table-cell table:formula="of:=CONCATENATE([.$J$1];[.A468];&quot;, '&quot;;[.B468];&quot;');&quot;)" office:value-type="string" office:string-value="INSERT INTO ‘district’ (district_number, district_name) VALUES (4174, 'PINE GROVE LEADERSHIP ACADEMY');" calcext:value-type="string">
            <text:p>INSERT INTO ‘district’ (district_number, district_name) VALUES (4174, 'PINE GROVE LEADERSHIP ACADEMY');</text:p>
          </table:table-cell>
        </table:table-row>
        <table:table-row table:style-name="ro1">
          <table:table-cell office:value-type="string" calcext:value-type="string">
            <text:p>4177</text:p>
          </table:table-cell>
          <table:table-cell office:value-type="string" calcext:value-type="string">
            <text:p>MINISINAAKWAANG LEADERSHIP ACADEMY</text:p>
          </table:table-cell>
          <table:table-cell table:number-columns-repeated="7"/>
          <table:table-cell table:formula="of:=CONCATENATE([.$J$1];[.A469];&quot;, '&quot;;[.B469];&quot;');&quot;)" office:value-type="string" office:string-value="INSERT INTO ‘district’ (district_number, district_name) VALUES (4177, 'MINISINAAKWAANG LEADERSHIP ACADEMY');" calcext:value-type="string">
            <text:p>INSERT INTO ‘district’ (district_number, district_name) VALUES (4177, 'MINISINAAKWAANG LEADERSHIP ACADEMY');</text:p>
          </table:table-cell>
        </table:table-row>
        <table:table-row table:style-name="ro1">
          <table:table-cell office:value-type="string" calcext:value-type="string">
            <text:p>4178</text:p>
          </table:table-cell>
          <table:table-cell office:value-type="string" calcext:value-type="string">
            <text:p>LINCOLN INTERNATIONAL HIGH SCHOOL</text:p>
          </table:table-cell>
          <table:table-cell table:number-columns-repeated="7"/>
          <table:table-cell table:formula="of:=CONCATENATE([.$J$1];[.A470];&quot;, '&quot;;[.B470];&quot;');&quot;)" office:value-type="string" office:string-value="INSERT INTO ‘district’ (district_number, district_name) VALUES (4178, 'LINCOLN INTERNATIONAL HIGH SCHOOL');" calcext:value-type="string">
            <text:p>INSERT INTO ‘district’ (district_number, district_name) VALUES (4178, 'LINCOLN INTERNATIONAL HIGH SCHOOL');</text:p>
          </table:table-cell>
        </table:table-row>
        <table:table-row table:style-name="ro1">
          <table:table-cell office:value-type="string" calcext:value-type="string">
            <text:p>4180</text:p>
          </table:table-cell>
          <table:table-cell office:value-type="string" calcext:value-type="string">
            <text:p>EMILY O. GOODRIDGE-GREY ACCELERATED</text:p>
          </table:table-cell>
          <table:table-cell table:number-columns-repeated="7"/>
          <table:table-cell table:formula="of:=CONCATENATE([.$J$1];[.A471];&quot;, '&quot;;[.B471];&quot;');&quot;)" office:value-type="string" office:string-value="INSERT INTO ‘district’ (district_number, district_name) VALUES (4180, 'EMILY O. GOODRIDGE-GREY ACCELERATED');" calcext:value-type="string">
            <text:p>INSERT INTO ‘district’ (district_number, district_name) VALUES (4180, 'EMILY O. GOODRIDGE-GREY ACCELERATED');</text:p>
          </table:table-cell>
        </table:table-row>
        <table:table-row table:style-name="ro1">
          <table:table-cell office:value-type="string" calcext:value-type="string">
            <text:p>4181</text:p>
          </table:table-cell>
          <table:table-cell office:value-type="string" calcext:value-type="string">
            <text:p>COMMUNITY SCHOOL OF EXCELLENCE</text:p>
          </table:table-cell>
          <table:table-cell table:number-columns-repeated="7"/>
          <table:table-cell table:formula="of:=CONCATENATE([.$J$1];[.A472];&quot;, '&quot;;[.B472];&quot;');&quot;)" office:value-type="string" office:string-value="INSERT INTO ‘district’ (district_number, district_name) VALUES (4181, 'COMMUNITY SCHOOL OF EXCELLENCE');" calcext:value-type="string">
            <text:p>INSERT INTO ‘district’ (district_number, district_name) VALUES (4181, 'COMMUNITY SCHOOL OF EXCELLENCE');</text:p>
          </table:table-cell>
        </table:table-row>
        <table:table-row table:style-name="ro1">
          <table:table-cell office:value-type="string" calcext:value-type="string">
            <text:p>4182</text:p>
          </table:table-cell>
          <table:table-cell office:value-type="string" calcext:value-type="string">
            <text:p>QUEST ACADEMY</text:p>
          </table:table-cell>
          <table:table-cell table:number-columns-repeated="7"/>
          <table:table-cell table:formula="of:=CONCATENATE([.$J$1];[.A473];&quot;, '&quot;;[.B473];&quot;');&quot;)" office:value-type="string" office:string-value="INSERT INTO ‘district’ (district_number, district_name) VALUES (4182, 'QUEST ACADEMY');" calcext:value-type="string">
            <text:p>INSERT INTO ‘district’ (district_number, district_name) VALUES (4182, 'QUEST ACADEMY');</text:p>
          </table:table-cell>
        </table:table-row>
        <table:table-row table:style-name="ro1">
          <table:table-cell office:value-type="string" calcext:value-type="string">
            <text:p>4183</text:p>
          </table:table-cell>
          <table:table-cell office:value-type="string" calcext:value-type="string">
            <text:p>LIONSGATE ACADEMY</text:p>
          </table:table-cell>
          <table:table-cell table:number-columns-repeated="7"/>
          <table:table-cell table:formula="of:=CONCATENATE([.$J$1];[.A474];&quot;, '&quot;;[.B474];&quot;');&quot;)" office:value-type="string" office:string-value="INSERT INTO ‘district’ (district_number, district_name) VALUES (4183, 'LIONSGATE ACADEMY');" calcext:value-type="string">
            <text:p>INSERT INTO ‘district’ (district_number, district_name) VALUES (4183, 'LIONSGATE ACADEMY');</text:p>
          </table:table-cell>
        </table:table-row>
        <table:table-row table:style-name="ro1">
          <table:table-cell office:value-type="string" calcext:value-type="string">
            <text:p>4184</text:p>
          </table:table-cell>
          <table:table-cell office:value-type="string" calcext:value-type="string">
            <text:p>ASPEN ACADEMY</text:p>
          </table:table-cell>
          <table:table-cell table:number-columns-repeated="7"/>
          <table:table-cell table:formula="of:=CONCATENATE([.$J$1];[.A475];&quot;, '&quot;;[.B475];&quot;');&quot;)" office:value-type="string" office:string-value="INSERT INTO ‘district’ (district_number, district_name) VALUES (4184, 'ASPEN ACADEMY');" calcext:value-type="string">
            <text:p>INSERT INTO ‘district’ (district_number, district_name) VALUES (4184, 'ASPEN ACADEMY');</text:p>
          </table:table-cell>
        </table:table-row>
        <table:table-row table:style-name="ro1">
          <table:table-cell office:value-type="string" calcext:value-type="string">
            <text:p>4185</text:p>
          </table:table-cell>
          <table:table-cell office:value-type="string" calcext:value-type="string">
            <text:p>DAVINCI ACADEMY</text:p>
          </table:table-cell>
          <table:table-cell table:number-columns-repeated="7"/>
          <table:table-cell table:formula="of:=CONCATENATE([.$J$1];[.A476];&quot;, '&quot;;[.B476];&quot;');&quot;)" office:value-type="string" office:string-value="INSERT INTO ‘district’ (district_number, district_name) VALUES (4185, 'DAVINCI ACADEMY');" calcext:value-type="string">
            <text:p>INSERT INTO ‘district’ (district_number, district_name) VALUES (4185, 'DAVINCI ACADEMY');</text:p>
          </table:table-cell>
        </table:table-row>
        <table:table-row table:style-name="ro1">
          <table:table-cell office:value-type="string" calcext:value-type="string">
            <text:p>4186</text:p>
          </table:table-cell>
          <table:table-cell office:value-type="string" calcext:value-type="string">
            <text:p>GLOBAL ACADEMY</text:p>
          </table:table-cell>
          <table:table-cell table:number-columns-repeated="7"/>
          <table:table-cell table:formula="of:=CONCATENATE([.$J$1];[.A477];&quot;, '&quot;;[.B477];&quot;');&quot;)" office:value-type="string" office:string-value="INSERT INTO ‘district’ (district_number, district_name) VALUES (4186, 'GLOBAL ACADEMY');" calcext:value-type="string">
            <text:p>INSERT INTO ‘district’ (district_number, district_name) VALUES (4186, 'GLOBAL ACADEMY');</text:p>
          </table:table-cell>
        </table:table-row>
        <table:table-row table:style-name="ro1">
          <table:table-cell office:value-type="string" calcext:value-type="string">
            <text:p>4187</text:p>
          </table:table-cell>
          <table:table-cell office:value-type="string" calcext:value-type="string">
            <text:p>NATURAL SCIENCE ACADEMY</text:p>
          </table:table-cell>
          <table:table-cell table:number-columns-repeated="7"/>
          <table:table-cell table:formula="of:=CONCATENATE([.$J$1];[.A478];&quot;, '&quot;;[.B478];&quot;');&quot;)" office:value-type="string" office:string-value="INSERT INTO ‘district’ (district_number, district_name) VALUES (4187, 'NATURAL SCIENCE ACADEMY');" calcext:value-type="string">
            <text:p>INSERT INTO ‘district’ (district_number, district_name) VALUES (4187, 'NATURAL SCIENCE ACADEMY');</text:p>
          </table:table-cell>
        </table:table-row>
        <table:table-row table:style-name="ro1">
          <table:table-cell office:value-type="string" calcext:value-type="string">
            <text:p>4188</text:p>
          </table:table-cell>
          <table:table-cell office:value-type="string" calcext:value-type="string">
            <text:p>COLOGNE ACADEMY</text:p>
          </table:table-cell>
          <table:table-cell table:number-columns-repeated="7"/>
          <table:table-cell table:formula="of:=CONCATENATE([.$J$1];[.A479];&quot;, '&quot;;[.B479];&quot;');&quot;)" office:value-type="string" office:string-value="INSERT INTO ‘district’ (district_number, district_name) VALUES (4188, 'COLOGNE ACADEMY');" calcext:value-type="string">
            <text:p>INSERT INTO ‘district’ (district_number, district_name) VALUES (4188, 'COLOGNE ACADEMY');</text:p>
          </table:table-cell>
        </table:table-row>
        <table:table-row table:style-name="ro1">
          <table:table-cell office:value-type="string" calcext:value-type="string">
            <text:p>4189</text:p>
          </table:table-cell>
          <table:table-cell office:value-type="string" calcext:value-type="string">
            <text:p>BRIGHT WATER ELEMENTARY</text:p>
          </table:table-cell>
          <table:table-cell table:number-columns-repeated="7"/>
          <table:table-cell table:formula="of:=CONCATENATE([.$J$1];[.A480];&quot;, '&quot;;[.B480];&quot;');&quot;)" office:value-type="string" office:string-value="INSERT INTO ‘district’ (district_number, district_name) VALUES (4189, 'BRIGHT WATER ELEMENTARY');" calcext:value-type="string">
            <text:p>INSERT INTO ‘district’ (district_number, district_name) VALUES (4189, 'BRIGHT WATER ELEMENTARY');</text:p>
          </table:table-cell>
        </table:table-row>
        <table:table-row table:style-name="ro1">
          <table:table-cell office:value-type="string" calcext:value-type="string">
            <text:p>4190</text:p>
          </table:table-cell>
          <table:table-cell office:value-type="string" calcext:value-type="string">
            <text:p>RIVERS EDGE ACADEMY</text:p>
          </table:table-cell>
          <table:table-cell table:number-columns-repeated="7"/>
          <table:table-cell table:formula="of:=CONCATENATE([.$J$1];[.A481];&quot;, '&quot;;[.B481];&quot;');&quot;)" office:value-type="string" office:string-value="INSERT INTO ‘district’ (district_number, district_name) VALUES (4190, 'RIVERS EDGE ACADEMY');" calcext:value-type="string">
            <text:p>INSERT INTO ‘district’ (district_number, district_name) VALUES (4190, 'RIVERS EDGE ACADEMY');</text:p>
          </table:table-cell>
        </table:table-row>
        <table:table-row table:style-name="ro1">
          <table:table-cell office:value-type="string" calcext:value-type="string">
            <text:p>4191</text:p>
          </table:table-cell>
          <table:table-cell office:value-type="string" calcext:value-type="string">
            <text:p>KIPP MINNESOTA CHARTER SCHOOL</text:p>
          </table:table-cell>
          <table:table-cell table:number-columns-repeated="7"/>
          <table:table-cell table:formula="of:=CONCATENATE([.$J$1];[.A482];&quot;, '&quot;;[.B482];&quot;');&quot;)" office:value-type="string" office:string-value="INSERT INTO ‘district’ (district_number, district_name) VALUES (4191, 'KIPP MINNESOTA CHARTER SCHOOL');" calcext:value-type="string">
            <text:p>INSERT INTO ‘district’ (district_number, district_name) VALUES (4191, 'KIPP MINNESOTA CHARTER SCHOOL');</text:p>
          </table:table-cell>
        </table:table-row>
        <table:table-row table:style-name="ro1">
          <table:table-cell office:value-type="string" calcext:value-type="string">
            <text:p>4192</text:p>
          </table:table-cell>
          <table:table-cell office:value-type="string" calcext:value-type="string">
            <text:p>BEST ACADEMY</text:p>
          </table:table-cell>
          <table:table-cell table:number-columns-repeated="7"/>
          <table:table-cell table:formula="of:=CONCATENATE([.$J$1];[.A483];&quot;, '&quot;;[.B483];&quot;');&quot;)" office:value-type="string" office:string-value="INSERT INTO ‘district’ (district_number, district_name) VALUES (4192, 'BEST ACADEMY');" calcext:value-type="string">
            <text:p>INSERT INTO ‘district’ (district_number, district_name) VALUES (4192, 'BEST ACADEMY');</text:p>
          </table:table-cell>
        </table:table-row>
        <table:table-row table:style-name="ro1">
          <table:table-cell office:value-type="string" calcext:value-type="string">
            <text:p>4193</text:p>
          </table:table-cell>
          <table:table-cell office:value-type="string" calcext:value-type="string">
            <text:p>COLLEGE PREPARATORY ELEMENTARY</text:p>
          </table:table-cell>
          <table:table-cell table:number-columns-repeated="7"/>
          <table:table-cell table:formula="of:=CONCATENATE([.$J$1];[.A484];&quot;, '&quot;;[.B484];&quot;');&quot;)" office:value-type="string" office:string-value="INSERT INTO ‘district’ (district_number, district_name) VALUES (4193, 'COLLEGE PREPARATORY ELEMENTARY');" calcext:value-type="string">
            <text:p>INSERT INTO ‘district’ (district_number, district_name) VALUES (4193, 'COLLEGE PREPARATORY ELEMENTARY');</text:p>
          </table:table-cell>
        </table:table-row>
        <table:table-row table:style-name="ro1">
          <table:table-cell office:value-type="string" calcext:value-type="string">
            <text:p>4194</text:p>
          </table:table-cell>
          <table:table-cell office:value-type="string" calcext:value-type="string">
            <text:p>CANNON RIVER STEM SCHOOL</text:p>
          </table:table-cell>
          <table:table-cell table:number-columns-repeated="7"/>
          <table:table-cell table:formula="of:=CONCATENATE([.$J$1];[.A485];&quot;, '&quot;;[.B485];&quot;');&quot;)" office:value-type="string" office:string-value="INSERT INTO ‘district’ (district_number, district_name) VALUES (4194, 'CANNON RIVER STEM SCHOOL');" calcext:value-type="string">
            <text:p>INSERT INTO ‘district’ (district_number, district_name) VALUES (4194, 'CANNON RIVER STEM SCHOOL');</text:p>
          </table:table-cell>
        </table:table-row>
        <table:table-row table:style-name="ro1">
          <table:table-cell office:value-type="string" calcext:value-type="string">
            <text:p>4195</text:p>
          </table:table-cell>
          <table:table-cell office:value-type="string" calcext:value-type="string">
            <text:p>OSHKI OGIMAAG CHARTER SCHOOL</text:p>
          </table:table-cell>
          <table:table-cell table:number-columns-repeated="7"/>
          <table:table-cell table:formula="of:=CONCATENATE([.$J$1];[.A486];&quot;, '&quot;;[.B486];&quot;');&quot;)" office:value-type="string" office:string-value="INSERT INTO ‘district’ (district_number, district_name) VALUES (4195, 'OSHKI OGIMAAG CHARTER SCHOOL');" calcext:value-type="string">
            <text:p>INSERT INTO ‘district’ (district_number, district_name) VALUES (4195, 'OSHKI OGIMAAG CHARTER SCHOOL');</text:p>
          </table:table-cell>
        </table:table-row>
        <table:table-row table:style-name="ro1">
          <table:table-cell office:value-type="string" calcext:value-type="string">
            <text:p>4197</text:p>
          </table:table-cell>
          <table:table-cell office:value-type="string" calcext:value-type="string">
            <text:p>ACADEMY OF NORTH MINNEAPOLIS</text:p>
          </table:table-cell>
          <table:table-cell table:number-columns-repeated="7"/>
          <table:table-cell table:formula="of:=CONCATENATE([.$J$1];[.A487];&quot;, '&quot;;[.B487];&quot;');&quot;)" office:value-type="string" office:string-value="INSERT INTO ‘district’ (district_number, district_name) VALUES (4197, 'ACADEMY OF NORTH MINNEAPOLIS');" calcext:value-type="string">
            <text:p>INSERT INTO ‘district’ (district_number, district_name) VALUES (4197, 'ACADEMY OF NORTH MINNEAPOLIS');</text:p>
          </table:table-cell>
        </table:table-row>
        <table:table-row table:style-name="ro1">
          <table:table-cell office:value-type="string" calcext:value-type="string">
            <text:p>4198</text:p>
          </table:table-cell>
          <table:table-cell office:value-type="string" calcext:value-type="string">
            <text:p>DISCOVERY WOODS MONTESSORI SCHOOL</text:p>
          </table:table-cell>
          <table:table-cell table:number-columns-repeated="7"/>
          <table:table-cell table:formula="of:=CONCATENATE([.$J$1];[.A488];&quot;, '&quot;;[.B488];&quot;');&quot;)" office:value-type="string" office:string-value="INSERT INTO ‘district’ (district_number, district_name) VALUES (4198, 'DISCOVERY WOODS MONTESSORI SCHOOL');" calcext:value-type="string">
            <text:p>INSERT INTO ‘district’ (district_number, district_name) VALUES (4198, 'DISCOVERY WOODS MONTESSORI SCHOOL');</text:p>
          </table:table-cell>
        </table:table-row>
        <table:table-row table:style-name="ro1">
          <table:table-cell office:value-type="string" calcext:value-type="string">
            <text:p>4199</text:p>
          </table:table-cell>
          <table:table-cell office:value-type="string" calcext:value-type="string">
            <text:p>PARNASSUS PREPARATORY CHARTER SCH</text:p>
          </table:table-cell>
          <table:table-cell table:number-columns-repeated="7"/>
          <table:table-cell table:formula="of:=CONCATENATE([.$J$1];[.A489];&quot;, '&quot;;[.B489];&quot;');&quot;)" office:value-type="string" office:string-value="INSERT INTO ‘district’ (district_number, district_name) VALUES (4199, 'PARNASSUS PREPARATORY CHARTER SCH');" calcext:value-type="string">
            <text:p>INSERT INTO ‘district’ (district_number, district_name) VALUES (4199, 'PARNASSUS PREPARATORY CHARTER SCH');</text:p>
          </table:table-cell>
        </table:table-row>
        <table:table-row table:style-name="ro1">
          <table:table-cell office:value-type="string" calcext:value-type="string">
            <text:p>4200</text:p>
          </table:table-cell>
          <table:table-cell office:value-type="string" calcext:value-type="string">
            <text:p>STEP ACADEMY CHARTER SCHOOL</text:p>
          </table:table-cell>
          <table:table-cell table:number-columns-repeated="7"/>
          <table:table-cell table:formula="of:=CONCATENATE([.$J$1];[.A490];&quot;, '&quot;;[.B490];&quot;');&quot;)" office:value-type="string" office:string-value="INSERT INTO ‘district’ (district_number, district_name) VALUES (4200, 'STEP ACADEMY CHARTER SCHOOL');" calcext:value-type="string">
            <text:p>INSERT INTO ‘district’ (district_number, district_name) VALUES (4200, 'STEP ACADEMY CHARTER SCHOOL');</text:p>
          </table:table-cell>
        </table:table-row>
        <table:table-row table:style-name="ro1">
          <table:table-cell office:value-type="string" calcext:value-type="string">
            <text:p>4201</text:p>
          </table:table-cell>
          <table:table-cell office:value-type="string" calcext:value-type="string">
            <text:p>CORNERSTONE MONTESSORI ELEMENTARY</text:p>
          </table:table-cell>
          <table:table-cell table:number-columns-repeated="7"/>
          <table:table-cell table:formula="of:=CONCATENATE([.$J$1];[.A491];&quot;, '&quot;;[.B491];&quot;');&quot;)" office:value-type="string" office:string-value="INSERT INTO ‘district’ (district_number, district_name) VALUES (4201, 'CORNERSTONE MONTESSORI ELEMENTARY');" calcext:value-type="string">
            <text:p>INSERT INTO ‘district’ (district_number, district_name) VALUES (4201, 'CORNERSTONE MONTESSORI ELEMENTARY');</text:p>
          </table:table-cell>
        </table:table-row>
        <table:table-row table:style-name="ro1">
          <table:table-cell office:value-type="string" calcext:value-type="string">
            <text:p>4202</text:p>
          </table:table-cell>
          <table:table-cell office:value-type="string" calcext:value-type="string">
            <text:p>MINNESOTA SCHOOL OF SCIENCE</text:p>
          </table:table-cell>
          <table:table-cell table:number-columns-repeated="7"/>
          <table:table-cell table:formula="of:=CONCATENATE([.$J$1];[.A492];&quot;, '&quot;;[.B492];&quot;');&quot;)" office:value-type="string" office:string-value="INSERT INTO ‘district’ (district_number, district_name) VALUES (4202, 'MINNESOTA SCHOOL OF SCIENCE');" calcext:value-type="string">
            <text:p>INSERT INTO ‘district’ (district_number, district_name) VALUES (4202, 'MINNESOTA SCHOOL OF SCIENCE');</text:p>
          </table:table-cell>
        </table:table-row>
        <table:table-row table:style-name="ro1">
          <table:table-cell office:value-type="string" calcext:value-type="string">
            <text:p>4203</text:p>
          </table:table-cell>
          <table:table-cell office:value-type="string" calcext:value-type="string">
            <text:p>MINNEAPOLIS COLLEGE PREPARATORY</text:p>
          </table:table-cell>
          <table:table-cell table:number-columns-repeated="7"/>
          <table:table-cell table:formula="of:=CONCATENATE([.$J$1];[.A493];&quot;, '&quot;;[.B493];&quot;');&quot;)" office:value-type="string" office:string-value="INSERT INTO ‘district’ (district_number, district_name) VALUES (4203, 'MINNEAPOLIS COLLEGE PREPARATORY');" calcext:value-type="string">
            <text:p>INSERT INTO ‘district’ (district_number, district_name) VALUES (4203, 'MINNEAPOLIS COLLEGE PREPARATORY');</text:p>
          </table:table-cell>
        </table:table-row>
        <table:table-row table:style-name="ro1">
          <table:table-cell office:value-type="string" calcext:value-type="string">
            <text:p>4204</text:p>
          </table:table-cell>
          <table:table-cell office:value-type="string" calcext:value-type="string">
            <text:p>ROCHESTER STEM ACADEMY</text:p>
          </table:table-cell>
          <table:table-cell table:number-columns-repeated="7"/>
          <table:table-cell table:formula="of:=CONCATENATE([.$J$1];[.A494];&quot;, '&quot;;[.B494];&quot;');&quot;)" office:value-type="string" office:string-value="INSERT INTO ‘district’ (district_number, district_name) VALUES (4204, 'ROCHESTER STEM ACADEMY');" calcext:value-type="string">
            <text:p>INSERT INTO ‘district’ (district_number, district_name) VALUES (4204, 'ROCHESTER STEM ACADEMY');</text:p>
          </table:table-cell>
        </table:table-row>
        <table:table-row table:style-name="ro1">
          <table:table-cell office:value-type="string" calcext:value-type="string">
            <text:p>4205</text:p>
          </table:table-cell>
          <table:table-cell office:value-type="string" calcext:value-type="string">
            <text:p>HENNEPIN ELEMENTARY SCHOOL</text:p>
          </table:table-cell>
          <table:table-cell table:number-columns-repeated="7"/>
          <table:table-cell table:formula="of:=CONCATENATE([.$J$1];[.A495];&quot;, '&quot;;[.B495];&quot;');&quot;)" office:value-type="string" office:string-value="INSERT INTO ‘district’ (district_number, district_name) VALUES (4205, 'HENNEPIN ELEMENTARY SCHOOL');" calcext:value-type="string">
            <text:p>INSERT INTO ‘district’ (district_number, district_name) VALUES (4205, 'HENNEPIN ELEMENTARY SCHOOL');</text:p>
          </table:table-cell>
        </table:table-row>
        <table:table-row table:style-name="ro1">
          <table:table-cell office:value-type="string" calcext:value-type="string">
            <text:p>4207</text:p>
          </table:table-cell>
          <table:table-cell office:value-type="string" calcext:value-type="string">
            <text:p>VERMILION COUNTRY SCHOOL</text:p>
          </table:table-cell>
          <table:table-cell table:number-columns-repeated="7"/>
          <table:table-cell table:formula="of:=CONCATENATE([.$J$1];[.A496];&quot;, '&quot;;[.B496];&quot;');&quot;)" office:value-type="string" office:string-value="INSERT INTO ‘district’ (district_number, district_name) VALUES (4207, 'VERMILION COUNTRY SCHOOL');" calcext:value-type="string">
            <text:p>INSERT INTO ‘district’ (district_number, district_name) VALUES (4207, 'VERMILION COUNTRY SCHOOL');</text:p>
          </table:table-cell>
        </table:table-row>
        <table:table-row table:style-name="ro1">
          <table:table-cell office:value-type="string" calcext:value-type="string">
            <text:p>4208</text:p>
          </table:table-cell>
          <table:table-cell office:value-type="string" calcext:value-type="string">
            <text:p>NASHA SHKOLA CHARTER SCHOOL</text:p>
          </table:table-cell>
          <table:table-cell table:number-columns-repeated="7"/>
          <table:table-cell table:formula="of:=CONCATENATE([.$J$1];[.A497];&quot;, '&quot;;[.B497];&quot;');&quot;)" office:value-type="string" office:string-value="INSERT INTO ‘district’ (district_number, district_name) VALUES (4208, 'NASHA SHKOLA CHARTER SCHOOL');" calcext:value-type="string">
            <text:p>INSERT INTO ‘district’ (district_number, district_name) VALUES (4208, 'NASHA SHKOLA CHARTER SCHOOL');</text:p>
          </table:table-cell>
        </table:table-row>
        <table:table-row table:style-name="ro1">
          <table:table-cell office:value-type="string" calcext:value-type="string">
            <text:p>4209</text:p>
          </table:table-cell>
          <table:table-cell office:value-type="string" calcext:value-type="string">
            <text:p>MASTERY SCHOOL</text:p>
          </table:table-cell>
          <table:table-cell table:number-columns-repeated="7"/>
          <table:table-cell table:formula="of:=CONCATENATE([.$J$1];[.A498];&quot;, '&quot;;[.B498];&quot;');&quot;)" office:value-type="string" office:string-value="INSERT INTO ‘district’ (district_number, district_name) VALUES (4209, 'MASTERY SCHOOL');" calcext:value-type="string">
            <text:p>INSERT INTO ‘district’ (district_number, district_name) VALUES (4209, 'MASTERY SCHOOL');</text:p>
          </table:table-cell>
        </table:table-row>
        <table:table-row table:style-name="ro1">
          <table:table-cell office:value-type="string" calcext:value-type="string">
            <text:p>4210</text:p>
          </table:table-cell>
          <table:table-cell office:value-type="string" calcext:value-type="string">
            <text:p>UPPER MISSISSIPPI ACADEMY</text:p>
          </table:table-cell>
          <table:table-cell table:number-columns-repeated="7"/>
          <table:table-cell table:formula="of:=CONCATENATE([.$J$1];[.A499];&quot;, '&quot;;[.B499];&quot;');&quot;)" office:value-type="string" office:string-value="INSERT INTO ‘district’ (district_number, district_name) VALUES (4210, 'UPPER MISSISSIPPI ACADEMY');" calcext:value-type="string">
            <text:p>INSERT INTO ‘district’ (district_number, district_name) VALUES (4210, 'UPPER MISSISSIPPI ACADEMY');</text:p>
          </table:table-cell>
        </table:table-row>
        <table:table-row table:style-name="ro1">
          <table:table-cell office:value-type="string" calcext:value-type="string">
            <text:p>4213</text:p>
          </table:table-cell>
          <table:table-cell office:value-type="string" calcext:value-type="string">
            <text:p>PRODEO ACADEMY</text:p>
          </table:table-cell>
          <table:table-cell table:number-columns-repeated="7"/>
          <table:table-cell table:formula="of:=CONCATENATE([.$J$1];[.A500];&quot;, '&quot;;[.B500];&quot;');&quot;)" office:value-type="string" office:string-value="INSERT INTO ‘district’ (district_number, district_name) VALUES (4213, 'PRODEO ACADEMY');" calcext:value-type="string">
            <text:p>INSERT INTO ‘district’ (district_number, district_name) VALUES (4213, 'PRODEO ACADEMY');</text:p>
          </table:table-cell>
        </table:table-row>
        <table:table-row table:style-name="ro1">
          <table:table-cell office:value-type="string" calcext:value-type="string">
            <text:p>4215</text:p>
          </table:table-cell>
          <table:table-cell office:value-type="string" calcext:value-type="string">
            <text:p>SEJONG ACADEMY OF MINNESOTA</text:p>
          </table:table-cell>
          <table:table-cell table:number-columns-repeated="7"/>
          <table:table-cell table:formula="of:=CONCATENATE([.$J$1];[.A501];&quot;, '&quot;;[.B501];&quot;');&quot;)" office:value-type="string" office:string-value="INSERT INTO ‘district’ (district_number, district_name) VALUES (4215, 'SEJONG ACADEMY OF MINNESOTA');" calcext:value-type="string">
            <text:p>INSERT INTO ‘district’ (district_number, district_name) VALUES (4215, 'SEJONG ACADEMY OF MINNESOTA');</text:p>
          </table:table-cell>
        </table:table-row>
        <table:table-row table:style-name="ro1">
          <table:table-cell office:value-type="string" calcext:value-type="string">
            <text:p>4217</text:p>
          </table:table-cell>
          <table:table-cell office:value-type="string" calcext:value-type="string">
            <text:p>TECHNICAL ACADEMIES OF MINNESOTA</text:p>
          </table:table-cell>
          <table:table-cell table:number-columns-repeated="7"/>
          <table:table-cell table:formula="of:=CONCATENATE([.$J$1];[.A502];&quot;, '&quot;;[.B502];&quot;');&quot;)" office:value-type="string" office:string-value="INSERT INTO ‘district’ (district_number, district_name) VALUES (4217, 'TECHNICAL ACADEMIES OF MINNESOTA');" calcext:value-type="string">
            <text:p>INSERT INTO ‘district’ (district_number, district_name) VALUES (4217, 'TECHNICAL ACADEMIES OF MINNESOTA');</text:p>
          </table:table-cell>
        </table:table-row>
        <table:table-row table:style-name="ro1">
          <table:table-cell office:value-type="string" calcext:value-type="string">
            <text:p>4218</text:p>
          </table:table-cell>
          <table:table-cell office:value-type="string" calcext:value-type="string">
            <text:p>VENTURE ACADEMY</text:p>
          </table:table-cell>
          <table:table-cell table:number-columns-repeated="7"/>
          <table:table-cell table:formula="of:=CONCATENATE([.$J$1];[.A503];&quot;, '&quot;;[.B503];&quot;');&quot;)" office:value-type="string" office:string-value="INSERT INTO ‘district’ (district_number, district_name) VALUES (4218, 'VENTURE ACADEMY');" calcext:value-type="string">
            <text:p>INSERT INTO ‘district’ (district_number, district_name) VALUES (4218, 'VENTURE ACADEMY');</text:p>
          </table:table-cell>
        </table:table-row>
        <table:table-row table:style-name="ro1">
          <table:table-cell office:value-type="string" calcext:value-type="string">
            <text:p>4219</text:p>
          </table:table-cell>
          <table:table-cell office:value-type="string" calcext:value-type="string">
            <text:p>NORTHEAST COLLEGE PREP</text:p>
          </table:table-cell>
          <table:table-cell table:number-columns-repeated="7"/>
          <table:table-cell table:formula="of:=CONCATENATE([.$J$1];[.A504];&quot;, '&quot;;[.B504];&quot;');&quot;)" office:value-type="string" office:string-value="INSERT INTO ‘district’ (district_number, district_name) VALUES (4219, 'NORTHEAST COLLEGE PREP');" calcext:value-type="string">
            <text:p>INSERT INTO ‘district’ (district_number, district_name) VALUES (4219, 'NORTHEAST COLLEGE PREP');</text:p>
          </table:table-cell>
        </table:table-row>
        <table:table-row table:style-name="ro1">
          <table:table-cell office:value-type="string" calcext:value-type="string">
            <text:p>4220</text:p>
          </table:table-cell>
          <table:table-cell office:value-type="string" calcext:value-type="string">
            <text:p>AGAMIM CLASSICAL ACADEMY</text:p>
          </table:table-cell>
          <table:table-cell table:number-columns-repeated="7"/>
          <table:table-cell table:formula="of:=CONCATENATE([.$J$1];[.A505];&quot;, '&quot;;[.B505];&quot;');&quot;)" office:value-type="string" office:string-value="INSERT INTO ‘district’ (district_number, district_name) VALUES (4220, 'AGAMIM CLASSICAL ACADEMY');" calcext:value-type="string">
            <text:p>INSERT INTO ‘district’ (district_number, district_name) VALUES (4220, 'AGAMIM CLASSICAL ACADEMY');</text:p>
          </table:table-cell>
        </table:table-row>
        <table:table-row table:style-name="ro1">
          <table:table-cell office:value-type="string" calcext:value-type="string">
            <text:p>4221</text:p>
          </table:table-cell>
          <table:table-cell office:value-type="string" calcext:value-type="string">
            <text:p>DISCOVERY CHARTER SCHOOL</text:p>
          </table:table-cell>
          <table:table-cell table:number-columns-repeated="7"/>
          <table:table-cell table:formula="of:=CONCATENATE([.$J$1];[.A506];&quot;, '&quot;;[.B506];&quot;');&quot;)" office:value-type="string" office:string-value="INSERT INTO ‘district’ (district_number, district_name) VALUES (4221, 'DISCOVERY CHARTER SCHOOL');" calcext:value-type="string">
            <text:p>INSERT INTO ‘district’ (district_number, district_name) VALUES (4221, 'DISCOVERY CHARTER SCHOOL');</text:p>
          </table:table-cell>
        </table:table-row>
        <table:table-row table:style-name="ro1">
          <table:table-cell office:value-type="string" calcext:value-type="string">
            <text:p>4223</text:p>
          </table:table-cell>
          <table:table-cell office:value-type="string" calcext:value-type="string">
            <text:p>SAINT CLOUD MATH AND SCIENCE ACADEM</text:p>
          </table:table-cell>
          <table:table-cell table:number-columns-repeated="7"/>
          <table:table-cell table:formula="of:=CONCATENATE([.$J$1];[.A507];&quot;, '&quot;;[.B507];&quot;');&quot;)" office:value-type="string" office:string-value="INSERT INTO ‘district’ (district_number, district_name) VALUES (4223, 'SAINT CLOUD MATH AND SCIENCE ACADEM');" calcext:value-type="string">
            <text:p>INSERT INTO ‘district’ (district_number, district_name) VALUES (4223, 'SAINT CLOUD MATH AND SCIENCE ACADEM');</text:p>
          </table:table-cell>
        </table:table-row>
        <table:table-row table:style-name="ro1">
          <table:table-cell office:value-type="string" calcext:value-type="string">
            <text:p>4224</text:p>
          </table:table-cell>
          <table:table-cell office:value-type="string" calcext:value-type="string">
            <text:p>STAR OF THE NORTH ACADEMY CHARTER S</text:p>
          </table:table-cell>
          <table:table-cell table:number-columns-repeated="7"/>
          <table:table-cell table:formula="of:=CONCATENATE([.$J$1];[.A508];&quot;, '&quot;;[.B508];&quot;');&quot;)" office:value-type="string" office:string-value="INSERT INTO ‘district’ (district_number, district_name) VALUES (4224, 'STAR OF THE NORTH ACADEMY CHARTER S');" calcext:value-type="string">
            <text:p>INSERT INTO ‘district’ (district_number, district_name) VALUES (4224, 'STAR OF THE NORTH ACADEMY CHARTER S');</text:p>
          </table:table-cell>
        </table:table-row>
        <table:table-row table:style-name="ro1">
          <table:table-cell office:value-type="string" calcext:value-type="string">
            <text:p>4225</text:p>
          </table:table-cell>
          <table:table-cell office:value-type="string" calcext:value-type="string">
            <text:p>UNIVERSAL ACADEMY CHARTER SCHOOL</text:p>
          </table:table-cell>
          <table:table-cell table:number-columns-repeated="7"/>
          <table:table-cell table:formula="of:=CONCATENATE([.$J$1];[.A509];&quot;, '&quot;;[.B509];&quot;');&quot;)" office:value-type="string" office:string-value="INSERT INTO ‘district’ (district_number, district_name) VALUES (4225, 'UNIVERSAL ACADEMY CHARTER SCHOOL');" calcext:value-type="string">
            <text:p>INSERT INTO ‘district’ (district_number, district_name) VALUES (4225, 'UNIVERSAL ACADEMY CHARTER SCHOOL');</text:p>
          </table:table-cell>
        </table:table-row>
        <table:table-row table:style-name="ro1">
          <table:table-cell office:value-type="string" calcext:value-type="string">
            <text:p>4226</text:p>
          </table:table-cell>
          <table:table-cell office:value-type="string" calcext:value-type="string">
            <text:p>BDOTE LEARNING CENTER</text:p>
          </table:table-cell>
          <table:table-cell table:number-columns-repeated="7"/>
          <table:table-cell table:formula="of:=CONCATENATE([.$J$1];[.A510];&quot;, '&quot;;[.B510];&quot;');&quot;)" office:value-type="string" office:string-value="INSERT INTO ‘district’ (district_number, district_name) VALUES (4226, 'BDOTE LEARNING CENTER');" calcext:value-type="string">
            <text:p>INSERT INTO ‘district’ (district_number, district_name) VALUES (4226, 'BDOTE LEARNING CENTER');</text:p>
          </table:table-cell>
        </table:table-row>
        <table:table-row table:style-name="ro1">
          <table:table-cell office:value-type="string" calcext:value-type="string">
            <text:p>4227</text:p>
          </table:table-cell>
          <table:table-cell office:value-type="string" calcext:value-type="string">
            <text:p>ART AND SCIENCE ACADEMY</text:p>
          </table:table-cell>
          <table:table-cell table:number-columns-repeated="7"/>
          <table:table-cell table:formula="of:=CONCATENATE([.$J$1];[.A511];&quot;, '&quot;;[.B511];&quot;');&quot;)" office:value-type="string" office:string-value="INSERT INTO ‘district’ (district_number, district_name) VALUES (4227, 'ART AND SCIENCE ACADEMY');" calcext:value-type="string">
            <text:p>INSERT INTO ‘district’ (district_number, district_name) VALUES (4227, 'ART AND SCIENCE ACADEMY');</text:p>
          </table:table-cell>
        </table:table-row>
        <table:table-row table:style-name="ro1">
          <table:table-cell office:value-type="string" calcext:value-type="string">
            <text:p>4228</text:p>
          </table:table-cell>
          <table:table-cell office:value-type="string" calcext:value-type="string">
            <text:p>WOODBURY LEADERSHIP ACADEMY</text:p>
          </table:table-cell>
          <table:table-cell table:number-columns-repeated="7"/>
          <table:table-cell table:formula="of:=CONCATENATE([.$J$1];[.A512];&quot;, '&quot;;[.B512];&quot;');&quot;)" office:value-type="string" office:string-value="INSERT INTO ‘district’ (district_number, district_name) VALUES (4228, 'WOODBURY LEADERSHIP ACADEMY');" calcext:value-type="string">
            <text:p>INSERT INTO ‘district’ (district_number, district_name) VALUES (4228, 'WOODBURY LEADERSHIP ACADEMY');</text:p>
          </table:table-cell>
        </table:table-row>
        <table:table-row table:style-name="ro1">
          <table:table-cell office:value-type="string" calcext:value-type="string">
            <text:p>4229</text:p>
          </table:table-cell>
          <table:table-cell office:value-type="string" calcext:value-type="string">
            <text:p>JANE GOODALL ENVIRONMENTAL SCIENCES</text:p>
          </table:table-cell>
          <table:table-cell table:number-columns-repeated="7"/>
          <table:table-cell table:formula="of:=CONCATENATE([.$J$1];[.A513];&quot;, '&quot;;[.B513];&quot;');&quot;)" office:value-type="string" office:string-value="INSERT INTO ‘district’ (district_number, district_name) VALUES (4229, 'JANE GOODALL ENVIRONMENTAL SCIENCES');" calcext:value-type="string">
            <text:p>INSERT INTO ‘district’ (district_number, district_name) VALUES (4229, 'JANE GOODALL ENVIRONMENTAL SCIENCES');</text:p>
          </table:table-cell>
        </table:table-row>
        <table:table-row table:style-name="ro1">
          <table:table-cell office:value-type="string" calcext:value-type="string">
            <text:p>4230</text:p>
          </table:table-cell>
          <table:table-cell office:value-type="string" calcext:value-type="string">
            <text:p>MINNESOTA EXCELLENCE IN LEARNING AC</text:p>
          </table:table-cell>
          <table:table-cell table:number-columns-repeated="7"/>
          <table:table-cell table:formula="of:=CONCATENATE([.$J$1];[.A514];&quot;, '&quot;;[.B514];&quot;');&quot;)" office:value-type="string" office:string-value="INSERT INTO ‘district’ (district_number, district_name) VALUES (4230, 'MINNESOTA EXCELLENCE IN LEARNING AC');" calcext:value-type="string">
            <text:p>INSERT INTO ‘district’ (district_number, district_name) VALUES (4230, 'MINNESOTA EXCELLENCE IN LEARNING AC');</text:p>
          </table:table-cell>
        </table:table-row>
        <table:table-row table:style-name="ro1">
          <table:table-cell office:value-type="string" calcext:value-type="string">
            <text:p>4231</text:p>
          </table:table-cell>
          <table:table-cell office:value-type="string" calcext:value-type="string">
            <text:p>MINNESOTA MATH AND SCIENCE ACADEMY</text:p>
          </table:table-cell>
          <table:table-cell table:number-columns-repeated="7"/>
          <table:table-cell table:formula="of:=CONCATENATE([.$J$1];[.A515];&quot;, '&quot;;[.B515];&quot;');&quot;)" office:value-type="string" office:string-value="INSERT INTO ‘district’ (district_number, district_name) VALUES (4231, 'MINNESOTA MATH AND SCIENCE ACADEMY');" calcext:value-type="string">
            <text:p>INSERT INTO ‘district’ (district_number, district_name) VALUES (4231, 'MINNESOTA MATH AND SCIENCE ACADEMY');</text:p>
          </table:table-cell>
        </table:table-row>
        <table:table-row table:style-name="ro1">
          <table:table-cell office:value-type="string" calcext:value-type="string">
            <text:p>4232</text:p>
          </table:table-cell>
          <table:table-cell office:value-type="string" calcext:value-type="string">
            <text:p>SUCCESS ACADEMY</text:p>
          </table:table-cell>
          <table:table-cell table:number-columns-repeated="7"/>
          <table:table-cell table:formula="of:=CONCATENATE([.$J$1];[.A516];&quot;, '&quot;;[.B516];&quot;');&quot;)" office:value-type="string" office:string-value="INSERT INTO ‘district’ (district_number, district_name) VALUES (4232, 'SUCCESS ACADEMY');" calcext:value-type="string">
            <text:p>INSERT INTO ‘district’ (district_number, district_name) VALUES (4232, 'SUCCESS ACADEMY');</text:p>
          </table:table-cell>
        </table:table-row>
        <table:table-row table:style-name="ro1">
          <table:table-cell office:value-type="string" calcext:value-type="string">
            <text:p>4233</text:p>
          </table:table-cell>
          <table:table-cell office:value-type="string" calcext:value-type="string">
            <text:p>LEVEL UP ACADEMY</text:p>
          </table:table-cell>
          <table:table-cell table:number-columns-repeated="7"/>
          <table:table-cell table:formula="of:=CONCATENATE([.$J$1];[.A517];&quot;, '&quot;;[.B517];&quot;');&quot;)" office:value-type="string" office:string-value="INSERT INTO ‘district’ (district_number, district_name) VALUES (4233, 'LEVEL UP ACADEMY');" calcext:value-type="string">
            <text:p>INSERT INTO ‘district’ (district_number, district_name) VALUES (4233, 'LEVEL UP ACADEMY');</text:p>
          </table:table-cell>
        </table:table-row>
        <table:table-row table:style-name="ro1">
          <table:table-cell office:value-type="string" calcext:value-type="string">
            <text:p>4237</text:p>
          </table:table-cell>
          <table:table-cell office:value-type="string" calcext:value-type="string">
            <text:p>CAREER PATHWAYS</text:p>
          </table:table-cell>
          <table:table-cell table:number-columns-repeated="7"/>
          <table:table-cell table:formula="of:=CONCATENATE([.$J$1];[.A518];&quot;, '&quot;;[.B518];&quot;');&quot;)" office:value-type="string" office:string-value="INSERT INTO ‘district’ (district_number, district_name) VALUES (4237, 'CAREER PATHWAYS');" calcext:value-type="string">
            <text:p>INSERT INTO ‘district’ (district_number, district_name) VALUES (4237, 'CAREER PATHWAYS');</text:p>
          </table:table-cell>
        </table:table-row>
        <table:table-row table:style-name="ro1">
          <table:table-cell office:value-type="string" calcext:value-type="string">
            <text:p>4238</text:p>
          </table:table-cell>
          <table:table-cell office:value-type="string" calcext:value-type="string">
            <text:p>ROCHESTER BEACON ACADEMY</text:p>
          </table:table-cell>
          <table:table-cell table:number-columns-repeated="7"/>
          <table:table-cell table:formula="of:=CONCATENATE([.$J$1];[.A519];&quot;, '&quot;;[.B519];&quot;');&quot;)" office:value-type="string" office:string-value="INSERT INTO ‘district’ (district_number, district_name) VALUES (4238, 'ROCHESTER BEACON ACADEMY');" calcext:value-type="string">
            <text:p>INSERT INTO ‘district’ (district_number, district_name) VALUES (4238, 'ROCHESTER BEACON ACADEMY');</text:p>
          </table:table-cell>
        </table:table-row>
        <table:table-row table:style-name="ro1">
          <table:table-cell office:value-type="string" calcext:value-type="string">
            <text:p>4239</text:p>
          </table:table-cell>
          <table:table-cell office:value-type="string" calcext:value-type="string">
            <text:p>TWIN LAKES STEM ACADEMY</text:p>
          </table:table-cell>
          <table:table-cell table:number-columns-repeated="7"/>
          <table:table-cell table:formula="of:=CONCATENATE([.$J$1];[.A520];&quot;, '&quot;;[.B520];&quot;');&quot;)" office:value-type="string" office:string-value="INSERT INTO ‘district’ (district_number, district_name) VALUES (4239, 'TWIN LAKES STEM ACADEMY');" calcext:value-type="string">
            <text:p>INSERT INTO ‘district’ (district_number, district_name) VALUES (4239, 'TWIN LAKES STEM ACADEMY');</text:p>
          </table:table-cell>
        </table:table-row>
        <table:table-row table:style-name="ro1">
          <table:table-cell office:value-type="string" calcext:value-type="string">
            <text:p>4240</text:p>
          </table:table-cell>
          <table:table-cell office:value-type="string" calcext:value-type="string">
            <text:p>NEW CENTURY SCHOOL</text:p>
          </table:table-cell>
          <table:table-cell table:number-columns-repeated="7"/>
          <table:table-cell table:formula="of:=CONCATENATE([.$J$1];[.A521];&quot;, '&quot;;[.B521];&quot;');&quot;)" office:value-type="string" office:string-value="INSERT INTO ‘district’ (district_number, district_name) VALUES (4240, 'NEW CENTURY SCHOOL');" calcext:value-type="string">
            <text:p>INSERT INTO ‘district’ (district_number, district_name) VALUES (4240, 'NEW CENTURY SCHOOL');</text:p>
          </table:table-cell>
        </table:table-row>
        <table:table-row table:style-name="ro1">
          <table:table-cell office:value-type="string" calcext:value-type="string">
            <text:p>4243</text:p>
          </table:table-cell>
          <table:table-cell office:value-type="string" calcext:value-type="string">
            <text:p>NORTH METRO FLEX ACADEMY</text:p>
          </table:table-cell>
          <table:table-cell table:number-columns-repeated="7"/>
          <table:table-cell table:formula="of:=CONCATENATE([.$J$1];[.A522];&quot;, '&quot;;[.B522];&quot;');&quot;)" office:value-type="string" office:string-value="INSERT INTO ‘district’ (district_number, district_name) VALUES (4243, 'NORTH METRO FLEX ACADEMY');" calcext:value-type="string">
            <text:p>INSERT INTO ‘district’ (district_number, district_name) VALUES (4243, 'NORTH METRO FLEX ACADEMY');</text:p>
          </table:table-cell>
        </table:table-row>
        <table:table-row table:style-name="ro1">
          <table:table-cell office:value-type="string" calcext:value-type="string">
            <text:p>4244</text:p>
          </table:table-cell>
          <table:table-cell office:value-type="string" calcext:value-type="string">
            <text:p>FIT ACADEMY</text:p>
          </table:table-cell>
          <table:table-cell table:number-columns-repeated="7"/>
          <table:table-cell table:formula="of:=CONCATENATE([.$J$1];[.A523];&quot;, '&quot;;[.B523];&quot;');&quot;)" office:value-type="string" office:string-value="INSERT INTO ‘district’ (district_number, district_name) VALUES (4244, 'FIT ACADEMY');" calcext:value-type="string">
            <text:p>INSERT INTO ‘district’ (district_number, district_name) VALUES (4244, 'FIT ACADEMY');</text:p>
          </table:table-cell>
        </table:table-row>
        <table:table-row table:style-name="ro1">
          <table:table-cell office:value-type="string" calcext:value-type="string">
            <text:p>4250</text:p>
          </table:table-cell>
          <table:table-cell office:value-type="string" calcext:value-type="string">
            <text:p>ATHLOS ACADEMY OF SAINT CLOUD</text:p>
          </table:table-cell>
          <table:table-cell table:number-columns-repeated="7"/>
          <table:table-cell table:formula="of:=CONCATENATE([.$J$1];[.A524];&quot;, '&quot;;[.B524];&quot;');&quot;)" office:value-type="string" office:string-value="INSERT INTO ‘district’ (district_number, district_name) VALUES (4250, 'ATHLOS ACADEMY OF SAINT CLOUD');" calcext:value-type="string">
            <text:p>INSERT INTO ‘district’ (district_number, district_name) VALUES (4250, 'ATHLOS ACADEMY OF SAINT CLOUD');</text:p>
          </table:table-cell>
        </table:table-row>
        <table:table-row table:style-name="ro1">
          <table:table-cell office:value-type="string" calcext:value-type="string">
            <text:p>4253</text:p>
          </table:table-cell>
          <table:table-cell office:value-type="string" calcext:value-type="string">
            <text:p>PHOENIX ACADEMY CHARTER SCHOOL</text:p>
          </table:table-cell>
          <table:table-cell table:number-columns-repeated="7"/>
          <table:table-cell table:formula="of:=CONCATENATE([.$J$1];[.A525];&quot;, '&quot;;[.B525];&quot;');&quot;)" office:value-type="string" office:string-value="INSERT INTO ‘district’ (district_number, district_name) VALUES (4253, 'PHOENIX ACADEMY CHARTER SCHOOL');" calcext:value-type="string">
            <text:p>INSERT INTO ‘district’ (district_number, district_name) VALUES (4253, 'PHOENIX ACADEMY CHARTER SCHOOL');</text:p>
          </table:table-cell>
        </table:table-row>
        <table:table-row table:style-name="ro1">
          <table:table-cell office:value-type="string" calcext:value-type="string">
            <text:p>4254</text:p>
          </table:table-cell>
          <table:table-cell office:value-type="string" calcext:value-type="string">
            <text:p>MARINE AREA COMMUNITY SCHOOL</text:p>
          </table:table-cell>
          <table:table-cell table:number-columns-repeated="7"/>
          <table:table-cell table:formula="of:=CONCATENATE([.$J$1];[.A526];&quot;, '&quot;;[.B526];&quot;');&quot;)" office:value-type="string" office:string-value="INSERT INTO ‘district’ (district_number, district_name) VALUES (4254, 'MARINE AREA COMMUNITY SCHOOL');" calcext:value-type="string">
            <text:p>INSERT INTO ‘district’ (district_number, district_name) VALUES (4254, 'MARINE AREA COMMUNITY SCHOOL');</text:p>
          </table:table-cell>
        </table:table-row>
        <table:table-row table:style-name="ro1">
          <table:table-cell office:value-type="string" calcext:value-type="string">
            <text:p>4255</text:p>
          </table:table-cell>
          <table:table-cell office:value-type="string" calcext:value-type="string">
            <text:p>SKYLINE MATH AND SCIENCE ACADEMY</text:p>
          </table:table-cell>
          <table:table-cell table:number-columns-repeated="7"/>
          <table:table-cell table:formula="of:=CONCATENATE([.$J$1];[.A527];&quot;, '&quot;;[.B527];&quot;');&quot;)" office:value-type="string" office:string-value="INSERT INTO ‘district’ (district_number, district_name) VALUES (4255, 'SKYLINE MATH AND SCIENCE ACADEMY');" calcext:value-type="string">
            <text:p>INSERT INTO ‘district’ (district_number, district_name) VALUES (4255, 'SKYLINE MATH AND SCIENCE ACADEMY');</text:p>
          </table:table-cell>
        </table:table-row>
        <table:table-row table:style-name="ro1">
          <table:table-cell office:value-type="string" calcext:value-type="string">
            <text:p>4258</text:p>
          </table:table-cell>
          <table:table-cell office:value-type="string" calcext:value-type="string">
            <text:p>THE JOURNEY SCHOOL</text:p>
          </table:table-cell>
          <table:table-cell table:number-columns-repeated="7"/>
          <table:table-cell table:formula="of:=CONCATENATE([.$J$1];[.A528];&quot;, '&quot;;[.B528];&quot;');&quot;)" office:value-type="string" office:string-value="INSERT INTO ‘district’ (district_number, district_name) VALUES (4258, 'THE JOURNEY SCHOOL');" calcext:value-type="string">
            <text:p>INSERT INTO ‘district’ (district_number, district_name) VALUES (4258, 'THE JOURNEY SCHOOL');</text:p>
          </table:table-cell>
        </table:table-row>
        <table:table-row table:style-name="ro1">
          <table:table-cell office:value-type="string" calcext:value-type="string">
            <text:p>4261</text:p>
          </table:table-cell>
          <table:table-cell office:value-type="string" calcext:value-type="string">
            <text:p>SCITECH ACADEMY CHARTER SCHOOL</text:p>
          </table:table-cell>
          <table:table-cell table:number-columns-repeated="7"/>
          <table:table-cell table:formula="of:=CONCATENATE([.$J$1];[.A529];&quot;, '&quot;;[.B529];&quot;');&quot;)" office:value-type="string" office:string-value="INSERT INTO ‘district’ (district_number, district_name) VALUES (4261, 'SCITECH ACADEMY CHARTER SCHOOL');" calcext:value-type="string">
            <text:p>INSERT INTO ‘district’ (district_number, district_name) VALUES (4261, 'SCITECH ACADEMY CHARTER SCHOOL');</text:p>
          </table:table-cell>
        </table:table-row>
        <table:table-row table:style-name="ro1">
          <table:table-cell office:value-type="string" calcext:value-type="string">
            <text:p>4263</text:p>
          </table:table-cell>
          <table:table-cell office:value-type="string" calcext:value-type="string">
            <text:p>PROGENY ACADEMY CHARTER SCHOOL</text:p>
          </table:table-cell>
          <table:table-cell table:number-columns-repeated="7"/>
          <table:table-cell table:formula="of:=CONCATENATE([.$J$1];[.A530];&quot;, '&quot;;[.B530];&quot;');&quot;)" office:value-type="string" office:string-value="INSERT INTO ‘district’ (district_number, district_name) VALUES (4263, 'PROGENY ACADEMY CHARTER SCHOOL');" calcext:value-type="string">
            <text:p>INSERT INTO ‘district’ (district_number, district_name) VALUES (4263, 'PROGENY ACADEMY CHARTER SCHOOL');</text:p>
          </table:table-cell>
        </table:table-row>
        <table:table-row table:style-name="ro1">
          <table:table-cell office:value-type="string" calcext:value-type="string">
            <text:p>4264</text:p>
          </table:table-cell>
          <table:table-cell office:value-type="string" calcext:value-type="string">
            <text:p>GATEWAY STEM ACADEMY</text:p>
          </table:table-cell>
          <table:table-cell table:number-columns-repeated="7"/>
          <table:table-cell table:formula="of:=CONCATENATE([.$J$1];[.A531];&quot;, '&quot;;[.B531];&quot;');&quot;)" office:value-type="string" office:string-value="INSERT INTO ‘district’ (district_number, district_name) VALUES (4264, 'GATEWAY STEM ACADEMY');" calcext:value-type="string">
            <text:p>INSERT INTO ‘district’ (district_number, district_name) VALUES (4264, 'GATEWAY STEM ACADEMY');</text:p>
          </table:table-cell>
        </table:table-row>
        <table:table-row table:style-name="ro1">
          <table:table-cell office:value-type="string" calcext:value-type="string">
            <text:p>4265</text:p>
          </table:table-cell>
          <table:table-cell office:value-type="string" calcext:value-type="string">
            <text:p>MINNESOTA WILDFLOWER MONTESSORI SCH</text:p>
          </table:table-cell>
          <table:table-cell table:number-columns-repeated="7"/>
          <table:table-cell table:formula="of:=CONCATENATE([.$J$1];[.A532];&quot;, '&quot;;[.B532];&quot;');&quot;)" office:value-type="string" office:string-value="INSERT INTO ‘district’ (district_number, district_name) VALUES (4265, 'MINNESOTA WILDFLOWER MONTESSORI SCH');" calcext:value-type="string">
            <text:p>INSERT INTO ‘district’ (district_number, district_name) VALUES (4265, 'MINNESOTA WILDFLOWER MONTESSORI SCH');</text:p>
          </table:table-cell>
        </table:table-row>
        <table:table-row table:style-name="ro1">
          <table:table-cell office:value-type="string" calcext:value-type="string">
            <text:p>4266</text:p>
          </table:table-cell>
          <table:table-cell office:value-type="string" calcext:value-type="string">
            <text:p>THREE RIVERS MONTESSORI SCHOOL</text:p>
          </table:table-cell>
          <table:table-cell table:number-columns-repeated="7"/>
          <table:table-cell table:formula="of:=CONCATENATE([.$J$1];[.A533];&quot;, '&quot;;[.B533];&quot;');&quot;)" office:value-type="string" office:string-value="INSERT INTO ‘district’ (district_number, district_name) VALUES (4266, 'THREE RIVERS MONTESSORI SCHOOL');" calcext:value-type="string">
            <text:p>INSERT INTO ‘district’ (district_number, district_name) VALUES (4266, 'THREE RIVERS MONTESSORI SCHOOL');</text:p>
          </table:table-cell>
        </table:table-row>
        <table:table-row table:style-name="ro1">
          <table:table-cell office:value-type="string" calcext:value-type="string">
            <text:p>4267</text:p>
          </table:table-cell>
          <table:table-cell office:value-type="string" calcext:value-type="string">
            <text:p>HORIZON SCIENCE ACADEMY TWIN CITIES</text:p>
          </table:table-cell>
          <table:table-cell table:number-columns-repeated="7"/>
          <table:table-cell table:formula="of:=CONCATENATE([.$J$1];[.A534];&quot;, '&quot;;[.B534];&quot;');&quot;)" office:value-type="string" office:string-value="INSERT INTO ‘district’ (district_number, district_name) VALUES (4267, 'HORIZON SCIENCE ACADEMY TWIN CITIES');" calcext:value-type="string">
            <text:p>INSERT INTO ‘district’ (district_number, district_name) VALUES (4267, 'HORIZON SCIENCE ACADEMY TWIN CITIES');</text:p>
          </table:table-cell>
        </table:table-row>
        <table:table-row table:style-name="ro1">
          <table:table-cell office:value-type="string" calcext:value-type="string">
            <text:p>4268</text:p>
          </table:table-cell>
          <table:table-cell office:value-type="string" calcext:value-type="string">
            <text:p>GREAT OAKS ACADEMY CHARTER SCHOOL</text:p>
          </table:table-cell>
          <table:table-cell table:number-columns-repeated="7"/>
          <table:table-cell table:formula="of:=CONCATENATE([.$J$1];[.A535];&quot;, '&quot;;[.B535];&quot;');&quot;)" office:value-type="string" office:string-value="INSERT INTO ‘district’ (district_number, district_name) VALUES (4268, 'GREAT OAKS ACADEMY CHARTER SCHOOL');" calcext:value-type="string">
            <text:p>INSERT INTO ‘district’ (district_number, district_name) VALUES (4268, 'GREAT OAKS ACADEMY CHARTER SCHOOL');</text:p>
          </table:table-cell>
        </table:table-row>
        <table:table-row table:style-name="ro1">
          <table:table-cell office:value-type="string" calcext:value-type="string">
            <text:p>4269</text:p>
          </table:table-cell>
          <table:table-cell office:value-type="string" calcext:value-type="string">
            <text:p>QUANTUM STEAM ACADEMY CHARTER</text:p>
          </table:table-cell>
          <table:table-cell table:number-columns-repeated="7"/>
          <table:table-cell table:formula="of:=CONCATENATE([.$J$1];[.A536];&quot;, '&quot;;[.B536];&quot;');&quot;)" office:value-type="string" office:string-value="INSERT INTO ‘district’ (district_number, district_name) VALUES (4269, 'QUANTUM STEAM ACADEMY CHARTER');" calcext:value-type="string">
            <text:p>INSERT INTO ‘district’ (district_number, district_name) VALUES (4269, 'QUANTUM STEAM ACADEMY CHARTER');</text:p>
          </table:table-cell>
        </table:table-row>
        <table:table-row table:style-name="ro1">
          <table:table-cell office:value-type="string" calcext:value-type="string">
            <text:p>4270</text:p>
          </table:table-cell>
          <table:table-cell office:value-type="string" calcext:value-type="string">
            <text:p>STEAM ACADEMY CHARTER SCHOOL</text:p>
          </table:table-cell>
          <table:table-cell table:number-columns-repeated="7"/>
          <table:table-cell table:formula="of:=CONCATENATE([.$J$1];[.A537];&quot;, '&quot;;[.B537];&quot;');&quot;)" office:value-type="string" office:string-value="INSERT INTO ‘district’ (district_number, district_name) VALUES (4270, 'STEAM ACADEMY CHARTER SCHOOL');" calcext:value-type="string">
            <text:p>INSERT INTO ‘district’ (district_number, district_name) VALUES (4270, 'STEAM ACADEMY CHARTER SCHOOL');</text:p>
          </table:table-cell>
        </table:table-row>
        <table:table-row table:style-name="ro1">
          <table:table-cell office:value-type="string" calcext:value-type="string">
            <text:p>4271</text:p>
          </table:table-cell>
          <table:table-cell office:value-type="string" calcext:value-type="string">
            <text:p>AURORA WAASAKONE COMMUNITY OF LEARN</text:p>
          </table:table-cell>
          <table:table-cell table:number-columns-repeated="7"/>
          <table:table-cell table:formula="of:=CONCATENATE([.$J$1];[.A538];&quot;, '&quot;;[.B538];&quot;');&quot;)" office:value-type="string" office:string-value="INSERT INTO ‘district’ (district_number, district_name) VALUES (4271, 'AURORA WAASAKONE COMMUNITY OF LEARN');" calcext:value-type="string">
            <text:p>INSERT INTO ‘district’ (district_number, district_name) VALUES (4271, 'AURORA WAASAKONE COMMUNITY OF LEARN');</text:p>
          </table:table-cell>
        </table:table-row>
        <table:table-row table:style-name="ro1">
          <table:table-cell office:value-type="string" calcext:value-type="string">
            <text:p>4273</text:p>
          </table:table-cell>
          <table:table-cell office:value-type="string" calcext:value-type="string">
            <text:p>MODERN MONTESSORI CHARTER SCHOOL</text:p>
          </table:table-cell>
          <table:table-cell table:number-columns-repeated="7"/>
          <table:table-cell table:formula="of:=CONCATENATE([.$J$1];[.A539];&quot;, '&quot;;[.B539];&quot;');&quot;)" office:value-type="string" office:string-value="INSERT INTO ‘district’ (district_number, district_name) VALUES (4273, 'MODERN MONTESSORI CHARTER SCHOOL');" calcext:value-type="string">
            <text:p>INSERT INTO ‘district’ (district_number, district_name) VALUES (4273, 'MODERN MONTESSORI CHARTER SCHOOL');</text:p>
          </table:table-cell>
        </table:table-row>
        <table:table-row table:style-name="ro1">
          <table:table-cell office:value-type="string" calcext:value-type="string">
            <text:p>4275</text:p>
          </table:table-cell>
          <table:table-cell office:value-type="string" calcext:value-type="string">
            <text:p>ST. PAUL SCHOOL OF NORTHERN LIGHTS</text:p>
          </table:table-cell>
          <table:table-cell table:number-columns-repeated="7"/>
          <table:table-cell table:formula="of:=CONCATENATE([.$J$1];[.A540];&quot;, '&quot;;[.B540];&quot;');&quot;)" office:value-type="string" office:string-value="INSERT INTO ‘district’ (district_number, district_name) VALUES (4275, 'ST. PAUL SCHOOL OF NORTHERN LIGHTS');" calcext:value-type="string">
            <text:p>INSERT INTO ‘district’ (district_number, district_name) VALUES (4275, 'ST. PAUL SCHOOL OF NORTHERN LIGHTS');</text:p>
          </table:table-cell>
        </table:table-row>
        <table:table-row table:style-name="ro1">
          <table:table-cell office:value-type="string" calcext:value-type="string">
            <text:p>4276</text:p>
          </table:table-cell>
          <table:table-cell office:value-type="string" calcext:value-type="string">
            <text:p>NOTRE ECOLE ACADEMY</text:p>
          </table:table-cell>
          <table:table-cell table:number-columns-repeated="7"/>
          <table:table-cell table:formula="of:=CONCATENATE([.$J$1];[.A541];&quot;, '&quot;;[.B541];&quot;');&quot;)" office:value-type="string" office:string-value="INSERT INTO ‘district’ (district_number, district_name) VALUES (4276, 'NOTRE ECOLE ACADEMY');" calcext:value-type="string">
            <text:p>INSERT INTO ‘district’ (district_number, district_name) VALUES (4276, 'NOTRE ECOLE ACADEMY');</text:p>
          </table:table-cell>
        </table:table-row>
        <table:table-row table:style-name="ro1">
          <table:table-cell office:value-type="string" calcext:value-type="string">
            <text:p>4277</text:p>
          </table:table-cell>
          <table:table-cell office:value-type="string" calcext:value-type="string">
            <text:p>METRO TECH ACADEMY CHARTER SCHOOL</text:p>
          </table:table-cell>
          <table:table-cell table:number-columns-repeated="7"/>
          <table:table-cell table:formula="of:=CONCATENATE([.$J$1];[.A542];&quot;, '&quot;;[.B542];&quot;');&quot;)" office:value-type="string" office:string-value="INSERT INTO ‘district’ (district_number, district_name) VALUES (4277, 'METRO TECH ACADEMY CHARTER SCHOOL');" calcext:value-type="string">
            <text:p>INSERT INTO ‘district’ (district_number, district_name) VALUES (4277, 'METRO TECH ACADEMY CHARTER SCHOOL');</text:p>
          </table:table-cell>
        </table:table-row>
        <table:table-row table:style-name="ro1">
          <table:table-cell office:value-type="string" calcext:value-type="string">
            <text:p>4278</text:p>
          </table:table-cell>
          <table:table-cell office:value-type="string" calcext:value-type="string">
            <text:p>MINNEAPOLIS SCHOOL OF NEW MUSIC</text:p>
          </table:table-cell>
          <table:table-cell table:number-columns-repeated="7"/>
          <table:table-cell table:formula="of:=CONCATENATE([.$J$1];[.A543];&quot;, '&quot;;[.B543];&quot;');&quot;)" office:value-type="string" office:string-value="INSERT INTO ‘district’ (district_number, district_name) VALUES (4278, 'MINNEAPOLIS SCHOOL OF NEW MUSIC');" calcext:value-type="string">
            <text:p>INSERT INTO ‘district’ (district_number, district_name) VALUES (4278, 'MINNEAPOLIS SCHOOL OF NEW MUSIC');</text:p>
          </table:table-cell>
        </table:table-row>
        <table:table-row table:style-name="ro1">
          <table:table-cell office:value-type="string" calcext:value-type="string">
            <text:p>4279</text:p>
          </table:table-cell>
          <table:table-cell office:value-type="string" calcext:value-type="string">
            <text:p>EXPLORATION HIGH SCHOOL</text:p>
          </table:table-cell>
          <table:table-cell table:number-columns-repeated="7"/>
          <table:table-cell table:formula="of:=CONCATENATE([.$J$1];[.A544];&quot;, '&quot;;[.B544];&quot;');&quot;)" office:value-type="string" office:string-value="INSERT INTO ‘district’ (district_number, district_name) VALUES (4279, 'EXPLORATION HIGH SCHOOL');" calcext:value-type="string">
            <text:p>INSERT INTO ‘district’ (district_number, district_name) VALUES (4279, 'EXPLORATION HIGH SCHOOL');</text:p>
          </table:table-cell>
        </table:table-row>
        <table:table-row table:style-name="ro1">
          <table:table-cell office:value-type="string" calcext:value-type="string">
            <text:p>4280</text:p>
          </table:table-cell>
          <table:table-cell office:value-type="string" calcext:value-type="string">
            <text:p>ASPIRE ACADEMY CHARTER SCHOOL</text:p>
          </table:table-cell>
          <table:table-cell table:number-columns-repeated="7"/>
          <table:table-cell table:formula="of:=CONCATENATE([.$J$1];[.A545];&quot;, '&quot;;[.B545];&quot;');&quot;)" office:value-type="string" office:string-value="INSERT INTO ‘district’ (district_number, district_name) VALUES (4280, 'ASPIRE ACADEMY CHARTER SCHOOL');" calcext:value-type="string">
            <text:p>INSERT INTO ‘district’ (district_number, district_name) VALUES (4280, 'ASPIRE ACADEMY CHARTER SCHOOL');</text:p>
          </table:table-cell>
        </table:table-row>
        <table:table-row table:style-name="ro1">
          <table:table-cell office:value-type="string" calcext:value-type="string">
            <text:p>4282</text:p>
          </table:table-cell>
          <table:table-cell office:value-type="string" calcext:value-type="string">
            <text:p>INNOVATION SCI &amp; TECH ACADEMY</text:p>
          </table:table-cell>
          <table:table-cell table:number-columns-repeated="7"/>
          <table:table-cell table:formula="of:=CONCATENATE([.$J$1];[.A546];&quot;, '&quot;;[.B546];&quot;');&quot;)" office:value-type="string" office:string-value="INSERT INTO ‘district’ (district_number, district_name) VALUES (4282, 'INNOVATION SCI &amp; TECH ACADEMY');" calcext:value-type="string">
            <text:p>INSERT INTO ‘district’ (district_number, district_name) VALUES (4282, 'INNOVATION SCI &amp; TECH ACADEMY');</text:p>
          </table:table-cell>
        </table:table-row>
        <table:table-row table:style-name="ro1">
          <table:table-cell office:value-type="string" calcext:value-type="string">
            <text:p>4283</text:p>
          </table:table-cell>
          <table:table-cell office:value-type="string" calcext:value-type="string">
            <text:p>ESCUELA EXITOS CHARTER SCHOOL</text:p>
          </table:table-cell>
          <table:table-cell table:number-columns-repeated="7"/>
          <table:table-cell table:formula="of:=CONCATENATE([.$J$1];[.A547];&quot;, '&quot;;[.B547];&quot;');&quot;)" office:value-type="string" office:string-value="INSERT INTO ‘district’ (district_number, district_name) VALUES (4283, 'ESCUELA EXITOS CHARTER SCHOOL');" calcext:value-type="string">
            <text:p>INSERT INTO ‘district’ (district_number, district_name) VALUES (4283, 'ESCUELA EXITOS CHARTER SCHOOL');</text:p>
          </table:table-cell>
        </table:table-row>
        <table:table-row table:style-name="ro1">
          <table:table-cell office:value-type="string" calcext:value-type="string">
            <text:p>4284</text:p>
          </table:table-cell>
          <table:table-cell office:value-type="string" calcext:value-type="string">
            <text:p>GENTRY ACADEMY CHARTER SCHOOL</text:p>
          </table:table-cell>
          <table:table-cell table:number-columns-repeated="7"/>
          <table:table-cell table:formula="of:=CONCATENATE([.$J$1];[.A548];&quot;, '&quot;;[.B548];&quot;');&quot;)" office:value-type="string" office:string-value="INSERT INTO ‘district’ (district_number, district_name) VALUES (4284, 'GENTRY ACADEMY CHARTER SCHOOL');" calcext:value-type="string">
            <text:p>INSERT INTO ‘district’ (district_number, district_name) VALUES (4284, 'GENTRY ACADEMY CHARTER SCHOOL');</text:p>
          </table:table-cell>
        </table:table-row>
        <table:table-row table:style-name="ro1">
          <table:table-cell office:value-type="string" calcext:value-type="string">
            <text:p>4285</text:p>
          </table:table-cell>
          <table:table-cell office:value-type="string" calcext:value-type="string">
            <text:p>AIM ACADEMY OF SCIENCE &amp; TECHNOLOGY</text:p>
          </table:table-cell>
          <table:table-cell table:number-columns-repeated="7"/>
          <table:table-cell table:formula="of:=CONCATENATE([.$J$1];[.A549];&quot;, '&quot;;[.B549];&quot;');&quot;)" office:value-type="string" office:string-value="INSERT INTO ‘district’ (district_number, district_name) VALUES (4285, 'AIM ACADEMY OF SCIENCE &amp; TECHNOLOGY');" calcext:value-type="string">
            <text:p>INSERT INTO ‘district’ (district_number, district_name) VALUES (4285, 'AIM ACADEMY OF SCIENCE &amp; TECHNOLOGY');</text:p>
          </table:table-cell>
        </table:table-row>
        <table:table-row table:style-name="ro1">
          <table:table-cell office:value-type="string" calcext:value-type="string">
            <text:p>4286</text:p>
          </table:table-cell>
          <table:table-cell office:value-type="string" calcext:value-type="string">
            <text:p>LINK PUBLIC SCHOOLS</text:p>
          </table:table-cell>
          <table:table-cell table:number-columns-repeated="7"/>
          <table:table-cell table:formula="of:=CONCATENATE([.$J$1];[.A550];&quot;, '&quot;;[.B550];&quot;');&quot;)" office:value-type="string" office:string-value="INSERT INTO ‘district’ (district_number, district_name) VALUES (4286, 'LINK PUBLIC SCHOOLS');" calcext:value-type="string">
            <text:p>INSERT INTO ‘district’ (district_number, district_name) VALUES (4286, 'LINK PUBLIC SCHOOLS');</text:p>
          </table:table-cell>
        </table:table-row>
        <table:table-row table:style-name="ro1">
          <table:table-cell office:value-type="string" calcext:value-type="string">
            <text:p>4287</text:p>
          </table:table-cell>
          <table:table-cell office:value-type="string" calcext:value-type="string">
            <text:p>CROSS RIVER CHARTER SCHOOL</text:p>
          </table:table-cell>
          <table:table-cell table:number-columns-repeated="7"/>
          <table:table-cell table:formula="of:=CONCATENATE([.$J$1];[.A551];&quot;, '&quot;;[.B551];&quot;');&quot;)" office:value-type="string" office:string-value="INSERT INTO ‘district’ (district_number, district_name) VALUES (4287, 'CROSS RIVER CHARTER SCHOOL');" calcext:value-type="string">
            <text:p>INSERT INTO ‘district’ (district_number, district_name) VALUES (4287, 'CROSS RIVER CHARTER SCHOOL');</text:p>
          </table:table-cell>
        </table:table-row>
        <table:table-row table:style-name="ro1">
          <table:table-cell office:value-type="string" calcext:value-type="string">
            <text:p>4288</text:p>
          </table:table-cell>
          <table:table-cell office:value-type="string" calcext:value-type="string">
            <text:p>KANDIYOHI ACADEMY</text:p>
          </table:table-cell>
          <table:table-cell table:number-columns-repeated="7"/>
          <table:table-cell table:formula="of:=CONCATENATE([.$J$1];[.A552];&quot;, '&quot;;[.B552];&quot;');&quot;)" office:value-type="string" office:string-value="INSERT INTO ‘district’ (district_number, district_name) VALUES (4288, 'KANDIYOHI ACADEMY');" calcext:value-type="string">
            <text:p>INSERT INTO ‘district’ (district_number, district_name) VALUES (4288, 'KANDIYOHI ACADEMY');</text:p>
          </table:table-cell>
        </table:table-row>
        <table:table-row table:style-name="ro1">
          <table:table-cell office:value-type="string" calcext:value-type="string">
            <text:p>4289</text:p>
          </table:table-cell>
          <table:table-cell office:value-type="string" calcext:value-type="string">
            <text:p>OAK HILL MONTESSORI COMMUNITY</text:p>
          </table:table-cell>
          <table:table-cell table:number-columns-repeated="7"/>
          <table:table-cell table:formula="of:=CONCATENATE([.$J$1];[.A553];&quot;, '&quot;;[.B553];&quot;');&quot;)" office:value-type="string" office:string-value="INSERT INTO ‘district’ (district_number, district_name) VALUES (4289, 'OAK HILL MONTESSORI COMMUNITY');" calcext:value-type="string">
            <text:p>INSERT INTO ‘district’ (district_number, district_name) VALUES (4289, 'OAK HILL MONTESSORI COMMUNITY');</text:p>
          </table:table-cell>
        </table:table-row>
        <table:table-row table:style-name="ro1">
          <table:table-cell office:value-type="string" calcext:value-type="string">
            <text:p>4290</text:p>
          </table:table-cell>
          <table:table-cell office:value-type="string" calcext:value-type="string">
            <text:p>KALON PREP ACADEMY</text:p>
          </table:table-cell>
          <table:table-cell table:number-columns-repeated="7"/>
          <table:table-cell table:formula="of:=CONCATENATE([.$J$1];[.A554];&quot;, '&quot;;[.B554];&quot;');&quot;)" office:value-type="string" office:string-value="INSERT INTO ‘district’ (district_number, district_name) VALUES (4290, 'KALON PREP ACADEMY');" calcext:value-type="string">
            <text:p>INSERT INTO ‘district’ (district_number, district_name) VALUES (4290, 'KALON PREP ACADEMY');</text:p>
          </table:table-cell>
        </table:table-row>
        <table:table-row table:style-name="ro1">
          <table:table-cell office:value-type="string" calcext:value-type="string">
            <text:p>4291</text:p>
          </table:table-cell>
          <table:table-cell office:value-type="string" calcext:value-type="string">
            <text:p>CREEKSTONE MONTESSORI CHARTER</text:p>
          </table:table-cell>
          <table:table-cell table:number-columns-repeated="7"/>
          <table:table-cell table:formula="of:=CONCATENATE([.$J$1];[.A555];&quot;, '&quot;;[.B555];&quot;');&quot;)" office:value-type="string" office:string-value="INSERT INTO ‘district’ (district_number, district_name) VALUES (4291, 'CREEKSTONE MONTESSORI CHARTER');" calcext:value-type="string">
            <text:p>INSERT INTO ‘district’ (district_number, district_name) VALUES (4291, 'CREEKSTONE MONTESSORI CHARTER');</text:p>
          </table:table-cell>
        </table:table-row>
        <table:table-row table:style-name="ro1">
          <table:table-cell office:value-type="string" calcext:value-type="string">
            <text:p>4292</text:p>
          </table:table-cell>
          <table:table-cell office:value-type="string" calcext:value-type="string">
            <text:p>SCHOOL OF LEADERSHIP PUBLIC SERVICE</text:p>
          </table:table-cell>
          <table:table-cell table:number-columns-repeated="7"/>
          <table:table-cell table:formula="of:=CONCATENATE([.$J$1];[.A556];&quot;, '&quot;;[.B556];&quot;');&quot;)" office:value-type="string" office:string-value="INSERT INTO ‘district’ (district_number, district_name) VALUES (4292, 'SCHOOL OF LEADERSHIP PUBLIC SERVICE');" calcext:value-type="string">
            <text:p>INSERT INTO ‘district’ (district_number, district_name) VALUES (4292, 'SCHOOL OF LEADERSHIP PUBLIC SERVICE');</text:p>
          </table:table-cell>
        </table:table-row>
        <table:table-row table:style-name="ro1">
          <table:table-cell office:value-type="string" calcext:value-type="string">
            <text:p>4293</text:p>
          </table:table-cell>
          <table:table-cell office:value-type="string" calcext:value-type="string">
            <text:p>ROLLINGSTONE COMMUNITY SCHOOL</text:p>
          </table:table-cell>
          <table:table-cell table:number-columns-repeated="7"/>
          <table:table-cell table:formula="of:=CONCATENATE([.$J$1];[.A557];&quot;, '&quot;;[.B557];&quot;');&quot;)" office:value-type="string" office:string-value="INSERT INTO ‘district’ (district_number, district_name) VALUES (4293, 'ROLLINGSTONE COMMUNITY SCHOOL');" calcext:value-type="string">
            <text:p>INSERT INTO ‘district’ (district_number, district_name) VALUES (4293, 'ROLLINGSTONE COMMUNITY SCHOOL');</text:p>
          </table:table-cell>
        </table:table-row>
        <table:table-row table:style-name="ro1">
          <table:table-cell office:value-type="string" calcext:value-type="string">
            <text:p>4295</text:p>
          </table:table-cell>
          <table:table-cell office:value-type="string" calcext:value-type="string">
            <text:p>BULTUM ACADEMY CHARTER SCHOOL</text:p>
          </table:table-cell>
          <table:table-cell table:number-columns-repeated="7"/>
          <table:table-cell table:formula="of:=CONCATENATE([.$J$1];[.A558];&quot;, '&quot;;[.B558];&quot;');&quot;)" office:value-type="string" office:string-value="INSERT INTO ‘district’ (district_number, district_name) VALUES (4295, 'BULTUM ACADEMY CHARTER SCHOOL');" calcext:value-type="string">
            <text:p>INSERT INTO ‘district’ (district_number, district_name) VALUES (4295, 'BULTUM ACADEMY CHARTER SCHOOL');</text:p>
          </table:table-cell>
        </table:table-row>
        <table:table-row table:style-name="ro1" table:number-rows-repeated="104801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3.A1:Sheet3.A1048576">
            <calcext:condition calcext:apply-style-name="Good" calcext:value="duplicate" calcext:base-cell-address="Sheet3.A1"/>
          </calcext:conditional-format>
        </calcext:conditional-formats>
      </table:table>
      <table:named-expressions/>
      <table:database-ranges>
        <table:database-range table:name="__Anonymous_Sheet_DB__0" table:target-range-address="Sheet3.A1:Sheet3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0" number:min-decimal-places="0" number:min-integer-digits="1" number:grouping="true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09:04:56.900113333</meta:creation-date>
    <dc:date>2023-09-26T09:16:06.548794658</dc:date>
    <meta:editing-duration>PT11M8S</meta:editing-duration>
    <meta:editing-cycles>3</meta:editing-cycles>
    <meta:generator>LibreOffice/7.3.7.2$Linux_X86_64 LibreOffice_project/30$Build-2</meta:generator>
    <meta:document-statistic meta:table-count="1" meta:cell-count="1673" meta:object-count="0"/>
  </office:meta>
</office:document-meta>
</file>